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ookman Old Style" svg:font-family="'Bookman Old Style'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5.4611in" fo:margin-left="0.4194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8632in"/>
    </style:style>
    <style:style style:name="Table1.C" style:family="table-column">
      <style:table-column-properties style:column-width="0.241in"/>
    </style:style>
    <style:style style:name="Table1.L" style:family="table-column">
      <style:table-column-properties style:column-width="0.3097in"/>
    </style:style>
    <style:style style:name="Table1.1" style:family="table-row">
      <style:table-row-properties style:row-height="0.5313in" style:use-optimal-row-height="false"/>
    </style:style>
    <style:style style:name="Table1.A1" style:family="table-cell">
      <style:table-cell-properties fo:padding="0in" fo:border="0.5pt solid #7f7f7f"/>
    </style:style>
    <style:style style:name="Table1.2" style:family="table-row">
      <style:table-row-properties style:row-height="0.2688in" style:use-optimal-row-height="false"/>
    </style:style>
    <style:style style:name="Table1.C2" style:family="table-cell">
      <style:table-cell-properties fo:background-color="#5b9ad5" fo:padding="0in" fo:border="0.5pt solid #7f7f7f">
        <style:background-image/>
      </style:table-cell-properties>
    </style:style>
    <style:style style:name="Table1.H3" style:family="table-cell">
      <style:table-cell-properties fo:background-color="#ff5c00" fo:padding="0in" fo:border="0.5pt solid #7f7f7f">
        <style:background-image/>
      </style:table-cell-properties>
    </style:style>
    <style:style style:name="Table1.J4" style:family="table-cell">
      <style:table-cell-properties fo:background-color="#2e74b4" fo:padding="0in" fo:border="0.5pt solid #7f7f7f">
        <style:background-image/>
      </style:table-cell-properties>
    </style:style>
    <style:style style:name="Table1.D5" style:family="table-cell">
      <style:table-cell-properties fo:background-color="#ed7c30" fo:padding="0in" fo:border="0.5pt solid #7f7f7f">
        <style:background-image/>
      </style:table-cell-properties>
    </style:style>
    <style:style style:name="Table1.G6" style:family="table-cell">
      <style:table-cell-properties fo:background-color="#53436a" fo:padding="0in" fo:border="0.5pt solid #7f7f7f">
        <style:background-image/>
      </style:table-cell-properties>
    </style:style>
    <style:style style:name="Table1.I7" style:family="table-cell">
      <style:table-cell-properties fo:background-color="#436a53" fo:padding="0in" fo:border="0.5pt solid #7f7f7f">
        <style:background-image/>
      </style:table-cell-properties>
    </style:style>
    <style:style style:name="P1" style:family="paragraph" style:parent-style-name="Standard">
      <style:paragraph-properties fo:margin-left="0.0693in" fo:margin-right="0in" fo:text-align="justify" style:justify-single-word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0693in" fo:margin-right="0in" fo:line-height="0.1516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0693in" fo:margin-right="0in" fo:text-indent="0in" style:auto-text-indent="false">
        <style:tab-stops/>
      </style:paragraph-properties>
    </style:style>
    <style:style style:name="P4" style:family="paragraph" style:parent-style-name="Textkörper">
      <style:paragraph-properties fo:margin-left="0.0693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0.0693in" fo:margin-right="0in" fo:margin-top="0.0898in" fo:margin-bottom="0in" loext:contextual-spacing="false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0693in" fo:margin-right="0in" fo:margin-top="0.0898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7" style:family="paragraph" style:parent-style-name="Textkörper">
      <style:paragraph-properties fo:margin-left="0.0693in" fo:margin-right="0in" fo:margin-top="0.011in" fo:margin-bottom="0in" loext:contextual-spacing="false" fo:text-indent="0in" style:auto-text-indent="false">
        <style:tab-stops/>
      </style:paragraph-properties>
    </style:style>
    <style:style style:name="P8" style:family="paragraph" style:parent-style-name="Textkörper">
      <style:paragraph-properties fo:margin-left="0.0693in" fo:margin-right="0in" fo:margin-top="0.1236in" fo:margin-bottom="0in" loext:contextual-spacing="false" fo:text-indent="0in" style:auto-text-indent="false">
        <style:tab-stops/>
      </style:paragraph-properties>
    </style:style>
    <style:style style:name="P9" style:family="paragraph" style:parent-style-name="Textkörper">
      <style:paragraph-properties fo:margin-left="0.0693in" fo:margin-right="0in" fo:text-align="justify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693in" fo:margin-right="1.2173in" fo:margin-top="0.0417in" fo:margin-bottom="0in" loext:contextual-spacing="false" fo:line-height="120%" fo:text-indent="0in" style:auto-text-indent="false">
        <style:tab-stops/>
      </style:paragraph-properties>
    </style:style>
    <style:style style:name="P11" style:family="paragraph" style:parent-style-name="Textkörper">
      <style:paragraph-properties fo:margin-left="0.0693in" fo:margin-right="0.0811in" fo:margin-top="0.1236in" fo:margin-bottom="0in" loext:contextual-spacing="false" fo:line-height="124%" fo:text-align="justify" style:justify-single-word="false" fo:text-indent="0in" style:auto-text-indent="false">
        <style:tab-stops/>
      </style:paragraph-properties>
    </style:style>
    <style:style style:name="P12" style:family="paragraph" style:parent-style-name="Textkörper">
      <style:paragraph-properties fo:margin-left="0.0693in" fo:margin-right="0.0811in" fo:line-height="124%" fo:text-align="justify" style:justify-single-word="false" fo:text-indent="0in" style:auto-text-indent="false">
        <style:tab-stops/>
      </style:paragraph-properties>
    </style:style>
    <style:style style:name="P13" style:family="paragraph" style:parent-style-name="Textkörper">
      <style:paragraph-properties fo:margin-left="0.0693in" fo:margin-right="0.0811in" fo:margin-top="0.0409in" fo:margin-bottom="0in" loext:contextual-spacing="false" fo:line-height="124%" fo:text-align="justify" style:justify-single-word="false" fo:text-indent="0in" style:auto-text-indent="false">
        <style:tab-stops/>
      </style:paragraph-properties>
    </style:style>
    <style:style style:name="P14" style:family="paragraph" style:parent-style-name="Textkörper">
      <style:paragraph-properties fo:margin-left="0.0693in" fo:margin-right="0.0819in" fo:line-height="124%" fo:text-align="justify" style:justify-single-word="false" fo:text-indent="0in" style:auto-text-indent="false">
        <style:tab-stops/>
      </style:paragraph-properties>
    </style:style>
    <style:style style:name="P15" style:family="paragraph" style:parent-style-name="Textkörper">
      <style:paragraph-properties fo:margin-left="0.0693in" fo:margin-right="0.0819in" fo:margin-top="0.0409in" fo:margin-bottom="0in" loext:contextual-spacing="false" fo:line-height="124%" fo:text-indent="0in" style:auto-text-indent="false">
        <style:tab-stops/>
      </style:paragraph-properties>
    </style:style>
    <style:style style:name="P16" style:family="paragraph" style:parent-style-name="Textkörper">
      <style:paragraph-properties fo:margin-left="0.0693in" fo:margin-right="0.0819in" fo:margin-top="0.1236in" fo:margin-bottom="0in" loext:contextual-spacing="false" fo:line-height="124%" fo:text-indent="0in" style:auto-text-indent="false">
        <style:tab-stops/>
      </style:paragraph-properties>
    </style:style>
    <style:style style:name="P17" style:family="paragraph" style:parent-style-name="Textkörper">
      <style:paragraph-properties fo:margin-left="0.0693in" fo:margin-right="0.0819in" fo:margin-top="0.1236in" fo:margin-bottom="0in" loext:contextual-spacing="false" fo:line-height="124%" fo:text-align="justify" style:justify-single-word="false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in" fo:margin-right="0.0819in" fo:line-height="0.1465in" fo:text-align="end" style:justify-single-word="false" fo:text-indent="0in" style:auto-text-indent="false"/>
    </style:style>
    <style:style style:name="P19" style:family="paragraph" style:parent-style-name="Textkörper">
      <style:paragraph-properties fo:margin-left="0.202in" fo:margin-right="0.5209in" fo:margin-top="0.0846in" fo:margin-bottom="0in" loext:contextual-spacing="false" fo:line-height="124%" fo:text-align="center" style:justify-single-word="false" fo:text-indent="0in" style:auto-text-indent="false">
        <style:tab-stops/>
      </style:paragraph-properties>
    </style:style>
    <style:style style:name="P20" style:family="paragraph" style:parent-style-name="Textkörper">
      <style:paragraph-properties fo:margin-left="0.3764in" fo:margin-right="0.0819in" fo:margin-top="0.0528in" fo:margin-bottom="0in" loext:contextual-spacing="false" fo:line-height="124%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.0835in" fo:margin-right="0in" fo:margin-top="0.0457in" fo:margin-bottom="0in" loext:contextual-spacing="false" fo:text-indent="0in" style:auto-text-indent="false">
        <style:tab-stops/>
      </style:paragraph-properties>
    </style:style>
    <style:style style:name="P22" style:family="paragraph" style:parent-style-name="Textkörper">
      <style:paragraph-properties fo:margin-left="0.0835in" fo:margin-right="0in" fo:margin-top="0.0874in" fo:margin-bottom="0in" loext:contextual-spacing="false" fo:line-height="124%" fo:text-indent="0in" style:auto-text-indent="false">
        <style:tab-stops/>
      </style:paragraph-properties>
    </style:style>
    <style:style style:name="P23" style:family="paragraph" style:parent-style-name="Textkörper">
      <style:paragraph-properties fo:margin-left="0.0835in" fo:margin-right="0in" fo:margin-top="0.1154in" fo:margin-bottom="0in" loext:contextual-spacing="false" fo:text-indent="0in" style:auto-text-indent="false">
        <style:tab-stops/>
      </style:paragraph-properties>
    </style:style>
    <style:style style:name="P24" style:family="paragraph" style:parent-style-name="Table_20_Paragraph">
      <style:paragraph-properties fo:margin-left="0.0827in" fo:margin-right="0in" fo:text-indent="0in" style:auto-text-indent="false">
        <style:tab-stops/>
      </style:paragraph-properties>
    </style:style>
    <style:style style:name="P25" style:family="paragraph" style:parent-style-name="Table_20_Paragraph">
      <style:paragraph-properties fo:margin-left="0.0827in" fo:margin-right="0in" fo:margin-top="0.0634in" fo:margin-bottom="0in" loext:contextual-spacing="false" fo:text-indent="0in" style:auto-text-indent="false">
        <style:tab-stops/>
      </style:paragraph-properties>
    </style:style>
    <style:style style:name="P26" style:family="paragraph" style:parent-style-name="Table_20_Paragraph">
      <style:paragraph-properties fo:margin-top="0.0693in" fo:margin-bottom="0in" loext:contextual-spacing="false" fo:text-align="center" style:justify-single-word="false"/>
    </style:style>
    <style:style style:name="P27" style:family="paragraph" style:parent-style-name="Table_20_Paragraph">
      <style:paragraph-properties fo:margin-top="0.1in" fo:margin-bottom="0in" loext:contextual-spacing="false" fo:text-align="center" style:justify-single-word="false"/>
    </style:style>
    <style:style style:name="P28" style:family="paragraph" style:parent-style-name="Table_20_Paragraph">
      <style:paragraph-properties fo:text-align="center" style:justify-single-word="false"/>
    </style:style>
    <style:style style:name="P29" style:family="paragraph" style:parent-style-name="Table_20_Paragraph">
      <style:paragraph-properties fo:margin-top="0.0634in" fo:margin-bottom="0in" loext:contextual-spacing="false" fo:text-align="center" style:justify-single-word="false"/>
    </style:style>
    <style:style style:name="P30" style:family="paragraph" style:parent-style-name="Table_20_Paragraph">
      <style:paragraph-properties fo:margin-left="0.1846in" fo:margin-right="0in" fo:margin-top="0.0634in" fo:margin-bottom="0in" loext:contextual-spacing="false" fo:text-indent="0in" style:auto-text-indent="false">
        <style:tab-stops/>
      </style:paragraph-properties>
    </style:style>
    <style:style style:name="P31" style:family="paragraph" style:parent-style-name="Table_20_Paragraph">
      <style:paragraph-properties fo:margin-left="0.498in" fo:margin-right="0in" fo:margin-top="0.0634in" fo:margin-bottom="0in" loext:contextual-spacing="false" fo:text-indent="0in" style:auto-text-indent="false">
        <style:tab-stops/>
      </style:paragraph-properties>
    </style:style>
    <style:style style:name="P32" style:family="paragraph" style:parent-style-name="Table_20_Paragraph">
      <style:paragraph-properties fo:margin-left="0.0854in" fo:margin-right="0in" fo:margin-top="0.0634in" fo:margin-bottom="0in" loext:contextual-spacing="false" fo:text-indent="0in" style:auto-text-indent="false">
        <style:tab-stops/>
      </style:paragraph-properties>
    </style:style>
    <style:style style:name="P33" style:family="paragraph" style:parent-style-name="Table_20_Paragraph">
      <style:paragraph-properties fo:margin-left="0.3362in" fo:margin-right="0in" fo:margin-top="0.0634in" fo:margin-bottom="0in" loext:contextual-spacing="false" fo:text-indent="0in" style:auto-text-indent="false">
        <style:tab-stops/>
      </style:paragraph-properties>
    </style:style>
    <style:style style:name="P34" style:family="paragraph" style:parent-style-name="Table_20_Paragraph">
      <style:paragraph-properties fo:margin-left="0.5917in" fo:margin-right="0in" fo:margin-top="0.0634in" fo:margin-bottom="0in" loext:contextual-spacing="false" fo:text-indent="0in" style:auto-text-indent="false">
        <style:tab-stops/>
      </style:paragraph-properties>
    </style:style>
    <style:style style:name="P35" style:family="paragraph" style:parent-style-name="Textkörper">
      <style:paragraph-properties fo:margin-left="0.9083in" fo:margin-right="0in" fo:margin-top="0.0409in" fo:margin-bottom="0in" loext:contextual-spacing="false" fo:text-indent="0in" style:auto-text-indent="false">
        <style:tab-stops/>
      </style:paragraph-properties>
    </style:style>
    <style:style style:name="P36" style:family="paragraph" style:parent-style-name="Standard">
      <style:paragraph-properties fo:margin-left="0.078in" fo:margin-right="0in" style:line-height-at-least="0.0138in" fo:text-indent="0in" style:auto-text-indent="false">
        <style:tab-stops/>
      </style:paragraph-properties>
    </style:style>
    <style:style style:name="P37" style:family="paragraph" style:parent-style-name="Textkörper">
      <style:paragraph-properties fo:margin-left="0.1665in" fo:margin-right="0in" fo:margin-top="0.0075in" fo:margin-bottom="0in" loext:contextual-spacing="false" fo:text-indent="0in" style:auto-text-indent="false">
        <style:tab-stops>
          <style:tab-stop style:position="1.0866in"/>
          <style:tab-stop style:position="4.9583in"/>
        </style:tab-stops>
      </style:paragraph-properties>
    </style:style>
    <style:style style:name="P38" style:family="paragraph" style:parent-style-name="Textkörper">
      <style:paragraph-properties fo:margin-left="0.1665in" fo:margin-right="0in" fo:margin-top="0in" fo:margin-bottom="0in" loext:contextual-spacing="false" fo:text-indent="0in" style:auto-text-indent="false">
        <style:tab-stops/>
      </style:paragraph-properties>
    </style:style>
    <style:style style:name="P39" style:family="paragraph" style:parent-style-name="Standard">
      <style:paragraph-properties fo:margin-left="0.1665in" fo:margin-right="0in" fo:margin-top="0.0165in" fo:margin-bottom="0in" loext:contextual-spacing="false" fo:text-indent="0in" style:auto-text-indent="false">
        <style:tab-stops/>
      </style:paragraph-properties>
    </style:style>
    <style:style style:name="P40" style:family="paragraph" style:parent-style-name="Textkörper">
      <style:paragraph-properties fo:margin-left="0.1665in" fo:margin-right="0in" fo:margin-top="0.0681in" fo:margin-bottom="0in" loext:contextual-spacing="false" fo:text-indent="0in" style:auto-text-indent="false" fo:break-before="column">
        <style:tab-stops/>
      </style:paragraph-properties>
    </style:style>
    <style:style style:name="P41" style:family="paragraph" style:parent-style-name="Textkörper">
      <style:paragraph-properties fo:margin-left="1.2535in" fo:margin-right="0.5752in" fo:margin-top="0in" fo:margin-bottom="0in" loext:contextual-spacing="false" fo:text-indent="0in" style:auto-text-indent="false">
        <style:tab-stops>
          <style:tab-stop style:position="4.1291in"/>
          <style:tab-stop style:position="4.1638in"/>
        </style:tab-stops>
      </style:paragraph-properties>
    </style:style>
    <style:style style:name="P42" style:family="paragraph" style:parent-style-name="Textkörper">
      <style:paragraph-properties fo:margin-left="1.6134in" fo:margin-right="0in" fo:margin-top="0.0409in" fo:margin-bottom="0in" loext:contextual-spacing="false" fo:text-indent="0in" style:auto-text-indent="false">
        <style:tab-stops/>
      </style:paragraph-properties>
    </style:style>
    <style:style style:name="P43" style:family="paragraph" style:parent-style-name="Textkörper">
      <style:paragraph-properties fo:margin-left="1.2535in" fo:margin-right="0in" fo:margin-top="0in" fo:margin-bottom="0in" loext:contextual-spacing="false" fo:line-height="0.1654in" fo:text-indent="0in" style:auto-text-indent="false">
        <style:tab-stops>
          <style:tab-stop style:position="4.1638in"/>
        </style:tab-stops>
      </style:paragraph-properties>
    </style:style>
    <style:style style:name="P44" style:family="paragraph" style:parent-style-name="Textkörper">
      <style:paragraph-properties fo:margin-left="1.2535in" fo:margin-right="0in" fo:margin-top="0in" fo:margin-bottom="0in" loext:contextual-spacing="false" fo:line-height="0.1665in" fo:text-indent="0in" style:auto-text-indent="false">
        <style:tab-stops>
          <style:tab-stop style:position="4.1638in"/>
        </style:tab-stops>
      </style:paragraph-properties>
    </style:style>
    <style:style style:name="P45" style:family="paragraph" style:parent-style-name="Textkörper">
      <style:paragraph-properties fo:margin-left="1.2535in" fo:margin-right="0in" fo:margin-top="0in" fo:margin-bottom="0in" loext:contextual-spacing="false" fo:text-indent="0in" style:auto-text-indent="false">
        <style:tab-stops/>
      </style:paragraph-properties>
    </style:style>
    <style:style style:name="P46" style:family="paragraph" style:parent-style-name="Textkörper">
      <style:paragraph-properties fo:margin-left="0.4181in" fo:margin-right="0in" fo:margin-top="0in" fo:margin-bottom="0in" loext:contextual-spacing="false" fo:line-height="0.1661in" fo:text-indent="0in" style:auto-text-indent="false" fo:break-before="column">
        <style:tab-stops/>
      </style:paragraph-properties>
    </style:style>
    <style:style style:name="P47" style:family="paragraph" style:parent-style-name="Textkörper">
      <style:paragraph-properties fo:margin-left="0.9055in" fo:margin-right="0in" fo:margin-top="0.0409in" fo:margin-bottom="0in" loext:contextual-spacing="false" fo:text-indent="0in" style:auto-text-indent="false">
        <style:tab-stops/>
      </style:paragraph-properties>
    </style:style>
    <style:style style:name="P48" style:family="paragraph" style:parent-style-name="Textkörper">
      <style:paragraph-properties fo:margin-left="0.2016in" fo:margin-right="0in" fo:margin-top="0in" fo:margin-bottom="0in" loext:contextual-spacing="false" fo:text-indent="0in" style:auto-text-indent="false">
        <style:tab-stops/>
      </style:paragraph-properties>
    </style:style>
    <style:style style:name="P49" style:family="paragraph" style:parent-style-name="Textkörper">
      <style:paragraph-properties fo:margin-left="0.0835in" fo:margin-right="0in" fo:margin-top="0.0409in" fo:margin-bottom="0in" loext:contextual-spacing="false" fo:text-indent="0.852in" style:auto-text-indent="false">
        <style:tab-stops/>
      </style:paragraph-properties>
    </style:style>
    <style:style style:name="P50" style:family="paragraph" style:parent-style-name="Textkörper">
      <style:paragraph-properties fo:margin-left="0in" fo:margin-right="0.0827in" fo:margin-top="0.0409in" fo:margin-bottom="0in" loext:contextual-spacing="false" fo:text-align="end" style:justify-single-word="false" fo:text-indent="0in" style:auto-text-indent="false">
        <style:tab-stops/>
      </style:paragraph-properties>
    </style:style>
    <style:style style:name="P51" style:family="paragraph" style:parent-style-name="Standard">
      <style:paragraph-properties fo:margin-left="0.0965in" fo:margin-right="0in" fo:margin-top="0.0307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52" style:family="paragraph" style:parent-style-name="Standard">
      <style:paragraph-properties fo:margin-left="0.0882in" fo:margin-right="0.1807in" fo:margin-top="0.0307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53" style:family="paragraph" style:parent-style-name="Standard" style:master-page-name="MP0">
      <style:paragraph-properties fo:margin-top="0.0075in" fo:margin-bottom="0in" loext:contextual-spacing="false" style:page-number="auto"/>
      <style:text-properties style:font-name="Times New Roman" fo:font-size="4.5pt" fo:language="es" fo:country="VE" style:font-name-asian="Times New Roman" style:font-size-asian="4.5pt" style:font-name-complex="Times New Roman" style:font-size-complex="4.5pt"/>
    </style:style>
    <style:style style:name="P54" style:family="paragraph" style:parent-style-name="Standard">
      <style:paragraph-properties fo:margin-top="0.0075in" fo:margin-bottom="0in" loext:contextual-spacing="false"/>
      <style:text-properties style:font-name="Times New Roman" fo:font-size="10pt" fo:language="es" fo:country="VE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margin-top="0.0075in" fo:margin-bottom="0in" loext:contextual-spacing="false"/>
      <style:text-properties style:font-name="Century" fo:font-size="4.5pt" fo:language="es" fo:country="VE" style:font-name-asian="Century" style:font-size-asian="4.5pt" style:font-name-complex="Century" style:font-size-complex="4.5pt"/>
    </style:style>
    <style:style style:name="P56" style:family="paragraph" style:parent-style-name="Standard" style:master-page-name="MP3">
      <style:paragraph-properties fo:margin-top="0.0083in" fo:margin-bottom="0in" loext:contextual-spacing="false" style:page-number="auto" fo:break-before="page"/>
      <style:text-properties style:font-name="Century" fo:font-size="5.5pt" fo:language="es" fo:country="VE" style:font-name-asian="Century" style:font-size-asian="5.5pt" style:font-name-complex="Century" style:font-size-complex="5.5pt"/>
    </style:style>
    <style:style style:name="P57" style:family="paragraph" style:parent-style-name="Standard" style:master-page-name="MP4">
      <style:paragraph-properties fo:margin-top="0.0083in" fo:margin-bottom="0in" loext:contextual-spacing="false" style:page-number="auto" fo:break-before="page"/>
      <style:text-properties style:font-name="Century" fo:font-size="5.5pt" fo:language="es" fo:country="VE" style:font-name-asian="Century" style:font-size-asian="5.5pt" style:font-name-complex="Century" style:font-size-complex="5.5pt"/>
    </style:style>
    <style:style style:name="P58" style:family="paragraph" style:parent-style-name="Standard" style:master-page-name="MP5">
      <style:paragraph-properties fo:margin-top="0.0008in" fo:margin-bottom="0in" loext:contextual-spacing="false" style:page-number="auto" fo:break-before="page"/>
      <style:text-properties style:font-name="Century" fo:font-size="6pt" fo:language="es" fo:country="VE" style:font-name-asian="Century" style:font-size-asian="6pt" style:font-name-complex="Century" style:font-size-complex="6pt"/>
    </style:style>
    <style:style style:name="P59" style:family="paragraph" style:parent-style-name="Standard">
      <style:paragraph-properties fo:margin-top="0.0008in" fo:margin-bottom="0in" loext:contextual-spacing="false"/>
      <style:text-properties style:font-name="Century" fo:font-size="14pt" fo:language="es" fo:country="VE" style:font-name-asian="Century" style:font-size-asian="14pt" style:font-name-complex="Century" style:font-size-complex="14pt"/>
    </style:style>
    <style:style style:name="P60" style:family="paragraph" style:parent-style-name="Standard">
      <style:paragraph-properties fo:margin-top="0.0008in" fo:margin-bottom="0in" loext:contextual-spacing="false"/>
      <style:text-properties style:font-name="Century" fo:font-size="9pt" fo:language="es" fo:country="VE" style:font-name-asian="Century" style:font-size-asian="9pt" style:font-name-complex="Century" style:font-size-complex="9pt"/>
    </style:style>
    <style:style style:name="P61" style:family="paragraph" style:parent-style-name="Standard">
      <style:paragraph-properties fo:margin-top="0.0055in" fo:margin-bottom="0in" loext:contextual-spacing="false"/>
      <style:text-properties style:font-name="Century" fo:font-size="7pt" fo:language="es" fo:country="VE" style:font-name-asian="Century" style:font-size-asian="7pt" style:font-name-complex="Century" style:font-size-complex="7pt"/>
    </style:style>
    <style:style style:name="P62" style:family="paragraph" style:parent-style-name="Standard" style:master-page-name="MP12">
      <style:paragraph-properties fo:margin-top="0.0055in" fo:margin-bottom="0in" loext:contextual-spacing="false" style:page-number="auto" fo:break-before="page"/>
      <style:text-properties style:font-name="Century" fo:font-size="8pt" fo:language="es" fo:country="VE" style:font-name-asian="Century" style:font-size-asian="8pt" style:font-name-complex="Century" style:font-size-complex="8pt"/>
    </style:style>
    <style:style style:name="P63" style:family="paragraph" style:parent-style-name="Standard">
      <style:text-properties style:font-name="Times New Roman" fo:font-size="12pt" fo:language="es" fo:country="VE" style:font-name-asian="Times New Roman" style:font-size-asian="12pt" style:font-name-complex="Times New Roman" style:font-size-complex="12pt"/>
    </style:style>
    <style:style style:name="P64" style:family="paragraph" style:parent-style-name="Standard">
      <style:text-properties fo:language="es" fo:country="VE"/>
    </style:style>
    <style:style style:name="P65" style:family="paragraph" style:parent-style-name="Standard">
      <style:text-properties style:font-name="Arial" fo:font-size="10.5pt" fo:language="es" fo:country="VE" fo:font-style="italic" style:font-name-asian="Arial" style:font-size-asian="10.5pt" style:font-style-asian="italic" style:font-name-complex="Arial" style:font-size-complex="10.5pt"/>
    </style:style>
    <style:style style:name="P66" style:family="paragraph" style:parent-style-name="Standard">
      <style:text-properties style:font-name="Century" fo:font-size="10pt" fo:language="es" fo:country="VE" style:font-name-asian="Century" style:font-size-asian="10pt" style:font-name-complex="Century" style:font-size-complex="10pt"/>
    </style:style>
    <style:style style:name="P67" style:family="paragraph" style:parent-style-name="Standard">
      <style:paragraph-properties fo:margin-top="0.002in" fo:margin-bottom="0in" loext:contextual-spacing="false"/>
      <style:text-properties style:font-name="Century" fo:font-size="9pt" fo:language="es" fo:country="VE" style:font-name-asian="Century" style:font-size-asian="9pt" style:font-name-complex="Century" style:font-size-complex="9pt"/>
    </style:style>
    <style:style style:name="P68" style:family="paragraph" style:parent-style-name="Standard">
      <style:paragraph-properties fo:margin-top="0.002in" fo:margin-bottom="0in" loext:contextual-spacing="false"/>
      <style:text-properties style:font-name="Century" fo:font-size="2.5pt" fo:language="es" fo:country="VE" style:font-name-asian="Century" style:font-size-asian="2.5pt" style:font-name-complex="Century" style:font-size-complex="2.5pt"/>
    </style:style>
    <style:style style:name="P69" style:family="paragraph" style:parent-style-name="Standard">
      <style:paragraph-properties fo:margin-top="0.0047in" fo:margin-bottom="0in" loext:contextual-spacing="false"/>
      <style:text-properties style:font-name="Century" fo:font-size="7.5pt" fo:language="es" fo:country="VE" style:font-name-asian="Century" style:font-size-asian="7.5pt" style:font-name-complex="Century" style:font-size-complex="7.5pt"/>
    </style:style>
    <style:style style:name="P70" style:family="paragraph" style:parent-style-name="Standard">
      <style:paragraph-properties fo:margin-top="0.0047in" fo:margin-bottom="0in" loext:contextual-spacing="false"/>
      <style:text-properties style:font-name="Century" fo:font-size="12.5pt" fo:language="es" fo:country="VE" style:font-name-asian="Century" style:font-size-asian="12.5pt" style:font-name-complex="Century" style:font-size-complex="12.5pt"/>
    </style:style>
    <style:style style:name="P71" style:family="paragraph" style:parent-style-name="Standard">
      <style:paragraph-properties fo:margin-top="0.0063in" fo:margin-bottom="0in" loext:contextual-spacing="false"/>
      <style:text-properties style:font-name="Arial" fo:font-size="5.5pt" fo:language="es" fo:country="VE" fo:font-style="italic" style:font-name-asian="Arial" style:font-size-asian="5.5pt" style:font-style-asian="italic" style:font-name-complex="Arial" style:font-size-complex="5.5pt"/>
    </style:style>
    <style:style style:name="P72" style:family="paragraph" style:parent-style-name="Standard">
      <style:paragraph-properties fo:margin-top="0.0063in" fo:margin-bottom="0in" loext:contextual-spacing="false"/>
      <style:text-properties style:font-name="Century" fo:font-size="9.5pt" fo:language="es" fo:country="VE" style:font-name-asian="Century" style:font-size-asian="9.5pt" style:font-name-complex="Century" style:font-size-complex="9.5pt"/>
    </style:style>
    <style:style style:name="P73" style:family="paragraph" style:parent-style-name="Standard">
      <style:paragraph-properties fo:margin-top="0.0016in" fo:margin-bottom="0in" loext:contextual-spacing="false"/>
      <style:text-properties style:font-name="Century" fo:font-size="3.5pt" fo:language="es" fo:country="VE" style:font-name-asian="Century" style:font-size-asian="3.5pt" style:font-name-complex="Century" style:font-size-complex="3.5pt"/>
    </style:style>
    <style:style style:name="P74" style:family="paragraph" style:parent-style-name="Standard">
      <style:paragraph-properties fo:margin-top="0.0016in" fo:margin-bottom="0in" loext:contextual-spacing="false"/>
      <style:text-properties style:font-name="Century" fo:font-size="4pt" fo:language="es" fo:country="VE" style:font-name-asian="Century" style:font-size-asian="4pt" style:font-name-complex="Century" style:font-size-complex="4pt"/>
    </style:style>
    <style:style style:name="P75" style:family="paragraph" style:parent-style-name="Standard">
      <style:paragraph-properties fo:margin-top="0.0043in" fo:margin-bottom="0in" loext:contextual-spacing="false"/>
      <style:text-properties style:font-name="Century" fo:font-size="14.5pt" fo:language="es" fo:country="VE" style:font-name-asian="Century" style:font-size-asian="14.5pt" style:font-name-complex="Century" style:font-size-complex="14.5pt"/>
    </style:style>
    <style:style style:name="P76" style:family="paragraph" style:parent-style-name="Standard">
      <style:paragraph-properties fo:margin-left="0in" fo:margin-right="0in" fo:margin-top="0.0339in" fo:margin-bottom="0in" loext:contextual-spacing="false" fo:text-indent="0in" style:auto-text-indent="false" fo:break-before="column">
        <style:tab-stops/>
      </style:paragraph-properties>
      <style:text-properties officeooo:paragraph-rsid="00155c88"/>
    </style:style>
    <style:style style:name="P77" style:family="paragraph" style:parent-style-name="Standard">
      <style:paragraph-properties fo:margin-left="0in" fo:margin-right="0in" fo:margin-top="0.0339in" fo:margin-bottom="0in" loext:contextual-spacing="false" fo:text-indent="0in" style:auto-text-indent="false">
        <style:tab-stops/>
      </style:paragraph-properties>
      <style:text-properties officeooo:paragraph-rsid="00155c88"/>
    </style:style>
    <style:style style:name="P78" style:family="paragraph" style:parent-style-name="Überschrift_20_1">
      <style:text-properties officeooo:paragraph-rsid="00155c88"/>
    </style:style>
    <style:style style:name="P79" style:family="paragraph" style:parent-style-name="Überschrift_20_1">
      <style:paragraph-properties fo:margin-left="0in" fo:margin-right="0.0827in" fo:line-height="0.1965in" fo:text-align="end" style:justify-single-word="false" fo:text-indent="0in" style:auto-text-indent="false">
        <style:tab-stops/>
      </style:paragraph-properties>
    </style:style>
    <style:style style:name="P80" style:family="paragraph" style:parent-style-name="Überschrift_20_1">
      <style:paragraph-properties fo:margin-left="0.0965in" fo:margin-right="0in" fo:margin-top="0.0339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81" style:family="paragraph" style:parent-style-name="Überschrift_20_1">
      <style:paragraph-properties fo:margin-left="0.0882in" fo:margin-right="0.1811in" fo:margin-top="0.0339in" fo:margin-bottom="0in" loext:contextual-spacing="false" fo:text-align="center" style:justify-single-word="false" fo:text-indent="0in" style:auto-text-indent="false" fo:break-before="column">
        <style:tab-stops/>
      </style:paragraph-properties>
    </style:style>
    <style:style style:name="P82" style:family="paragraph" style:parent-style-name="Textkörper" style:list-style-name="L1">
      <style:paragraph-properties fo:margin-left="0in" fo:margin-right="0.0819in" fo:margin-top="0.1236in" fo:margin-bottom="0in" loext:contextual-spacing="false" fo:line-height="124%" fo:text-indent="-0.1764in" style:auto-text-indent="false">
        <style:tab-stops>
          <style:tab-stop style:position="0.0008in"/>
        </style:tab-stops>
      </style:paragraph-properties>
    </style:style>
    <style:style style:name="P83" style:family="paragraph" style:parent-style-name="Textkörper" style:list-style-name="L2">
      <style:paragraph-properties fo:margin-left="0in" fo:margin-right="0.0819in" fo:margin-top="0.1236in" fo:margin-bottom="0in" loext:contextual-spacing="false" fo:line-height="124%" fo:text-indent="-0.1764in" style:auto-text-indent="false">
        <style:tab-stops>
          <style:tab-stop style:position="0.0008in"/>
        </style:tab-stops>
      </style:paragraph-properties>
    </style:style>
    <style:style style:name="P84" style:family="paragraph" style:parent-style-name="Textkörper" style:list-style-name="L3">
      <style:paragraph-properties fo:margin-left="0in" fo:margin-right="0.0819in" fo:margin-top="0.1236in" fo:margin-bottom="0in" loext:contextual-spacing="false" fo:line-height="124%" fo:text-indent="-0.1764in" style:auto-text-indent="false">
        <style:tab-stops>
          <style:tab-stop style:position="0.0008in"/>
        </style:tab-stops>
      </style:paragraph-properties>
    </style:style>
    <style:style style:name="P85" style:family="paragraph" style:parent-style-name="Textkörper" style:list-style-name="L1">
      <style:paragraph-properties fo:margin-left="0in" fo:margin-right="0.0819in" fo:line-height="124%" fo:text-indent="-0.1764in" style:auto-text-indent="false">
        <style:tab-stops>
          <style:tab-stop style:position="0.0008in"/>
        </style:tab-stops>
      </style:paragraph-properties>
    </style:style>
    <style:style style:name="P86" style:family="paragraph" style:parent-style-name="Textkörper" style:list-style-name="L2">
      <style:paragraph-properties fo:margin-left="0in" fo:margin-right="0.0819in" fo:line-height="124%" fo:text-indent="-0.1764in" style:auto-text-indent="false">
        <style:tab-stops>
          <style:tab-stop style:position="0.0008in"/>
        </style:tab-stops>
      </style:paragraph-properties>
    </style:style>
    <style:style style:name="P87" style:family="paragraph" style:parent-style-name="Textkörper" style:list-style-name="L1">
      <style:paragraph-properties fo:margin-left="0in" fo:margin-right="0in" fo:text-indent="-0.1764in" style:auto-text-indent="false">
        <style:tab-stops>
          <style:tab-stop style:position="0.0008in"/>
        </style:tab-stops>
      </style:paragraph-properties>
    </style:style>
    <style:style style:name="P88" style:family="paragraph" style:parent-style-name="Textkörper" style:list-style-name="L2">
      <style:paragraph-properties fo:margin-left="0in" fo:margin-right="0in" fo:text-indent="-0.1764in" style:auto-text-indent="false">
        <style:tab-stops>
          <style:tab-stop style:position="0.0008in"/>
        </style:tab-stops>
      </style:paragraph-properties>
    </style:style>
    <style:style style:name="P89" style:family="paragraph" style:parent-style-name="Textkörper" style:list-style-name="L3">
      <style:paragraph-properties fo:margin-left="0in" fo:margin-right="0in" fo:text-indent="-0.1764in" style:auto-text-indent="false">
        <style:tab-stops>
          <style:tab-stop style:position="0.0008in"/>
        </style:tab-stops>
      </style:paragraph-properties>
    </style:style>
    <style:style style:name="P90" style:family="paragraph" style:parent-style-name="Textkörper" style:list-style-name="L2">
      <style:paragraph-properties fo:margin-left="0in" fo:margin-right="0in" fo:margin-top="0.1236in" fo:margin-bottom="0in" loext:contextual-spacing="false" fo:text-indent="-0.1764in" style:auto-text-indent="false">
        <style:tab-stops>
          <style:tab-stop style:position="0.0008in"/>
        </style:tab-stops>
      </style:paragraph-properties>
    </style:style>
    <style:style style:name="P91" style:family="paragraph" style:parent-style-name="Textkörper" style:list-style-name="L4">
      <style:paragraph-properties fo:margin-left="0.1201in" fo:margin-right="0in" fo:line-height="124%" fo:text-align="justify" style:justify-single-word="false" fo:text-indent="0in" style:auto-text-indent="false" style:writing-mode="lr-tb"/>
    </style:style>
    <style:style style:name="P92" style:family="paragraph" style:parent-style-name="Table_20_Paragraph">
      <style:paragraph-properties fo:margin-top="0.0071in" fo:margin-bottom="0in" loext:contextual-spacing="false"/>
      <style:text-properties style:font-name="Arial" fo:font-size="10pt" fo:language="es" fo:country="VE" fo:font-style="italic" style:font-name-asian="Arial" style:font-size-asian="10pt" style:font-style-asian="italic" style:font-name-complex="Arial" style:font-size-complex="10pt"/>
    </style:style>
    <style:style style:name="P93" style:family="paragraph" style:parent-style-name="Table_20_Paragraph">
      <style:paragraph-properties fo:margin-top="0.0008in" fo:margin-bottom="0in" loext:contextual-spacing="false"/>
      <style:text-properties style:font-name="Arial" fo:font-size="10pt" fo:language="es" fo:country="VE" fo:font-style="italic" style:font-name-asian="Arial" style:font-size-asian="10pt" style:font-style-asian="italic" style:font-name-complex="Arial" style:font-size-complex="10pt"/>
    </style:style>
    <style:style style:name="P94" style:family="paragraph">
      <loext:graphic-properties draw:fill="none"/>
      <style:paragraph-properties style:writing-mode="lr-tb"/>
    </style:style>
    <style:style style:name="T1" style:family="text">
      <style:text-properties style:text-scale="95%"/>
    </style:style>
    <style:style style:name="T2" style:family="text">
      <style:text-properties fo:letter-spacing="-0.0102in"/>
    </style:style>
    <style:style style:name="T3" style:family="text">
      <style:text-properties fo:letter-spacing="-0.0102in" style:text-scale="95%"/>
    </style:style>
    <style:style style:name="T4" style:family="text">
      <style:text-properties fo:letter-spacing="-0.0102in" fo:language="es" fo:country="VE"/>
    </style:style>
    <style:style style:name="T5" style:family="text">
      <style:text-properties fo:letter-spacing="-0.0102in" fo:language="es" fo:country="VE" style:text-scale="95%"/>
    </style:style>
    <style:style style:name="T6" style:family="text">
      <style:text-properties fo:letter-spacing="0.0008in"/>
    </style:style>
    <style:style style:name="T7" style:family="text">
      <style:text-properties fo:letter-spacing="0.0008in" style:text-scale="95%"/>
    </style:style>
    <style:style style:name="T8" style:family="text">
      <style:text-properties fo:letter-spacing="0.0008in" fo:language="es" fo:country="VE"/>
    </style:style>
    <style:style style:name="T9" style:family="text">
      <style:text-properties fo:letter-spacing="0.0008in" fo:language="es" fo:country="VE" style:text-scale="95%"/>
    </style:style>
    <style:style style:name="T10" style:family="text">
      <style:text-properties fo:letter-spacing="-0.0098in"/>
    </style:style>
    <style:style style:name="T11" style:family="text">
      <style:text-properties fo:letter-spacing="-0.0098in" style:text-scale="95%"/>
    </style:style>
    <style:style style:name="T12" style:family="text">
      <style:text-properties fo:letter-spacing="-0.0098in" fo:language="es" fo:country="VE"/>
    </style:style>
    <style:style style:name="T13" style:family="text">
      <style:text-properties fo:letter-spacing="-0.0098in" fo:language="es" fo:country="VE" style:text-scale="95%"/>
    </style:style>
    <style:style style:name="T14" style:family="text">
      <style:text-properties fo:letter-spacing="-0.0098in" fo:language="es" fo:country="VE" officeooo:rsid="00155c88" style:text-scale="95%"/>
    </style:style>
    <style:style style:name="T15" style:family="text">
      <style:text-properties style:font-name="Century" fo:font-size="12pt" style:font-size-asian="12pt" style:text-scale="95%"/>
    </style:style>
    <style:style style:name="T16" style:family="text">
      <style:text-properties style:font-name="Century" fo:font-size="12pt" style:font-size-asian="12pt" style:text-scale="90%"/>
    </style:style>
    <style:style style:name="T17" style:family="text">
      <style:text-properties style:font-name="Century" fo:font-size="12pt" fo:letter-spacing="-0.0201in" style:font-size-asian="12pt" style:text-scale="95%"/>
    </style:style>
    <style:style style:name="T18" style:family="text">
      <style:text-properties style:font-name="Century" fo:font-size="12pt" fo:letter-spacing="-0.0201in" fo:language="es" fo:country="VE" style:font-size-asian="12pt" style:text-scale="95%"/>
    </style:style>
    <style:style style:name="T19" style:family="text">
      <style:text-properties style:font-name="Century" fo:font-size="12pt" fo:letter-spacing="-0.0193in" style:font-size-asian="12pt" style:text-scale="95%"/>
    </style:style>
    <style:style style:name="T20" style:family="text">
      <style:text-properties style:font-name="Century" fo:font-size="12pt" fo:letter-spacing="-0.0193in" fo:language="es" fo:country="VE" style:font-size-asian="12pt" style:text-scale="95%"/>
    </style:style>
    <style:style style:name="T21" style:family="text">
      <style:text-properties style:font-name="Century" fo:font-size="12pt" fo:letter-spacing="-0.0193in" fo:language="es" fo:country="VE" officeooo:rsid="00155c88" style:font-size-asian="12pt" style:text-scale="95%"/>
    </style:style>
    <style:style style:name="T22" style:family="text">
      <style:text-properties style:font-name="Century" fo:font-size="12pt" fo:letter-spacing="-0.0118in" style:font-size-asian="12pt" style:text-scale="95%"/>
    </style:style>
    <style:style style:name="T23" style:family="text">
      <style:text-properties style:font-name="Century" fo:font-size="12pt" fo:letter-spacing="-0.0118in" fo:language="es" fo:country="VE" style:font-size-asian="12pt" style:text-scale="95%"/>
    </style:style>
    <style:style style:name="T24" style:family="text">
      <style:text-properties style:font-name="Century" fo:font-size="12pt" fo:letter-spacing="-0.0016in" style:font-size-asian="12pt" style:text-scale="95%"/>
    </style:style>
    <style:style style:name="T25" style:family="text">
      <style:text-properties style:font-name="Century" fo:font-size="12pt" fo:letter-spacing="-0.0016in" fo:language="es" fo:country="VE" style:font-size-asian="12pt" style:text-scale="95%"/>
    </style:style>
    <style:style style:name="T26" style:family="text">
      <style:text-properties style:font-name="Century" fo:font-size="12pt" fo:letter-spacing="-0.0008in" style:font-size-asian="12pt" style:text-scale="95%"/>
    </style:style>
    <style:style style:name="T27" style:family="text">
      <style:text-properties style:font-name="Century" fo:font-size="12pt" fo:letter-spacing="-0.0008in" fo:language="es" fo:country="VE" style:font-size-asian="12pt" style:text-scale="95%"/>
    </style:style>
    <style:style style:name="T28" style:family="text">
      <style:text-properties style:font-name="Century" fo:font-size="12pt" fo:letter-spacing="-0.011in" style:font-size-asian="12pt" style:text-scale="95%"/>
    </style:style>
    <style:style style:name="T29" style:family="text">
      <style:text-properties style:font-name="Century" fo:font-size="12pt" fo:letter-spacing="-0.011in" fo:language="es" fo:country="VE" style:font-size-asian="12pt" style:text-scale="95%"/>
    </style:style>
    <style:style style:name="T30" style:family="text">
      <style:text-properties style:font-name="Century" fo:font-size="12pt" fo:letter-spacing="-0.0102in" style:font-size-asian="12pt" style:text-scale="95%"/>
    </style:style>
    <style:style style:name="T31" style:family="text">
      <style:text-properties style:font-name="Century" fo:font-size="12pt" fo:letter-spacing="-0.0102in" fo:language="es" fo:country="VE" style:font-size-asian="12pt" style:text-scale="95%"/>
    </style:style>
    <style:style style:name="T32" style:family="text">
      <style:text-properties style:font-name="Century" fo:font-size="12pt" fo:letter-spacing="0.0173in" style:font-size-asian="12pt" style:text-scale="91%"/>
    </style:style>
    <style:style style:name="T33" style:family="text">
      <style:text-properties style:font-name="Century" fo:font-size="12pt" fo:letter-spacing="0.0173in" fo:language="es" fo:country="VE" style:font-size-asian="12pt" style:text-scale="91%"/>
    </style:style>
    <style:style style:name="T34" style:family="text">
      <style:text-properties style:font-name="Century" fo:font-size="12pt" fo:letter-spacing="0.0043in" style:font-size-asian="12pt" style:text-scale="90%"/>
    </style:style>
    <style:style style:name="T35" style:family="text">
      <style:text-properties style:font-name="Century" fo:font-size="12pt" fo:letter-spacing="0.0043in" fo:language="es" fo:country="VE" style:font-size-asian="12pt" style:text-scale="90%"/>
    </style:style>
    <style:style style:name="T36" style:family="text">
      <style:text-properties style:font-name="Century" fo:font-size="12pt" fo:letter-spacing="0.0047in" style:font-size-asian="12pt" style:text-scale="90%"/>
    </style:style>
    <style:style style:name="T37" style:family="text">
      <style:text-properties style:font-name="Century" fo:font-size="12pt" fo:letter-spacing="0.0047in" fo:language="es" fo:country="VE" style:font-size-asian="12pt" style:text-scale="90%"/>
    </style:style>
    <style:style style:name="T38" style:family="text">
      <style:text-properties style:font-name="Century" fo:font-size="12pt" fo:letter-spacing="-0.002in" style:font-size-asian="12pt" style:text-scale="95%"/>
    </style:style>
    <style:style style:name="T39" style:family="text">
      <style:text-properties style:font-name="Century" fo:font-size="12pt" fo:letter-spacing="-0.002in" fo:language="es" fo:country="VE" style:font-size-asian="12pt" style:text-scale="95%"/>
    </style:style>
    <style:style style:name="T40" style:family="text">
      <style:text-properties style:font-name="Century" fo:font-size="12pt" fo:letter-spacing="-0.0028in" style:font-size-asian="12pt" style:text-scale="95%"/>
    </style:style>
    <style:style style:name="T41" style:family="text">
      <style:text-properties style:font-name="Century" fo:font-size="12pt" fo:letter-spacing="-0.0028in" fo:language="es" fo:country="VE" style:font-size-asian="12pt" style:text-scale="95%"/>
    </style:style>
    <style:style style:name="T42" style:family="text">
      <style:text-properties style:font-name="Century" fo:font-size="12pt" fo:letter-spacing="-0.0256in" style:font-size-asian="12pt" style:text-scale="95%"/>
    </style:style>
    <style:style style:name="T43" style:family="text">
      <style:text-properties style:font-name="Century" fo:font-size="12pt" fo:letter-spacing="-0.0256in" fo:language="es" fo:country="VE" style:font-size-asian="12pt" style:text-scale="95%"/>
    </style:style>
    <style:style style:name="T44" style:family="text">
      <style:text-properties style:font-name="Century" fo:font-size="12pt" fo:letter-spacing="-0.0252in" style:font-size-asian="12pt" style:text-scale="95%"/>
    </style:style>
    <style:style style:name="T45" style:family="text">
      <style:text-properties style:font-name="Century" fo:font-size="12pt" fo:letter-spacing="-0.0252in" fo:language="es" fo:country="VE" style:font-size-asian="12pt" style:text-scale="95%"/>
    </style:style>
    <style:style style:name="T46" style:family="text">
      <style:text-properties style:font-name="Century" fo:font-size="12pt" fo:language="es" fo:country="VE" style:font-size-asian="12pt" style:text-scale="95%"/>
    </style:style>
    <style:style style:name="T47" style:family="text">
      <style:text-properties style:font-name="Century" fo:font-size="12pt" fo:language="es" fo:country="VE" style:font-size-asian="12pt" style:text-scale="90%"/>
    </style:style>
    <style:style style:name="T48" style:family="text">
      <style:text-properties style:font-name="Century" fo:font-size="10pt" style:font-size-asian="10pt"/>
    </style:style>
    <style:style style:name="T49" style:family="text">
      <style:text-properties style:font-name="Century" fo:font-size="10pt" style:font-size-asian="10pt" style:text-scale="95%"/>
    </style:style>
    <style:style style:name="T50" style:family="text">
      <style:text-properties style:font-name="Century" fo:font-size="10pt" fo:letter-spacing="-0.0016in" style:font-size-asian="10pt" style:text-scale="95%"/>
    </style:style>
    <style:style style:name="T51" style:family="text">
      <style:text-properties style:font-name="Century" fo:font-size="10pt" fo:letter-spacing="-0.0016in" fo:language="es" fo:country="VE" style:font-size-asian="10pt" style:text-scale="95%"/>
    </style:style>
    <style:style style:name="T52" style:family="text">
      <style:text-properties style:font-name="Century" fo:font-size="10pt" fo:letter-spacing="-0.0008in" style:font-size-asian="10pt" style:text-scale="95%"/>
    </style:style>
    <style:style style:name="T53" style:family="text">
      <style:text-properties style:font-name="Century" fo:font-size="10pt" fo:letter-spacing="-0.0008in" fo:language="es" fo:country="VE" style:font-size-asian="10pt" style:text-scale="95%"/>
    </style:style>
    <style:style style:name="T54" style:family="text">
      <style:text-properties style:font-name="Century" fo:font-size="10pt" fo:letter-spacing="-0.0071in" style:font-size-asian="10pt" style:text-scale="95%"/>
    </style:style>
    <style:style style:name="T55" style:family="text">
      <style:text-properties style:font-name="Century" fo:font-size="10pt" fo:letter-spacing="-0.0071in" fo:language="es" fo:country="VE" style:font-size-asian="10pt" style:text-scale="95%"/>
    </style:style>
    <style:style style:name="T56" style:family="text">
      <style:text-properties style:font-name="Century" fo:font-size="10pt" fo:letter-spacing="-0.0063in" style:font-size-asian="10pt" style:text-scale="95%"/>
    </style:style>
    <style:style style:name="T57" style:family="text">
      <style:text-properties style:font-name="Century" fo:font-size="10pt" fo:letter-spacing="-0.0063in" fo:language="es" fo:country="VE" style:font-size-asian="10pt" style:text-scale="95%"/>
    </style:style>
    <style:style style:name="T58" style:family="text">
      <style:text-properties style:font-name="Century" fo:font-size="10pt" fo:letter-spacing="-0.002in" style:font-size-asian="10pt" style:text-scale="95%"/>
    </style:style>
    <style:style style:name="T59" style:family="text">
      <style:text-properties style:font-name="Century" fo:font-size="10pt" fo:letter-spacing="-0.002in" fo:language="es" fo:country="VE" style:font-size-asian="10pt" style:text-scale="95%"/>
    </style:style>
    <style:style style:name="T60" style:family="text">
      <style:text-properties style:font-name="Century" fo:font-size="10pt" fo:letter-spacing="-0.0102in" style:font-size-asian="10pt" style:text-scale="95%"/>
    </style:style>
    <style:style style:name="T61" style:family="text">
      <style:text-properties style:font-name="Century" fo:font-size="10pt" fo:letter-spacing="-0.0102in" fo:language="es" fo:country="VE" style:font-size-asian="10pt" style:text-scale="95%"/>
    </style:style>
    <style:style style:name="T62" style:family="text">
      <style:text-properties style:font-name="Century" fo:font-size="10pt" fo:letter-spacing="-0.0098in" style:font-size-asian="10pt" style:text-scale="95%"/>
    </style:style>
    <style:style style:name="T63" style:family="text">
      <style:text-properties style:font-name="Century" fo:font-size="10pt" fo:letter-spacing="-0.0098in" fo:language="es" fo:country="VE" style:font-size-asian="10pt" style:text-scale="95%"/>
    </style:style>
    <style:style style:name="T64" style:family="text">
      <style:text-properties style:font-name="Century" fo:font-size="10pt" fo:letter-spacing="-0.0028in" style:font-size-asian="10pt" style:text-scale="95%"/>
    </style:style>
    <style:style style:name="T65" style:family="text">
      <style:text-properties style:font-name="Century" fo:font-size="10pt" fo:letter-spacing="-0.0028in" fo:language="es" fo:country="VE" style:font-size-asian="10pt" style:text-scale="95%"/>
    </style:style>
    <style:style style:name="T66" style:family="text">
      <style:text-properties style:font-name="Century" fo:font-size="10pt" fo:letter-spacing="-0.0075in" style:font-size-asian="10pt" style:text-scale="95%"/>
    </style:style>
    <style:style style:name="T67" style:family="text">
      <style:text-properties style:font-name="Century" fo:font-size="10pt" fo:letter-spacing="-0.0075in" fo:language="es" fo:country="VE" style:font-size-asian="10pt" style:text-scale="95%"/>
    </style:style>
    <style:style style:name="T68" style:family="text">
      <style:text-properties style:font-name="Century" fo:font-size="10pt" fo:letter-spacing="0.002in" style:font-size-asian="10pt" style:text-scale="95%"/>
    </style:style>
    <style:style style:name="T69" style:family="text">
      <style:text-properties style:font-name="Century" fo:font-size="10pt" fo:letter-spacing="0.002in" fo:language="es" fo:country="VE" style:font-size-asian="10pt" style:text-scale="95%"/>
    </style:style>
    <style:style style:name="T70" style:family="text">
      <style:text-properties style:font-name="Century" fo:font-size="10pt" fo:letter-spacing="0.0165in" style:font-size-asian="10pt" style:text-scale="95%"/>
    </style:style>
    <style:style style:name="T71" style:family="text">
      <style:text-properties style:font-name="Century" fo:font-size="10pt" fo:letter-spacing="0.0165in" fo:language="es" fo:country="VE" style:font-size-asian="10pt" style:text-scale="95%"/>
    </style:style>
    <style:style style:name="T72" style:family="text">
      <style:text-properties style:font-name="Century" fo:font-size="10pt" fo:letter-spacing="-0.0134in" style:font-size-asian="10pt"/>
    </style:style>
    <style:style style:name="T73" style:family="text">
      <style:text-properties style:font-name="Century" fo:font-size="10pt" fo:letter-spacing="-0.0134in" fo:language="es" fo:country="VE" style:font-size-asian="10pt"/>
    </style:style>
    <style:style style:name="T74" style:family="text">
      <style:text-properties style:font-name="Century" fo:font-size="10pt" fo:language="es" fo:country="VE" style:font-size-asian="10pt"/>
    </style:style>
    <style:style style:name="T75" style:family="text">
      <style:text-properties style:font-name="Century" fo:font-size="10pt" fo:language="es" fo:country="VE" style:font-size-asian="10pt" style:text-scale="95%"/>
    </style:style>
    <style:style style:name="T76" style:family="text">
      <style:text-properties style:font-name="Century" fo:font-size="1pt" style:font-name-asian="Century" style:font-size-asian="1pt" style:font-name-complex="Century" style:font-size-complex="1pt"/>
    </style:style>
    <style:style style:name="T77" style:family="text">
      <style:text-properties style:font-name="Century" fo:font-size="1pt" fo:language="es" fo:country="VE" style:font-name-asian="Century" style:font-size-asian="1pt" style:font-name-complex="Century" style:font-size-complex="1pt"/>
    </style:style>
    <style:style style:name="T78" style:family="text">
      <style:text-properties style:font-name="Century" fo:font-size="9pt" style:font-size-asian="9pt"/>
    </style:style>
    <style:style style:name="T79" style:family="text">
      <style:text-properties style:font-name="Century" fo:font-size="9pt" fo:letter-spacing="-0.0134in" style:font-size-asian="9pt"/>
    </style:style>
    <style:style style:name="T80" style:family="text">
      <style:text-properties style:font-name="Century" fo:font-size="9pt" fo:letter-spacing="-0.0134in" fo:language="es" fo:country="VE" style:font-size-asian="9pt"/>
    </style:style>
    <style:style style:name="T81" style:family="text">
      <style:text-properties style:font-name="Century" fo:font-size="9pt" fo:letter-spacing="-0.0154in" style:font-size-asian="9pt"/>
    </style:style>
    <style:style style:name="T82" style:family="text">
      <style:text-properties style:font-name="Century" fo:font-size="9pt" fo:letter-spacing="-0.0154in" fo:language="es" fo:country="VE" style:font-size-asian="9pt"/>
    </style:style>
    <style:style style:name="T83" style:family="text">
      <style:text-properties style:font-name="Century" fo:font-size="9pt" fo:letter-spacing="-0.0008in" style:font-size-asian="9pt" style:text-scale="95%"/>
    </style:style>
    <style:style style:name="T84" style:family="text">
      <style:text-properties style:font-name="Century" fo:font-size="9pt" fo:letter-spacing="-0.0008in" fo:language="es" fo:country="VE" style:font-size-asian="9pt" style:text-scale="95%"/>
    </style:style>
    <style:style style:name="T85" style:family="text">
      <style:text-properties style:font-name="Century" fo:font-size="9pt" fo:letter-spacing="-0.0016in" style:font-size-asian="9pt" style:text-scale="95%"/>
    </style:style>
    <style:style style:name="T86" style:family="text">
      <style:text-properties style:font-name="Century" fo:font-size="9pt" fo:letter-spacing="-0.0016in" fo:language="es" fo:country="VE" style:font-size-asian="9pt" style:text-scale="95%"/>
    </style:style>
    <style:style style:name="T87" style:family="text">
      <style:text-properties style:font-name="Century" fo:font-size="9pt" fo:letter-spacing="-0.0028in" style:font-size-asian="9pt"/>
    </style:style>
    <style:style style:name="T88" style:family="text">
      <style:text-properties style:font-name="Century" fo:font-size="9pt" fo:letter-spacing="-0.0028in" fo:language="es" fo:country="VE" style:font-size-asian="9pt"/>
    </style:style>
    <style:style style:name="T89" style:family="text">
      <style:text-properties style:font-name="Century" fo:font-size="9pt" fo:letter-spacing="-0.0035in" style:font-size-asian="9pt"/>
    </style:style>
    <style:style style:name="T90" style:family="text">
      <style:text-properties style:font-name="Century" fo:font-size="9pt" fo:letter-spacing="-0.0035in" fo:language="es" fo:country="VE" style:font-size-asian="9pt"/>
    </style:style>
    <style:style style:name="T91" style:family="text">
      <style:text-properties style:font-name="Century" fo:font-size="9pt" fo:letter-spacing="-0.0098in" style:font-size-asian="9pt"/>
    </style:style>
    <style:style style:name="T92" style:family="text">
      <style:text-properties style:font-name="Century" fo:font-size="9pt" fo:language="es" fo:country="VE" style:font-size-asian="9pt"/>
    </style:style>
    <style:style style:name="T93" style:family="text">
      <style:text-properties style:font-name="Century" fo:letter-spacing="-0.0016in" fo:language="es" fo:country="VE" style:text-scale="95%"/>
    </style:style>
    <style:style style:name="T94" style:family="text">
      <style:text-properties style:font-name="Century" fo:letter-spacing="-0.0008in" fo:language="es" fo:country="VE" style:text-scale="95%"/>
    </style:style>
    <style:style style:name="T95" style:family="text">
      <style:text-properties style:font-name="Century" fo:letter-spacing="-0.0071in" fo:language="es" fo:country="VE" style:text-scale="95%"/>
    </style:style>
    <style:style style:name="T96" style:family="text">
      <style:text-properties style:font-name="Century" fo:language="es" fo:country="VE"/>
    </style:style>
    <style:style style:name="T97" style:family="text">
      <style:text-properties style:font-name="Century" fo:language="es" fo:country="VE" style:text-scale="95%"/>
    </style:style>
    <style:style style:name="T98" style:family="text">
      <style:text-properties style:font-name="Century" fo:letter-spacing="-0.0063in" fo:language="es" fo:country="VE" style:text-scale="95%"/>
    </style:style>
    <style:style style:name="T99" style:family="text">
      <style:text-properties style:font-name="Century" fo:font-size="8pt" fo:letter-spacing="-0.0016in" fo:language="es" fo:country="VE" style:font-size-asian="8pt" style:font-size-complex="8pt" style:text-scale="95%"/>
    </style:style>
    <style:style style:name="T100" style:family="text">
      <style:text-properties style:font-name="Century" fo:font-size="8pt" fo:letter-spacing="-0.0008in" fo:language="es" fo:country="VE" style:font-size-asian="8pt" style:font-size-complex="8pt" style:text-scale="95%"/>
    </style:style>
    <style:style style:name="T101" style:family="text">
      <style:text-properties style:font-name="Century" fo:font-size="8pt" fo:letter-spacing="-0.0071in" fo:language="es" fo:country="VE" style:font-size-asian="8pt" style:font-size-complex="8pt" style:text-scale="95%"/>
    </style:style>
    <style:style style:name="T102" style:family="text">
      <style:text-properties style:font-name="Century" fo:font-size="8pt" fo:language="es" fo:country="VE" style:font-size-asian="8pt" style:font-size-complex="8pt"/>
    </style:style>
    <style:style style:name="T103" style:family="text">
      <style:text-properties style:font-name="Century" fo:font-size="8pt" fo:language="es" fo:country="VE" style:font-size-asian="8pt" style:font-size-complex="8pt" style:text-scale="95%"/>
    </style:style>
    <style:style style:name="T104" style:family="text">
      <style:text-properties style:font-name="Century" fo:font-size="8pt" fo:letter-spacing="-0.0063in" fo:language="es" fo:country="VE" style:font-size-asian="8pt" style:font-size-complex="8pt" style:text-scale="95%"/>
    </style:style>
    <style:style style:name="T105" style:family="text">
      <style:text-properties style:font-name="Century" fo:font-size="8pt" fo:letter-spacing="-0.002in" fo:language="es" fo:country="VE" style:font-size-asian="8pt" style:font-size-complex="8pt" style:text-scale="95%"/>
    </style:style>
    <style:style style:name="T106" style:family="text">
      <style:text-properties style:font-name="Century" fo:font-size="8pt" fo:letter-spacing="-0.0102in" fo:language="es" fo:country="VE" style:font-size-asian="8pt" style:font-size-complex="8pt" style:text-scale="95%"/>
    </style:style>
    <style:style style:name="T107" style:family="text">
      <style:text-properties style:font-name="Century" fo:font-size="8pt" fo:letter-spacing="-0.0098in" fo:language="es" fo:country="VE" style:font-size-asian="8pt" style:font-size-complex="8pt" style:text-scale="95%"/>
    </style:style>
    <style:style style:name="T108" style:family="text">
      <style:text-properties style:font-name="Century" fo:font-size="8pt" fo:letter-spacing="-0.0028in" fo:language="es" fo:country="VE" style:font-size-asian="8pt" style:font-size-complex="8pt" style:text-scale="95%"/>
    </style:style>
    <style:style style:name="T109" style:family="text">
      <style:text-properties style:font-name="Century" fo:font-size="8pt" fo:letter-spacing="-0.0075in" fo:language="es" fo:country="VE" style:font-size-asian="8pt" style:font-size-complex="8pt" style:text-scale="95%"/>
    </style:style>
    <style:style style:name="T110" style:family="text">
      <style:text-properties style:font-name="Century" fo:font-size="8pt" fo:letter-spacing="0.002in" fo:language="es" fo:country="VE" style:font-size-asian="8pt" style:font-size-complex="8pt" style:text-scale="95%"/>
    </style:style>
    <style:style style:name="T111" style:family="text">
      <style:text-properties style:font-name="Century" fo:font-size="8pt" fo:letter-spacing="0.0165in" fo:language="es" fo:country="VE" style:font-size-asian="8pt" style:font-size-complex="8pt" style:text-scale="95%"/>
    </style:style>
    <style:style style:name="T112" style:family="text">
      <style:text-properties style:font-name="Century" fo:font-size="8pt" fo:letter-spacing="-0.0134in" fo:language="es" fo:country="VE" style:font-size-asian="8pt" style:font-size-complex="8pt"/>
    </style:style>
    <style:style style:name="T113" style:family="text">
      <style:text-properties style:font-name="Century" fo:letter-spacing="-0.002in" fo:language="es" fo:country="VE" style:text-scale="95%"/>
    </style:style>
    <style:style style:name="T114" style:family="text">
      <style:text-properties style:font-name="Century" fo:letter-spacing="-0.0102in" fo:language="es" fo:country="VE" style:text-scale="95%"/>
    </style:style>
    <style:style style:name="T115" style:family="text">
      <style:text-properties style:font-name="Century" fo:letter-spacing="-0.0098in" fo:language="es" fo:country="VE" style:text-scale="95%"/>
    </style:style>
    <style:style style:name="T116" style:family="text">
      <style:text-properties style:font-name="Century" fo:letter-spacing="-0.0028in" fo:language="es" fo:country="VE" style:text-scale="95%"/>
    </style:style>
    <style:style style:name="T117" style:family="text">
      <style:text-properties style:font-name="Century" fo:letter-spacing="-0.0075in" fo:language="es" fo:country="VE" style:text-scale="95%"/>
    </style:style>
    <style:style style:name="T118" style:family="text">
      <style:text-properties style:font-name="Century" fo:letter-spacing="0.002in" fo:language="es" fo:country="VE" style:text-scale="95%"/>
    </style:style>
    <style:style style:name="T119" style:family="text">
      <style:text-properties style:font-name="Century" fo:letter-spacing="0.0165in" fo:language="es" fo:country="VE" style:text-scale="95%"/>
    </style:style>
    <style:style style:name="T120" style:family="text">
      <style:text-properties style:font-name="Century" fo:letter-spacing="-0.0134in" fo:language="es" fo:country="VE"/>
    </style:style>
    <style:style style:name="T121" style:family="text">
      <style:text-properties fo:letter-spacing="-0.0016in"/>
    </style:style>
    <style:style style:name="T122" style:family="text">
      <style:text-properties fo:letter-spacing="-0.0016in" style:text-scale="90%"/>
    </style:style>
    <style:style style:name="T123" style:family="text">
      <style:text-properties fo:letter-spacing="-0.0016in" style:text-scale="95%"/>
    </style:style>
    <style:style style:name="T124" style:family="text">
      <style:text-properties fo:letter-spacing="-0.0016in" fo:language="es" fo:country="VE"/>
    </style:style>
    <style:style style:name="T125" style:family="text">
      <style:text-properties fo:letter-spacing="-0.0016in" fo:language="es" fo:country="VE" style:text-scale="90%"/>
    </style:style>
    <style:style style:name="T126" style:family="text">
      <style:text-properties fo:letter-spacing="-0.0016in" fo:language="es" fo:country="VE" style:text-scale="95%"/>
    </style:style>
    <style:style style:name="T127" style:family="text">
      <style:text-properties fo:letter-spacing="-0.0016in" fo:language="es" fo:country="VE" officeooo:rsid="0014180e"/>
    </style:style>
    <style:style style:name="T128" style:family="text">
      <style:text-properties fo:letter-spacing="-0.0008in"/>
    </style:style>
    <style:style style:name="T129" style:family="text">
      <style:text-properties fo:letter-spacing="-0.0008in" style:text-scale="90%"/>
    </style:style>
    <style:style style:name="T130" style:family="text">
      <style:text-properties fo:letter-spacing="-0.0008in" style:text-scale="95%"/>
    </style:style>
    <style:style style:name="T131" style:family="text">
      <style:text-properties fo:letter-spacing="-0.0008in" fo:language="es" fo:country="VE"/>
    </style:style>
    <style:style style:name="T132" style:family="text">
      <style:text-properties fo:letter-spacing="-0.0008in" fo:language="es" fo:country="VE" style:text-scale="90%"/>
    </style:style>
    <style:style style:name="T133" style:family="text">
      <style:text-properties fo:letter-spacing="-0.0008in" fo:language="es" fo:country="VE" style:text-scale="95%"/>
    </style:style>
    <style:style style:name="T134" style:family="text">
      <style:text-properties fo:letter-spacing="-0.0028in"/>
    </style:style>
    <style:style style:name="T135" style:family="text">
      <style:text-properties fo:letter-spacing="-0.0028in" style:text-scale="95%"/>
    </style:style>
    <style:style style:name="T136" style:family="text">
      <style:text-properties fo:letter-spacing="-0.0028in" fo:language="es" fo:country="VE"/>
    </style:style>
    <style:style style:name="T137" style:family="text">
      <style:text-properties fo:letter-spacing="-0.0028in" fo:language="es" fo:country="VE" style:text-scale="95%"/>
    </style:style>
    <style:style style:name="T138" style:family="text">
      <style:text-properties fo:letter-spacing="-0.0028in" fo:language="es" fo:country="VE" officeooo:rsid="0014180e" style:text-scale="95%"/>
    </style:style>
    <style:style style:name="T139" style:family="text">
      <style:text-properties fo:letter-spacing="-0.0035in"/>
    </style:style>
    <style:style style:name="T140" style:family="text">
      <style:text-properties fo:letter-spacing="-0.0035in" style:text-scale="95%"/>
    </style:style>
    <style:style style:name="T141" style:family="text">
      <style:text-properties fo:letter-spacing="-0.0035in" style:text-scale="90%"/>
    </style:style>
    <style:style style:name="T142" style:family="text">
      <style:text-properties fo:letter-spacing="-0.0035in" fo:language="es" fo:country="VE"/>
    </style:style>
    <style:style style:name="T143" style:family="text">
      <style:text-properties fo:letter-spacing="-0.0035in" fo:language="es" fo:country="VE" style:text-scale="95%"/>
    </style:style>
    <style:style style:name="T144" style:family="text">
      <style:text-properties fo:letter-spacing="-0.0035in" fo:language="es" fo:country="VE" style:text-scale="90%"/>
    </style:style>
    <style:style style:name="T145" style:family="text">
      <style:text-properties fo:letter-spacing="0.0035in"/>
    </style:style>
    <style:style style:name="T146" style:family="text">
      <style:text-properties fo:letter-spacing="0.0035in" fo:language="es" fo:country="VE"/>
    </style:style>
    <style:style style:name="T147" style:family="text">
      <style:text-properties fo:letter-spacing="0.0043in"/>
    </style:style>
    <style:style style:name="T148" style:family="text">
      <style:text-properties fo:letter-spacing="0.0043in" style:text-scale="95%"/>
    </style:style>
    <style:style style:name="T149" style:family="text">
      <style:text-properties fo:letter-spacing="0.0043in" fo:language="es" fo:country="VE"/>
    </style:style>
    <style:style style:name="T150" style:family="text">
      <style:text-properties fo:letter-spacing="0.0043in" fo:language="es" fo:country="VE" style:text-scale="95%"/>
    </style:style>
    <style:style style:name="T151" style:family="text">
      <style:text-properties fo:letter-spacing="0.0201in" style:text-scale="89%"/>
    </style:style>
    <style:style style:name="T152" style:family="text">
      <style:text-properties fo:letter-spacing="0.0201in" style:text-scale="92%"/>
    </style:style>
    <style:style style:name="T153" style:family="text">
      <style:text-properties fo:letter-spacing="0.0201in" fo:language="es" fo:country="VE" style:text-scale="89%"/>
    </style:style>
    <style:style style:name="T154" style:family="text">
      <style:text-properties fo:letter-spacing="0.0201in" fo:language="es" fo:country="VE" style:text-scale="92%"/>
    </style:style>
    <style:style style:name="T155" style:family="text">
      <style:text-properties fo:letter-spacing="0.002in"/>
    </style:style>
    <style:style style:name="T156" style:family="text">
      <style:text-properties fo:letter-spacing="0.002in" fo:language="es" fo:country="VE"/>
    </style:style>
    <style:style style:name="T157" style:family="text">
      <style:text-properties fo:letter-spacing="-0.002in"/>
    </style:style>
    <style:style style:name="T158" style:family="text">
      <style:text-properties fo:letter-spacing="-0.002in" style:text-scale="95%"/>
    </style:style>
    <style:style style:name="T159" style:family="text">
      <style:text-properties fo:letter-spacing="-0.002in" fo:language="es" fo:country="VE"/>
    </style:style>
    <style:style style:name="T160" style:family="text">
      <style:text-properties fo:letter-spacing="-0.002in" fo:language="es" fo:country="VE" style:text-scale="95%"/>
    </style:style>
    <style:style style:name="T161" style:family="text">
      <style:text-properties fo:letter-spacing="0.0028in"/>
    </style:style>
    <style:style style:name="T162" style:family="text">
      <style:text-properties fo:letter-spacing="0.0028in" style:text-scale="90%"/>
    </style:style>
    <style:style style:name="T163" style:family="text">
      <style:text-properties fo:letter-spacing="0.0028in" fo:language="es" fo:country="VE"/>
    </style:style>
    <style:style style:name="T164" style:family="text">
      <style:text-properties fo:letter-spacing="0.0028in" fo:language="es" fo:country="VE" style:text-scale="90%"/>
    </style:style>
    <style:style style:name="T165" style:family="text">
      <style:text-properties fo:letter-spacing="0.0272in" style:text-scale="87%"/>
    </style:style>
    <style:style style:name="T166" style:family="text">
      <style:text-properties fo:letter-spacing="0.0272in" style:text-scale="88%"/>
    </style:style>
    <style:style style:name="T167" style:family="text">
      <style:text-properties fo:letter-spacing="0.0272in" style:text-scale="93%"/>
    </style:style>
    <style:style style:name="T168" style:family="text">
      <style:text-properties fo:letter-spacing="0.0272in" fo:language="es" fo:country="VE" style:text-scale="87%"/>
    </style:style>
    <style:style style:name="T169" style:family="text">
      <style:text-properties fo:letter-spacing="0.0272in" fo:language="es" fo:country="VE" style:text-scale="88%"/>
    </style:style>
    <style:style style:name="T170" style:family="text">
      <style:text-properties fo:letter-spacing="0.0272in" fo:language="es" fo:country="VE" style:text-scale="93%"/>
    </style:style>
    <style:style style:name="T171" style:family="text">
      <style:text-properties fo:letter-spacing="-0.0201in"/>
    </style:style>
    <style:style style:name="T172" style:family="text">
      <style:text-properties fo:letter-spacing="-0.0201in" style:text-scale="95%"/>
    </style:style>
    <style:style style:name="T173" style:family="text">
      <style:text-properties fo:letter-spacing="-0.0201in" fo:language="es" fo:country="VE"/>
    </style:style>
    <style:style style:name="T174" style:family="text">
      <style:text-properties fo:letter-spacing="-0.0201in" fo:language="es" fo:country="VE" style:text-scale="95%"/>
    </style:style>
    <style:style style:name="T175" style:family="text">
      <style:text-properties fo:letter-spacing="-0.0201in" fo:language="es" fo:country="VE" officeooo:rsid="0014180e"/>
    </style:style>
    <style:style style:name="T176" style:family="text">
      <style:text-properties fo:letter-spacing="-0.0189in"/>
    </style:style>
    <style:style style:name="T177" style:family="text">
      <style:text-properties fo:letter-spacing="-0.0189in" style:text-scale="95%"/>
    </style:style>
    <style:style style:name="T178" style:family="text">
      <style:text-properties fo:letter-spacing="-0.0189in" fo:language="es" fo:country="VE"/>
    </style:style>
    <style:style style:name="T179" style:family="text">
      <style:text-properties fo:letter-spacing="-0.0189in" fo:language="es" fo:country="VE" style:text-scale="95%"/>
    </style:style>
    <style:style style:name="T180" style:family="text">
      <style:text-properties fo:letter-spacing="-0.0193in"/>
    </style:style>
    <style:style style:name="T181" style:family="text">
      <style:text-properties fo:letter-spacing="-0.0193in" style:text-scale="95%"/>
    </style:style>
    <style:style style:name="T182" style:family="text">
      <style:text-properties fo:letter-spacing="-0.0193in" fo:language="es" fo:country="VE"/>
    </style:style>
    <style:style style:name="T183" style:family="text">
      <style:text-properties fo:letter-spacing="-0.0193in" fo:language="es" fo:country="VE" style:text-scale="95%"/>
    </style:style>
    <style:style style:name="T184" style:family="text">
      <style:text-properties fo:letter-spacing="-0.0217in"/>
    </style:style>
    <style:style style:name="T185" style:family="text">
      <style:text-properties fo:letter-spacing="-0.0217in" fo:language="es" fo:country="VE"/>
    </style:style>
    <style:style style:name="T186" style:family="text">
      <style:text-properties fo:letter-spacing="-0.0209in"/>
    </style:style>
    <style:style style:name="T187" style:family="text">
      <style:text-properties fo:letter-spacing="-0.0209in" fo:language="es" fo:country="VE"/>
    </style:style>
    <style:style style:name="T188" style:family="text">
      <style:text-properties fo:letter-spacing="0.0189in" style:text-scale="92%"/>
    </style:style>
    <style:style style:name="T189" style:family="text">
      <style:text-properties fo:letter-spacing="0.0189in" style:text-scale="89%"/>
    </style:style>
    <style:style style:name="T190" style:family="text">
      <style:text-properties fo:letter-spacing="0.0189in" style:text-scale="95%"/>
    </style:style>
    <style:style style:name="T191" style:family="text">
      <style:text-properties fo:letter-spacing="0.0189in" style:text-scale="94%"/>
    </style:style>
    <style:style style:name="T192" style:family="text">
      <style:text-properties fo:letter-spacing="0.0189in" fo:language="es" fo:country="VE" style:text-scale="92%"/>
    </style:style>
    <style:style style:name="T193" style:family="text">
      <style:text-properties fo:letter-spacing="0.0189in" fo:language="es" fo:country="VE" style:text-scale="89%"/>
    </style:style>
    <style:style style:name="T194" style:family="text">
      <style:text-properties fo:letter-spacing="0.0189in" fo:language="es" fo:country="VE" style:text-scale="95%"/>
    </style:style>
    <style:style style:name="T195" style:family="text">
      <style:text-properties fo:letter-spacing="0.0189in" fo:language="es" fo:country="VE" style:text-scale="94%"/>
    </style:style>
    <style:style style:name="T196" style:family="text">
      <style:text-properties fo:letter-spacing="0.0138in"/>
    </style:style>
    <style:style style:name="T197" style:family="text">
      <style:text-properties fo:letter-spacing="0.0138in" style:text-scale="99%"/>
    </style:style>
    <style:style style:name="T198" style:family="text">
      <style:text-properties fo:letter-spacing="0.0138in" fo:language="es" fo:country="VE"/>
    </style:style>
    <style:style style:name="T199" style:family="text">
      <style:text-properties fo:letter-spacing="0.0138in" fo:language="es" fo:country="VE" style:text-scale="99%"/>
    </style:style>
    <style:style style:name="T200" style:family="text">
      <style:text-properties fo:letter-spacing="-0.0173in"/>
    </style:style>
    <style:style style:name="T201" style:family="text">
      <style:text-properties fo:letter-spacing="-0.0173in" style:text-scale="95%"/>
    </style:style>
    <style:style style:name="T202" style:family="text">
      <style:text-properties fo:letter-spacing="-0.0173in" fo:language="es" fo:country="VE"/>
    </style:style>
    <style:style style:name="T203" style:family="text">
      <style:text-properties fo:letter-spacing="-0.0173in" fo:language="es" fo:country="VE" style:text-scale="95%"/>
    </style:style>
    <style:style style:name="T204" style:family="text">
      <style:text-properties fo:letter-spacing="-0.0165in"/>
    </style:style>
    <style:style style:name="T205" style:family="text">
      <style:text-properties fo:letter-spacing="-0.0165in" style:text-scale="95%"/>
    </style:style>
    <style:style style:name="T206" style:family="text">
      <style:text-properties fo:letter-spacing="-0.0165in" fo:language="es" fo:country="VE"/>
    </style:style>
    <style:style style:name="T207" style:family="text">
      <style:text-properties fo:letter-spacing="-0.0165in" fo:language="es" fo:country="VE" style:text-scale="95%"/>
    </style:style>
    <style:style style:name="T208" style:family="text">
      <style:text-properties fo:letter-spacing="-0.0264in"/>
    </style:style>
    <style:style style:name="T209" style:family="text">
      <style:text-properties fo:letter-spacing="-0.0264in" fo:language="es" fo:country="VE"/>
    </style:style>
    <style:style style:name="T210" style:family="text">
      <style:text-properties fo:letter-spacing="-0.0256in"/>
    </style:style>
    <style:style style:name="T211" style:family="text">
      <style:text-properties fo:letter-spacing="-0.0256in" fo:language="es" fo:country="VE"/>
    </style:style>
    <style:style style:name="T212" style:family="text">
      <style:text-properties fo:letter-spacing="0.0193in" style:text-scale="95%"/>
    </style:style>
    <style:style style:name="T213" style:family="text">
      <style:text-properties fo:letter-spacing="0.0193in" fo:language="es" fo:country="VE" style:text-scale="95%"/>
    </style:style>
    <style:style style:name="T214" style:family="text">
      <style:text-properties fo:letter-spacing="0.0366in" style:text-scale="87%"/>
    </style:style>
    <style:style style:name="T215" style:family="text">
      <style:text-properties fo:letter-spacing="0.0366in" style:text-scale="84%"/>
    </style:style>
    <style:style style:name="T216" style:family="text">
      <style:text-properties fo:letter-spacing="0.0366in" fo:language="es" fo:country="VE" style:text-scale="87%"/>
    </style:style>
    <style:style style:name="T217" style:family="text">
      <style:text-properties fo:letter-spacing="0.0366in" fo:language="es" fo:country="VE" style:text-scale="84%"/>
    </style:style>
    <style:style style:name="T218" style:family="text">
      <style:text-properties fo:letter-spacing="0.0299in" style:text-scale="94%"/>
    </style:style>
    <style:style style:name="T219" style:family="text">
      <style:text-properties fo:letter-spacing="0.0299in" style:text-scale="87%"/>
    </style:style>
    <style:style style:name="T220" style:family="text">
      <style:text-properties fo:letter-spacing="0.0299in" fo:language="es" fo:country="VE" style:text-scale="94%"/>
    </style:style>
    <style:style style:name="T221" style:family="text">
      <style:text-properties fo:letter-spacing="0.0299in" fo:language="es" fo:country="VE" style:text-scale="87%"/>
    </style:style>
    <style:style style:name="T222" style:family="text">
      <style:text-properties style:text-scale="90%"/>
    </style:style>
    <style:style style:name="T223" style:family="text">
      <style:text-properties fo:letter-spacing="-0.0244in"/>
    </style:style>
    <style:style style:name="T224" style:family="text">
      <style:text-properties fo:letter-spacing="-0.0244in" fo:language="es" fo:country="VE"/>
    </style:style>
    <style:style style:name="T225" style:family="text">
      <style:text-properties fo:letter-spacing="-0.0236in"/>
    </style:style>
    <style:style style:name="T226" style:family="text">
      <style:text-properties fo:letter-spacing="-0.0236in" style:text-scale="95%"/>
    </style:style>
    <style:style style:name="T227" style:family="text">
      <style:text-properties fo:letter-spacing="-0.0236in" fo:language="es" fo:country="VE"/>
    </style:style>
    <style:style style:name="T228" style:family="text">
      <style:text-properties fo:letter-spacing="-0.0236in" fo:language="es" fo:country="VE" style:text-scale="95%"/>
    </style:style>
    <style:style style:name="T229" style:family="text">
      <style:text-properties fo:letter-spacing="0.048in" style:text-scale="95%"/>
    </style:style>
    <style:style style:name="T230" style:family="text">
      <style:text-properties fo:letter-spacing="0.048in" style:text-scale="93%"/>
    </style:style>
    <style:style style:name="T231" style:family="text">
      <style:text-properties fo:letter-spacing="0.048in" fo:language="es" fo:country="VE" style:text-scale="95%"/>
    </style:style>
    <style:style style:name="T232" style:family="text">
      <style:text-properties fo:letter-spacing="0.048in" fo:language="es" fo:country="VE" style:text-scale="93%"/>
    </style:style>
    <style:style style:name="T233" style:family="text">
      <style:text-properties fo:letter-spacing="-0.0134in"/>
    </style:style>
    <style:style style:name="T234" style:family="text">
      <style:text-properties fo:letter-spacing="-0.0134in" style:text-scale="95%"/>
    </style:style>
    <style:style style:name="T235" style:family="text">
      <style:text-properties fo:letter-spacing="-0.0134in" fo:language="es" fo:country="VE"/>
    </style:style>
    <style:style style:name="T236" style:family="text">
      <style:text-properties fo:letter-spacing="-0.0134in" fo:language="es" fo:country="VE" style:text-scale="95%"/>
    </style:style>
    <style:style style:name="T237" style:family="text">
      <style:text-properties fo:letter-spacing="-0.0126in"/>
    </style:style>
    <style:style style:name="T238" style:family="text">
      <style:text-properties fo:letter-spacing="-0.0126in" style:text-scale="95%"/>
    </style:style>
    <style:style style:name="T239" style:family="text">
      <style:text-properties fo:letter-spacing="-0.0126in" fo:language="es" fo:country="VE"/>
    </style:style>
    <style:style style:name="T240" style:family="text">
      <style:text-properties fo:letter-spacing="-0.0126in" fo:language="es" fo:country="VE" style:text-scale="95%"/>
    </style:style>
    <style:style style:name="T241" style:family="text">
      <style:text-properties fo:letter-spacing="-0.0047in"/>
    </style:style>
    <style:style style:name="T242" style:family="text">
      <style:text-properties fo:letter-spacing="-0.0047in" style:text-scale="95%"/>
    </style:style>
    <style:style style:name="T243" style:family="text">
      <style:text-properties fo:letter-spacing="-0.0047in" fo:language="es" fo:country="VE"/>
    </style:style>
    <style:style style:name="T244" style:family="text">
      <style:text-properties fo:letter-spacing="-0.0047in" fo:language="es" fo:country="VE" style:text-scale="95%"/>
    </style:style>
    <style:style style:name="T245" style:family="text">
      <style:text-properties fo:letter-spacing="-0.0047in" fo:language="es" fo:country="VE" officeooo:rsid="0014180e" style:text-scale="95%"/>
    </style:style>
    <style:style style:name="T246" style:family="text">
      <style:text-properties fo:letter-spacing="0.0327in" style:text-scale="92%"/>
    </style:style>
    <style:style style:name="T247" style:family="text">
      <style:text-properties fo:letter-spacing="0.0327in" fo:language="es" fo:country="VE" style:text-scale="92%"/>
    </style:style>
    <style:style style:name="T248" style:family="text">
      <style:text-properties fo:letter-spacing="-0.0055in"/>
    </style:style>
    <style:style style:name="T249" style:family="text">
      <style:text-properties fo:letter-spacing="-0.0055in" style:text-scale="95%"/>
    </style:style>
    <style:style style:name="T250" style:family="text">
      <style:text-properties fo:letter-spacing="-0.0055in" fo:language="es" fo:country="VE"/>
    </style:style>
    <style:style style:name="T251" style:family="text">
      <style:text-properties fo:letter-spacing="-0.0055in" fo:language="es" fo:country="VE" style:text-scale="95%"/>
    </style:style>
    <style:style style:name="T252" style:family="text">
      <style:text-properties fo:letter-spacing="-0.0055in" fo:language="es" fo:country="VE" officeooo:rsid="0014180e" style:text-scale="95%"/>
    </style:style>
    <style:style style:name="T253" style:family="text">
      <style:text-properties fo:letter-spacing="-0.022in"/>
    </style:style>
    <style:style style:name="T254" style:family="text">
      <style:text-properties fo:letter-spacing="-0.022in" fo:language="es" fo:country="VE"/>
    </style:style>
    <style:style style:name="T255" style:family="text">
      <style:text-properties fo:letter-spacing="0.0217in" style:text-scale="99%"/>
    </style:style>
    <style:style style:name="T256" style:family="text">
      <style:text-properties fo:letter-spacing="0.0217in" style:text-scale="93%"/>
    </style:style>
    <style:style style:name="T257" style:family="text">
      <style:text-properties fo:letter-spacing="0.0217in" style:text-scale="91%"/>
    </style:style>
    <style:style style:name="T258" style:family="text">
      <style:text-properties fo:letter-spacing="0.0217in" fo:language="es" fo:country="VE" style:text-scale="99%"/>
    </style:style>
    <style:style style:name="T259" style:family="text">
      <style:text-properties fo:letter-spacing="0.0217in" fo:language="es" fo:country="VE" style:text-scale="93%"/>
    </style:style>
    <style:style style:name="T260" style:family="text">
      <style:text-properties fo:letter-spacing="0.0217in" fo:language="es" fo:country="VE" style:text-scale="91%"/>
    </style:style>
    <style:style style:name="T261" style:family="text">
      <style:text-properties fo:letter-spacing="0.0146in" style:text-scale="91%"/>
    </style:style>
    <style:style style:name="T262" style:family="text">
      <style:text-properties fo:letter-spacing="0.0146in" fo:language="es" fo:country="VE" style:text-scale="91%"/>
    </style:style>
    <style:style style:name="T263" style:family="text">
      <style:text-properties fo:letter-spacing="0.0244in" style:text-scale="88%"/>
    </style:style>
    <style:style style:name="T264" style:family="text">
      <style:text-properties fo:letter-spacing="0.0244in" style:text-scale="90%"/>
    </style:style>
    <style:style style:name="T265" style:family="text">
      <style:text-properties fo:letter-spacing="0.0244in" style:text-scale="99%"/>
    </style:style>
    <style:style style:name="T266" style:family="text">
      <style:text-properties fo:letter-spacing="0.0244in" style:text-scale="93%"/>
    </style:style>
    <style:style style:name="T267" style:family="text">
      <style:text-properties fo:letter-spacing="0.0244in" fo:language="es" fo:country="VE" style:text-scale="88%"/>
    </style:style>
    <style:style style:name="T268" style:family="text">
      <style:text-properties fo:letter-spacing="0.0244in" fo:language="es" fo:country="VE" style:text-scale="90%"/>
    </style:style>
    <style:style style:name="T269" style:family="text">
      <style:text-properties fo:letter-spacing="0.0244in" fo:language="es" fo:country="VE" style:text-scale="99%"/>
    </style:style>
    <style:style style:name="T270" style:family="text">
      <style:text-properties fo:letter-spacing="0.0244in" fo:language="es" fo:country="VE" style:text-scale="93%"/>
    </style:style>
    <style:style style:name="T271" style:family="text">
      <style:text-properties fo:letter-spacing="-0.0083in"/>
    </style:style>
    <style:style style:name="T272" style:family="text">
      <style:text-properties fo:letter-spacing="-0.0083in" style:text-scale="95%"/>
    </style:style>
    <style:style style:name="T273" style:family="text">
      <style:text-properties fo:letter-spacing="-0.0083in" fo:language="es" fo:country="VE"/>
    </style:style>
    <style:style style:name="T274" style:family="text">
      <style:text-properties fo:letter-spacing="-0.0083in" fo:language="es" fo:country="VE" style:text-scale="95%"/>
    </style:style>
    <style:style style:name="T275" style:family="text">
      <style:text-properties fo:letter-spacing="-0.0083in" fo:language="es" fo:country="VE" officeooo:rsid="0014180e" style:text-scale="95%"/>
    </style:style>
    <style:style style:name="T276" style:family="text">
      <style:text-properties fo:letter-spacing="-0.0075in" style:text-scale="95%"/>
    </style:style>
    <style:style style:name="T277" style:family="text">
      <style:text-properties fo:letter-spacing="-0.0075in" fo:language="es" fo:country="VE" style:text-scale="95%"/>
    </style:style>
    <style:style style:name="T278" style:family="text">
      <style:text-properties fo:letter-spacing="-0.0043in"/>
    </style:style>
    <style:style style:name="T279" style:family="text">
      <style:text-properties fo:letter-spacing="-0.0043in" style:text-scale="95%"/>
    </style:style>
    <style:style style:name="T280" style:family="text">
      <style:text-properties fo:letter-spacing="-0.0043in" style:text-scale="90%"/>
    </style:style>
    <style:style style:name="T281" style:family="text">
      <style:text-properties fo:letter-spacing="-0.0043in" fo:language="es" fo:country="VE"/>
    </style:style>
    <style:style style:name="T282" style:family="text">
      <style:text-properties fo:letter-spacing="-0.0043in" fo:language="es" fo:country="VE" style:text-scale="95%"/>
    </style:style>
    <style:style style:name="T283" style:family="text">
      <style:text-properties fo:letter-spacing="-0.0043in" fo:language="es" fo:country="VE" officeooo:rsid="0014180e" style:text-scale="95%"/>
    </style:style>
    <style:style style:name="T284" style:family="text">
      <style:text-properties fo:letter-spacing="-0.0043in" fo:language="es" fo:country="VE" style:text-scale="90%"/>
    </style:style>
    <style:style style:name="T285" style:family="text">
      <style:text-properties fo:letter-spacing="-0.0161in"/>
    </style:style>
    <style:style style:name="T286" style:family="text">
      <style:text-properties fo:letter-spacing="-0.0161in" fo:language="es" fo:country="VE"/>
    </style:style>
    <style:style style:name="T287" style:family="text">
      <style:text-properties fo:letter-spacing="-0.0154in"/>
    </style:style>
    <style:style style:name="T288" style:family="text">
      <style:text-properties fo:letter-spacing="-0.0154in" style:text-scale="95%"/>
    </style:style>
    <style:style style:name="T289" style:family="text">
      <style:text-properties fo:letter-spacing="-0.0154in" fo:language="es" fo:country="VE"/>
    </style:style>
    <style:style style:name="T290" style:family="text">
      <style:text-properties fo:letter-spacing="-0.0154in" fo:language="es" fo:country="VE" style:text-scale="95%"/>
    </style:style>
    <style:style style:name="T291" style:family="text">
      <style:text-properties fo:letter-spacing="-0.0146in"/>
    </style:style>
    <style:style style:name="T292" style:family="text">
      <style:text-properties fo:letter-spacing="-0.0146in" fo:language="es" fo:country="VE"/>
    </style:style>
    <style:style style:name="T293" style:family="text">
      <style:text-properties fo:letter-spacing="0.0398in" style:text-scale="90%"/>
    </style:style>
    <style:style style:name="T294" style:family="text">
      <style:text-properties fo:letter-spacing="0.0398in" fo:language="es" fo:country="VE" style:text-scale="90%"/>
    </style:style>
    <style:style style:name="T295" style:family="text">
      <style:text-properties fo:letter-spacing="-0.0181in"/>
    </style:style>
    <style:style style:name="T296" style:family="text">
      <style:text-properties fo:letter-spacing="-0.0181in" style:text-scale="95%"/>
    </style:style>
    <style:style style:name="T297" style:family="text">
      <style:text-properties fo:letter-spacing="-0.0181in" fo:language="es" fo:country="VE"/>
    </style:style>
    <style:style style:name="T298" style:family="text">
      <style:text-properties fo:letter-spacing="-0.0181in" fo:language="es" fo:country="VE" style:text-scale="95%"/>
    </style:style>
    <style:style style:name="T299" style:family="text">
      <style:text-properties fo:letter-spacing="0.0425in" style:text-scale="88%"/>
    </style:style>
    <style:style style:name="T300" style:family="text">
      <style:text-properties fo:letter-spacing="0.0425in" style:text-scale="84%"/>
    </style:style>
    <style:style style:name="T301" style:family="text">
      <style:text-properties fo:letter-spacing="0.0425in" fo:language="es" fo:country="VE" style:text-scale="88%"/>
    </style:style>
    <style:style style:name="T302" style:family="text">
      <style:text-properties fo:letter-spacing="0.0425in" fo:language="es" fo:country="VE" style:text-scale="84%"/>
    </style:style>
    <style:style style:name="T303" style:family="text">
      <style:text-properties fo:letter-spacing="0.0382in" style:text-scale="87%"/>
    </style:style>
    <style:style style:name="T304" style:family="text">
      <style:text-properties fo:letter-spacing="0.0382in" fo:language="es" fo:country="VE" style:text-scale="87%"/>
    </style:style>
    <style:style style:name="T305" style:family="text">
      <style:text-properties fo:letter-spacing="0.0165in" style:text-scale="88%"/>
    </style:style>
    <style:style style:name="T306" style:family="text">
      <style:text-properties fo:letter-spacing="0.0165in" style:text-scale="87%"/>
    </style:style>
    <style:style style:name="T307" style:family="text">
      <style:text-properties fo:letter-spacing="0.0165in" style:text-scale="99%"/>
    </style:style>
    <style:style style:name="T308" style:family="text">
      <style:text-properties fo:letter-spacing="0.0165in" style:text-scale="91%"/>
    </style:style>
    <style:style style:name="T309" style:family="text">
      <style:text-properties fo:letter-spacing="0.0165in" fo:language="es" fo:country="VE" style:text-scale="88%"/>
    </style:style>
    <style:style style:name="T310" style:family="text">
      <style:text-properties fo:letter-spacing="0.0165in" fo:language="es" fo:country="VE" style:text-scale="87%"/>
    </style:style>
    <style:style style:name="T311" style:family="text">
      <style:text-properties fo:letter-spacing="0.0165in" fo:language="es" fo:country="VE" style:text-scale="99%"/>
    </style:style>
    <style:style style:name="T312" style:family="text">
      <style:text-properties fo:letter-spacing="0.0165in" fo:language="es" fo:country="VE" style:text-scale="91%"/>
    </style:style>
    <style:style style:name="T313" style:family="text">
      <style:text-properties fo:letter-spacing="-0.0138in"/>
    </style:style>
    <style:style style:name="T314" style:family="text">
      <style:text-properties fo:letter-spacing="-0.0138in" fo:language="es" fo:country="VE"/>
    </style:style>
    <style:style style:name="T315" style:family="text">
      <style:text-properties fo:letter-spacing="0.0618in" style:text-scale="99%"/>
    </style:style>
    <style:style style:name="T316" style:family="text">
      <style:text-properties fo:letter-spacing="0.0618in" fo:language="es" fo:country="VE" style:text-scale="99%"/>
    </style:style>
    <style:style style:name="T317" style:family="text">
      <style:text-properties fo:letter-spacing="-0.0071in"/>
    </style:style>
    <style:style style:name="T318" style:family="text">
      <style:text-properties fo:letter-spacing="-0.0071in" style:text-scale="95%"/>
    </style:style>
    <style:style style:name="T319" style:family="text">
      <style:text-properties fo:letter-spacing="-0.0071in" fo:language="es" fo:country="VE"/>
    </style:style>
    <style:style style:name="T320" style:family="text">
      <style:text-properties fo:letter-spacing="-0.0071in" fo:language="es" fo:country="VE" style:text-scale="95%"/>
    </style:style>
    <style:style style:name="T321" style:family="text">
      <style:text-properties fo:letter-spacing="-0.0063in"/>
    </style:style>
    <style:style style:name="T322" style:family="text">
      <style:text-properties fo:letter-spacing="-0.0063in" style:text-scale="95%"/>
    </style:style>
    <style:style style:name="T323" style:family="text">
      <style:text-properties fo:letter-spacing="-0.0063in" fo:language="es" fo:country="VE"/>
    </style:style>
    <style:style style:name="T324" style:family="text">
      <style:text-properties fo:letter-spacing="-0.0063in" fo:language="es" fo:country="VE" style:text-scale="95%"/>
    </style:style>
    <style:style style:name="T325" style:family="text">
      <style:text-properties fo:letter-spacing="0.0256in" style:text-scale="96%"/>
    </style:style>
    <style:style style:name="T326" style:family="text">
      <style:text-properties fo:letter-spacing="0.0256in" fo:language="es" fo:country="VE" style:text-scale="96%"/>
    </style:style>
    <style:style style:name="T327" style:family="text">
      <style:text-properties fo:letter-spacing="0.0311in" style:text-scale="87%"/>
    </style:style>
    <style:style style:name="T328" style:family="text">
      <style:text-properties fo:letter-spacing="0.0311in" style:text-scale="88%"/>
    </style:style>
    <style:style style:name="T329" style:family="text">
      <style:text-properties fo:letter-spacing="0.0311in" style:text-scale="99%"/>
    </style:style>
    <style:style style:name="T330" style:family="text">
      <style:text-properties fo:letter-spacing="0.0311in" fo:language="es" fo:country="VE" style:text-scale="87%"/>
    </style:style>
    <style:style style:name="T331" style:family="text">
      <style:text-properties fo:letter-spacing="0.0311in" fo:language="es" fo:country="VE" style:text-scale="88%"/>
    </style:style>
    <style:style style:name="T332" style:family="text">
      <style:text-properties fo:letter-spacing="0.0311in" fo:language="es" fo:country="VE" style:text-scale="99%"/>
    </style:style>
    <style:style style:name="T333" style:family="text">
      <style:text-properties style:font-name="Arial" fo:font-size="10pt" fo:font-style="italic" style:font-size-asian="10pt" style:font-style-asian="italic"/>
    </style:style>
    <style:style style:name="T334" style:family="text">
      <style:text-properties style:font-name="Arial" fo:font-size="10pt" fo:font-style="italic" style:font-size-asian="10pt" style:font-style-asian="italic" style:text-scale="95%"/>
    </style:style>
    <style:style style:name="T335" style:family="text">
      <style:text-properties style:font-name="Arial" fo:font-size="10pt" fo:font-style="italic" style:font-name-asian="Arial" style:font-size-asian="10pt" style:font-style-asian="italic" style:font-name-complex="Arial" style:font-size-complex="10pt"/>
    </style:style>
    <style:style style:name="T336" style:family="text">
      <style:text-properties style:font-name="Arial" fo:font-size="10pt" fo:font-style="italic" style:font-name-asian="Arial" style:font-size-asian="10pt" style:font-style-asian="italic" style:font-name-complex="Arial" style:font-size-complex="10pt" style:text-scale="95%"/>
    </style:style>
    <style:style style:name="T337" style:family="text">
      <style:text-properties style:font-name="Arial" fo:font-size="10pt" fo:letter-spacing="-0.002in" fo:font-style="italic" style:font-size-asian="10pt" style:font-style-asian="italic"/>
    </style:style>
    <style:style style:name="T338" style:family="text">
      <style:text-properties style:font-name="Arial" fo:font-size="10pt" fo:letter-spacing="-0.002in" fo:font-style="italic" style:font-size-asian="10pt" style:font-style-asian="italic" style:text-scale="95%"/>
    </style:style>
    <style:style style:name="T339" style:family="text">
      <style:text-properties style:font-name="Arial" fo:font-size="10pt" fo:letter-spacing="-0.002in" fo:font-style="italic" style:font-name-asian="Arial" style:font-size-asian="10pt" style:font-style-asian="italic" style:font-name-complex="Arial" style:font-size-complex="10pt"/>
    </style:style>
    <style:style style:name="T340" style:family="text">
      <style:text-properties style:font-name="Arial" fo:font-size="10pt" fo:letter-spacing="-0.002in" fo:font-style="italic" style:font-name-asian="Arial" style:font-size-asian="10pt" style:font-style-asian="italic" style:font-name-complex="Arial" style:font-size-complex="10pt" style:text-scale="95%"/>
    </style:style>
    <style:style style:name="T341" style:family="text">
      <style:text-properties style:font-name="Arial" fo:font-size="10pt" fo:letter-spacing="-0.002in" fo:language="es" fo:country="VE" fo:font-style="italic" style:font-size-asian="10pt" style:font-style-asian="italic"/>
    </style:style>
    <style:style style:name="T342" style:family="text">
      <style:text-properties style:font-name="Arial" fo:font-size="10pt" fo:letter-spacing="-0.002in" fo:language="es" fo:country="VE" fo:font-style="italic" style:font-size-asian="10pt" style:font-style-asian="italic" style:text-scale="95%"/>
    </style:style>
    <style:style style:name="T343" style:family="text">
      <style:text-properties style:font-name="Arial" fo:font-size="10pt" fo:letter-spacing="-0.002in" fo:language="es" fo:country="VE" fo:font-style="italic" style:font-name-asian="Arial" style:font-size-asian="10pt" style:font-style-asian="italic" style:font-name-complex="Arial" style:font-size-complex="10pt"/>
    </style:style>
    <style:style style:name="T344" style:family="text">
      <style:text-properties style:font-name="Arial" fo:font-size="10pt" fo:letter-spacing="-0.002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45" style:family="text">
      <style:text-properties style:font-name="Arial" fo:font-size="10pt" fo:letter-spacing="-0.0028in" fo:font-style="italic" style:font-size-asian="10pt" style:font-style-asian="italic"/>
    </style:style>
    <style:style style:name="T346" style:family="text">
      <style:text-properties style:font-name="Arial" fo:font-size="10pt" fo:letter-spacing="-0.0028in" fo:font-style="italic" style:font-name-asian="Arial" style:font-size-asian="10pt" style:font-style-asian="italic" style:font-name-complex="Arial" style:font-size-complex="10pt" style:text-scale="95%"/>
    </style:style>
    <style:style style:name="T347" style:family="text">
      <style:text-properties style:font-name="Arial" fo:font-size="10pt" fo:letter-spacing="-0.0028in" fo:language="es" fo:country="VE" fo:font-style="italic" style:font-size-asian="10pt" style:font-style-asian="italic"/>
    </style:style>
    <style:style style:name="T348" style:family="text">
      <style:text-properties style:font-name="Arial" fo:font-size="10pt" fo:letter-spacing="-0.0028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49" style:family="text">
      <style:text-properties style:font-name="Arial" fo:font-size="10pt" fo:letter-spacing="0.0173in" fo:font-style="italic" style:font-size-asian="10pt" style:font-style-asian="italic" style:text-scale="95%"/>
    </style:style>
    <style:style style:name="T350" style:family="text">
      <style:text-properties style:font-name="Arial" fo:font-size="10pt" fo:letter-spacing="0.0173in" fo:language="es" fo:country="VE" fo:font-style="italic" style:font-size-asian="10pt" style:font-style-asian="italic" style:text-scale="95%"/>
    </style:style>
    <style:style style:name="T351" style:family="text">
      <style:text-properties style:font-name="Arial" fo:font-size="10pt" fo:letter-spacing="-0.0016in" fo:font-style="italic" style:font-size-asian="10pt" style:font-style-asian="italic"/>
    </style:style>
    <style:style style:name="T352" style:family="text">
      <style:text-properties style:font-name="Arial" fo:font-size="10pt" fo:letter-spacing="-0.0016in" fo:font-style="italic" style:font-size-asian="10pt" style:font-style-asian="italic" style:text-scale="95%"/>
    </style:style>
    <style:style style:name="T353" style:family="text">
      <style:text-properties style:font-name="Arial" fo:font-size="10pt" fo:letter-spacing="-0.0016in" fo:font-style="italic" style:font-name-asian="Arial" style:font-size-asian="10pt" style:font-style-asian="italic" style:font-name-complex="Arial" style:font-size-complex="10pt"/>
    </style:style>
    <style:style style:name="T354" style:family="text">
      <style:text-properties style:font-name="Arial" fo:font-size="10pt" fo:letter-spacing="-0.0016in" fo:font-style="italic" style:font-name-asian="Arial" style:font-size-asian="10pt" style:font-style-asian="italic" style:font-name-complex="Arial" style:font-size-complex="10pt" style:text-scale="95%"/>
    </style:style>
    <style:style style:name="T355" style:family="text">
      <style:text-properties style:font-name="Arial" fo:font-size="10pt" fo:letter-spacing="-0.0016in" fo:language="es" fo:country="VE" fo:font-style="italic" style:font-size-asian="10pt" style:font-style-asian="italic"/>
    </style:style>
    <style:style style:name="T356" style:family="text">
      <style:text-properties style:font-name="Arial" fo:font-size="10pt" fo:letter-spacing="-0.0016in" fo:language="es" fo:country="VE" fo:font-style="italic" style:font-size-asian="10pt" style:font-style-asian="italic" style:text-scale="95%"/>
    </style:style>
    <style:style style:name="T357" style:family="text">
      <style:text-properties style:font-name="Arial" fo:font-size="10pt" fo:letter-spacing="-0.0016in" fo:language="es" fo:country="VE" fo:font-style="italic" style:font-name-asian="Arial" style:font-size-asian="10pt" style:font-style-asian="italic" style:font-name-complex="Arial" style:font-size-complex="10pt"/>
    </style:style>
    <style:style style:name="T358" style:family="text">
      <style:text-properties style:font-name="Arial" fo:font-size="10pt" fo:letter-spacing="-0.0016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59" style:family="text">
      <style:text-properties style:font-name="Arial" fo:font-size="10pt" fo:letter-spacing="-0.0016in" fo:language="es" fo:country="VE" fo:font-style="italic" officeooo:rsid="0014180e" style:font-name-asian="Arial" style:font-size-asian="10pt" style:font-style-asian="italic" style:font-name-complex="Arial" style:font-size-complex="10pt" style:text-scale="95%"/>
    </style:style>
    <style:style style:name="T360" style:family="text">
      <style:text-properties style:font-name="Arial" fo:font-size="10pt" fo:letter-spacing="0.0035in" fo:font-style="italic" style:font-name-asian="Arial" style:font-size-asian="10pt" style:font-style-asian="italic" style:font-name-complex="Arial" style:font-size-complex="10pt" style:text-scale="95%"/>
    </style:style>
    <style:style style:name="T361" style:family="text">
      <style:text-properties style:font-name="Arial" fo:font-size="10pt" fo:letter-spacing="0.0035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62" style:family="text">
      <style:text-properties style:font-name="Arial" fo:font-size="10pt" fo:letter-spacing="0.0035in" fo:language="es" fo:country="VE" fo:font-style="italic" officeooo:rsid="0014180e" style:font-name-asian="Arial" style:font-size-asian="10pt" style:font-style-asian="italic" style:font-name-complex="Arial" style:font-size-complex="10pt" style:text-scale="95%"/>
    </style:style>
    <style:style style:name="T363" style:family="text">
      <style:text-properties style:font-name="Arial" fo:font-size="10pt" fo:letter-spacing="0.0047in" fo:font-style="italic" style:font-name-asian="Arial" style:font-size-asian="10pt" style:font-style-asian="italic" style:font-name-complex="Arial" style:font-size-complex="10pt" style:text-scale="95%"/>
    </style:style>
    <style:style style:name="T364" style:family="text">
      <style:text-properties style:font-name="Arial" fo:font-size="10pt" fo:letter-spacing="0.0047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65" style:family="text">
      <style:text-properties style:font-name="Arial" fo:font-size="10pt" fo:letter-spacing="-0.0008in" fo:font-style="italic" style:font-name-asian="Arial" style:font-size-asian="10pt" style:font-style-asian="italic" style:font-name-complex="Arial" style:font-size-complex="10pt" style:text-scale="95%"/>
    </style:style>
    <style:style style:name="T366" style:family="text">
      <style:text-properties style:font-name="Arial" fo:font-size="10pt" fo:letter-spacing="-0.0008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67" style:family="text">
      <style:text-properties style:font-name="Arial" fo:font-size="10pt" fo:letter-spacing="0.0043in" fo:font-style="italic" style:font-name-asian="Arial" style:font-size-asian="10pt" style:font-style-asian="italic" style:font-name-complex="Arial" style:font-size-complex="10pt" style:text-scale="95%"/>
    </style:style>
    <style:style style:name="T368" style:family="text">
      <style:text-properties style:font-name="Arial" fo:font-size="10pt" fo:letter-spacing="0.0043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69" style:family="text">
      <style:text-properties style:font-name="Arial" fo:font-size="10pt" fo:letter-spacing="0.0008in" fo:font-style="italic" style:font-name-asian="Arial" style:font-size-asian="10pt" style:font-style-asian="italic" style:font-name-complex="Arial" style:font-size-complex="10pt" style:text-scale="95%"/>
    </style:style>
    <style:style style:name="T370" style:family="text">
      <style:text-properties style:font-name="Arial" fo:font-size="10pt" fo:letter-spacing="0.0008in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71" style:family="text">
      <style:text-properties style:font-name="Arial" fo:font-size="10pt" fo:letter-spacing="-0.0189in" fo:font-style="italic" style:font-size-asian="10pt" style:font-style-asian="italic"/>
    </style:style>
    <style:style style:name="T372" style:family="text">
      <style:text-properties style:font-name="Arial" fo:font-size="10pt" fo:letter-spacing="-0.0189in" fo:language="es" fo:country="VE" fo:font-style="italic" style:font-size-asian="10pt" style:font-style-asian="italic"/>
    </style:style>
    <style:style style:name="T373" style:family="text">
      <style:text-properties style:font-name="Arial" fo:font-size="10pt" fo:letter-spacing="-0.0035in" fo:font-style="italic" style:font-size-asian="10pt" style:font-style-asian="italic"/>
    </style:style>
    <style:style style:name="T374" style:family="text">
      <style:text-properties style:font-name="Arial" fo:font-size="10pt" fo:letter-spacing="-0.0035in" fo:language="es" fo:country="VE" fo:font-style="italic" style:font-size-asian="10pt" style:font-style-asian="italic"/>
    </style:style>
    <style:style style:name="T375" style:family="text">
      <style:text-properties style:font-name="Arial" fo:font-size="10pt" fo:letter-spacing="-0.0161in" fo:font-style="italic" style:font-size-asian="10pt" style:font-style-asian="italic"/>
    </style:style>
    <style:style style:name="T376" style:family="text">
      <style:text-properties style:font-name="Arial" fo:font-size="10pt" fo:letter-spacing="-0.0161in" fo:language="es" fo:country="VE" fo:font-style="italic" style:font-size-asian="10pt" style:font-style-asian="italic"/>
    </style:style>
    <style:style style:name="T377" style:family="text">
      <style:text-properties style:font-name="Arial" fo:font-size="10pt" fo:letter-spacing="-0.0154in" fo:font-style="italic" style:font-size-asian="10pt" style:font-style-asian="italic"/>
    </style:style>
    <style:style style:name="T378" style:family="text">
      <style:text-properties style:font-name="Arial" fo:font-size="10pt" fo:letter-spacing="-0.0154in" fo:language="es" fo:country="VE" fo:font-style="italic" style:font-size-asian="10pt" style:font-style-asian="italic"/>
    </style:style>
    <style:style style:name="T379" style:family="text">
      <style:text-properties style:font-name="Arial" fo:font-size="10pt" fo:letter-spacing="-0.0118in" fo:font-style="italic" style:font-name-asian="Arial" style:font-size-asian="10pt" style:font-style-asian="italic" style:font-name-complex="Arial" style:font-size-complex="10pt"/>
    </style:style>
    <style:style style:name="T380" style:family="text">
      <style:text-properties style:font-name="Arial" fo:font-size="10pt" fo:letter-spacing="-0.0118in" fo:language="es" fo:country="VE" fo:font-style="italic" style:font-name-asian="Arial" style:font-size-asian="10pt" style:font-style-asian="italic" style:font-name-complex="Arial" style:font-size-complex="10pt"/>
    </style:style>
    <style:style style:name="T381" style:family="text">
      <style:text-properties style:font-name="Arial" fo:font-size="10pt" fo:letter-spacing="-0.011in" fo:font-style="italic" style:font-name-asian="Arial" style:font-size-asian="10pt" style:font-style-asian="italic" style:font-name-complex="Arial" style:font-size-complex="10pt"/>
    </style:style>
    <style:style style:name="T382" style:family="text">
      <style:text-properties style:font-name="Arial" fo:font-size="10pt" fo:letter-spacing="-0.011in" fo:language="es" fo:country="VE" fo:font-style="italic" style:font-name-asian="Arial" style:font-size-asian="10pt" style:font-style-asian="italic" style:font-name-complex="Arial" style:font-size-complex="10pt"/>
    </style:style>
    <style:style style:name="T383" style:family="text">
      <style:text-properties style:font-name="Arial" fo:font-size="10pt" fo:letter-spacing="-0.0102in" fo:font-style="italic" style:font-name-asian="Arial" style:font-size-asian="10pt" style:font-style-asian="italic" style:font-name-complex="Arial" style:font-size-complex="10pt"/>
    </style:style>
    <style:style style:name="T384" style:family="text">
      <style:text-properties style:font-name="Arial" fo:font-size="10pt" fo:letter-spacing="-0.0102in" fo:language="es" fo:country="VE" fo:font-style="italic" style:font-name-asian="Arial" style:font-size-asian="10pt" style:font-style-asian="italic" style:font-name-complex="Arial" style:font-size-complex="10pt"/>
    </style:style>
    <style:style style:name="T385" style:family="text">
      <style:text-properties style:font-name="Arial" fo:font-size="10pt" fo:letter-spacing="-0.0146in" fo:font-style="italic" style:font-size-asian="10pt" style:font-style-asian="italic"/>
    </style:style>
    <style:style style:name="T386" style:family="text">
      <style:text-properties style:font-name="Arial" fo:font-size="10pt" fo:letter-spacing="-0.0146in" fo:language="es" fo:country="VE" fo:font-style="italic" style:font-size-asian="10pt" style:font-style-asian="italic"/>
    </style:style>
    <style:style style:name="T387" style:family="text">
      <style:text-properties style:font-name="Arial" fo:font-size="10pt" fo:language="es" fo:country="VE" fo:font-style="italic" style:font-size-asian="10pt" style:font-style-asian="italic"/>
    </style:style>
    <style:style style:name="T388" style:family="text">
      <style:text-properties style:font-name="Arial" fo:font-size="10pt" fo:language="es" fo:country="VE" fo:font-style="italic" style:font-size-asian="10pt" style:font-style-asian="italic" style:text-scale="95%"/>
    </style:style>
    <style:style style:name="T389" style:family="text">
      <style:text-properties style:font-name="Arial" fo:font-size="10pt" fo:language="es" fo:country="VE" fo:font-style="italic" style:font-name-asian="Arial" style:font-size-asian="10pt" style:font-style-asian="italic" style:font-name-complex="Arial" style:font-size-complex="10pt"/>
    </style:style>
    <style:style style:name="T390" style:family="text">
      <style:text-properties style:font-name="Arial" fo:font-size="10pt" fo:language="es" fo:country="VE" fo:font-style="italic" style:font-name-asian="Arial" style:font-size-asian="10pt" style:font-style-asian="italic" style:font-name-complex="Arial" style:font-size-complex="10pt" style:text-scale="95%"/>
    </style:style>
    <style:style style:name="T391" style:family="text">
      <style:text-properties fo:letter-spacing="0.0228in" style:text-scale="106%"/>
    </style:style>
    <style:style style:name="T392" style:family="text">
      <style:text-properties fo:letter-spacing="0.0228in" fo:language="es" fo:country="VE" style:text-scale="106%"/>
    </style:style>
    <style:style style:name="T393" style:family="text">
      <style:text-properties fo:letter-spacing="-0.0118in"/>
    </style:style>
    <style:style style:name="T394" style:family="text">
      <style:text-properties fo:letter-spacing="-0.0118in" style:text-scale="95%"/>
    </style:style>
    <style:style style:name="T395" style:family="text">
      <style:text-properties fo:letter-spacing="-0.0118in" fo:language="es" fo:country="VE"/>
    </style:style>
    <style:style style:name="T396" style:family="text">
      <style:text-properties fo:letter-spacing="-0.0118in" fo:language="es" fo:country="VE" style:text-scale="95%"/>
    </style:style>
    <style:style style:name="T397" style:family="text">
      <style:text-properties fo:letter-spacing="-0.0118in" fo:language="es" fo:country="VE" officeooo:rsid="0014180e" style:text-scale="95%"/>
    </style:style>
    <style:style style:name="T398" style:family="text">
      <style:text-properties fo:letter-spacing="-0.0228in"/>
    </style:style>
    <style:style style:name="T399" style:family="text">
      <style:text-properties fo:letter-spacing="-0.0228in" fo:language="es" fo:country="VE"/>
    </style:style>
    <style:style style:name="T400" style:family="text">
      <style:text-properties fo:letter-spacing="-0.011in"/>
    </style:style>
    <style:style style:name="T401" style:family="text">
      <style:text-properties fo:letter-spacing="-0.011in" style:text-scale="95%"/>
    </style:style>
    <style:style style:name="T402" style:family="text">
      <style:text-properties fo:letter-spacing="-0.011in" fo:language="es" fo:country="VE"/>
    </style:style>
    <style:style style:name="T403" style:family="text">
      <style:text-properties fo:letter-spacing="-0.011in" fo:language="es" fo:country="VE" style:text-scale="95%"/>
    </style:style>
    <style:style style:name="T404" style:family="text">
      <style:text-properties fo:letter-spacing="-0.011in" fo:language="es" fo:country="VE" officeooo:rsid="0014180e" style:text-scale="95%"/>
    </style:style>
    <style:style style:name="T405" style:family="text">
      <style:text-properties fo:letter-spacing="0.0417in" style:text-scale="92%"/>
    </style:style>
    <style:style style:name="T406" style:family="text">
      <style:text-properties fo:letter-spacing="0.0417in" fo:language="es" fo:country="VE" style:text-scale="92%"/>
    </style:style>
    <style:style style:name="T407" style:family="text">
      <style:text-properties fo:letter-spacing="0.0016in" style:text-scale="95%"/>
    </style:style>
    <style:style style:name="T408" style:family="text">
      <style:text-properties fo:letter-spacing="0.0016in" fo:language="es" fo:country="VE" style:text-scale="95%"/>
    </style:style>
    <style:style style:name="T409" style:family="text">
      <style:text-properties fo:letter-spacing="0.039in" style:text-scale="99%"/>
    </style:style>
    <style:style style:name="T410" style:family="text">
      <style:text-properties fo:letter-spacing="0.039in" fo:language="es" fo:country="VE" style:text-scale="99%"/>
    </style:style>
    <style:style style:name="T411" style:family="text">
      <style:text-properties fo:letter-spacing="0.0465in" style:text-scale="93%"/>
    </style:style>
    <style:style style:name="T412" style:family="text">
      <style:text-properties fo:letter-spacing="0.0465in" fo:language="es" fo:country="VE" style:text-scale="93%"/>
    </style:style>
    <style:style style:name="T413" style:family="text">
      <style:text-properties fo:letter-spacing="0.0453in" style:text-scale="99%"/>
    </style:style>
    <style:style style:name="T414" style:family="text">
      <style:text-properties fo:letter-spacing="0.0453in" style:text-scale="84%"/>
    </style:style>
    <style:style style:name="T415" style:family="text">
      <style:text-properties fo:letter-spacing="0.0453in" fo:language="es" fo:country="VE" style:text-scale="99%"/>
    </style:style>
    <style:style style:name="T416" style:family="text">
      <style:text-properties fo:letter-spacing="0.0453in" fo:language="es" fo:country="VE" style:text-scale="84%"/>
    </style:style>
    <style:style style:name="T417" style:family="text">
      <style:text-properties fo:letter-spacing="0.0055in"/>
    </style:style>
    <style:style style:name="T418" style:family="text">
      <style:text-properties fo:letter-spacing="0.0055in" fo:language="es" fo:country="VE"/>
    </style:style>
    <style:style style:name="T419" style:family="text">
      <style:text-properties fo:letter-spacing="0.0063in"/>
    </style:style>
    <style:style style:name="T420" style:family="text">
      <style:text-properties fo:letter-spacing="0.0063in" fo:language="es" fo:country="VE"/>
    </style:style>
    <style:style style:name="T421" style:family="text">
      <style:text-properties fo:letter-spacing="-0.0091in"/>
    </style:style>
    <style:style style:name="T422" style:family="text">
      <style:text-properties fo:letter-spacing="-0.0091in" style:text-scale="95%"/>
    </style:style>
    <style:style style:name="T423" style:family="text">
      <style:text-properties fo:letter-spacing="-0.0091in" fo:language="es" fo:country="VE"/>
    </style:style>
    <style:style style:name="T424" style:family="text">
      <style:text-properties fo:letter-spacing="-0.0091in" fo:language="es" fo:country="VE" style:text-scale="95%"/>
    </style:style>
    <style:style style:name="T425" style:family="text">
      <style:text-properties fo:letter-spacing="0.0409in" style:text-scale="88%"/>
    </style:style>
    <style:style style:name="T426" style:family="text">
      <style:text-properties fo:letter-spacing="0.0409in" fo:language="es" fo:country="VE" style:text-scale="88%"/>
    </style:style>
    <style:style style:name="T427" style:family="text">
      <style:text-properties fo:letter-spacing="0.0563in" style:text-scale="92%"/>
    </style:style>
    <style:style style:name="T428" style:family="text">
      <style:text-properties fo:letter-spacing="0.0563in" fo:language="es" fo:country="VE" style:text-scale="92%"/>
    </style:style>
    <style:style style:name="T429" style:family="text">
      <style:text-properties style:font-name="Bookman Old Style" fo:font-size="10pt" fo:font-weight="bold" style:font-size-asian="10pt" style:font-weight-asian="bold"/>
    </style:style>
    <style:style style:name="T430" style:family="text">
      <style:text-properties style:font-name="Bookman Old Style" fo:font-size="10pt" fo:letter-spacing="-0.0028in" fo:font-weight="bold" style:font-size-asian="10pt" style:font-weight-asian="bold"/>
    </style:style>
    <style:style style:name="T431" style:family="text">
      <style:text-properties style:font-name="Bookman Old Style" fo:font-size="10pt" fo:letter-spacing="-0.0028in" fo:language="es" fo:country="VE" fo:font-weight="bold" style:font-size-asian="10pt" style:font-weight-asian="bold"/>
    </style:style>
    <style:style style:name="T432" style:family="text">
      <style:text-properties style:font-name="Bookman Old Style" fo:font-size="10pt" fo:letter-spacing="-0.0035in" fo:font-weight="bold" style:font-size-asian="10pt" style:font-weight-asian="bold"/>
    </style:style>
    <style:style style:name="T433" style:family="text">
      <style:text-properties style:font-name="Bookman Old Style" fo:font-size="10pt" fo:letter-spacing="-0.0035in" fo:language="es" fo:country="VE" fo:font-weight="bold" style:font-size-asian="10pt" style:font-weight-asian="bold"/>
    </style:style>
    <style:style style:name="T434" style:family="text">
      <style:text-properties style:font-name="Bookman Old Style" fo:font-size="10pt" fo:language="es" fo:country="VE" fo:font-weight="bold" style:font-size-asian="10pt" style:font-weight-asian="bold"/>
    </style:style>
    <style:style style:name="T435" style:family="text">
      <style:text-properties fo:letter-spacing="0.0161in" style:text-scale="92%"/>
    </style:style>
    <style:style style:name="T436" style:family="text">
      <style:text-properties fo:letter-spacing="0.0161in" fo:language="es" fo:country="VE" style:text-scale="92%"/>
    </style:style>
    <style:style style:name="T437" style:family="text">
      <style:text-properties fo:letter-spacing="0.022in" style:text-scale="92%"/>
    </style:style>
    <style:style style:name="T438" style:family="text">
      <style:text-properties fo:letter-spacing="0.022in" fo:language="es" fo:country="VE" style:text-scale="92%"/>
    </style:style>
    <style:style style:name="T439" style:family="text">
      <style:text-properties fo:letter-spacing="0.0083in" style:text-scale="90%"/>
    </style:style>
    <style:style style:name="T440" style:family="text">
      <style:text-properties fo:letter-spacing="0.0083in" fo:language="es" fo:country="VE" style:text-scale="90%"/>
    </style:style>
    <style:style style:name="T441" style:family="text">
      <style:text-properties fo:language="es" fo:country="VE"/>
    </style:style>
    <style:style style:name="T442" style:family="text">
      <style:text-properties fo:language="es" fo:country="VE" style:text-scale="95%"/>
    </style:style>
    <style:style style:name="T443" style:family="text">
      <style:text-properties fo:language="es" fo:country="VE" style:text-scale="90%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038*" fo:start-indent="0in" fo:end-indent="1.4945in"/>
          <style:column style:rel-width="5022*" fo:start-indent="1.4945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3">
          <style:column style:rel-width="1467*" fo:start-indent="0in" fo:end-indent="0.0681in"/>
          <style:column style:rel-width="5843*" fo:start-indent="0.0681in" fo:end-indent="0.1398in"/>
          <style:column style:rel-width="1770*" fo:start-indent="0.1398in" fo:end-indent="0in"/>
        </style:columns>
      </style:section-properties>
    </style:style>
    <style:style style:name="Sect4" style:family="section">
      <style:section-properties style:writing-mode="lr-tb" fo:margin-left="0in" fo:margin-right="0in" style:editable="false">
        <style:columns fo:column-count="3">
          <style:column style:rel-width="1512*" fo:start-indent="0in" fo:end-indent="0.0354in"/>
          <style:column style:rel-width="5797*" fo:start-indent="0.0362in" fo:end-indent="0.139in"/>
          <style:column style:rel-width="1771*" fo:start-indent="0.1398in" fo:end-indent="0in"/>
        </style:columns>
      </style:section-properties>
    </style:style>
    <style:style style:name="Sect5" style:family="section">
      <style:section-properties style:writing-mode="lr-tb" fo:margin-left="0in" fo:margin-right="0in" style:editable="false">
        <style:columns fo:column-count="2">
          <style:column style:rel-width="7130*" fo:start-indent="0in" fo:end-indent="0.0138in"/>
          <style:column style:rel-width="1950*" fo:start-indent="0.0138in" fo:end-indent="0in"/>
        </style:columns>
      </style:section-properties>
    </style:style>
    <style:style style:name="Sect6" style:family="section">
      <style:section-properties style:writing-mode="lr-tb" fo:margin-left="0in" fo:margin-right="0in" style:editable="false">
        <style:columns fo:column-count="3">
          <style:column style:rel-width="1512*" fo:start-indent="0in" fo:end-indent="0.0354in"/>
          <style:column style:rel-width="5798*" fo:start-indent="0.0362in" fo:end-indent="0.1398in"/>
          <style:column style:rel-width="1770*" fo:start-indent="0.1398in" fo:end-indent="0in"/>
        </style:columns>
      </style:section-properties>
    </style:style>
    <style:style style:name="Sect7" style:family="section">
      <style:section-properties style:writing-mode="lr-tb" fo:margin-left="0in" fo:margin-right="0in" style:editable="false">
        <style:columns fo:column-count="2">
          <style:column style:rel-width="3654*" fo:start-indent="0in" fo:end-indent="1.239in"/>
          <style:column style:rel-width="5426*" fo:start-indent="1.2398in" fo:end-indent="0in"/>
        </style:columns>
      </style:section-properties>
    </style:style>
    <text:list-style style:name="L1">
      <text:list-level-style-number text:level="1" text:style-name="WW_5f_CharLFO3LVL1" style:num-suffix="." style:num-format="1">
        <style:list-level-properties text:space-before="0.2382in" text:min-label-width="0.1772in"/>
      </text:list-level-style-number>
      <text:list-level-style-bullet text:level="2" text:bullet-char="•">
        <style:list-level-properties text:space-before="0.8264in" text:min-label-width="0.1772in"/>
      </text:list-level-style-bullet>
      <text:list-level-style-bullet text:level="3" text:bullet-char="•">
        <style:list-level-properties text:space-before="1.4138in" text:min-label-width="0.1772in"/>
      </text:list-level-style-bullet>
      <text:list-level-style-bullet text:level="4" text:bullet-char="•">
        <style:list-level-properties text:space-before="2.0012in" text:min-label-width="0.1772in"/>
      </text:list-level-style-bullet>
      <text:list-level-style-bullet text:level="5" text:bullet-char="•">
        <style:list-level-properties text:space-before="2.589in" text:min-label-width="0.1772in"/>
      </text:list-level-style-bullet>
      <text:list-level-style-bullet text:level="6" text:bullet-char="•">
        <style:list-level-properties text:space-before="3.1764in" text:min-label-width="0.1772in"/>
      </text:list-level-style-bullet>
      <text:list-level-style-bullet text:level="7" text:bullet-char="•">
        <style:list-level-properties text:space-before="3.7638in" text:min-label-width="0.1772in"/>
      </text:list-level-style-bullet>
      <text:list-level-style-bullet text:level="8" text:bullet-char="•">
        <style:list-level-properties text:space-before="4.3512in" text:min-label-width="0.1772in"/>
      </text:list-level-style-bullet>
      <text:list-level-style-bullet text:level="9" text:bullet-char="•">
        <style:list-level-properties text:space-before="4.939in" text:min-label-width="0.177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space-before="0.2382in" text:min-label-width="0.1772in"/>
      </text:list-level-style-number>
      <text:list-level-style-bullet text:level="2" text:bullet-char="•">
        <style:list-level-properties text:space-before="0.8264in" text:min-label-width="0.1772in"/>
      </text:list-level-style-bullet>
      <text:list-level-style-bullet text:level="3" text:bullet-char="•">
        <style:list-level-properties text:space-before="1.4138in" text:min-label-width="0.1772in"/>
      </text:list-level-style-bullet>
      <text:list-level-style-bullet text:level="4" text:bullet-char="•">
        <style:list-level-properties text:space-before="2.0012in" text:min-label-width="0.1772in"/>
      </text:list-level-style-bullet>
      <text:list-level-style-bullet text:level="5" text:bullet-char="•">
        <style:list-level-properties text:space-before="2.589in" text:min-label-width="0.1772in"/>
      </text:list-level-style-bullet>
      <text:list-level-style-bullet text:level="6" text:bullet-char="•">
        <style:list-level-properties text:space-before="3.1764in" text:min-label-width="0.1772in"/>
      </text:list-level-style-bullet>
      <text:list-level-style-bullet text:level="7" text:bullet-char="•">
        <style:list-level-properties text:space-before="3.7638in" text:min-label-width="0.1772in"/>
      </text:list-level-style-bullet>
      <text:list-level-style-bullet text:level="8" text:bullet-char="•">
        <style:list-level-properties text:space-before="4.3512in" text:min-label-width="0.1772in"/>
      </text:list-level-style-bullet>
      <text:list-level-style-bullet text:level="9" text:bullet-char="•">
        <style:list-level-properties text:space-before="4.939in" text:min-label-width="0.177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LVL1" style:num-suffix="." style:num-format="1">
        <style:list-level-properties text:space-before="0.2382in" text:min-label-width="0.1772in"/>
      </text:list-level-style-number>
      <text:list-level-style-bullet text:level="2" text:bullet-char="•">
        <style:list-level-properties text:space-before="0.8264in" text:min-label-width="0.1772in"/>
      </text:list-level-style-bullet>
      <text:list-level-style-bullet text:level="3" text:bullet-char="•">
        <style:list-level-properties text:space-before="1.4138in" text:min-label-width="0.1772in"/>
      </text:list-level-style-bullet>
      <text:list-level-style-bullet text:level="4" text:bullet-char="•">
        <style:list-level-properties text:space-before="2.0012in" text:min-label-width="0.1772in"/>
      </text:list-level-style-bullet>
      <text:list-level-style-bullet text:level="5" text:bullet-char="•">
        <style:list-level-properties text:space-before="2.589in" text:min-label-width="0.1772in"/>
      </text:list-level-style-bullet>
      <text:list-level-style-bullet text:level="6" text:bullet-char="•">
        <style:list-level-properties text:space-before="3.1764in" text:min-label-width="0.1772in"/>
      </text:list-level-style-bullet>
      <text:list-level-style-bullet text:level="7" text:bullet-char="•">
        <style:list-level-properties text:space-before="3.7638in" text:min-label-width="0.1772in"/>
      </text:list-level-style-bullet>
      <text:list-level-style-bullet text:level="8" text:bullet-char="•">
        <style:list-level-properties text:space-before="4.3512in" text:min-label-width="0.1772in"/>
      </text:list-level-style-bullet>
      <text:list-level-style-bullet text:level="9" text:bullet-char="•">
        <style:list-level-properties text:space-before="4.939in" text:min-label-width="0.177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fo:margin-left="0.1in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1in" svg:stroke-color="#7f7f7f" svg:stroke-opacity="100%" draw:stroke-linejoin="round" draw:fill="none" fo:min-height="0in" fo:min-width="0in" fo:padding-top="-0.0079in" fo:padding-bottom="-0.0079in" fo:padding-left="-0.0079in" fo:padding-right="-0.007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7f7f7f" svg:stroke-opacity="100%" draw:stroke-linejoin="round" draw:fill="none" fo:min-height="0in" fo:min-width="0in" fo:padding-top="-0.0098in" fo:padding-bottom="-0.0098in" fo:padding-left="-0.0098in" fo:padding-right="-0.009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section text:style-name="Sect1" text:name="Sect1">
        <text:p text:style-name="P63"/>
        <text:p text:style-name="P54"/>
        <text:h text:style-name="P78" text:outline-level="1"><text:span text:style-name="Absatz-Standardschriftart"><text:span text:style-name="T442"/></text:span></text:h>
        <text:h text:style-name="P78" text:outline-level="1"><text:span text:style-name="Absatz-Standardschriftart"><text:span text:style-name="T442">Prof.</text:span></text:span><text:span text:style-name="Absatz-Standardschriftart"><text:span text:style-name="T5"> </text:span></text:span><text:span text:style-name="Absatz-Standardschriftart"><text:span text:style-name="T9">Ebert </text:span></text:span><text:span text:style-name="Absatz-Standardschriftart"><text:span text:style-name="T14">B</text:span></text:span><text:span text:style-name="Absatz-Standardschriftart"><text:span text:style-name="T442">rea.</text:span></text:span></text:h>
        <text:p text:style-name="P76"><text:span text:style-name="Absatz-Standardschriftart"><text:span text:style-name="T46">Caracas,</text:span></text:span><text:span text:style-name="Absatz-Standardschriftart"><text:span text:style-name="T18"> </text:span></text:span><text:span text:style-name="Absatz-Standardschriftart"><text:span text:style-name="T46">octubre</text:span></text:span><text:span text:style-name="Absatz-Standardschriftart"><text:span text:style-name="T20"> </text:span></text:span><text:span text:style-name="Absatz-Standardschriftart"><text:span text:style-name="T46">de</text:span></text:span><text:span text:style-name="Absatz-Standardschriftart"><text:span text:style-name="T20"> </text:span></text:span><text:span text:style-name="Absatz-Standardschriftart"><text:span text:style-name="T21">2</text:span></text:span><text:span text:style-name="Absatz-Standardschriftart"><text:span text:style-name="T46">017.</text:span></text:span></text:p>
        <text:p text:style-name="P77"><text:span text:style-name="Absatz-Standardschriftart"><text:span text:style-name="T46"/></text:span></text:p>
        <text:p text:style-name="P77"><text:span text:style-name="Absatz-Standardschriftart"><text:span text:style-name="T46"/></text:span></text:p>
      </text:section>
      <text:section text:style-name="Sect2" text:name="Sect2">
        <text:p text:style-name="P10"><text:span text:style-name="Absatz-Standardschriftart"><text:span text:style-name="T46">Jefe</text:span></text:span><text:span text:style-name="Absatz-Standardschriftart"><text:span text:style-name="T23"> </text:span></text:span><text:span text:style-name="Absatz-Standardschriftart"><text:span text:style-name="T46">del</text:span></text:span><text:span text:style-name="Absatz-Standardschriftart"><text:span text:style-name="T23"> </text:span></text:span><text:span text:style-name="Absatz-Standardschriftart"><text:span text:style-name="T25">Departamen</text:span></text:span><text:span text:style-name="Absatz-Standardschriftart"><text:span text:style-name="T27">to</text:span></text:span><text:span text:style-name="Absatz-Standardschriftart"><text:span text:style-name="T29"> </text:span></text:span><text:span text:style-name="Absatz-Standardschriftart"><text:span text:style-name="T46">de</text:span></text:span><text:span text:style-name="Absatz-Standardschriftart"><text:span text:style-name="T23"> </text:span></text:span><text:span text:style-name="Absatz-Standardschriftart"><text:span text:style-name="T46">Electrónica,</text:span></text:span><text:span text:style-name="Absatz-Standardschriftart"><text:span text:style-name="T31"> </text:span></text:span><text:span text:style-name="Absatz-Standardschriftart"><text:span text:style-name="T46">Computación</text:span></text:span><text:span text:style-name="Absatz-Standardschriftart"><text:span text:style-name="T29"> </text:span></text:span><text:span text:style-name="Absatz-Standardschriftart"><text:span text:style-name="T46">y</text:span></text:span><text:span text:style-name="Absatz-Standardschriftart"><text:span text:style-name="T23"> </text:span></text:span><text:span text:style-name="Absatz-Standardschriftart"><text:span text:style-name="T27">Contro</text:span></text:span><text:span text:style-name="Absatz-Standardschriftart"><text:span text:style-name="T25">l.</text:span></text:span><text:span text:style-name="Absatz-Standardschriftart"><text:span text:style-name="T33"> </text:span></text:span><text:span text:style-name="Absatz-Standardschriftart"><text:span text:style-name="T47">Escuela</text:span></text:span><text:span text:style-name="Absatz-Standardschriftart"><text:span text:style-name="T35"> </text:span></text:span><text:span text:style-name="Absatz-Standardschriftart"><text:span text:style-name="T47">de</text:span></text:span><text:span text:style-name="Absatz-Standardschriftart"><text:span text:style-name="T37"> </text:span></text:span><text:span text:style-name="Absatz-Standardschriftart"><text:span text:style-name="T47">Ingeniería</text:span></text:span><text:span text:style-name="Absatz-Standardschriftart"><text:span text:style-name="T37"> </text:span></text:span><text:span text:style-name="Absatz-Standardschriftart"><text:span text:style-name="T47">Eléctrica.</text:span></text:span></text:p>
        <text:p text:style-name="P1"><text:span text:style-name="Absatz-Standardschriftart"><text:span text:style-name="T39">F</text:span></text:span><text:span text:style-name="Absatz-Standardschriftart"><text:span text:style-name="T41">acultad</text:span></text:span><text:span text:style-name="Absatz-Standardschriftart"><text:span text:style-name="T43"> </text:span></text:span><text:span text:style-name="Absatz-Standardschriftart"><text:span text:style-name="T46">de</text:span></text:span><text:span text:style-name="Absatz-Standardschriftart"><text:span text:style-name="T43"> </text:span></text:span><text:span text:style-name="Absatz-Standardschriftart"><text:span text:style-name="T46">Ingeniería.</text:span></text:span><text:span text:style-name="Absatz-Standardschriftart"><text:span text:style-name="T45"> </text:span></text:span><text:span text:style-name="Absatz-Standardschriftart"><text:span text:style-name="T25">Universidad</text:span></text:span><text:span text:style-name="Absatz-Standardschriftart"><text:span text:style-name="T43"> </text:span></text:span><text:span text:style-name="Absatz-Standardschriftart"><text:span text:style-name="T25">Central</text:span></text:span><text:span text:style-name="Absatz-Standardschriftart"><text:span text:style-name="T45"> </text:span></text:span><text:span text:style-name="Absatz-Standardschriftart"><text:span text:style-name="T46">de</text:span></text:span><text:span text:style-name="Absatz-Standardschriftart"><text:span text:style-name="T45"> </text:span></text:span><text:span text:style-name="Absatz-Standardschriftart"><text:span text:style-name="T25">V</text:span></text:span><text:span text:style-name="Absatz-Standardschriftart"><text:span text:style-name="T39">enezuela.</text:span></text:span></text:p>
        <text:p text:style-name="P67"/>
        <text:p text:style-name="P4"><text:span text:style-name="Absatz-Standardschriftart"><text:span text:style-name="T124">Presente</text:span></text:span><text:span text:style-name="Absatz-Standardschriftart"><text:span text:style-name="T131">.-</text:span></text:span></text:p>
        <text:p text:style-name="P11"><text:span text:style-name="Absatz-Standardschriftart"><text:span text:style-name="T136">T</text:span></text:span><text:span text:style-name="Absatz-Standardschriftart"><text:span text:style-name="T142">engo</text:span></text:span><text:span text:style-name="Absatz-Standardschriftart"><text:span text:style-name="T146"> </text:span></text:span><text:span text:style-name="T441">el</text:span><text:span text:style-name="Absatz-Standardschriftart"><text:span text:style-name="T146"> </text:span></text:span><text:span text:style-name="T441">agrado</text:span><text:span text:style-name="Absatz-Standardschriftart"><text:span text:style-name="T149"> </text:span></text:span><text:span text:style-name="T441">de</text:span><text:span text:style-name="Absatz-Standardschriftart"><text:span text:style-name="T146"> </text:span></text:span><text:span text:style-name="T441">dirigirme</text:span><text:span text:style-name="Absatz-Standardschriftart"><text:span text:style-name="T146"> </text:span></text:span><text:span text:style-name="T441">a</text:span><text:span text:style-name="Absatz-Standardschriftart"><text:span text:style-name="T146"> </text:span></text:span><text:span text:style-name="T441">Usted,</text:span><text:span text:style-name="Absatz-Standardschriftart"><text:span text:style-name="T146"> </text:span></text:span><text:span text:style-name="T441">en</text:span><text:span text:style-name="Absatz-Standardschriftart"><text:span text:style-name="T149"> </text:span></text:span><text:span text:style-name="T441">la</text:span><text:span text:style-name="Absatz-Standardschriftart"><text:span text:style-name="T146"> </text:span></text:span><text:span text:style-name="T441">oportunidad</text:span><text:span text:style-name="Absatz-Standardschriftart"><text:span text:style-name="T149"> </text:span></text:span><text:span text:style-name="T441">de</text:span><text:span text:style-name="Absatz-Standardschriftart"><text:span text:style-name="T146"> </text:span></text:span><text:span text:style-name="Absatz-Standardschriftart"><text:span text:style-name="T124">hacerle</text:span></text:span><text:span text:style-name="Absatz-Standardschriftart"><text:span text:style-name="T146"> </text:span></text:span><text:span text:style-name="T441">llegar</text:span><text:span text:style-name="Absatz-Standardschriftart"><text:span text:style-name="T149"> </text:span></text:span><text:span text:style-name="T441">un</text:span><text:span text:style-name="Absatz-Standardschriftart"><text:span text:style-name="T146"> </text:span></text:span><text:span text:style-name="T441">cordial</text:span><text:span text:style-name="Absatz-Standardschriftart"><text:span text:style-name="T149"> </text:span></text:span><text:span text:style-name="T441">saludo</text:span><text:span text:style-name="Absatz-Standardschriftart"><text:span text:style-name="T149"> </text:span></text:span><text:span text:style-name="T441">y</text:span><text:span text:style-name="Absatz-Standardschriftart"><text:span text:style-name="T146"> </text:span></text:span><text:span text:style-name="T441">a</text:span><text:span text:style-name="Absatz-Standardschriftart"><text:span text:style-name="T153"> </text:span></text:span><text:span text:style-name="T441">la</text:span><text:span text:style-name="Absatz-Standardschriftart"><text:span text:style-name="T156"> </text:span></text:span><text:span text:style-name="Absatz-Standardschriftart"><text:span text:style-name="T159">vez</text:span></text:span><text:span text:style-name="Absatz-Standardschriftart"><text:span text:style-name="T156"> </text:span></text:span><text:span text:style-name="T441">solicitarle</text:span><text:span text:style-name="Absatz-Standardschriftart"><text:span text:style-name="T156"> </text:span></text:span><text:span text:style-name="T441">la</text:span><text:span text:style-name="Absatz-Standardschriftart"><text:span text:style-name="T156"> </text:span></text:span><text:span text:style-name="T441">extensión</text:span><text:span text:style-name="Absatz-Standardschriftart"><text:span text:style-name="T163"> </text:span></text:span><text:span text:style-name="T441">del</text:span><text:span text:style-name="Absatz-Standardschriftart"><text:span text:style-name="T156"> </text:span></text:span><text:span text:style-name="Absatz-Standardschriftart"><text:span text:style-name="T124">laps</text:span></text:span><text:span text:style-name="Absatz-Standardschriftart"><text:span text:style-name="T131">o</text:span></text:span><text:span text:style-name="Absatz-Standardschriftart"><text:span text:style-name="T163"> </text:span></text:span><text:span text:style-name="T441">de</text:span><text:span text:style-name="Absatz-Standardschriftart"><text:span text:style-name="T156"> </text:span></text:span><text:span text:style-name="Absatz-Standardschriftart"><text:span text:style-name="T124">eje</text:span></text:span><text:span text:style-name="Absatz-Standardschriftart"><text:span text:style-name="T131">c</text:span></text:span><text:span text:style-name="Absatz-Standardschriftart"><text:span text:style-name="T124">ución</text:span></text:span><text:span text:style-name="Absatz-Standardschriftart"><text:span text:style-name="T156"> </text:span></text:span><text:span text:style-name="T441">de</text:span><text:span text:style-name="Absatz-Standardschriftart"><text:span text:style-name="T156"> </text:span></text:span><text:span text:style-name="T441">mi</text:span><text:span text:style-name="Absatz-Standardschriftart"><text:span text:style-name="T163"> </text:span></text:span><text:span text:style-name="Absatz-Standardschriftart"><text:span text:style-name="T124">T</text:span></text:span><text:span text:style-name="Absatz-Standardschriftart"><text:span text:style-name="T159">raba</text:span></text:span><text:span text:style-name="Absatz-Standardschriftart"><text:span text:style-name="T124">jo</text:span></text:span><text:span text:style-name="Absatz-Standardschriftart"><text:span text:style-name="T156"> </text:span></text:span><text:span text:style-name="T441">Especial</text:span><text:span text:style-name="Absatz-Standardschriftart"><text:span text:style-name="T163"> </text:span></text:span><text:span text:style-name="T441">de</text:span><text:span text:style-name="Absatz-Standardschriftart"><text:span text:style-name="T156"> </text:span></text:span><text:span text:style-name="T441">Grado</text:span><text:span text:style-name="Absatz-Standardschriftart"><text:span text:style-name="T156"> </text:span></text:span><text:span text:style-name="T441">(TEG)</text:span><text:span text:style-name="Absatz-Standardschriftart"><text:span text:style-name="T156"> </text:span></text:span><text:span text:style-name="T441">y</text:span><text:span text:style-name="Absatz-Standardschriftart"><text:span text:style-name="T163"> </text:span></text:span><text:span text:style-name="T441">el</text:span><text:span text:style-name="Absatz-Standardschriftart"><text:span text:style-name="T168"> </text:span></text:span><text:span text:style-name="Absatz-Standardschriftart"><text:span text:style-name="T124">replanteamien</text:span></text:span><text:span text:style-name="Absatz-Standardschriftart"><text:span text:style-name="T131">to</text:span></text:span><text:span text:style-name="Absatz-Standardschriftart"><text:span text:style-name="T173"> </text:span></text:span><text:span text:style-name="T441">del</text:span><text:span text:style-name="Absatz-Standardschriftart"><text:span text:style-name="T178"> </text:span></text:span><text:span text:style-name="T441">alcance</text:span><text:span text:style-name="Absatz-Standardschriftart"><text:span text:style-name="T182"> </text:span></text:span><text:span text:style-name="T441">y</text:span><text:span text:style-name="Absatz-Standardschriftart"><text:span text:style-name="T182"> </text:span></text:span><text:span text:style-name="T441">de</text:span><text:span text:style-name="Absatz-Standardschriftart"><text:span text:style-name="T173"> </text:span></text:span><text:span text:style-name="T441">los</text:span><text:span text:style-name="Absatz-Standardschriftart"><text:span text:style-name="T182"> </text:span></text:span><text:span text:style-name="Absatz-Standardschriftart"><text:span text:style-name="T131">ob</text:span></text:span><text:span text:style-name="Absatz-Standardschriftart"><text:span text:style-name="T124">jetivos</text:span></text:span><text:span text:style-name="Absatz-Standardschriftart"><text:span text:style-name="T182"> </text:span></text:span><text:span text:style-name="T441">del</text:span><text:span text:style-name="Absatz-Standardschriftart"><text:span text:style-name="T182"> </text:span></text:span><text:span text:style-name="T441">TEG.</text:span></text:p>
        <text:p text:style-name="P14"><text:span text:style-name="Absatz-Standardschriftart"><text:span text:style-name="T159">Soy</text:span></text:span><text:span text:style-name="Absatz-Standardschriftart"><text:span text:style-name="T185"> </text:span></text:span><text:span text:style-name="Absatz-Standardschriftart"><text:span text:style-name="T124">José</text:span></text:span><text:span text:style-name="Absatz-Standardschriftart"><text:span text:style-name="T187"> </text:span></text:span><text:span text:style-name="Absatz-Standardschriftart"><text:span text:style-name="T131">A</text:span></text:span><text:span text:style-name="Absatz-Standardschriftart"><text:span text:style-name="T124">quilino</text:span></text:span><text:span text:style-name="Absatz-Standardschriftart"><text:span text:style-name="T187"> </text:span></text:span><text:span text:style-name="T441">Arias</text:span><text:span text:style-name="Absatz-Standardschriftart"><text:span text:style-name="T187"> </text:span></text:span><text:span text:style-name="Absatz-Standardschriftart"><text:span text:style-name="T124">Bustamante</text:span></text:span><text:span text:style-name="Absatz-Standardschriftart"><text:span text:style-name="T131">,</text:span></text:span><text:span text:style-name="Absatz-Standardschriftart"><text:span text:style-name="T185"> </text:span></text:span><text:span text:style-name="T441">C.I.</text:span><text:span text:style-name="Absatz-Standardschriftart"><text:span text:style-name="T187"> </text:span></text:span><text:span text:style-name="T441">V-14.666.744</text:span><text:span text:style-name="Absatz-Standardschriftart"><text:span text:style-name="T187"> </text:span></text:span><text:span text:style-name="T441">y</text:span><text:span text:style-name="Absatz-Standardschriftart"><text:span text:style-name="T187"> </text:span></text:span><text:span text:style-name="T441">me</text:span><text:span text:style-name="Absatz-Standardschriftart"><text:span text:style-name="T187"> </text:span></text:span><text:span text:style-name="Absatz-Standardschriftart"><text:span text:style-name="T124">encuentro</text:span></text:span><text:span text:style-name="Absatz-Standardschriftart"><text:span text:style-name="T185"> </text:span></text:span><text:span text:style-name="T441">realizando</text:span><text:span text:style-name="Absatz-Standardschriftart"><text:span text:style-name="T187"> </text:span></text:span><text:span text:style-name="T441">mi</text:span><text:span text:style-name="Absatz-Standardschriftart"><text:span text:style-name="T187"> </text:span></text:span><text:span text:style-name="T441">TEG</text:span><text:span text:style-name="Absatz-Standardschriftart"><text:span text:style-name="T187"> </text:span></text:span><text:span text:style-name="Absatz-Standardschriftart"><text:span text:style-name="T124">dentro</text:span></text:span><text:span text:style-name="Absatz-Standardschriftart"><text:span text:style-name="T187"> </text:span></text:span><text:span text:style-name="T441">de</text:span><text:span text:style-name="Absatz-Standardschriftart"><text:span text:style-name="T192"> </text:span></text:span><text:span text:style-name="T441">la</text:span><text:span text:style-name="Absatz-Standardschriftart"><text:span text:style-name="T4"> </text:span></text:span><text:span text:style-name="Absatz-Standardschriftart"><text:span text:style-name="T124">fundación</text:span></text:span><text:span text:style-name="Absatz-Standardschriftart"><text:span text:style-name="T4"> </text:span></text:span><text:span text:style-name="T441">CENDIT.</text:span><text:span text:style-name="Absatz-Standardschriftart"><text:span text:style-name="T12"> </text:span></text:span><text:span text:style-name="T441">Aprobado</text:span><text:span text:style-name="Absatz-Standardschriftart"><text:span text:style-name="T4"> </text:span></text:span><text:span text:style-name="Absatz-Standardschriftart"><text:span text:style-name="T8">por</text:span></text:span><text:span text:style-name="Absatz-Standardschriftart"><text:span text:style-name="T12"> </text:span></text:span><text:span text:style-name="T441">Consejo</text:span><text:span text:style-name="Absatz-Standardschriftart"><text:span text:style-name="T4"> </text:span></text:span><text:span text:style-name="T441">de</text:span><text:span text:style-name="Absatz-Standardschriftart"><text:span text:style-name="T4"> </text:span></text:span><text:span text:style-name="T441">Escuela</text:span><text:span text:style-name="Absatz-Standardschriftart"><text:span text:style-name="T4"> </text:span></text:span><text:span text:style-name="T441">el</text:span><text:span text:style-name="Absatz-Standardschriftart"><text:span text:style-name="T12"> </text:span></text:span><text:span text:style-name="T441">21</text:span><text:span text:style-name="Absatz-Standardschriftart"><text:span text:style-name="T4"> </text:span></text:span><text:span text:style-name="T441">de</text:span><text:span text:style-name="Absatz-Standardschriftart"><text:span text:style-name="T4"> </text:span></text:span><text:span text:style-name="T441">febrero</text:span><text:span text:style-name="Absatz-Standardschriftart"><text:span text:style-name="T4"> </text:span></text:span><text:span text:style-name="T441">del</text:span><text:span text:style-name="Absatz-Standardschriftart"><text:span text:style-name="T4"> </text:span></text:span><text:span text:style-name="T441">año</text:span><text:span text:style-name="Absatz-Standardschriftart"><text:span text:style-name="T4"> </text:span></text:span><text:span text:style-name="T441">en</text:span><text:span text:style-name="Absatz-Standardschriftart"><text:span text:style-name="T12"> </text:span></text:span><text:span text:style-name="T441">curso,</text:span><text:span text:style-name="Absatz-Standardschriftart"><text:span text:style-name="T4"> </text:span></text:span><text:span text:style-name="T441">mi</text:span><text:span text:style-name="Absatz-Standardschriftart"><text:span text:style-name="T12"> </text:span></text:span><text:span text:style-name="T441">TEG</text:span><text:span text:style-name="Absatz-Standardschriftart"><text:span text:style-name="T198"> </text:span></text:span><text:span text:style-name="T441">comenzó</text:span><text:span text:style-name="Absatz-Standardschriftart"><text:span text:style-name="T202"> </text:span></text:span><text:span text:style-name="T441">el</text:span><text:span text:style-name="Absatz-Standardschriftart"><text:span text:style-name="T202"> </text:span></text:span><text:span text:style-name="T441">6</text:span><text:span text:style-name="Absatz-Standardschriftart"><text:span text:style-name="T206"> </text:span></text:span><text:span text:style-name="T441">de</text:span><text:span text:style-name="Absatz-Standardschriftart"><text:span text:style-name="T202"> </text:span></text:span><text:span text:style-name="T441">marzo</text:span><text:span text:style-name="Absatz-Standardschriftart"><text:span text:style-name="T206"> </text:span></text:span><text:span text:style-name="Absatz-Standardschriftart"><text:span text:style-name="T124">dentro</text:span></text:span><text:span text:style-name="Absatz-Standardschriftart"><text:span text:style-name="T202"> </text:span></text:span><text:span text:style-name="T441">de</text:span><text:span text:style-name="Absatz-Standardschriftart"><text:span text:style-name="T206"> </text:span></text:span><text:span text:style-name="T441">la</text:span><text:span text:style-name="Absatz-Standardschriftart"><text:span text:style-name="T202"> </text:span></text:span><text:span text:style-name="Absatz-Standardschriftart"><text:span text:style-name="T124">fundación.</text:span></text:span></text:p>
        <text:p text:style-name="P12"><text:span text:style-name="T441">El</text:span><text:span text:style-name="Absatz-Standardschriftart"><text:span text:style-name="T209"> </text:span></text:span><text:span text:style-name="Absatz-Standardschriftart"><text:span text:style-name="T124">laps</text:span></text:span><text:span text:style-name="Absatz-Standardschriftart"><text:span text:style-name="T131">o</text:span></text:span><text:span text:style-name="Absatz-Standardschriftart"><text:span text:style-name="T209"> </text:span></text:span><text:span text:style-name="T441">asignado</text:span><text:span text:style-name="Absatz-Standardschriftart"><text:span text:style-name="T211"> </text:span></text:span><text:span text:style-name="T441">de</text:span><text:span text:style-name="Absatz-Standardschriftart"><text:span text:style-name="T209"> </text:span></text:span><text:span text:style-name="T441">28</text:span><text:span text:style-name="Absatz-Standardschriftart"><text:span text:style-name="T211"> </text:span></text:span><text:span text:style-name="T441">semanas,</text:span><text:span text:style-name="Absatz-Standardschriftart"><text:span text:style-name="T209"> </text:span></text:span><text:span text:style-name="T441">aprobado</text:span><text:span text:style-name="Absatz-Standardschriftart"><text:span text:style-name="T209"> </text:span></text:span><text:span text:style-name="Absatz-Standardschriftart"><text:span text:style-name="T8">por</text:span></text:span><text:span text:style-name="Absatz-Standardschriftart"><text:span text:style-name="T211"> </text:span></text:span><text:span text:style-name="T441">Consejo</text:span><text:span text:style-name="Absatz-Standardschriftart"><text:span text:style-name="T211"> </text:span></text:span><text:span text:style-name="T441">de</text:span><text:span text:style-name="Absatz-Standardschriftart"><text:span text:style-name="T209"> </text:span></text:span><text:span text:style-name="T441">Escuela</text:span><text:span text:style-name="Absatz-Standardschriftart"><text:span text:style-name="T211"> </text:span></text:span><text:span text:style-name="T441">para</text:span><text:span text:style-name="Absatz-Standardschriftart"><text:span text:style-name="T209"> </text:span></text:span><text:span text:style-name="T441">la</text:span><text:span text:style-name="Absatz-Standardschriftart"><text:span text:style-name="T209"> </text:span></text:span><text:span text:style-name="T441">ejecución</text:span><text:span text:style-name="Absatz-Standardschriftart"><text:span text:style-name="T211"> </text:span></text:span><text:span text:style-name="Absatz-Standardschriftart"><text:span text:style-name="T124">del</text:span></text:span><text:span text:style-name="Absatz-Standardschriftart"><text:span text:style-name="T211"> </text:span></text:span><text:span text:style-name="T441">TEG,</text:span><text:span text:style-name="Absatz-Standardschriftart"><text:span text:style-name="T209"> </text:span></text:span><text:span text:style-name="T441">se</text:span><text:span text:style-name="Absatz-Standardschriftart"><text:span text:style-name="T211"> </text:span></text:span><text:span text:style-name="T441">agotó</text:span><text:span text:style-name="Absatz-Standardschriftart"><text:span text:style-name="T213"> </text:span></text:span><text:span text:style-name="T441">sin</text:span><text:span text:style-name="Absatz-Standardschriftart"><text:span text:style-name="T185"> </text:span></text:span><text:span text:style-name="T441">que</text:span><text:span text:style-name="Absatz-Standardschriftart"><text:span text:style-name="T185"> </text:span></text:span><text:span text:style-name="Absatz-Standardschriftart"><text:span text:style-name="T136">haya</text:span></text:span><text:span text:style-name="Absatz-Standardschriftart"><text:span text:style-name="T185"> </text:span></text:span><text:span text:style-name="T441">sido</text:span><text:span text:style-name="Absatz-Standardschriftart"><text:span text:style-name="T185"> </text:span></text:span><text:span text:style-name="T441">posible</text:span><text:span text:style-name="Absatz-Standardschriftart"><text:span text:style-name="T187"> </text:span></text:span><text:span text:style-name="T441">culminar</text:span><text:span text:style-name="Absatz-Standardschriftart"><text:span text:style-name="T185"> </text:span></text:span><text:span text:style-name="T441">el</text:span><text:span text:style-name="Absatz-Standardschriftart"><text:span text:style-name="T185"> </text:span></text:span><text:span text:style-name="Absatz-Standardschriftart"><text:span text:style-name="T159">proye</text:span></text:span><text:span text:style-name="Absatz-Standardschriftart"><text:span text:style-name="T124">cto.</text:span></text:span><text:span text:style-name="Absatz-Standardschriftart"><text:span text:style-name="T185"> </text:span></text:span><text:span text:style-name="Absatz-Standardschriftart"><text:span text:style-name="T159">V</text:span></text:span><text:span text:style-name="Absatz-Standardschriftart"><text:span text:style-name="T136">arias</text:span></text:span><text:span text:style-name="Absatz-Standardschriftart"><text:span text:style-name="T187"> </text:span></text:span><text:span text:style-name="T441">han</text:span><text:span text:style-name="Absatz-Standardschriftart"><text:span text:style-name="T185"> </text:span></text:span><text:span text:style-name="T441">sido</text:span><text:span text:style-name="Absatz-Standardschriftart"><text:span text:style-name="T185"> </text:span></text:span><text:span text:style-name="T441">las</text:span><text:span text:style-name="Absatz-Standardschriftart"><text:span text:style-name="T185"> </text:span></text:span><text:span text:style-name="Absatz-Standardschriftart"><text:span text:style-name="T131">c</text:span></text:span><text:span text:style-name="Absatz-Standardschriftart"><text:span text:style-name="T124">ircunstancias</text:span></text:span><text:span text:style-name="Absatz-Standardschriftart"><text:span text:style-name="T185"> </text:span></text:span><text:span text:style-name="T441">surgidas</text:span><text:span text:style-name="Absatz-Standardschriftart"><text:span text:style-name="T185"> </text:span></text:span><text:span text:style-name="Absatz-Standardschriftart"><text:span text:style-name="T124">durante</text:span></text:span><text:span text:style-name="Absatz-Standardschriftart"><text:span text:style-name="T185"> </text:span></text:span><text:span text:style-name="T441">el</text:span><text:span text:style-name="Absatz-Standardschriftart"><text:span text:style-name="T216"> </text:span></text:span><text:span text:style-name="T441">curso</text:span><text:span text:style-name="Absatz-Standardschriftart"><text:span text:style-name="T182"> </text:span></text:span><text:span text:style-name="T441">del</text:span><text:span text:style-name="Absatz-Standardschriftart"><text:span text:style-name="T182"> </text:span></text:span><text:span text:style-name="T441">TEG</text:span><text:span text:style-name="Absatz-Standardschriftart"><text:span text:style-name="T178"> </text:span></text:span><text:span text:style-name="T441">que</text:span><text:span text:style-name="Absatz-Standardschriftart"><text:span text:style-name="T182"> </text:span></text:span><text:span text:style-name="T441">han</text:span><text:span text:style-name="Absatz-Standardschriftart"><text:span text:style-name="T182"> </text:span></text:span><text:span text:style-name="T441">impedido</text:span><text:span text:style-name="Absatz-Standardschriftart"><text:span text:style-name="T178"> </text:span></text:span><text:span text:style-name="Absatz-Standardschriftart"><text:span text:style-name="T159">aprove</text:span></text:span><text:span text:style-name="Absatz-Standardschriftart"><text:span text:style-name="T124">c</text:span></text:span><text:span text:style-name="Absatz-Standardschriftart"><text:span text:style-name="T159">har</text:span></text:span><text:span text:style-name="Absatz-Standardschriftart"><text:span text:style-name="T182"> </text:span></text:span><text:span text:style-name="T441">el</text:span><text:span text:style-name="Absatz-Standardschriftart"><text:span text:style-name="T182"> </text:span></text:span><text:span text:style-name="T441">tiempo</text:span><text:span text:style-name="Absatz-Standardschriftart"><text:span text:style-name="T178"> </text:span></text:span><text:span text:style-name="T441">asignado</text:span><text:span text:style-name="Absatz-Standardschriftart"><text:span text:style-name="T182"> </text:span></text:span><text:span text:style-name="T441">al</text:span><text:span text:style-name="Absatz-Standardschriftart"><text:span text:style-name="T182"> </text:span></text:span><text:span text:style-name="T441">mismo,</text:span><text:span text:style-name="Absatz-Standardschriftart"><text:span text:style-name="T178"> </text:span></text:span><text:span text:style-name="Absatz-Standardschriftart"><text:span text:style-name="T159">entre</text:span></text:span><text:span text:style-name="Absatz-Standardschriftart"><text:span text:style-name="T182"> </text:span></text:span><text:span text:style-name="T441">las</text:span><text:span text:style-name="Absatz-Standardschriftart"><text:span text:style-name="T182"> </text:span></text:span><text:span text:style-name="Absatz-Standardschriftart"><text:span text:style-name="T131">c</text:span></text:span><text:span text:style-name="Absatz-Standardschriftart"><text:span text:style-name="T124">uales</text:span></text:span><text:span text:style-name="Absatz-Standardschriftart"><text:span text:style-name="T178"> </text:span></text:span><text:span text:style-name="T441">menciono</text:span><text:span text:style-name="Absatz-Standardschriftart"><text:span text:style-name="T220"> </text:span></text:span><text:span text:style-name="Absatz-Standardschriftart"><text:span text:style-name="T443">las</text:span></text:span><text:span text:style-name="Absatz-Standardschriftart"><text:span text:style-name="T164"> </text:span></text:span><text:span text:style-name="Absatz-Standardschriftart"><text:span text:style-name="T125">s</text:span></text:span><text:span text:style-name="Absatz-Standardschriftart"><text:span text:style-name="T132">iguiente</text:span></text:span><text:span text:style-name="Absatz-Standardschriftart"><text:span text:style-name="T125">s</text:span></text:span><text:span text:style-name="Absatz-Standardschriftart"><text:span text:style-name="T132">:</text:span></text:span></text:p>
        <text:list xml:id="list709814212" text:style-name="L4">
          <text:list-item>
            <text:p text:style-name="P91"><text:span text:style-name="T441">Las</text:span><text:span text:style-name="Absatz-Standardschriftart"><text:span text:style-name="T224"> </text:span></text:span><text:span text:style-name="Absatz-Standardschriftart"><text:span text:style-name="T124">protestas</text:span></text:span><text:span text:style-name="Absatz-Standardschriftart"><text:span text:style-name="T227"> </text:span></text:span><text:span text:style-name="Absatz-Standardschriftart"><text:span text:style-name="T124">aconte</text:span></text:span><text:span text:style-name="Absatz-Standardschriftart"><text:span text:style-name="T131">c</text:span></text:span><text:span text:style-name="Absatz-Standardschriftart"><text:span text:style-name="T124">idas</text:span></text:span><text:span text:style-name="Absatz-Standardschriftart"><text:span text:style-name="T224"> </text:span></text:span><text:span text:style-name="T441">en</text:span><text:span text:style-name="Absatz-Standardschriftart"><text:span text:style-name="T227"> </text:span></text:span><text:span text:style-name="T441">las</text:span><text:span text:style-name="Absatz-Standardschriftart"><text:span text:style-name="T224"> </text:span></text:span><text:span text:style-name="Absatz-Standardschriftart"><text:span text:style-name="T124">inmediaciones</text:span></text:span><text:span text:style-name="Absatz-Standardschriftart"><text:span text:style-name="T227"> </text:span></text:span><text:span text:style-name="T441">de</text:span><text:span text:style-name="Absatz-Standardschriftart"><text:span text:style-name="T227"> </text:span></text:span><text:span text:style-name="T441">la</text:span><text:span text:style-name="Absatz-Standardschriftart"><text:span text:style-name="T224"> </text:span></text:span><text:span text:style-name="Absatz-Standardschriftart"><text:span text:style-name="T124">fundación</text:span></text:span><text:span text:style-name="Absatz-Standardschriftart"><text:span text:style-name="T227"> </text:span></text:span><text:span text:style-name="T441">CENDIT</text:span><text:span text:style-name="Absatz-Standardschriftart"><text:span text:style-name="T227"> </text:span></text:span><text:span text:style-name="Absatz-Standardschriftart"><text:span text:style-name="T124">(base</text:span></text:span><text:span text:style-name="Absatz-Standardschriftart"><text:span text:style-name="T224"> </text:span></text:span><text:span text:style-name="T441">aérea</text:span><text:span text:style-name="Absatz-Standardschriftart"><text:span text:style-name="T227"> </text:span></text:span><text:span text:style-name="T441">la</text:span><text:span text:style-name="Absatz-Standardschriftart"><text:span text:style-name="T224"> </text:span></text:span><text:span text:style-name="T441">Carlota)</text:span><text:span text:style-name="Absatz-Standardschriftart"><text:span text:style-name="T231"> </text:span></text:span><text:span text:style-name="T441">afectó</text:span><text:span text:style-name="Absatz-Standardschriftart"><text:span text:style-name="T235"> </text:span></text:span><text:span text:style-name="T441">en</text:span><text:span text:style-name="Absatz-Standardschriftart"><text:span text:style-name="T235"> </text:span></text:span><text:span text:style-name="T441">gran</text:span><text:span text:style-name="Absatz-Standardschriftart"><text:span text:style-name="T235"> </text:span></text:span><text:span text:style-name="T441">medida</text:span><text:span text:style-name="Absatz-Standardschriftart"><text:span text:style-name="T239"> </text:span></text:span><text:span text:style-name="T441">la</text:span><text:span text:style-name="Absatz-Standardschriftart"><text:span text:style-name="T235"> </text:span></text:span><text:span text:style-name="Absatz-Standardschriftart"><text:span text:style-name="T124">eje</text:span></text:span><text:span text:style-name="Absatz-Standardschriftart"><text:span text:style-name="T131">c</text:span></text:span><text:span text:style-name="Absatz-Standardschriftart"><text:span text:style-name="T124">ución</text:span></text:span><text:span text:style-name="Absatz-Standardschriftart"><text:span text:style-name="T235"> </text:span></text:span><text:span text:style-name="T441">del</text:span><text:span text:style-name="Absatz-Standardschriftart"><text:span text:style-name="T239"> </text:span></text:span><text:span text:style-name="Absatz-Standardschriftart"><text:span text:style-name="T159">proye</text:span></text:span><text:span text:style-name="Absatz-Standardschriftart"><text:span text:style-name="T124">cto,</text:span></text:span><text:span text:style-name="Absatz-Standardschriftart"><text:span text:style-name="T235"> </text:span></text:span><text:span text:style-name="Absatz-Standardschriftart"><text:span text:style-name="T124">durante</text:span></text:span><text:span text:style-name="Absatz-Standardschriftart"><text:span text:style-name="T235"> </text:span></text:span><text:span text:style-name="T441">el</text:span><text:span text:style-name="Absatz-Standardschriftart"><text:span text:style-name="T239"> </text:span></text:span><text:span text:style-name="Absatz-Standardschriftart"><text:span text:style-name="T8">periodo</text:span></text:span><text:span text:style-name="Absatz-Standardschriftart"><text:span text:style-name="T235"> </text:span></text:span><text:span text:style-name="T441">que</text:span><text:span text:style-name="Absatz-Standardschriftart"><text:span text:style-name="T235"> </text:span></text:span><text:span text:style-name="Absatz-Standardschriftart"><text:span text:style-name="T243">va</text:span></text:span><text:span text:style-name="Absatz-Standardschriftart"><text:span text:style-name="T235"> </text:span></text:span><text:span text:style-name="Absatz-Standardschriftart"><text:span text:style-name="T124">desde</text:span></text:span><text:span text:style-name="Absatz-Standardschriftart"><text:span text:style-name="T239"> </text:span></text:span><text:span text:style-name="T441">comienzos</text:span><text:span text:style-name="Absatz-Standardschriftart"><text:span text:style-name="T235"> </text:span></text:span><text:span text:style-name="T441">de</text:span><text:span text:style-name="Absatz-Standardschriftart"><text:span text:style-name="T247"> </text:span></text:span><text:span text:style-name="Absatz-Standardschriftart"><text:span text:style-name="T442">abril</text:span></text:span><text:span text:style-name="Absatz-Standardschriftart"><text:span text:style-name="T244"> </text:span></text:span><text:span text:style-name="Absatz-Standardschriftart"><text:span text:style-name="T126">has</text:span></text:span><text:span text:style-name="Absatz-Standardschriftart"><text:span text:style-name="T133">ta</text:span></text:span><text:span text:style-name="Absatz-Standardschriftart"><text:span text:style-name="T251"> </text:span></text:span><text:span text:style-name="Absatz-Standardschriftart"><text:span text:style-name="T126">ﬁnales</text:span></text:span><text:span text:style-name="Absatz-Standardschriftart"><text:span text:style-name="T251"> </text:span></text:span><text:span text:style-name="Absatz-Standardschriftart"><text:span text:style-name="T442">de</text:span></text:span><text:span text:style-name="Absatz-Standardschriftart"><text:span text:style-name="T244"> </text:span></text:span><text:span text:style-name="Absatz-Standardschriftart"><text:span text:style-name="T442">julio</text:span></text:span><text:span text:style-name="Absatz-Standardschriftart"><text:span text:style-name="T251"> </text:span></text:span><text:span text:style-name="Absatz-Standardschriftart"><text:span text:style-name="T442">(16</text:span></text:span><text:span text:style-name="Absatz-Standardschriftart"><text:span text:style-name="T251"> </text:span></text:span><text:span text:style-name="Absatz-Standardschriftart"><text:span text:style-name="T442">semanas).</text:span></text:span></text:p>
          </text:list-item>
          <text:list-item>
            <text:p text:style-name="P91"><text:span text:style-name="T441">Retardo</text:span><text:span text:style-name="Absatz-Standardschriftart"><text:span text:style-name="T254"> </text:span></text:span><text:span text:style-name="T441">en</text:span><text:span text:style-name="Absatz-Standardschriftart"><text:span text:style-name="T254"> </text:span></text:span><text:span text:style-name="T441">la</text:span><text:span text:style-name="Absatz-Standardschriftart"><text:span text:style-name="T254"> </text:span></text:span><text:span text:style-name="Absatz-Standardschriftart"><text:span text:style-name="T131">c</text:span></text:span><text:span text:style-name="Absatz-Standardschriftart"><text:span text:style-name="T124">ontratación</text:span></text:span><text:span text:style-name="Absatz-Standardschriftart"><text:span text:style-name="T185"> </text:span></text:span><text:span text:style-name="Absatz-Standardschriftart"><text:span text:style-name="T8">por</text:span></text:span><text:span text:style-name="Absatz-Standardschriftart"><text:span text:style-name="T254"> </text:span></text:span><text:span text:style-name="T441">parte</text:span><text:span text:style-name="Absatz-Standardschriftart"><text:span text:style-name="T185"> </text:span></text:span><text:span text:style-name="T441">de</text:span><text:span text:style-name="Absatz-Standardschriftart"><text:span text:style-name="T254"> </text:span></text:span><text:span text:style-name="T441">la</text:span><text:span text:style-name="Absatz-Standardschriftart"><text:span text:style-name="T254"> </text:span></text:span><text:span text:style-name="Absatz-Standardschriftart"><text:span text:style-name="T124">fundación</text:span></text:span><text:span text:style-name="Absatz-Standardschriftart"><text:span text:style-name="T185"> </text:span></text:span><text:span text:style-name="T441">CENDIT.</text:span><text:span text:style-name="Absatz-Standardschriftart"><text:span text:style-name="T254"> </text:span></text:span><text:span text:style-name="Absatz-Standardschriftart"><text:span text:style-name="T131">A</text:span></text:span><text:span text:style-name="Absatz-Standardschriftart"><text:span text:style-name="T124">unque</text:span></text:span><text:span text:style-name="Absatz-Standardschriftart"><text:span text:style-name="T185"> </text:span></text:span><text:span text:style-name="T441">en</text:span><text:span text:style-name="Absatz-Standardschriftart"><text:span text:style-name="T254"> </text:span></text:span><text:span text:style-name="T441">la</text:span><text:span text:style-name="Absatz-Standardschriftart"><text:span text:style-name="T254"> </text:span></text:span><text:span text:style-name="T441">planilla</text:span><text:span text:style-name="Absatz-Standardschriftart"><text:span text:style-name="T254"> </text:span></text:span><text:span text:style-name="T441">de</text:span><text:span text:style-name="Absatz-Standardschriftart"><text:span text:style-name="T185"> </text:span></text:span><text:span text:style-name="T441">inscripción</text:span><text:span text:style-name="Absatz-Standardschriftart"><text:span text:style-name="T136"> </text:span></text:span><text:span text:style-name="T441">se</text:span><text:span text:style-name="Absatz-Standardschriftart"><text:span text:style-name="T136"> </text:span></text:span><text:span text:style-name="T441">indique</text:span><text:span text:style-name="Absatz-Standardschriftart"><text:span text:style-name="T159"> </text:span></text:span><text:span text:style-name="T441">como</text:span><text:span text:style-name="Absatz-Standardschriftart"><text:span text:style-name="T136"> </text:span></text:span><text:span text:style-name="Absatz-Standardschriftart"><text:span text:style-name="T159">fe</text:span></text:span><text:span text:style-name="Absatz-Standardschriftart"><text:span text:style-name="T124">c</text:span></text:span><text:span text:style-name="Absatz-Standardschriftart"><text:span text:style-name="T159">ha</text:span></text:span><text:span text:style-name="Absatz-Standardschriftart"><text:span text:style-name="T136"> </text:span></text:span><text:span text:style-name="T441">de</text:span><text:span text:style-name="Absatz-Standardschriftart"><text:span text:style-name="T159"> </text:span></text:span><text:span text:style-name="T441">inicio</text:span><text:span text:style-name="Absatz-Standardschriftart"><text:span text:style-name="T136"> </text:span></text:span><text:span text:style-name="Absatz-Standardschriftart"><text:span text:style-name="T124">del</text:span></text:span><text:span text:style-name="Absatz-Standardschriftart"><text:span text:style-name="T136"> </text:span></text:span><text:span text:style-name="T441">TEG</text:span><text:span text:style-name="Absatz-Standardschriftart"><text:span text:style-name="T159"> </text:span></text:span><text:span text:style-name="T441">el</text:span><text:span text:style-name="Absatz-Standardschriftart"><text:span text:style-name="T136"> </text:span></text:span><text:span text:style-name="T441">31</text:span><text:span text:style-name="Absatz-Standardschriftart"><text:span text:style-name="T159"> </text:span></text:span><text:span text:style-name="T441">de</text:span><text:span text:style-name="Absatz-Standardschriftart"><text:span text:style-name="T136"> </text:span></text:span><text:span text:style-name="Absatz-Standardschriftart"><text:span text:style-name="T124">enero</text:span></text:span><text:span text:style-name="Absatz-Standardschriftart"><text:span text:style-name="T136"> </text:span></text:span><text:span text:style-name="T441">de</text:span><text:span text:style-name="Absatz-Standardschriftart"><text:span text:style-name="T159"> </text:span></text:span><text:span text:style-name="T441">2017,</text:span><text:span text:style-name="Absatz-Standardschriftart"><text:span text:style-name="T136"> </text:span></text:span><text:span text:style-name="T441">el</text:span><text:span text:style-name="Absatz-Standardschriftart"><text:span text:style-name="T136"> </text:span></text:span><text:span text:style-name="T441">CENDIT</text:span><text:span text:style-name="Absatz-Standardschriftart"><text:span text:style-name="T159"> </text:span></text:span><text:span text:style-name="T441">tramitó</text:span><text:span text:style-name="Absatz-Standardschriftart"><text:span text:style-name="T142"> </text:span></text:span><text:span text:style-name="T441">mi</text:span><text:span text:style-name="Absatz-Standardschriftart"><text:span text:style-name="T262"> </text:span></text:span><text:span text:style-name="Absatz-Standardschriftart"><text:span text:style-name="T124">ingres</text:span></text:span><text:span text:style-name="Absatz-Standardschriftart"><text:span text:style-name="T131">o</text:span></text:span><text:span text:style-name="Absatz-Standardschriftart"><text:span text:style-name="T173"> </text:span></text:span><text:span text:style-name="T441">como</text:span><text:span text:style-name="Absatz-Standardschriftart"><text:span text:style-name="T182"> </text:span></text:span><text:span text:style-name="Absatz-Standardschriftart"><text:span text:style-name="T124">pasante</text:span></text:span><text:span text:style-name="Absatz-Standardschriftart"><text:span text:style-name="T182"> </text:span></text:span><text:span text:style-name="Absatz-Standardschriftart"><text:span text:style-name="T124">hasta</text:span></text:span><text:span text:style-name="Absatz-Standardschriftart"><text:span text:style-name="T173"> </text:span></text:span><text:span text:style-name="T441">el</text:span><text:span text:style-name="Absatz-Standardschriftart"><text:span text:style-name="T182"> </text:span></text:span><text:span text:style-name="T441">6</text:span><text:span text:style-name="Absatz-Standardschriftart"><text:span text:style-name="T182"> </text:span></text:span><text:span text:style-name="T441">de</text:span><text:span text:style-name="Absatz-Standardschriftart"><text:span text:style-name="T173"> </text:span></text:span><text:span text:style-name="T441">marzo</text:span><text:span text:style-name="Absatz-Standardschriftart"><text:span text:style-name="T182"> </text:span></text:span><text:span text:style-name="T441">del</text:span><text:span text:style-name="Absatz-Standardschriftart"><text:span text:style-name="T182"> </text:span></text:span><text:span text:style-name="T441">mismo</text:span><text:span text:style-name="Absatz-Standardschriftart"><text:span text:style-name="T173"> </text:span></text:span><text:span text:style-name="T441">año.</text:span></text:p>
          </text:list-item>
          <text:list-item>
            <text:p text:style-name="P91"><text:span text:style-name="T441">La</text:span><text:span text:style-name="Absatz-Standardschriftart"><text:span text:style-name="T187"> </text:span></text:span><text:span text:style-name="Absatz-Standardschriftart"><text:span text:style-name="T124">situación</text:span></text:span><text:span text:style-name="Absatz-Standardschriftart"><text:span text:style-name="T187"> </text:span></text:span><text:span text:style-name="T441">económica</text:span><text:span text:style-name="Absatz-Standardschriftart"><text:span text:style-name="T187"> </text:span></text:span><text:span text:style-name="T441">actual</text:span><text:span text:style-name="Absatz-Standardschriftart"><text:span text:style-name="T187"> </text:span></text:span><text:span text:style-name="Absatz-Standardschriftart"><text:span text:style-name="T124">plantea</text:span></text:span><text:span text:style-name="Absatz-Standardschriftart"><text:span text:style-name="T173"> </text:span></text:span><text:span text:style-name="T441">una</text:span><text:span text:style-name="Absatz-Standardschriftart"><text:span text:style-name="T187"> </text:span></text:span><text:span text:style-name="T441">seria</text:span><text:span text:style-name="Absatz-Standardschriftart"><text:span text:style-name="T173"> </text:span></text:span><text:span text:style-name="Absatz-Standardschriftart"><text:span text:style-name="T175">dificultad</text:span></text:span><text:span text:style-name="Absatz-Standardschriftart"><text:span text:style-name="T187"> </text:span></text:span><text:span text:style-name="T441">en</text:span><text:span text:style-name="Absatz-Standardschriftart"><text:span text:style-name="T173"> </text:span></text:span><text:span text:style-name="T441">la</text:span><text:span text:style-name="Absatz-Standardschriftart"><text:span text:style-name="T187"> </text:span></text:span><text:span text:style-name="T441">adquisición</text:span><text:span text:style-name="Absatz-Standardschriftart"><text:span text:style-name="T187"> </text:span></text:span><text:span text:style-name="T441">de</text:span><text:span text:style-name="Absatz-Standardschriftart"><text:span text:style-name="T187"> </text:span></text:span><text:span text:style-name="T441">los</text:span><text:span text:style-name="Absatz-Standardschriftart"><text:span text:style-name="T187"> </text:span></text:span><text:span text:style-name="Absatz-Standardschriftart"><text:span text:style-name="T124">materiales</text:span></text:span><text:span text:style-name="Absatz-Standardschriftart"><text:span text:style-name="T173"> </text:span></text:span><text:span text:style-name="T441">e</text:span><text:span text:style-name="Absatz-Standardschriftart"><text:span text:style-name="T267"> </text:span></text:span><text:span text:style-name="Absatz-Standardschriftart"><text:span text:style-name="T442">insumos</text:span></text:span><text:span text:style-name="Absatz-Standardschriftart"><text:span text:style-name="T274"> </text:span></text:span><text:span text:style-name="Absatz-Standardschriftart"><text:span text:style-name="T126">bás</text:span></text:span><text:span text:style-name="Absatz-Standardschriftart"><text:span text:style-name="T133">ic</text:span></text:span><text:span text:style-name="Absatz-Standardschriftart"><text:span text:style-name="T126">os</text:span></text:span><text:span text:style-name="Absatz-Standardschriftart"><text:span text:style-name="T274"> </text:span></text:span><text:span text:style-name="Absatz-Standardschriftart"><text:span text:style-name="T442">que</text:span></text:span><text:span text:style-name="Absatz-Standardschriftart"><text:span text:style-name="T277"> </text:span></text:span><text:span text:style-name="Absatz-Standardschriftart"><text:span text:style-name="T442">se</text:span></text:span><text:span text:style-name="Absatz-Standardschriftart"><text:span text:style-name="T274"> </text:span></text:span><text:span text:style-name="Absatz-Standardschriftart"><text:span text:style-name="T442">requieren</text:span></text:span><text:span text:style-name="Absatz-Standardschriftart"><text:span text:style-name="T274"> </text:span></text:span><text:span text:style-name="Absatz-Standardschriftart"><text:span text:style-name="T442">para</text:span></text:span><text:span text:style-name="Absatz-Standardschriftart"><text:span text:style-name="T277"> </text:span></text:span><text:span text:style-name="Absatz-Standardschriftart"><text:span text:style-name="T126">sus</text:span></text:span><text:span text:style-name="Absatz-Standardschriftart"><text:span text:style-name="T133">te</text:span></text:span><text:span text:style-name="Absatz-Standardschriftart"><text:span text:style-name="T126">ntar</text:span></text:span><text:span text:style-name="Absatz-Standardschriftart"><text:span text:style-name="T274"> </text:span></text:span><text:span text:style-name="Absatz-Standardschriftart"><text:span text:style-name="T442">un</text:span></text:span><text:span text:style-name="Absatz-Standardschriftart"><text:span text:style-name="T274"> </text:span></text:span><text:span text:style-name="Absatz-Standardschriftart"><text:span text:style-name="T126">proy</text:span></text:span><text:span text:style-name="Absatz-Standardschriftart"><text:span text:style-name="T160">e</text:span></text:span><text:span text:style-name="Absatz-Standardschriftart"><text:span text:style-name="T126">cto</text:span></text:span><text:span text:style-name="Absatz-Standardschriftart"><text:span text:style-name="T277"> </text:span></text:span><text:span text:style-name="Absatz-Standardschriftart"><text:span text:style-name="T442">como</text:span></text:span><text:span text:style-name="Absatz-Standardschriftart"><text:span text:style-name="T274"> </text:span></text:span><text:span text:style-name="Absatz-Standardschriftart"><text:span text:style-name="T442">este,</text:span></text:span><text:span text:style-name="Absatz-Standardschriftart"><text:span text:style-name="T277"> </text:span></text:span><text:span text:style-name="Absatz-Standardschriftart"><text:span text:style-name="T442">que</text:span></text:span><text:span text:style-name="Absatz-Standardschriftart"><text:span text:style-name="T274"> </text:span></text:span><text:span text:style-name="Absatz-Standardschriftart"><text:span text:style-name="T442">obliga</text:span></text:span><text:span text:style-name="Absatz-Standardschriftart"><text:span text:style-name="T277"> </text:span></text:span><text:span text:style-name="Absatz-Standardschriftart"><text:span text:style-name="T442">a</text:span></text:span><text:span text:style-name="Absatz-Standardschriftart"><text:span text:style-name="T274"> </text:span></text:span><text:span text:style-name="Absatz-Standardschriftart"><text:span text:style-name="T160">in</text:span></text:span><text:span text:style-name="Absatz-Standardschriftart"><text:span text:style-name="T126">v</text:span></text:span><text:span text:style-name="Absatz-Standardschriftart"><text:span text:style-name="T160">ertir</text:span></text:span><text:span text:style-name="Absatz-Standardschriftart"><text:span text:style-name="T277"> </text:span></text:span><text:span text:style-name="Absatz-Standardschriftart"><text:span text:style-name="T442">una</text:span></text:span><text:span text:style-name="Absatz-Standardschriftart"><text:span text:style-name="T268"> </text:span></text:span><text:span text:style-name="Absatz-Standardschriftart"><text:span text:style-name="T442">buena</text:span></text:span><text:span text:style-name="Absatz-Standardschriftart"><text:span text:style-name="T282"> </text:span></text:span><text:span text:style-name="Absatz-Standardschriftart"><text:span text:style-name="T133">c</text:span></text:span><text:span text:style-name="Absatz-Standardschriftart"><text:span text:style-name="T126">an</text:span></text:span><text:span text:style-name="Absatz-Standardschriftart"><text:span text:style-name="T133">tidad</text:span></text:span><text:span text:style-name="Absatz-Standardschriftart"><text:span text:style-name="T282"> </text:span></text:span><text:span text:style-name="Absatz-Standardschriftart"><text:span text:style-name="T442">de</text:span></text:span><text:span text:style-name="Absatz-Standardschriftart"><text:span text:style-name="T282"> </text:span></text:span><text:span text:style-name="Absatz-Standardschriftart"><text:span text:style-name="T442">tiempo</text:span></text:span><text:span text:style-name="Absatz-Standardschriftart"><text:span text:style-name="T143"> </text:span></text:span><text:span text:style-name="Absatz-Standardschriftart"><text:span text:style-name="T442">en</text:span></text:span><text:span text:style-name="Absatz-Standardschriftart"><text:span text:style-name="T282"> </text:span></text:span><text:span text:style-name="Absatz-Standardschriftart"><text:span text:style-name="T442">la</text:span></text:span><text:span text:style-name="Absatz-Standardschriftart"><text:span text:style-name="T282"> </text:span></text:span><text:span text:style-name="Absatz-Standardschriftart"><text:span text:style-name="T442">búsqueda</text:span></text:span><text:span text:style-name="Absatz-Standardschriftart"><text:span text:style-name="T143"> </text:span></text:span><text:span text:style-name="Absatz-Standardschriftart"><text:span text:style-name="T442">de</text:span></text:span><text:span text:style-name="Absatz-Standardschriftart"><text:span text:style-name="T282"> </text:span></text:span><text:span text:style-name="Absatz-Standardschriftart"><text:span text:style-name="T126">alternativas</text:span></text:span><text:span text:style-name="Absatz-Standardschriftart"><text:span text:style-name="T133">.</text:span></text:span></text:p>
          </text:list-item>
          <text:list-item>
            <text:p text:style-name="P91"><text:span text:style-name="Absatz-Standardschriftart"><text:span text:style-name="T124">P</text:span></text:span><text:span text:style-name="Absatz-Standardschriftart"><text:span text:style-name="T159">or</text:span></text:span><text:span text:style-name="Absatz-Standardschriftart"><text:span text:style-name="T206"> </text:span></text:span><text:span text:style-name="T441">último,</text:span><text:span text:style-name="Absatz-Standardschriftart"><text:span text:style-name="T286"> </text:span></text:span><text:span text:style-name="Absatz-Standardschriftart"><text:span text:style-name="T124">el</text:span></text:span><text:span text:style-name="Absatz-Standardschriftart"><text:span text:style-name="T286"> </text:span></text:span><text:span text:style-name="Absatz-Standardschriftart"><text:span text:style-name="T159">proye</text:span></text:span><text:span text:style-name="Absatz-Standardschriftart"><text:span text:style-name="T124">cto</text:span></text:span><text:span text:style-name="Absatz-Standardschriftart"><text:span text:style-name="T286"> </text:span></text:span><text:span text:style-name="T441">asignado</text:span><text:span text:style-name="Absatz-Standardschriftart"><text:span text:style-name="T206"> </text:span></text:span><text:span text:style-name="Absatz-Standardschriftart"><text:span text:style-name="T8">por</text:span></text:span><text:span text:style-name="Absatz-Standardschriftart"><text:span text:style-name="T286"> </text:span></text:span><text:span text:style-name="T441">la</text:span><text:span text:style-name="Absatz-Standardschriftart"><text:span text:style-name="T286"> </text:span></text:span><text:span text:style-name="Absatz-Standardschriftart"><text:span text:style-name="T124">fundación</text:span></text:span><text:span text:style-name="Absatz-Standardschriftart"><text:span text:style-name="T286"> </text:span></text:span><text:span text:style-name="T441">CENDIT</text:span><text:span text:style-name="Absatz-Standardschriftart"><text:span text:style-name="T286"> </text:span></text:span><text:span text:style-name="Absatz-Standardschriftart"><text:span text:style-name="T124">presenta</text:span></text:span><text:span text:style-name="Absatz-Standardschriftart"><text:span text:style-name="T286"> </text:span></text:span><text:span text:style-name="T441">un</text:span><text:span text:style-name="Absatz-Standardschriftart"><text:span text:style-name="T206"> </text:span></text:span><text:span text:style-name="T441">buen</text:span><text:span text:style-name="Absatz-Standardschriftart"><text:span text:style-name="T286"> </text:span></text:span><text:span text:style-name="T441">grado</text:span><text:span text:style-name="Absatz-Standardschriftart"><text:span text:style-name="T286"> </text:span></text:span><text:span text:style-name="T441">de</text:span><text:span text:style-name="Absatz-Standardschriftart"><text:span text:style-name="T286"> </text:span></text:span><text:span text:style-name="T441">complejidad,</text:span><text:span text:style-name="Absatz-Standardschriftart"><text:span text:style-name="T289"> </text:span></text:span><text:span text:style-name="T441">la</text:span><text:span text:style-name="Absatz-Standardschriftart"><text:span text:style-name="T292"> </text:span></text:span><text:span text:style-name="T441">cual</text:span><text:span text:style-name="Absatz-Standardschriftart"><text:span text:style-name="T292"> </text:span></text:span><text:span text:style-name="T441">no</text:span><text:span text:style-name="Absatz-Standardschriftart"><text:span text:style-name="T292"> </text:span></text:span><text:span text:style-name="T441">se</text:span><text:span text:style-name="Absatz-Standardschriftart"><text:span text:style-name="T292"> </text:span></text:span><text:span text:style-name="T441">pudo</text:span><text:span text:style-name="Absatz-Standardschriftart"><text:span text:style-name="T292"> </text:span></text:span><text:span text:style-name="Absatz-Standardschriftart"><text:span text:style-name="T127">identificar</text:span></text:span><text:span text:style-name="Absatz-Standardschriftart"><text:span text:style-name="T292"> </text:span></text:span><text:span text:style-name="Absatz-Standardschriftart"><text:span text:style-name="T124">durante</text:span></text:span><text:span text:style-name="Absatz-Standardschriftart"><text:span text:style-name="T292"> </text:span></text:span><text:span text:style-name="T441">la</text:span><text:span text:style-name="Absatz-Standardschriftart"><text:span text:style-name="T292"> </text:span></text:span><text:span text:style-name="Absatz-Standardschriftart"><text:span text:style-name="T124">redac</text:span></text:span><text:span text:style-name="Absatz-Standardschriftart"><text:span text:style-name="T131">c</text:span></text:span><text:span text:style-name="Absatz-Standardschriftart"><text:span text:style-name="T124">ión</text:span></text:span><text:span text:style-name="Absatz-Standardschriftart"><text:span text:style-name="T292"> </text:span></text:span><text:span text:style-name="T441">del</text:span><text:span text:style-name="Absatz-Standardschriftart"><text:span text:style-name="T292"> </text:span></text:span><text:span text:style-name="Absatz-Standardschriftart"><text:span text:style-name="T159">anteproye</text:span></text:span><text:span text:style-name="Absatz-Standardschriftart"><text:span text:style-name="T124">cto,</text:span></text:span><text:span text:style-name="Absatz-Standardschriftart"><text:span text:style-name="T292"> </text:span></text:span><text:span text:style-name="T441">sino</text:span><text:span text:style-name="Absatz-Standardschriftart"><text:span text:style-name="T292"> </text:span></text:span><text:span text:style-name="Absatz-Standardschriftart"><text:span text:style-name="T124">hasta</text:span></text:span><text:span text:style-name="Absatz-Standardschriftart"><text:span text:style-name="T292"> </text:span></text:span><text:span text:style-name="T441">haberme</text:span><text:span text:style-name="Absatz-Standardschriftart"><text:span text:style-name="T294"> </text:span></text:span><text:span text:style-name="Absatz-Standardschriftart"><text:span text:style-name="T159">involucrado</text:span></text:span><text:span text:style-name="Absatz-Standardschriftart"><text:span text:style-name="T178"> </text:span></text:span><text:span text:style-name="T441">de</text:span><text:span text:style-name="Absatz-Standardschriftart"><text:span text:style-name="T297"> </text:span></text:span><text:span text:style-name="T441">lleno</text:span><text:span text:style-name="Absatz-Standardschriftart"><text:span text:style-name="T297"> </text:span></text:span><text:span text:style-name="T441">en</text:span><text:span text:style-name="Absatz-Standardschriftart"><text:span text:style-name="T297"> </text:span></text:span><text:span text:style-name="T441">el</text:span><text:span text:style-name="Absatz-Standardschriftart"><text:span text:style-name="T297"> </text:span></text:span><text:span text:style-name="T441">TEG.</text:span><text:span text:style-name="Absatz-Standardschriftart"><text:span text:style-name="T297"> </text:span></text:span><text:span text:style-name="T441">Éste</text:span><text:span text:style-name="Absatz-Standardschriftart"><text:span text:style-name="T297"> </text:span></text:span><text:span text:style-name="Absatz-Standardschriftart"><text:span text:style-name="T124">implica</text:span></text:span><text:span text:style-name="Absatz-Standardschriftart"><text:span text:style-name="T297"> </text:span></text:span><text:span text:style-name="T441">el</text:span><text:span text:style-name="Absatz-Standardschriftart"><text:span text:style-name="T297"> </text:span></text:span><text:span text:style-name="T441">diseño</text:span><text:span text:style-name="Absatz-Standardschriftart"><text:span text:style-name="T297"> </text:span></text:span><text:span text:style-name="T441">e</text:span><text:span text:style-name="Absatz-Standardschriftart"><text:span text:style-name="T297"> </text:span></text:span><text:span text:style-name="Absatz-Standardschriftart"><text:span text:style-name="T124">implementación</text:span></text:span><text:span text:style-name="Absatz-Standardschriftart"><text:span text:style-name="T297"> </text:span></text:span><text:span text:style-name="T441">de</text:span><text:span text:style-name="Absatz-Standardschriftart"><text:span text:style-name="T297"> </text:span></text:span><text:span text:style-name="Absatz-Standardschriftart"><text:span text:style-name="T159">software</text:span></text:span><text:span text:style-name="Absatz-Standardschriftart"><text:span text:style-name="T124">,</text:span></text:span><text:span text:style-name="Absatz-Standardschriftart"><text:span text:style-name="T178"> </text:span></text:span><text:span text:style-name="Absatz-Standardschriftart"><text:span text:style-name="T124">hardware</text:span></text:span><text:span text:style-name="Absatz-Standardschriftart"><text:span text:style-name="T301"> </text:span></text:span><text:span text:style-name="T441">y</text:span><text:span text:style-name="Absatz-Standardschriftart"><text:span text:style-name="T254"> </text:span></text:span><text:span text:style-name="Absatz-Standardschriftart"><text:span text:style-name="T159">ﬁrmware</text:span></text:span><text:span text:style-name="Absatz-Standardschriftart"><text:span text:style-name="T254"> </text:span></text:span><text:span text:style-name="T441">en</text:span><text:span text:style-name="Absatz-Standardschriftart"><text:span text:style-name="T254"> </text:span></text:span><text:span text:style-name="Absatz-Standardschriftart"><text:span text:style-name="T131">c</text:span></text:span><text:span text:style-name="Absatz-Standardschriftart"><text:span text:style-name="T124">onjun</text:span></text:span><text:span text:style-name="Absatz-Standardschriftart"><text:span text:style-name="T131">to</text:span></text:span><text:span text:style-name="Absatz-Standardschriftart"><text:span text:style-name="T254"> </text:span></text:span><text:span text:style-name="Absatz-Standardschriftart"><text:span text:style-name="T131">c</text:span></text:span><text:span text:style-name="Absatz-Standardschriftart"><text:span text:style-name="T124">on</text:span></text:span><text:span text:style-name="Absatz-Standardschriftart"><text:span text:style-name="T254"> </text:span></text:span><text:span text:style-name="T441">las</text:span><text:span text:style-name="Absatz-Standardschriftart"><text:span text:style-name="T254"> </text:span></text:span><text:span text:style-name="Absatz-Standardschriftart"><text:span text:style-name="T124">tareas</text:span></text:span><text:span text:style-name="Absatz-Standardschriftart"><text:span text:style-name="T254"> </text:span></text:span><text:span text:style-name="Absatz-Standardschriftart"><text:span text:style-name="T124">do</text:span></text:span><text:span text:style-name="Absatz-Standardschriftart"><text:span text:style-name="T131">c</text:span></text:span><text:span text:style-name="Absatz-Standardschriftart"><text:span text:style-name="T124">umentación</text:span></text:span><text:span text:style-name="Absatz-Standardschriftart"><text:span text:style-name="T254"> </text:span></text:span><text:span text:style-name="T441">asociada</text:span><text:span text:style-name="Absatz-Standardschriftart"><text:span text:style-name="T254"> </text:span></text:span><text:span text:style-name="T441">a</text:span><text:span text:style-name="Absatz-Standardschriftart"><text:span text:style-name="T185"> </text:span></text:span><text:span text:style-name="Absatz-Standardschriftart"><text:span text:style-name="T131">c</text:span></text:span><text:span text:style-name="Absatz-Standardschriftart"><text:span text:style-name="T124">ada</text:span></text:span><text:span text:style-name="Absatz-Standardschriftart"><text:span text:style-name="T254"> </text:span></text:span><text:span text:style-name="T441">una</text:span><text:span text:style-name="Absatz-Standardschriftart"><text:span text:style-name="T254"> </text:span></text:span><text:span text:style-name="T441">de</text:span><text:span text:style-name="Absatz-Standardschriftart"><text:span text:style-name="T254"> </text:span></text:span><text:span text:style-name="T441">estas</text:span><text:span text:style-name="Absatz-Standardschriftart"><text:span text:style-name="T254"> </text:span></text:span><text:span text:style-name="Absatz-Standardschriftart"><text:span text:style-name="T124">fases</text:span></text:span><text:span text:style-name="Absatz-Standardschriftart"><text:span text:style-name="T131">.</text:span></text:span></text:p>
          </text:list-item>
        </text:list>
        <text:p text:style-name="P14"><text:span text:style-name="T441">A</text:span><text:span text:style-name="Absatz-Standardschriftart"><text:span text:style-name="T202"> </text:span></text:span><text:span text:style-name="Absatz-Standardschriftart"><text:span text:style-name="T8">pesar</text:span></text:span><text:span text:style-name="Absatz-Standardschriftart"><text:span text:style-name="T202"> </text:span></text:span><text:span text:style-name="T441">de</text:span><text:span text:style-name="Absatz-Standardschriftart"><text:span text:style-name="T206"> </text:span></text:span><text:span text:style-name="T441">los</text:span><text:span text:style-name="Absatz-Standardschriftart"><text:span text:style-name="T202"> </text:span></text:span><text:span text:style-name="Absatz-Standardschriftart"><text:span text:style-name="T131">c</text:span></text:span><text:span text:style-name="Absatz-Standardschriftart"><text:span text:style-name="T124">ontratiempos</text:span></text:span><text:span text:style-name="Absatz-Standardschriftart"><text:span text:style-name="T206"> </text:span></text:span><text:span text:style-name="T441">citados</text:span><text:span text:style-name="Absatz-Standardschriftart"><text:span text:style-name="T202"> </text:span></text:span><text:span text:style-name="T441">arriba,</text:span><text:span text:style-name="Absatz-Standardschriftart"><text:span text:style-name="T206"> </text:span></text:span><text:span text:style-name="T441">se</text:span><text:span text:style-name="Absatz-Standardschriftart"><text:span text:style-name="T202"> </text:span></text:span><text:span text:style-name="T441">han</text:span><text:span text:style-name="Absatz-Standardschriftart"><text:span text:style-name="T202"> </text:span></text:span><text:span text:style-name="T441">logrado</text:span><text:span text:style-name="Absatz-Standardschriftart"><text:span text:style-name="T206"> </text:span></text:span><text:span text:style-name="Absatz-Standardschriftart"><text:span text:style-name="T136">avances</text:span></text:span><text:span text:style-name="Absatz-Standardschriftart"><text:span text:style-name="T202"> </text:span></text:span><text:span text:style-name="T441">en</text:span><text:span text:style-name="Absatz-Standardschriftart"><text:span text:style-name="T206"> </text:span></text:span><text:span text:style-name="T441">el</text:span><text:span text:style-name="Absatz-Standardschriftart"><text:span text:style-name="T202"> </text:span></text:span><text:span text:style-name="Absatz-Standardschriftart"><text:span text:style-name="T159">proye</text:span></text:span><text:span text:style-name="Absatz-Standardschriftart"><text:span text:style-name="T124">cto,</text:span></text:span><text:span text:style-name="Absatz-Standardschriftart"><text:span text:style-name="T202"> </text:span></text:span><text:span text:style-name="T441">en</text:span><text:span text:style-name="Absatz-Standardschriftart"><text:span text:style-name="T206"> </text:span></text:span><text:span text:style-name="T441">especial</text:span><text:span text:style-name="Absatz-Standardschriftart"><text:span text:style-name="T202"> </text:span></text:span><text:span text:style-name="T441">en</text:span><text:span text:style-name="Absatz-Standardschriftart"><text:span text:style-name="T206"> </text:span></text:span><text:span text:style-name="T441">las</text:span><text:span text:style-name="Absatz-Standardschriftart"><text:span text:style-name="T304"> </text:span></text:span><text:span text:style-name="Absatz-Standardschriftart"><text:span text:style-name="T124">tareas</text:span></text:span><text:span text:style-name="Absatz-Standardschriftart"><text:span text:style-name="T202"> </text:span></text:span><text:span text:style-name="T441">de</text:span><text:span text:style-name="Absatz-Standardschriftart"><text:span text:style-name="T206"> </text:span></text:span><text:span text:style-name="T441">las</text:span><text:span text:style-name="Absatz-Standardschriftart"><text:span text:style-name="T206"> </text:span></text:span><text:span text:style-name="Absatz-Standardschriftart"><text:span text:style-name="T124">fases</text:span></text:span><text:span text:style-name="Absatz-Standardschriftart"><text:span text:style-name="T202"> </text:span></text:span><text:span text:style-name="T441">1</text:span><text:span text:style-name="Absatz-Standardschriftart"><text:span text:style-name="T206"> </text:span></text:span><text:span text:style-name="T441">y</text:span><text:span text:style-name="Absatz-Standardschriftart"><text:span text:style-name="T206"> </text:span></text:span><text:span text:style-name="T441">2,</text:span><text:span text:style-name="Absatz-Standardschriftart"><text:span text:style-name="T206"> </text:span></text:span><text:span text:style-name="T441">dedicadas</text:span><text:span text:style-name="Absatz-Standardschriftart"><text:span text:style-name="T206"> </text:span></text:span><text:span text:style-name="Absatz-Standardschriftart"><text:span text:style-name="T124">principalmente</text:span></text:span><text:span text:style-name="Absatz-Standardschriftart"><text:span text:style-name="T206"> </text:span></text:span><text:span text:style-name="T441">a</text:span><text:span text:style-name="Absatz-Standardschriftart"><text:span text:style-name="T206"> </text:span></text:span><text:span text:style-name="T441">la</text:span><text:span text:style-name="Absatz-Standardschriftart"><text:span text:style-name="T206"> </text:span></text:span><text:span text:style-name="Absatz-Standardschriftart"><text:span text:style-name="T124">do</text:span></text:span><text:span text:style-name="Absatz-Standardschriftart"><text:span text:style-name="T131">c</text:span></text:span><text:span text:style-name="Absatz-Standardschriftart"><text:span text:style-name="T124">umentación</text:span></text:span><text:span text:style-name="Absatz-Standardschriftart"><text:span text:style-name="T206"> </text:span></text:span><text:span text:style-name="T441">inicial</text:span><text:span text:style-name="Absatz-Standardschriftart"><text:span text:style-name="T206"> </text:span></text:span><text:span text:style-name="T441">y</text:span><text:span text:style-name="Absatz-Standardschriftart"><text:span text:style-name="T206"> </text:span></text:span><text:span text:style-name="T441">al</text:span><text:span text:style-name="Absatz-Standardschriftart"><text:span text:style-name="T206"> </text:span></text:span><text:span text:style-name="T441">diseño</text:span><text:span text:style-name="Absatz-Standardschriftart"><text:span text:style-name="T206"> </text:span></text:span><text:span text:style-name="T441">de</text:span><text:span text:style-name="Absatz-Standardschriftart"><text:span text:style-name="T206"> </text:span></text:span><text:span text:style-name="Absatz-Standardschriftart"><text:span text:style-name="T159">software</text:span></text:span><text:span text:style-name="Absatz-Standardschriftart"><text:span text:style-name="T301"> </text:span></text:span><text:span text:style-name="Absatz-Standardschriftart"><text:span text:style-name="T442">y</text:span></text:span><text:span text:style-name="Absatz-Standardschriftart"><text:span text:style-name="T282"> </text:span></text:span><text:span text:style-name="Absatz-Standardschriftart"><text:span text:style-name="T442">de</text:span></text:span><text:span text:style-name="Absatz-Standardschriftart"><text:span text:style-name="T282"> </text:span></text:span><text:span text:style-name="Absatz-Standardschriftart"><text:span text:style-name="T126">hardware</text:span></text:span><text:span text:style-name="Absatz-Standardschriftart"><text:span text:style-name="T133">.</text:span></text:span></text:p>
        <text:p text:style-name="P12"><text:span text:style-name="T441">La</text:span><text:span text:style-name="Absatz-Standardschriftart"><text:span text:style-name="T156"> </text:span></text:span><text:span text:style-name="T441">solicitud</text:span><text:span text:style-name="Absatz-Standardschriftart"><text:span text:style-name="T156"> </text:span></text:span><text:span text:style-name="T441">de</text:span><text:span text:style-name="Absatz-Standardschriftart"><text:span text:style-name="T163"> </text:span></text:span><text:span text:style-name="T441">la</text:span><text:span text:style-name="Absatz-Standardschriftart"><text:span text:style-name="T156"> </text:span></text:span><text:span text:style-name="T441">extensión</text:span><text:span text:style-name="Absatz-Standardschriftart"><text:span text:style-name="T163"> </text:span></text:span><text:span text:style-name="T441">del</text:span><text:span text:style-name="Absatz-Standardschriftart"><text:span text:style-name="T156"> </text:span></text:span><text:span text:style-name="Absatz-Standardschriftart"><text:span text:style-name="T124">laps</text:span></text:span><text:span text:style-name="Absatz-Standardschriftart"><text:span text:style-name="T131">o</text:span></text:span><text:span text:style-name="Absatz-Standardschriftart"><text:span text:style-name="T163"> </text:span></text:span><text:span text:style-name="T441">de</text:span><text:span text:style-name="Absatz-Standardschriftart"><text:span text:style-name="T156"> </text:span></text:span><text:span text:style-name="T441">TEG</text:span><text:span text:style-name="Absatz-Standardschriftart"><text:span text:style-name="T163"> </text:span></text:span><text:span text:style-name="T441">se</text:span><text:span text:style-name="Absatz-Standardschriftart"><text:span text:style-name="T163"> </text:span></text:span><text:span text:style-name="T441">realiza</text:span><text:span text:style-name="Absatz-Standardschriftart"><text:span text:style-name="T156"> </text:span></text:span><text:span text:style-name="T441">con</text:span><text:span text:style-name="Absatz-Standardschriftart"><text:span text:style-name="T156"> </text:span></text:span><text:span text:style-name="T441">una</text:span><text:span text:style-name="Absatz-Standardschriftart"><text:span text:style-name="T163"> </text:span></text:span><text:span text:style-name="T441">revisión</text:span><text:span text:style-name="Absatz-Standardschriftart"><text:span text:style-name="T156"> </text:span></text:span><text:span text:style-name="T441">de</text:span><text:span text:style-name="Absatz-Standardschriftart"><text:span text:style-name="T163"> </text:span></text:span><text:span text:style-name="T441">su</text:span><text:span text:style-name="Absatz-Standardschriftart"><text:span text:style-name="T156"> </text:span></text:span><text:span text:style-name="T441">alcance</text:span><text:span text:style-name="Absatz-Standardschriftart"><text:span text:style-name="T163"> </text:span></text:span><text:span text:style-name="T441">y</text:span><text:span text:style-name="Absatz-Standardschriftart"><text:span text:style-name="T156"> </text:span></text:span><text:span text:style-name="T441">de</text:span><text:span text:style-name="Absatz-Standardschriftart"><text:span text:style-name="T163"> </text:span></text:span><text:span text:style-name="T441">sus</text:span><text:span text:style-name="Absatz-Standardschriftart"><text:span text:style-name="T309"> </text:span></text:span><text:span text:style-name="Absatz-Standardschriftart"><text:span text:style-name="T131">ob</text:span></text:span><text:span text:style-name="Absatz-Standardschriftart"><text:span text:style-name="T124">jetivos</text:span></text:span><text:span text:style-name="Absatz-Standardschriftart"><text:span text:style-name="T131">,</text:span></text:span><text:span text:style-name="Absatz-Standardschriftart"><text:span text:style-name="T314"> </text:span></text:span><text:span text:style-name="T441">con</text:span><text:span text:style-name="Absatz-Standardschriftart"><text:span text:style-name="T314"> </text:span></text:span><text:span text:style-name="T441">miras</text:span><text:span text:style-name="Absatz-Standardschriftart"><text:span text:style-name="T235"> </text:span></text:span><text:span text:style-name="T441">a</text:span><text:span text:style-name="Absatz-Standardschriftart"><text:span text:style-name="T314"> </text:span></text:span><text:span text:style-name="Absatz-Standardschriftart"><text:span text:style-name="T127">simplificar</text:span></text:span><text:span text:style-name="Absatz-Standardschriftart"><text:span text:style-name="T235"> </text:span></text:span><text:span text:style-name="T441">el</text:span><text:span text:style-name="Absatz-Standardschriftart"><text:span text:style-name="T314"> </text:span></text:span><text:span text:style-name="Absatz-Standardschriftart"><text:span text:style-name="T159">proye</text:span></text:span><text:span text:style-name="Absatz-Standardschriftart"><text:span text:style-name="T124">cto.</text:span></text:span><text:span text:style-name="Absatz-Standardschriftart"><text:span text:style-name="T235"> </text:span></text:span><text:span text:style-name="T441">El</text:span><text:span text:style-name="Absatz-Standardschriftart"><text:span text:style-name="T314"> </text:span></text:span><text:span text:style-name="T441">proceso</text:span><text:span text:style-name="Absatz-Standardschriftart"><text:span text:style-name="T235"> </text:span></text:span><text:span text:style-name="T441">de</text:span><text:span text:style-name="Absatz-Standardschriftart"><text:span text:style-name="T314"> </text:span></text:span><text:span text:style-name="T441">revisión</text:span><text:span text:style-name="Absatz-Standardschriftart"><text:span text:style-name="T235"> </text:span></text:span><text:span text:style-name="T441">de</text:span><text:span text:style-name="Absatz-Standardschriftart"><text:span text:style-name="T314"> </text:span></text:span><text:span text:style-name="T441">y</text:span><text:span text:style-name="Absatz-Standardschriftart"><text:span text:style-name="T235"> </text:span></text:span><text:span text:style-name="Absatz-Standardschriftart"><text:span text:style-name="T127">reformulación</text:span></text:span><text:span text:style-name="Absatz-Standardschriftart"><text:span text:style-name="T314"> </text:span></text:span><text:span text:style-name="T441">de</text:span><text:span text:style-name="Absatz-Standardschriftart"><text:span text:style-name="T314"> </text:span></text:span><text:span text:style-name="Absatz-Standardschriftart"><text:span text:style-name="T131">ob</text:span></text:span><text:span text:style-name="Absatz-Standardschriftart"><text:span text:style-name="T124">jetivos</text:span></text:span><text:span text:style-name="Absatz-Standardschriftart"><text:span text:style-name="T131">,</text:span></text:span><text:span text:style-name="Absatz-Standardschriftart"><text:span text:style-name="T316"> </text:span></text:span><text:span text:style-name="T441">así</text:span><text:span text:style-name="Absatz-Standardschriftart"><text:span text:style-name="T319"> </text:span></text:span><text:span text:style-name="T441">como</text:span><text:span text:style-name="Absatz-Standardschriftart"><text:span text:style-name="T319"> </text:span></text:span><text:span text:style-name="T441">la</text:span><text:span text:style-name="Absatz-Standardschriftart"><text:span text:style-name="T319"> </text:span></text:span><text:span text:style-name="T441">reducción</text:span><text:span text:style-name="Absatz-Standardschriftart"><text:span text:style-name="T319"> </text:span></text:span><text:span text:style-name="T441">del</text:span><text:span text:style-name="Absatz-Standardschriftart"><text:span text:style-name="T323"> </text:span></text:span><text:span text:style-name="T441">alcance</text:span><text:span text:style-name="Absatz-Standardschriftart"><text:span text:style-name="T319"> </text:span></text:span><text:span text:style-name="T441">del</text:span><text:span text:style-name="Absatz-Standardschriftart"><text:span text:style-name="T319"> </text:span></text:span><text:span text:style-name="Absatz-Standardschriftart"><text:span text:style-name="T159">proye</text:span></text:span><text:span text:style-name="Absatz-Standardschriftart"><text:span text:style-name="T124">cto,</text:span></text:span><text:span text:style-name="Absatz-Standardschriftart"><text:span text:style-name="T319"> </text:span></text:span><text:span text:style-name="T441">se</text:span><text:span text:style-name="Absatz-Standardschriftart"><text:span text:style-name="T323"> </text:span></text:span><text:span text:style-name="T441">ha</text:span><text:span text:style-name="Absatz-Standardschriftart"><text:span text:style-name="T319"> </text:span></text:span><text:span text:style-name="Absatz-Standardschriftart"><text:span text:style-name="T159">he</text:span></text:span><text:span text:style-name="Absatz-Standardschriftart"><text:span text:style-name="T124">c</text:span></text:span><text:span text:style-name="Absatz-Standardschriftart"><text:span text:style-name="T159">ho</text:span></text:span><text:span text:style-name="Absatz-Standardschriftart"><text:span text:style-name="T319"> </text:span></text:span><text:span text:style-name="Absatz-Standardschriftart"><text:span text:style-name="T8">bajo</text:span></text:span><text:span text:style-name="Absatz-Standardschriftart"><text:span text:style-name="T319"> </text:span></text:span><text:span text:style-name="T441">la</text:span><text:span text:style-name="Absatz-Standardschriftart"><text:span text:style-name="T323"> </text:span></text:span><text:span text:style-name="T441">supervisión</text:span><text:span text:style-name="Absatz-Standardschriftart"><text:span text:style-name="T319"> </text:span></text:span><text:span text:style-name="T441">de</text:span><text:span text:style-name="Absatz-Standardschriftart"><text:span text:style-name="T319"> </text:span></text:span><text:span text:style-name="Absatz-Standardschriftart"><text:span text:style-name="T136">T</text:span></text:span><text:span text:style-name="Absatz-Standardschriftart"><text:span text:style-name="T142">utor</text:span></text:span><text:span text:style-name="Absatz-Standardschriftart"><text:span text:style-name="T319"> </text:span></text:span><text:span text:style-name="T441">y</text:span><text:span text:style-name="Absatz-Standardschriftart"><text:span text:style-name="T323"> </text:span></text:span><text:span text:style-name="T441">del</text:span><text:span text:style-name="Absatz-Standardschriftart"><text:span text:style-name="T319"> </text:span></text:span><text:span text:style-name="T441">Prof.</text:span><text:span text:style-name="Absatz-Standardschriftart"><text:span text:style-name="T326"> </text:span></text:span><text:span text:style-name="Absatz-Standardschriftart"><text:span text:style-name="T442">Guía,</text:span></text:span><text:span text:style-name="Absatz-Standardschriftart"><text:span text:style-name="T274"> </text:span></text:span><text:span text:style-name="Absatz-Standardschriftart"><text:span text:style-name="T442">quienes</text:span></text:span><text:span text:style-name="Absatz-Standardschriftart"><text:span text:style-name="T277"> </text:span></text:span><text:span text:style-name="Absatz-Standardschriftart"><text:span text:style-name="T442">dan</text:span></text:span><text:span text:style-name="Absatz-Standardschriftart"><text:span text:style-name="T277"> </text:span></text:span><text:span text:style-name="Absatz-Standardschriftart"><text:span text:style-name="T442">su</text:span></text:span><text:span text:style-name="Absatz-Standardschriftart"><text:span text:style-name="T277"> </text:span></text:span><text:span text:style-name="Absatz-Standardschriftart"><text:span text:style-name="T442">aprobación</text:span></text:span><text:span text:style-name="Absatz-Standardschriftart"><text:span text:style-name="T277"> </text:span></text:span><text:span text:style-name="Absatz-Standardschriftart"><text:span text:style-name="T442">al</text:span></text:span><text:span text:style-name="Absatz-Standardschriftart"><text:span text:style-name="T277"> </text:span></text:span><text:span text:style-name="Absatz-Standardschriftart"><text:span text:style-name="T442">suscribir</text:span></text:span><text:span text:style-name="Absatz-Standardschriftart"><text:span text:style-name="T277"> </text:span></text:span><text:span text:style-name="Absatz-Standardschriftart"><text:span text:style-name="T442">esta</text:span></text:span><text:span text:style-name="Absatz-Standardschriftart"><text:span text:style-name="T277"> </text:span></text:span><text:span text:style-name="Absatz-Standardschriftart"><text:span text:style-name="T160">mis</text:span></text:span><text:span text:style-name="Absatz-Standardschriftart"><text:span text:style-name="T126">iv</text:span></text:span><text:span text:style-name="Absatz-Standardschriftart"><text:span text:style-name="T160">a.</text:span></text:span></text:p>
      </text:section>
      <text:p text:style-name="P56"/>
      <text:p text:style-name="P15"><text:span text:style-name="Absatz-Standardschriftart"><text:span text:style-name="T124">Seguidamente</text:span></text:span><text:span text:style-name="Absatz-Standardschriftart"><text:span text:style-name="T286"> </text:span></text:span><text:span text:style-name="Absatz-Standardschriftart"><text:span text:style-name="T124">presen</text:span></text:span><text:span text:style-name="Absatz-Standardschriftart"><text:span text:style-name="T131">to</text:span></text:span><text:span text:style-name="Absatz-Standardschriftart"><text:span text:style-name="T286"> </text:span></text:span><text:span text:style-name="T441">los</text:span><text:span text:style-name="Absatz-Standardschriftart"><text:span text:style-name="T286"> </text:span></text:span><text:span text:style-name="Absatz-Standardschriftart"><text:span text:style-name="T131">c</text:span></text:span><text:span text:style-name="Absatz-Standardschriftart"><text:span text:style-name="T124">ambios</text:span></text:span><text:span text:style-name="Absatz-Standardschriftart"><text:span text:style-name="T206"> </text:span></text:span><text:span text:style-name="T441">que</text:span><text:span text:style-name="Absatz-Standardschriftart"><text:span text:style-name="T286"> </text:span></text:span><text:span text:style-name="T441">se</text:span><text:span text:style-name="Absatz-Standardschriftart"><text:span text:style-name="T289"> </text:span></text:span><text:span text:style-name="T441">realizan</text:span><text:span text:style-name="Absatz-Standardschriftart"><text:span text:style-name="T286"> </text:span></text:span><text:span text:style-name="T441">en</text:span><text:span text:style-name="Absatz-Standardschriftart"><text:span text:style-name="T286"> </text:span></text:span><text:span text:style-name="Absatz-Standardschriftart"><text:span text:style-name="T131">ob</text:span></text:span><text:span text:style-name="Absatz-Standardschriftart"><text:span text:style-name="T124">jetivos</text:span></text:span><text:span text:style-name="Absatz-Standardschriftart"><text:span text:style-name="T286"> </text:span></text:span><text:span text:style-name="T441">y</text:span><text:span text:style-name="Absatz-Standardschriftart"><text:span text:style-name="T289"> </text:span></text:span><text:span text:style-name="T441">alcance</text:span><text:span text:style-name="Absatz-Standardschriftart"><text:span text:style-name="T286"> </text:span></text:span><text:span text:style-name="T441">del</text:span><text:span text:style-name="Absatz-Standardschriftart"><text:span text:style-name="T286"> </text:span></text:span><text:span text:style-name="Absatz-Standardschriftart"><text:span text:style-name="T159">proye</text:span></text:span><text:span text:style-name="Absatz-Standardschriftart"><text:span text:style-name="T124">cto.</text:span></text:span><text:span text:style-name="Absatz-Standardschriftart"><text:span text:style-name="T286"> </text:span></text:span><text:span text:style-name="T441">El</text:span><text:span text:style-name="Absatz-Standardschriftart"><text:span text:style-name="T289"> </text:span></text:span><text:span text:style-name="T441">título</text:span><text:span text:style-name="Absatz-Standardschriftart"><text:span text:style-name="T286"> </text:span></text:span><text:span text:style-name="T441">y</text:span><text:span text:style-name="Absatz-Standardschriftart"><text:span text:style-name="T286"> </text:span></text:span><text:span text:style-name="T441">el</text:span><text:span text:style-name="Absatz-Standardschriftart"><text:span text:style-name="T330"> </text:span></text:span><text:span text:style-name="Absatz-Standardschriftart"><text:span text:style-name="T133">objetivo</text:span></text:span><text:span text:style-name="Absatz-Standardschriftart"><text:span text:style-name="T137"> </text:span></text:span><text:span text:style-name="Absatz-Standardschriftart"><text:span text:style-name="T442">general</text:span></text:span><text:span text:style-name="Absatz-Standardschriftart"><text:span text:style-name="T160"> </text:span></text:span><text:span text:style-name="Absatz-Standardschriftart"><text:span text:style-name="T442">permanecen</text:span></text:span><text:span text:style-name="Absatz-Standardschriftart"><text:span text:style-name="T137"> </text:span></text:span><text:span text:style-name="Absatz-Standardschriftart"><text:span text:style-name="T442">sin</text:span></text:span><text:span text:style-name="Absatz-Standardschriftart"><text:span text:style-name="T160"> </text:span></text:span><text:span text:style-name="Absatz-Standardschriftart"><text:span text:style-name="T133">c</text:span></text:span><text:span text:style-name="Absatz-Standardschriftart"><text:span text:style-name="T126">am</text:span></text:span><text:span text:style-name="Absatz-Standardschriftart"><text:span text:style-name="T133">bios</text:span></text:span><text:span text:style-name="Absatz-Standardschriftart"><text:span text:style-name="T160"> </text:span></text:span><text:span text:style-name="Absatz-Standardschriftart"><text:span text:style-name="T442">que,</text:span></text:span><text:span text:style-name="Absatz-Standardschriftart"><text:span text:style-name="T137"> </text:span></text:span><text:span text:style-name="Absatz-Standardschriftart"><text:span text:style-name="T442">a</text:span></text:span><text:span text:style-name="Absatz-Standardschriftart"><text:span text:style-name="T160"> </text:span></text:span><text:span text:style-name="Absatz-Standardschriftart"><text:span text:style-name="T9">mo</text:span></text:span><text:span text:style-name="Absatz-Standardschriftart"><text:span text:style-name="T442">do</text:span></text:span><text:span text:style-name="Absatz-Standardschriftart"><text:span text:style-name="T160"> </text:span></text:span><text:span text:style-name="Absatz-Standardschriftart"><text:span text:style-name="T442">de</text:span></text:span><text:span text:style-name="Absatz-Standardschriftart"><text:span text:style-name="T137"> </text:span></text:span><text:span text:style-name="Absatz-Standardschriftart"><text:span text:style-name="T126">re</text:span></text:span><text:span text:style-name="Absatz-Standardschriftart"><text:span text:style-name="T133">cordatorio, </text:span></text:span><text:span text:style-name="Absatz-Standardschriftart"><text:span text:style-name="T442">se</text:span></text:span><text:span text:style-name="Absatz-Standardschriftart"><text:span text:style-name="T137"> </text:span></text:span><text:span text:style-name="Absatz-Standardschriftart"><text:span text:style-name="T442">indican</text:span></text:span><text:span text:style-name="Absatz-Standardschriftart"><text:span text:style-name="T160"> </text:span></text:span><text:span text:style-name="Absatz-Standardschriftart"><text:span text:style-name="T442">a</text:span></text:span><text:span text:style-name="Absatz-Standardschriftart"><text:span text:style-name="T137"> </text:span></text:span><text:span text:style-name="Absatz-Standardschriftart"><text:span text:style-name="T133">con</text:span></text:span><text:span text:style-name="Absatz-Standardschriftart"><text:span text:style-name="T126">tinuac</text:span></text:span><text:span text:style-name="Absatz-Standardschriftart"><text:span text:style-name="T133">ión,</text:span></text:span></text:p>
      <text:p text:style-name="P5"><text:span text:style-name="Absatz-Standardschriftart"><text:span text:style-name="T387">Título del </text:span></text:span><text:span text:style-name="Absatz-Standardschriftart"><text:span text:style-name="T341">pr</text:span></text:span><text:span text:style-name="Absatz-Standardschriftart"><text:span text:style-name="T347">oyecto</text:span></text:span></text:p>
      <text:p text:style-name="P19"><text:span text:style-name="T441">DISEÑO</text:span><text:span text:style-name="Absatz-Standardschriftart"><text:span text:style-name="T314"> </text:span></text:span><text:span text:style-name="T441">DE</text:span><text:span text:style-name="Absatz-Standardschriftart"><text:span text:style-name="T314"> </text:span></text:span><text:span text:style-name="T441">UN</text:span><text:span text:style-name="Absatz-Standardschriftart"><text:span text:style-name="T235"> </text:span></text:span><text:span text:style-name="T441">EQUIPO</text:span><text:span text:style-name="Absatz-Standardschriftart"><text:span text:style-name="T314"> </text:span></text:span><text:span text:style-name="Absatz-Standardschriftart"><text:span text:style-name="T131">ELECTR</text:span></text:span><text:span text:style-name="Absatz-Standardschriftart"><text:span text:style-name="T124">ÓNICO</text:span></text:span><text:span text:style-name="Absatz-Standardschriftart"><text:span text:style-name="T314"> </text:span></text:span><text:span text:style-name="Absatz-Standardschriftart"><text:span text:style-name="T131">CONTROLADOR</text:span></text:span><text:span text:style-name="Absatz-Standardschriftart"><text:span text:style-name="T314"> </text:span></text:span><text:span text:style-name="T441">DE</text:span><text:span text:style-name="Absatz-Standardschriftart"><text:span text:style-name="T314"> </text:span></text:span><text:span text:style-name="Absatz-Standardschriftart"><text:span text:style-name="T124">INTERRUPTORES</text:span></text:span><text:span text:style-name="Absatz-Standardschriftart"><text:span text:style-name="T235"> </text:span></text:span><text:span text:style-name="T441">Y</text:span><text:span text:style-name="Absatz-Standardschriftart"><text:span text:style-name="T392"> </text:span></text:span><text:span text:style-name="Absatz-Standardschriftart"><text:span text:style-name="T124">A</text:span></text:span><text:span text:style-name="Absatz-Standardschriftart"><text:span text:style-name="T159">TENUADORES</text:span></text:span><text:span text:style-name="Absatz-Standardschriftart"><text:span text:style-name="T395"> </text:span></text:span><text:span text:style-name="T441">EMPLEADO</text:span><text:span text:style-name="Absatz-Standardschriftart"><text:span text:style-name="T395"> </text:span></text:span><text:span text:style-name="T441">EN</text:span><text:span text:style-name="Absatz-Standardschriftart"><text:span text:style-name="T239"> </text:span></text:span><text:span text:style-name="T441">LA</text:span><text:span text:style-name="Absatz-Standardschriftart"><text:span text:style-name="T395"> </text:span></text:span><text:span text:style-name="T441">MEDICIÓN</text:span><text:span text:style-name="Absatz-Standardschriftart"><text:span text:style-name="T395"> </text:span></text:span><text:span text:style-name="T441">DE</text:span><text:span text:style-name="Absatz-Standardschriftart"><text:span text:style-name="T239"> </text:span></text:span><text:span text:style-name="T441">LA</text:span><text:span text:style-name="Absatz-Standardschriftart"><text:span text:style-name="T395"> </text:span></text:span><text:span text:style-name="T441">FIGURA</text:span><text:span text:style-name="Absatz-Standardschriftart"><text:span text:style-name="T395"> </text:span></text:span><text:span text:style-name="T441">DE</text:span><text:span text:style-name="Absatz-Standardschriftart"><text:span text:style-name="T395"> </text:span></text:span><text:span text:style-name="Absatz-Standardschriftart"><text:span text:style-name="T124">R</text:span></text:span><text:span text:style-name="Absatz-Standardschriftart"><text:span text:style-name="T159">UIDO</text:span></text:span><text:span text:style-name="Absatz-Standardschriftart"><text:span text:style-name="T395"> </text:span></text:span><text:span text:style-name="T441">EN</text:span><text:span text:style-name="Absatz-Standardschriftart"><text:span text:style-name="T154"> </text:span></text:span><text:span text:style-name="Absatz-Standardschriftart"><text:span text:style-name="T124">DISPOSITIVOS</text:span></text:span><text:span text:style-name="Absatz-Standardschriftart"><text:span text:style-name="T227"> </text:span></text:span><text:span text:style-name="T441">DE</text:span><text:span text:style-name="Absatz-Standardschriftart"><text:span text:style-name="T399"> </text:span></text:span><text:span text:style-name="T441">RADIO</text:span><text:span text:style-name="Absatz-Standardschriftart"><text:span text:style-name="T399"> </text:span></text:span><text:span text:style-name="T441">FRECUENCIA</text:span></text:p>
      <text:p text:style-name="P2"><text:span text:style-name="Absatz-Standardschriftart"><text:span text:style-name="T388">Objetivo</text:span></text:span><text:span text:style-name="Absatz-Standardschriftart"><text:span text:style-name="T350"> </text:span></text:span><text:span text:style-name="Absatz-Standardschriftart"><text:span text:style-name="T342">gener</text:span></text:span><text:span text:style-name="Absatz-Standardschriftart"><text:span text:style-name="T356">al</text:span></text:span></text:p>
      <text:p text:style-name="P20"><text:span text:style-name="Absatz-Standardschriftart"><text:span text:style-name="T442">Diseñar</text:span></text:span><text:span text:style-name="Absatz-Standardschriftart"><text:span text:style-name="T174"> </text:span></text:span><text:span text:style-name="Absatz-Standardschriftart"><text:span text:style-name="T442">un</text:span></text:span><text:span text:style-name="Absatz-Standardschriftart"><text:span text:style-name="T174"> </text:span></text:span><text:span text:style-name="Absatz-Standardschriftart"><text:span text:style-name="T442">equipo</text:span></text:span><text:span text:style-name="Absatz-Standardschriftart"><text:span text:style-name="T183"> </text:span></text:span><text:span text:style-name="Absatz-Standardschriftart"><text:span text:style-name="T126">ele</text:span></text:span><text:span text:style-name="Absatz-Standardschriftart"><text:span text:style-name="T133">ctrónico</text:span></text:span><text:span text:style-name="Absatz-Standardschriftart"><text:span text:style-name="T174"> </text:span></text:span><text:span text:style-name="Absatz-Standardschriftart"><text:span text:style-name="T442">que</text:span></text:span><text:span text:style-name="Absatz-Standardschriftart"><text:span text:style-name="T174"> </text:span></text:span><text:span text:style-name="Absatz-Standardschriftart"><text:span text:style-name="T442">permita</text:span></text:span><text:span text:style-name="Absatz-Standardschriftart"><text:span text:style-name="T183"> </text:span></text:span><text:span text:style-name="Absatz-Standardschriftart"><text:span text:style-name="T126">e</text:span></text:span><text:span text:style-name="Absatz-Standardschriftart"><text:span text:style-name="T133">m</text:span></text:span><text:span text:style-name="Absatz-Standardschriftart"><text:span text:style-name="T126">ular</text:span></text:span><text:span text:style-name="Absatz-Standardschriftart"><text:span text:style-name="T174"> </text:span></text:span><text:span text:style-name="Absatz-Standardschriftart"><text:span text:style-name="T442">las</text:span></text:span><text:span text:style-name="Absatz-Standardschriftart"><text:span text:style-name="T183"> </text:span></text:span><text:span text:style-name="Absatz-Standardschriftart"><text:span text:style-name="T442">características</text:span></text:span><text:span text:style-name="Absatz-Standardschriftart"><text:span text:style-name="T174"> </text:span></text:span><text:span text:style-name="Absatz-Standardschriftart"><text:span text:style-name="T126">func</text:span></text:span><text:span text:style-name="Absatz-Standardschriftart"><text:span text:style-name="T133">ion</text:span></text:span><text:span text:style-name="Absatz-Standardschriftart"><text:span text:style-name="T126">ales</text:span></text:span><text:span text:style-name="Absatz-Standardschriftart"><text:span text:style-name="T174"> </text:span></text:span><text:span text:style-name="Absatz-Standardschriftart"><text:span text:style-name="T442">de</text:span></text:span><text:span text:style-name="Absatz-Standardschriftart"><text:span text:style-name="T183"> </text:span></text:span><text:span text:style-name="Absatz-Standardschriftart"><text:span text:style-name="T442">un</text:span></text:span><text:span text:style-name="Absatz-Standardschriftart"><text:span text:style-name="T174"> </text:span></text:span><text:span text:style-name="Absatz-Standardschriftart"><text:span text:style-name="T133">controlador</text:span></text:span><text:span text:style-name="Absatz-Standardschriftart"><text:span text:style-name="T232"> </text:span></text:span><text:span text:style-name="Absatz-Standardschriftart"><text:span text:style-name="T126">ele</text:span></text:span><text:span text:style-name="Absatz-Standardschriftart"><text:span text:style-name="T133">ctrónico</text:span></text:span><text:span text:style-name="Absatz-Standardschriftart"><text:span text:style-name="T320"> </text:span></text:span><text:span text:style-name="Absatz-Standardschriftart"><text:span text:style-name="T442">de</text:span></text:span><text:span text:style-name="Absatz-Standardschriftart"><text:span text:style-name="T324"> </text:span></text:span><text:span text:style-name="Absatz-Standardschriftart"><text:span text:style-name="T126">in</text:span></text:span><text:span text:style-name="Absatz-Standardschriftart"><text:span text:style-name="T133">te</text:span></text:span><text:span text:style-name="Absatz-Standardschriftart"><text:span text:style-name="T126">rruptores</text:span></text:span><text:span text:style-name="Absatz-Standardschriftart"><text:span text:style-name="T324"> </text:span></text:span><text:span text:style-name="Absatz-Standardschriftart"><text:span text:style-name="T442">y</text:span></text:span><text:span text:style-name="Absatz-Standardschriftart"><text:span text:style-name="T324"> </text:span></text:span><text:span text:style-name="Absatz-Standardschriftart"><text:span text:style-name="T126">atenuadores</text:span></text:span><text:span text:style-name="Absatz-Standardschriftart"><text:span text:style-name="T133">.</text:span></text:span></text:p>
      <text:p text:style-name="P7"><text:span text:style-name="Absatz-Standardschriftart"><text:span text:style-name="T126">Inicialmen</text:span></text:span><text:span text:style-name="Absatz-Standardschriftart"><text:span text:style-name="T133">te,</text:span></text:span><text:span text:style-name="Absatz-Standardschriftart"><text:span text:style-name="T143"> </text:span></text:span><text:span text:style-name="Absatz-Standardschriftart"><text:span text:style-name="T442">los</text:span></text:span><text:span text:style-name="Absatz-Standardschriftart"><text:span text:style-name="T137"> </text:span></text:span><text:span text:style-name="Absatz-Standardschriftart"><text:span text:style-name="T133">objetiv</text:span></text:span><text:span text:style-name="Absatz-Standardschriftart"><text:span text:style-name="T126">os</text:span></text:span><text:span text:style-name="Absatz-Standardschriftart"><text:span text:style-name="T137"> </text:span></text:span><text:span text:style-name="Absatz-Standardschriftart"><text:span text:style-name="T138">específicos</text:span></text:span><text:span text:style-name="Absatz-Standardschriftart"><text:span text:style-name="T137"> </text:span></text:span><text:span text:style-name="Absatz-Standardschriftart"><text:span text:style-name="T133">propue</text:span></text:span><text:span text:style-name="Absatz-Standardschriftart"><text:span text:style-name="T126">s</text:span></text:span><text:span text:style-name="Absatz-Standardschriftart"><text:span text:style-name="T133">tos</text:span></text:span><text:span text:style-name="Absatz-Standardschriftart"><text:span text:style-name="T137"> </text:span></text:span><text:span text:style-name="Absatz-Standardschriftart"><text:span text:style-name="T442">en</text:span></text:span><text:span text:style-name="Absatz-Standardschriftart"><text:span text:style-name="T160"> </text:span></text:span><text:span text:style-name="Absatz-Standardschriftart"><text:span text:style-name="T442">el</text:span></text:span><text:span text:style-name="Absatz-Standardschriftart"><text:span text:style-name="T137"> </text:span></text:span><text:span text:style-name="Absatz-Standardschriftart"><text:span text:style-name="T160">ante</text:span></text:span><text:span text:style-name="Absatz-Standardschriftart"><text:span text:style-name="T126">proy</text:span></text:span><text:span text:style-name="Absatz-Standardschriftart"><text:span text:style-name="T160">e</text:span></text:span><text:span text:style-name="Absatz-Standardschriftart"><text:span text:style-name="T126">cto</text:span></text:span><text:span text:style-name="Absatz-Standardschriftart"><text:span text:style-name="T137"> </text:span></text:span><text:span text:style-name="Absatz-Standardschriftart"><text:span text:style-name="T442">de</text:span></text:span><text:span text:style-name="Absatz-Standardschriftart"><text:span text:style-name="T137"> </text:span></text:span><text:span text:style-name="Absatz-Standardschriftart"><text:span text:style-name="T442">TEG</text:span></text:span><text:span text:style-name="Absatz-Standardschriftart"><text:span text:style-name="T137"> </text:span></text:span><text:span text:style-name="Absatz-Standardschriftart"><text:span text:style-name="T442">eran</text:span></text:span><text:span text:style-name="Absatz-Standardschriftart"><text:span text:style-name="T137"> </text:span></text:span><text:span text:style-name="Absatz-Standardschriftart"><text:span text:style-name="T442">los</text:span></text:span><text:span text:style-name="Absatz-Standardschriftart"><text:span text:style-name="T137"> </text:span></text:span><text:span text:style-name="Absatz-Standardschriftart"><text:span text:style-name="T126">siguien</text:span></text:span><text:span text:style-name="Absatz-Standardschriftart"><text:span text:style-name="T133">te</text:span></text:span><text:span text:style-name="Absatz-Standardschriftart"><text:span text:style-name="T126">s</text:span></text:span><text:span text:style-name="Absatz-Standardschriftart"><text:span text:style-name="T133">,</text:span></text:span></text:p>
      <text:p text:style-name="P69"/>
      <text:p text:style-name="P3"><text:span text:style-name="Absatz-Standardschriftart"><text:span text:style-name="T390">Objetivos</text:span></text:span><text:span text:style-name="Absatz-Standardschriftart"><text:span text:style-name="T361"> </text:span></text:span><text:span text:style-name="Absatz-Standardschriftart"><text:span text:style-name="T362">específicos</text:span></text:span><text:span text:style-name="Absatz-Standardschriftart"><text:span text:style-name="T348">,</text:span></text:span><text:span text:style-name="Absatz-Standardschriftart"><text:span text:style-name="T364"> </text:span></text:span><text:span text:style-name="Absatz-Standardschriftart"><text:span text:style-name="T366">pr</text:span></text:span><text:span text:style-name="Absatz-Standardschriftart"><text:span text:style-name="T358">opuestos</text:span></text:span><text:span text:style-name="Absatz-Standardschriftart"><text:span text:style-name="T364"> </text:span></text:span><text:span text:style-name="Absatz-Standardschriftart"><text:span text:style-name="T390">en</text:span></text:span><text:span text:style-name="Absatz-Standardschriftart"><text:span text:style-name="T368"> </text:span></text:span><text:span text:style-name="Absatz-Standardschriftart"><text:span text:style-name="T390">el</text:span></text:span><text:span text:style-name="Absatz-Standardschriftart"><text:span text:style-name="T368"> </text:span></text:span><text:span text:style-name="Absatz-Standardschriftart"><text:span text:style-name="T358">antepr</text:span></text:span><text:span text:style-name="Absatz-Standardschriftart"><text:span text:style-name="T344">oye</text:span></text:span><text:span text:style-name="Absatz-Standardschriftart"><text:span text:style-name="T358">cto</text:span></text:span></text:p>
      <text:list xml:id="list2455564387" text:style-name="L1">
        <text:list-item>
          <text:p text:style-name="P82"><text:span text:style-name="Absatz-Standardschriftart"><text:span text:style-name="T442">Elaborar</text:span></text:span><text:span text:style-name="Absatz-Standardschriftart"><text:span text:style-name="T179"> </text:span></text:span><text:span text:style-name="Absatz-Standardschriftart"><text:span text:style-name="T442">un</text:span></text:span><text:span text:style-name="Absatz-Standardschriftart"><text:span text:style-name="T298"> </text:span></text:span><text:span text:style-name="Absatz-Standardschriftart"><text:span text:style-name="T442">informe</text:span></text:span><text:span text:style-name="Absatz-Standardschriftart"><text:span text:style-name="T179"> </text:span></text:span><text:span text:style-name="Absatz-Standardschriftart"><text:span text:style-name="T442">técnico</text:span></text:span><text:span text:style-name="Absatz-Standardschriftart"><text:span text:style-name="T179"> </text:span></text:span><text:span text:style-name="Absatz-Standardschriftart"><text:span text:style-name="T442">a</text:span></text:span><text:span text:style-name="Absatz-Standardschriftart"><text:span text:style-name="T298"> </text:span></text:span><text:span text:style-name="Absatz-Standardschriftart"><text:span text:style-name="T442">partir</text:span></text:span><text:span text:style-name="Absatz-Standardschriftart"><text:span text:style-name="T179"> </text:span></text:span><text:span text:style-name="Absatz-Standardschriftart"><text:span text:style-name="T442">de</text:span></text:span><text:span text:style-name="Absatz-Standardschriftart"><text:span text:style-name="T179"> </text:span></text:span><text:span text:style-name="Absatz-Standardschriftart"><text:span text:style-name="T442">un</text:span></text:span><text:span text:style-name="Absatz-Standardschriftart"><text:span text:style-name="T179"> </text:span></text:span><text:span text:style-name="Absatz-Standardschriftart"><text:span text:style-name="T442">estudio</text:span></text:span><text:span text:style-name="Absatz-Standardschriftart"><text:span text:style-name="T298"> </text:span></text:span><text:span text:style-name="Absatz-Standardschriftart"><text:span text:style-name="T442">del</text:span></text:span><text:span text:style-name="Absatz-Standardschriftart"><text:span text:style-name="T179"> </text:span></text:span><text:span text:style-name="Absatz-Standardschriftart"><text:span text:style-name="T126">funcionamien</text:span></text:span><text:span text:style-name="Absatz-Standardschriftart"><text:span text:style-name="T133">to</text:span></text:span><text:span text:style-name="Absatz-Standardschriftart"><text:span text:style-name="T179"> </text:span></text:span><text:span text:style-name="Absatz-Standardschriftart"><text:span text:style-name="T442">de</text:span></text:span><text:span text:style-name="Absatz-Standardschriftart"><text:span text:style-name="T298"> </text:span></text:span><text:span text:style-name="Absatz-Standardschriftart"><text:span text:style-name="T442">los</text:span></text:span><text:span text:style-name="Absatz-Standardschriftart"><text:span text:style-name="T179"> </text:span></text:span><text:span text:style-name="Absatz-Standardschriftart"><text:span text:style-name="T133">d</text:span></text:span><text:span text:style-name="Absatz-Standardschriftart"><text:span text:style-name="T126">is</text:span></text:span><text:span text:style-name="Absatz-Standardschriftart"><text:span text:style-name="T133">p</text:span></text:span><text:span text:style-name="Absatz-Standardschriftart"><text:span text:style-name="T126">os</text:span></text:span><text:span text:style-name="Absatz-Standardschriftart"><text:span text:style-name="T133">itiv</text:span></text:span><text:span text:style-name="Absatz-Standardschriftart"><text:span text:style-name="T126">os</text:span></text:span><text:span text:style-name="Absatz-Standardschriftart"><text:span text:style-name="T179"> </text:span></text:span><text:span text:style-name="Absatz-Standardschriftart"><text:span text:style-name="T126">presen</text:span></text:span><text:span text:style-name="Absatz-Standardschriftart"><text:span text:style-name="T133">te</text:span></text:span><text:span text:style-name="Absatz-Standardschriftart"><text:span text:style-name="T126">s</text:span></text:span><text:span text:style-name="Absatz-Standardschriftart"><text:span text:style-name="T217"> </text:span></text:span><text:span text:style-name="T441">en</text:span><text:span text:style-name="Absatz-Standardschriftart"><text:span text:style-name="T202"> </text:span></text:span><text:span text:style-name="T441">el</text:span><text:span text:style-name="Absatz-Standardschriftart"><text:span text:style-name="T206"> </text:span></text:span><text:span text:style-name="Absatz-Standardschriftart"><text:span text:style-name="T124">sistema</text:span></text:span><text:span text:style-name="Absatz-Standardschriftart"><text:span text:style-name="T202"> </text:span></text:span><text:span text:style-name="T441">de</text:span><text:span text:style-name="Absatz-Standardschriftart"><text:span text:style-name="T202"> </text:span></text:span><text:span text:style-name="T441">medición</text:span><text:span text:style-name="Absatz-Standardschriftart"><text:span text:style-name="T206"> </text:span></text:span><text:span text:style-name="T441">de</text:span><text:span text:style-name="Absatz-Standardschriftart"><text:span text:style-name="T202"> </text:span></text:span><text:span text:style-name="T441">ﬁgura</text:span><text:span text:style-name="Absatz-Standardschriftart"><text:span text:style-name="T206"> </text:span></text:span><text:span text:style-name="T441">de</text:span><text:span text:style-name="Absatz-Standardschriftart"><text:span text:style-name="T202"> </text:span></text:span><text:span text:style-name="T441">ruido</text:span><text:span text:style-name="Absatz-Standardschriftart"><text:span text:style-name="T202"> </text:span></text:span><text:span text:style-name="T441">(SMFR)</text:span><text:span text:style-name="Absatz-Standardschriftart"><text:span text:style-name="T206"> </text:span></text:span><text:span text:style-name="T441">de</text:span><text:span text:style-name="Absatz-Standardschriftart"><text:span text:style-name="T202"> </text:span></text:span><text:span text:style-name="T441">la</text:span><text:span text:style-name="Absatz-Standardschriftart"><text:span text:style-name="T202"> </text:span></text:span><text:span text:style-name="Absatz-Standardschriftart"><text:span text:style-name="T124">fundación</text:span></text:span><text:span text:style-name="Absatz-Standardschriftart"><text:span text:style-name="T206"> </text:span></text:span><text:span text:style-name="T441">CENDIT.</text:span></text:p>
        </text:list-item>
        <text:list-item>
          <text:p text:style-name="P85"><text:span text:style-name="Absatz-Standardschriftart"><text:span text:style-name="T442">Diseñar</text:span></text:span><text:span text:style-name="Absatz-Standardschriftart"><text:span text:style-name="T403"> </text:span></text:span><text:span text:style-name="Absatz-Standardschriftart"><text:span text:style-name="T442">un</text:span></text:span><text:span text:style-name="Absatz-Standardschriftart"><text:span text:style-name="T5"> </text:span></text:span><text:span text:style-name="Absatz-Standardschriftart"><text:span text:style-name="T442">equipo</text:span></text:span><text:span text:style-name="Absatz-Standardschriftart"><text:span text:style-name="T5"> </text:span></text:span><text:span text:style-name="Absatz-Standardschriftart"><text:span text:style-name="T126">ele</text:span></text:span><text:span text:style-name="Absatz-Standardschriftart"><text:span text:style-name="T133">ctrónico</text:span></text:span><text:span text:style-name="Absatz-Standardschriftart"><text:span text:style-name="T5"> </text:span></text:span><text:span text:style-name="Absatz-Standardschriftart"><text:span text:style-name="T442">que</text:span></text:span><text:span text:style-name="Absatz-Standardschriftart"><text:span text:style-name="T5"> </text:span></text:span><text:span text:style-name="Absatz-Standardschriftart"><text:span text:style-name="T442">permita</text:span></text:span><text:span text:style-name="Absatz-Standardschriftart"><text:span text:style-name="T403"> </text:span></text:span><text:span text:style-name="Absatz-Standardschriftart"><text:span text:style-name="T442">replicar</text:span></text:span><text:span text:style-name="Absatz-Standardschriftart"><text:span text:style-name="T5"> </text:span></text:span><text:span text:style-name="Absatz-Standardschriftart"><text:span text:style-name="T442">las</text:span></text:span><text:span text:style-name="Absatz-Standardschriftart"><text:span text:style-name="T5"> </text:span></text:span><text:span text:style-name="Absatz-Standardschriftart"><text:span text:style-name="T442">características</text:span></text:span><text:span text:style-name="Absatz-Standardschriftart"><text:span text:style-name="T5"> </text:span></text:span><text:span text:style-name="Absatz-Standardschriftart"><text:span text:style-name="T126">funcionales</text:span></text:span><text:span text:style-name="Absatz-Standardschriftart"><text:span text:style-name="T5"> </text:span></text:span><text:span text:style-name="Absatz-Standardschriftart"><text:span text:style-name="T442">de</text:span></text:span><text:span text:style-name="Absatz-Standardschriftart"><text:span text:style-name="T5"> </text:span></text:span><text:span text:style-name="Absatz-Standardschriftart"><text:span text:style-name="T442">una</text:span></text:span><text:span text:style-name="Absatz-Standardschriftart"><text:span text:style-name="T403"> </text:span></text:span><text:span text:style-name="Absatz-Standardschriftart"><text:span text:style-name="T404">u</text:span></text:span><text:span text:style-name="Absatz-Standardschriftart"><text:span text:style-name="T442">nidad</text:span></text:span><text:span text:style-name="Absatz-Standardschriftart"><text:span text:style-name="T406"> </text:span></text:span><text:span text:style-name="Absatz-Standardschriftart"><text:span text:style-name="T442">de</text:span></text:span><text:span text:style-name="Absatz-Standardschriftart"><text:span text:style-name="T251"> </text:span></text:span><text:span text:style-name="Absatz-Standardschriftart"><text:span text:style-name="T133">control</text:span></text:span><text:span text:style-name="Absatz-Standardschriftart"><text:span text:style-name="T244"> </text:span></text:span><text:span text:style-name="Absatz-Standardschriftart"><text:span text:style-name="T442">para</text:span></text:span><text:span text:style-name="Absatz-Standardschriftart"><text:span text:style-name="T244"> </text:span></text:span><text:span text:style-name="Absatz-Standardschriftart"><text:span text:style-name="T126">atenuadores</text:span></text:span><text:span text:style-name="Absatz-Standardschriftart"><text:span text:style-name="T251"> </text:span></text:span><text:span text:style-name="Absatz-Standardschriftart"><text:span text:style-name="T442">e</text:span></text:span><text:span text:style-name="Absatz-Standardschriftart"><text:span text:style-name="T244"> </text:span></text:span><text:span text:style-name="Absatz-Standardschriftart"><text:span text:style-name="T126">in</text:span></text:span><text:span text:style-name="Absatz-Standardschriftart"><text:span text:style-name="T133">te</text:span></text:span><text:span text:style-name="Absatz-Standardschriftart"><text:span text:style-name="T126">rr</text:span></text:span><text:span text:style-name="Absatz-Standardschriftart"><text:span text:style-name="T133">uptore</text:span></text:span><text:span text:style-name="Absatz-Standardschriftart"><text:span text:style-name="T126">s</text:span></text:span><text:span text:style-name="Absatz-Standardschriftart"><text:span text:style-name="T244"> </text:span></text:span><text:span text:style-name="Absatz-Standardschriftart"><text:span text:style-name="T442">de</text:span></text:span><text:span text:style-name="Absatz-Standardschriftart"><text:span text:style-name="T251"> </text:span></text:span><text:span text:style-name="Absatz-Standardschriftart"><text:span text:style-name="T442">la</text:span></text:span><text:span text:style-name="Absatz-Standardschriftart"><text:span text:style-name="T244"> </text:span></text:span><text:span text:style-name="Absatz-Standardschriftart"><text:span text:style-name="T442">serie</text:span></text:span><text:span text:style-name="Absatz-Standardschriftart"><text:span text:style-name="T244"> </text:span></text:span><text:span text:style-name="Absatz-Standardschriftart"><text:span text:style-name="T442">11713</text:span></text:span><text:span text:style-name="Absatz-Standardschriftart"><text:span text:style-name="T251"> </text:span></text:span><text:span text:style-name="Absatz-Standardschriftart"><text:span text:style-name="T442">de</text:span></text:span><text:span text:style-name="Absatz-Standardschriftart"><text:span text:style-name="T244"> </text:span></text:span><text:span text:style-name="Absatz-Standardschriftart"><text:span text:style-name="T133">Ke</text:span></text:span><text:span text:style-name="Absatz-Standardschriftart"><text:span text:style-name="T126">ySigh</text:span></text:span><text:span text:style-name="Absatz-Standardschriftart"><text:span text:style-name="T133">t.</text:span></text:span></text:p>
        </text:list-item>
        <text:list-item>
          <text:p text:style-name="P87"><text:span text:style-name="Absatz-Standardschriftart"><text:span text:style-name="T126">Implementar</text:span></text:span><text:span text:style-name="Absatz-Standardschriftart"><text:span text:style-name="T282"> </text:span></text:span><text:span text:style-name="Absatz-Standardschriftart"><text:span text:style-name="T442">el</text:span></text:span><text:span text:style-name="Absatz-Standardschriftart"><text:span text:style-name="T137"> </text:span></text:span><text:span text:style-name="Absatz-Standardschriftart"><text:span text:style-name="T442">diseño</text:span></text:span><text:span text:style-name="Absatz-Standardschriftart"><text:span text:style-name="T143"> </text:span></text:span><text:span text:style-name="Absatz-Standardschriftart"><text:span text:style-name="T442">como</text:span></text:span><text:span text:style-name="Absatz-Standardschriftart"><text:span text:style-name="T143"> </text:span></text:span><text:span text:style-name="Absatz-Standardschriftart"><text:span text:style-name="T126">dis</text:span></text:span><text:span text:style-name="Absatz-Standardschriftart"><text:span text:style-name="T133">p</text:span></text:span><text:span text:style-name="Absatz-Standardschriftart"><text:span text:style-name="T126">ositi</text:span></text:span><text:span text:style-name="Absatz-Standardschriftart"><text:span text:style-name="T133">vo</text:span></text:span><text:span text:style-name="Absatz-Standardschriftart"><text:span text:style-name="T143"> </text:span></text:span><text:span text:style-name="Absatz-Standardschriftart"><text:span text:style-name="T442">físico.</text:span></text:span></text:p>
        </text:list-item>
        <text:list-item>
          <text:p text:style-name="P82"><text:span text:style-name="Absatz-Standardschriftart"><text:span text:style-name="T124">Integrar</text:span></text:span><text:span text:style-name="Absatz-Standardschriftart"><text:span text:style-name="T254"> </text:span></text:span><text:span text:style-name="T441">el</text:span><text:span text:style-name="Absatz-Standardschriftart"><text:span text:style-name="T185"> </text:span></text:span><text:span text:style-name="T441">diseño</text:span><text:span text:style-name="Absatz-Standardschriftart"><text:span text:style-name="T254"> </text:span></text:span><text:span text:style-name="T441">físico</text:span><text:span text:style-name="Absatz-Standardschriftart"><text:span text:style-name="T185"> </text:span></text:span><text:span text:style-name="T441">en</text:span><text:span text:style-name="Absatz-Standardschriftart"><text:span text:style-name="T254"> </text:span></text:span><text:span text:style-name="T441">el</text:span><text:span text:style-name="Absatz-Standardschriftart"><text:span text:style-name="T185"> </text:span></text:span><text:span text:style-name="Absatz-Standardschriftart"><text:span text:style-name="T124">banc</text:span></text:span><text:span text:style-name="Absatz-Standardschriftart"><text:span text:style-name="T131">o</text:span></text:span><text:span text:style-name="Absatz-Standardschriftart"><text:span text:style-name="T254"> </text:span></text:span><text:span text:style-name="T441">de</text:span><text:span text:style-name="Absatz-Standardschriftart"><text:span text:style-name="T185"> </text:span></text:span><text:span text:style-name="Absatz-Standardschriftart"><text:span text:style-name="T124">medición</text:span></text:span><text:span text:style-name="Absatz-Standardschriftart"><text:span text:style-name="T185"> </text:span></text:span><text:span text:style-name="T441">de</text:span><text:span text:style-name="Absatz-Standardschriftart"><text:span text:style-name="T254"> </text:span></text:span><text:span text:style-name="T441">ﬁgura</text:span><text:span text:style-name="Absatz-Standardschriftart"><text:span text:style-name="T254"> </text:span></text:span><text:span text:style-name="T441">de</text:span><text:span text:style-name="Absatz-Standardschriftart"><text:span text:style-name="T185"> </text:span></text:span><text:span text:style-name="T441">ruido</text:span><text:span text:style-name="Absatz-Standardschriftart"><text:span text:style-name="T254"> </text:span></text:span><text:span text:style-name="Absatz-Standardschriftart"><text:span text:style-name="T124">presente</text:span></text:span><text:span text:style-name="Absatz-Standardschriftart"><text:span text:style-name="T185"> </text:span></text:span><text:span text:style-name="T441">en</text:span><text:span text:style-name="Absatz-Standardschriftart"><text:span text:style-name="T185"> </text:span></text:span><text:span text:style-name="Absatz-Standardschriftart"><text:span text:style-name="T124">el</text:span></text:span><text:span text:style-name="Absatz-Standardschriftart"><text:span text:style-name="T254"> </text:span></text:span><text:span text:style-name="T441">laboratorio</text:span><text:span text:style-name="Absatz-Standardschriftart"><text:span text:style-name="T185"> </text:span></text:span><text:span text:style-name="T441">del</text:span><text:span text:style-name="Absatz-Standardschriftart"><text:span text:style-name="T221"> </text:span></text:span><text:span text:style-name="T441">CENDIT.</text:span></text:p>
        </text:list-item>
        <text:list-item>
          <text:p text:style-name="P87"><text:span text:style-name="Absatz-Standardschriftart"><text:span text:style-name="T442">Generar</text:span></text:span><text:span text:style-name="Absatz-Standardschriftart"><text:span text:style-name="T320"> </text:span></text:span><text:span text:style-name="Absatz-Standardschriftart"><text:span text:style-name="T442">un</text:span></text:span><text:span text:style-name="Absatz-Standardschriftart"><text:span text:style-name="T320"> </text:span></text:span><text:span text:style-name="Absatz-Standardschriftart"><text:span text:style-name="T126">manual</text:span></text:span><text:span text:style-name="Absatz-Standardschriftart"><text:span text:style-name="T320"> </text:span></text:span><text:span text:style-name="Absatz-Standardschriftart"><text:span text:style-name="T442">de</text:span></text:span><text:span text:style-name="Absatz-Standardschriftart"><text:span text:style-name="T320"> </text:span></text:span><text:span text:style-name="Absatz-Standardschriftart"><text:span text:style-name="T442">usuario</text:span></text:span><text:span text:style-name="Absatz-Standardschriftart"><text:span text:style-name="T324"> </text:span></text:span><text:span text:style-name="Absatz-Standardschriftart"><text:span text:style-name="T442">para</text:span></text:span><text:span text:style-name="Absatz-Standardschriftart"><text:span text:style-name="T320"> </text:span></text:span><text:span text:style-name="Absatz-Standardschriftart"><text:span text:style-name="T442">el</text:span></text:span><text:span text:style-name="Absatz-Standardschriftart"><text:span text:style-name="T320"> </text:span></text:span><text:span text:style-name="Absatz-Standardschriftart"><text:span text:style-name="T126">dis</text:span></text:span><text:span text:style-name="Absatz-Standardschriftart"><text:span text:style-name="T133">p</text:span></text:span><text:span text:style-name="Absatz-Standardschriftart"><text:span text:style-name="T126">os</text:span></text:span><text:span text:style-name="Absatz-Standardschriftart"><text:span text:style-name="T133">itivo</text:span></text:span><text:span text:style-name="Absatz-Standardschriftart"><text:span text:style-name="T320"> </text:span></text:span><text:span text:style-name="Absatz-Standardschriftart"><text:span text:style-name="T442">diseñado.</text:span></text:span></text:p>
        </text:list-item>
      </text:list>
      <text:p text:style-name="P8"><text:span text:style-name="Absatz-Standardschriftart"><text:span text:style-name="T442">Los</text:span></text:span><text:span text:style-name="Absatz-Standardschriftart"><text:span text:style-name="T244"> </text:span></text:span><text:span text:style-name="Absatz-Standardschriftart"><text:span text:style-name="T160">nue</text:span></text:span><text:span text:style-name="Absatz-Standardschriftart"><text:span text:style-name="T126">v</text:span></text:span><text:span text:style-name="Absatz-Standardschriftart"><text:span text:style-name="T160">os</text:span></text:span><text:span text:style-name="Absatz-Standardschriftart"><text:span text:style-name="T244"> </text:span></text:span><text:span text:style-name="Absatz-Standardschriftart"><text:span text:style-name="T133">objetiv</text:span></text:span><text:span text:style-name="Absatz-Standardschriftart"><text:span text:style-name="T126">os</text:span></text:span><text:span text:style-name="Absatz-Standardschriftart"><text:span text:style-name="T244"> </text:span></text:span><text:span text:style-name="Absatz-Standardschriftart"><text:span text:style-name="T245">específicos</text:span></text:span><text:span text:style-name="Absatz-Standardschriftart"><text:span text:style-name="T244"> </text:span></text:span><text:span text:style-name="Absatz-Standardschriftart"><text:span text:style-name="T133">propue</text:span></text:span><text:span text:style-name="Absatz-Standardschriftart"><text:span text:style-name="T126">s</text:span></text:span><text:span text:style-name="Absatz-Standardschriftart"><text:span text:style-name="T133">tos</text:span></text:span><text:span text:style-name="Absatz-Standardschriftart"><text:span text:style-name="T282"> </text:span></text:span><text:span text:style-name="Absatz-Standardschriftart"><text:span text:style-name="T442">para</text:span></text:span><text:span text:style-name="Absatz-Standardschriftart"><text:span text:style-name="T244"> </text:span></text:span><text:span text:style-name="Absatz-Standardschriftart"><text:span text:style-name="T442">el</text:span></text:span><text:span text:style-name="Absatz-Standardschriftart"><text:span text:style-name="T244"> </text:span></text:span><text:span text:style-name="Absatz-Standardschriftart"><text:span text:style-name="T442">TEG</text:span></text:span><text:span text:style-name="Absatz-Standardschriftart"><text:span text:style-name="T282"> </text:span></text:span><text:span text:style-name="Absatz-Standardschriftart"><text:span text:style-name="T442">se</text:span></text:span><text:span text:style-name="Absatz-Standardschriftart"><text:span text:style-name="T244"> </text:span></text:span><text:span text:style-name="Absatz-Standardschriftart"><text:span text:style-name="T126">enumeran</text:span></text:span><text:span text:style-name="Absatz-Standardschriftart"><text:span text:style-name="T244"> </text:span></text:span><text:span text:style-name="Absatz-Standardschriftart"><text:span text:style-name="T126">seguidamen</text:span></text:span><text:span text:style-name="Absatz-Standardschriftart"><text:span text:style-name="T133">te,</text:span></text:span></text:p>
      <text:p text:style-name="P69"/>
      <text:p text:style-name="P3"><text:span text:style-name="Absatz-Standardschriftart"><text:span text:style-name="T390">Objetivos</text:span></text:span><text:span text:style-name="Absatz-Standardschriftart"><text:span text:style-name="T358"> </text:span></text:span><text:span text:style-name="Absatz-Standardschriftart"><text:span text:style-name="T359">específicos</text:span></text:span><text:span text:style-name="Absatz-Standardschriftart"><text:span text:style-name="T348">,</text:span></text:span><text:span text:style-name="Absatz-Standardschriftart"><text:span text:style-name="T370"> </text:span></text:span><text:span text:style-name="Absatz-Standardschriftart"><text:span text:style-name="T390">nueva</text:span></text:span><text:span text:style-name="Absatz-Standardschriftart"><text:span text:style-name="T366"> </text:span></text:span><text:span text:style-name="Absatz-Standardschriftart"><text:span text:style-name="T358">pr</text:span></text:span><text:span text:style-name="Absatz-Standardschriftart"><text:span text:style-name="T344">opuesta</text:span></text:span></text:p>
      <text:list xml:id="list1224542967" text:style-name="L2">
        <text:list-item>
          <text:p text:style-name="P83"><text:span text:style-name="Absatz-Standardschriftart"><text:span text:style-name="T442">Realizar</text:span></text:span><text:span text:style-name="Absatz-Standardschriftart"><text:span text:style-name="T282"> </text:span></text:span><text:span text:style-name="Absatz-Standardschriftart"><text:span text:style-name="T442">una</text:span></text:span><text:span text:style-name="Absatz-Standardschriftart"><text:span text:style-name="T282"> </text:span></text:span><text:span text:style-name="Absatz-Standardschriftart"><text:span text:style-name="T126">in</text:span></text:span><text:span text:style-name="Absatz-Standardschriftart"><text:span text:style-name="T133">v</text:span></text:span><text:span text:style-name="Absatz-Standardschriftart"><text:span text:style-name="T126">es</text:span></text:span><text:span text:style-name="Absatz-Standardschriftart"><text:span text:style-name="T133">tigación</text:span></text:span><text:span text:style-name="Absatz-Standardschriftart"><text:span text:style-name="T143"> </text:span></text:span><text:span text:style-name="Absatz-Standardschriftart"><text:span text:style-name="T133">doc</text:span></text:span><text:span text:style-name="Absatz-Standardschriftart"><text:span text:style-name="T126">umental</text:span></text:span><text:span text:style-name="Absatz-Standardschriftart"><text:span text:style-name="T282"> </text:span></text:span><text:span text:style-name="Absatz-Standardschriftart"><text:span text:style-name="T442">sobre</text:span></text:span><text:span text:style-name="Absatz-Standardschriftart"><text:span text:style-name="T143"> </text:span></text:span><text:span text:style-name="Absatz-Standardschriftart"><text:span text:style-name="T442">caracterización</text:span></text:span><text:span text:style-name="Absatz-Standardschriftart"><text:span text:style-name="T282"> </text:span></text:span><text:span text:style-name="Absatz-Standardschriftart"><text:span text:style-name="T442">de</text:span></text:span><text:span text:style-name="Absatz-Standardschriftart"><text:span text:style-name="T143"> </text:span></text:span><text:span text:style-name="Absatz-Standardschriftart"><text:span text:style-name="T126">dis</text:span></text:span><text:span text:style-name="Absatz-Standardschriftart"><text:span text:style-name="T133">p</text:span></text:span><text:span text:style-name="Absatz-Standardschriftart"><text:span text:style-name="T126">os</text:span></text:span><text:span text:style-name="Absatz-Standardschriftart"><text:span text:style-name="T133">itiv</text:span></text:span><text:span text:style-name="Absatz-Standardschriftart"><text:span text:style-name="T126">os</text:span></text:span><text:span text:style-name="Absatz-Standardschriftart"><text:span text:style-name="T282"> </text:span></text:span><text:span text:style-name="Absatz-Standardschriftart"><text:span text:style-name="T442">de</text:span></text:span><text:span text:style-name="Absatz-Standardschriftart"><text:span text:style-name="T143"> </text:span></text:span><text:span text:style-name="Absatz-Standardschriftart"><text:span text:style-name="T442">radio</text:span></text:span><text:span text:style-name="Absatz-Standardschriftart"><text:span text:style-name="T244"> </text:span></text:span><text:span text:style-name="Absatz-Standardschriftart"><text:span text:style-name="T442">frecuencia</text:span></text:span><text:span text:style-name="Absatz-Standardschriftart"><text:span text:style-name="T169"> </text:span></text:span><text:span text:style-name="T441">y</text:span><text:span text:style-name="Absatz-Standardschriftart"><text:span text:style-name="T206"> </text:span></text:span><text:span text:style-name="T441">la</text:span><text:span text:style-name="Absatz-Standardschriftart"><text:span text:style-name="T286"> </text:span></text:span><text:span text:style-name="Absatz-Standardschriftart"><text:span text:style-name="T124">medición</text:span></text:span><text:span text:style-name="Absatz-Standardschriftart"><text:span text:style-name="T286"> </text:span></text:span><text:span text:style-name="T441">de</text:span><text:span text:style-name="Absatz-Standardschriftart"><text:span text:style-name="T286"> </text:span></text:span><text:span text:style-name="T441">ﬁgura</text:span><text:span text:style-name="Absatz-Standardschriftart"><text:span text:style-name="T206"> </text:span></text:span><text:span text:style-name="T441">de</text:span><text:span text:style-name="Absatz-Standardschriftart"><text:span text:style-name="T286"> </text:span></text:span><text:span text:style-name="T441">ruido</text:span><text:span text:style-name="Absatz-Standardschriftart"><text:span text:style-name="T286"> </text:span></text:span><text:span text:style-name="T441">en</text:span><text:span text:style-name="Absatz-Standardschriftart"><text:span text:style-name="T286"> </text:span></text:span><text:span text:style-name="Absatz-Standardschriftart"><text:span text:style-name="T124">éstos</text:span></text:span><text:span text:style-name="Absatz-Standardschriftart"><text:span text:style-name="T131">.</text:span></text:span></text:p>
        </text:list-item>
        <text:list-item>
          <text:p text:style-name="P88"><text:span text:style-name="Absatz-Standardschriftart"><text:span text:style-name="T442">Recopilar</text:span></text:span><text:span text:style-name="Absatz-Standardschriftart"><text:span text:style-name="T9"> </text:span></text:span><text:span text:style-name="Absatz-Standardschriftart"><text:span text:style-name="T442">la</text:span></text:span><text:span text:style-name="Absatz-Standardschriftart"><text:span text:style-name="T9"> </text:span></text:span><text:span text:style-name="Absatz-Standardschriftart"><text:span text:style-name="T133">doc</text:span></text:span><text:span text:style-name="Absatz-Standardschriftart"><text:span text:style-name="T126">umen</text:span></text:span><text:span text:style-name="Absatz-Standardschriftart"><text:span text:style-name="T133">tación</text:span></text:span><text:span text:style-name="Absatz-Standardschriftart"><text:span text:style-name="T9"> </text:span></text:span><text:span text:style-name="Absatz-Standardschriftart"><text:span text:style-name="T442">y</text:span></text:span><text:span text:style-name="Absatz-Standardschriftart"><text:span text:style-name="T9"> </text:span></text:span><text:span text:style-name="Absatz-Standardschriftart"><text:span text:style-name="T160">s</text:span></text:span><text:span text:style-name="Absatz-Standardschriftart"><text:span text:style-name="T126">oft</text:span></text:span><text:span text:style-name="Absatz-Standardschriftart"><text:span text:style-name="T160">ware</text:span></text:span><text:span text:style-name="Absatz-Standardschriftart"><text:span text:style-name="T9"> </text:span></text:span><text:span text:style-name="Absatz-Standardschriftart"><text:span text:style-name="T442">asociado</text:span></text:span><text:span text:style-name="Absatz-Standardschriftart"><text:span text:style-name="T9"> </text:span></text:span><text:span text:style-name="Absatz-Standardschriftart"><text:span text:style-name="T442">al</text:span></text:span><text:span text:style-name="Absatz-Standardschriftart"><text:span text:style-name="T408"> </text:span></text:span><text:span text:style-name="Absatz-Standardschriftart"><text:span text:style-name="T442">SMFR.</text:span></text:span></text:p>
        </text:list-item>
        <text:list-item>
          <text:p text:style-name="P90"><text:span text:style-name="Absatz-Standardschriftart"><text:span text:style-name="T175">Codificar</text:span></text:span><text:span text:style-name="Absatz-Standardschriftart"><text:span text:style-name="T173"> </text:span></text:span><text:span text:style-name="T441">una</text:span><text:span text:style-name="Absatz-Standardschriftart"><text:span text:style-name="T182"> </text:span></text:span><text:span text:style-name="T441">librería</text:span><text:span text:style-name="Absatz-Standardschriftart"><text:span text:style-name="T182"> </text:span></text:span><text:span text:style-name="T441">de</text:span><text:span text:style-name="Absatz-Standardschriftart"><text:span text:style-name="T182"> </text:span></text:span><text:span text:style-name="Absatz-Standardschriftart"><text:span text:style-name="T159">software</text:span></text:span><text:span text:style-name="Absatz-Standardschriftart"><text:span text:style-name="T182"> </text:span></text:span><text:span text:style-name="T441">para</text:span><text:span text:style-name="Absatz-Standardschriftart"><text:span text:style-name="T173"> </text:span></text:span><text:span text:style-name="Absatz-Standardschriftart"><text:span text:style-name="T159">intercambio</text:span></text:span><text:span text:style-name="Absatz-Standardschriftart"><text:span text:style-name="T182"> </text:span></text:span><text:span text:style-name="T441">de</text:span><text:span text:style-name="Absatz-Standardschriftart"><text:span text:style-name="T182"> </text:span></text:span><text:span text:style-name="T441">datos</text:span><text:span text:style-name="Absatz-Standardschriftart"><text:span text:style-name="T182"> </text:span></text:span><text:span text:style-name="Absatz-Standardschriftart"><text:span text:style-name="T159">entre</text:span></text:span><text:span text:style-name="Absatz-Standardschriftart"><text:span text:style-name="T173"> </text:span></text:span><text:span text:style-name="T441">PC</text:span><text:span text:style-name="Absatz-Standardschriftart"><text:span text:style-name="T182"> </text:span></text:span><text:span text:style-name="T441">y</text:span><text:span text:style-name="Absatz-Standardschriftart"><text:span text:style-name="T182"> </text:span></text:span><text:span text:style-name="T441">el</text:span><text:span text:style-name="Absatz-Standardschriftart"><text:span text:style-name="T182"> </text:span></text:span><text:span text:style-name="T441">SMFR.</text:span></text:p>
        </text:list-item>
        <text:list-item>
          <text:p text:style-name="P90"><text:span text:style-name="Absatz-Standardschriftart"><text:span text:style-name="T442">Diseñar</text:span></text:span><text:span text:style-name="Absatz-Standardschriftart"><text:span text:style-name="T251"> </text:span></text:span><text:span text:style-name="Absatz-Standardschriftart"><text:span text:style-name="T442">y</text:span></text:span><text:span text:style-name="Absatz-Standardschriftart"><text:span text:style-name="T251"> </text:span></text:span><text:span text:style-name="Absatz-Standardschriftart"><text:span text:style-name="T252">codificar</text:span></text:span><text:span text:style-name="Absatz-Standardschriftart"><text:span text:style-name="T251"> </text:span></text:span><text:span text:style-name="Absatz-Standardschriftart"><text:span text:style-name="T442">el</text:span></text:span><text:span text:style-name="Absatz-Standardschriftart"><text:span text:style-name="T244"> </text:span></text:span><text:span text:style-name="Absatz-Standardschriftart"><text:span text:style-name="T160">ﬁrmware</text:span></text:span><text:span text:style-name="Absatz-Standardschriftart"><text:span text:style-name="T251"> </text:span></text:span><text:span text:style-name="Absatz-Standardschriftart"><text:span text:style-name="T442">para</text:span></text:span><text:span text:style-name="Absatz-Standardschriftart"><text:span text:style-name="T251"> </text:span></text:span><text:span text:style-name="Absatz-Standardschriftart"><text:span text:style-name="T126">dis</text:span></text:span><text:span text:style-name="Absatz-Standardschriftart"><text:span text:style-name="T133">p</text:span></text:span><text:span text:style-name="Absatz-Standardschriftart"><text:span text:style-name="T126">os</text:span></text:span><text:span text:style-name="Absatz-Standardschriftart"><text:span text:style-name="T133">itivo.</text:span></text:span></text:p>
        </text:list-item>
        <text:list-item>
          <text:p text:style-name="P83"><text:span text:style-name="T441">Diseñar</text:span><text:span text:style-name="Absatz-Standardschriftart"><text:span text:style-name="T136"> </text:span></text:span><text:span text:style-name="T441">y</text:span><text:span text:style-name="Absatz-Standardschriftart"><text:span text:style-name="T159"> </text:span></text:span><text:span text:style-name="T441">construir</text:span><text:span text:style-name="Absatz-Standardschriftart"><text:span text:style-name="T136"> </text:span></text:span><text:span text:style-name="T441">las</text:span><text:span text:style-name="Absatz-Standardschriftart"><text:span text:style-name="T136"> </text:span></text:span><text:span text:style-name="Absatz-Standardschriftart"><text:span text:style-name="T124">tarjetas</text:span></text:span><text:span text:style-name="Absatz-Standardschriftart"><text:span text:style-name="T136"> </text:span></text:span><text:span text:style-name="Absatz-Standardschriftart"><text:span text:style-name="T124">ele</text:span></text:span><text:span text:style-name="Absatz-Standardschriftart"><text:span text:style-name="T131">c</text:span></text:span><text:span text:style-name="Absatz-Standardschriftart"><text:span text:style-name="T124">trónicas</text:span></text:span><text:span text:style-name="Absatz-Standardschriftart"><text:span text:style-name="T136"> </text:span></text:span><text:span text:style-name="T441">PCB</text:span><text:span text:style-name="Absatz-Standardschriftart"><text:span text:style-name="T136"> </text:span></text:span><text:span text:style-name="T441">para</text:span><text:span text:style-name="Absatz-Standardschriftart"><text:span text:style-name="T136"> </text:span></text:span><text:span text:style-name="T441">cada</text:span><text:span text:style-name="Absatz-Standardschriftart"><text:span text:style-name="T159"> </text:span></text:span><text:span text:style-name="T441">uno</text:span><text:span text:style-name="Absatz-Standardschriftart"><text:span text:style-name="T136"> </text:span></text:span><text:span text:style-name="T441">de</text:span><text:span text:style-name="Absatz-Standardschriftart"><text:span text:style-name="T159"> </text:span></text:span><text:span text:style-name="T441">los</text:span><text:span text:style-name="Absatz-Standardschriftart"><text:span text:style-name="T136"> </text:span></text:span><text:span text:style-name="T441">módulos</text:span><text:span text:style-name="Absatz-Standardschriftart"><text:span text:style-name="T136"> </text:span></text:span><text:span text:style-name="T441">del</text:span><text:span text:style-name="Absatz-Standardschriftart"><text:span text:style-name="T136"> </text:span></text:span><text:span text:style-name="T441">equipo:</text:span><text:span text:style-name="Absatz-Standardschriftart"><text:span text:style-name="T410"> </text:span></text:span><text:span text:style-name="Absatz-Standardschriftart"><text:span text:style-name="T126">expans</text:span></text:span><text:span text:style-name="Absatz-Standardschriftart"><text:span text:style-name="T133">or</text:span></text:span><text:span text:style-name="Absatz-Standardschriftart"><text:span text:style-name="T143"> </text:span></text:span><text:span text:style-name="Absatz-Standardschriftart"><text:span text:style-name="T442">de</text:span></text:span><text:span text:style-name="Absatz-Standardschriftart"><text:span text:style-name="T137"> </text:span></text:span><text:span text:style-name="Absatz-Standardschriftart"><text:span text:style-name="T126">puertos</text:span></text:span><text:span text:style-name="Absatz-Standardschriftart"><text:span text:style-name="T133">,</text:span></text:span><text:span text:style-name="Absatz-Standardschriftart"><text:span text:style-name="T143"> </text:span></text:span><text:span text:style-name="Absatz-Standardschriftart"><text:span text:style-name="T126">fuen</text:span></text:span><text:span text:style-name="Absatz-Standardschriftart"><text:span text:style-name="T133">te</text:span></text:span><text:span text:style-name="Absatz-Standardschriftart"><text:span text:style-name="T137"> </text:span></text:span><text:span text:style-name="Absatz-Standardschriftart"><text:span text:style-name="T442">de</text:span></text:span><text:span text:style-name="Absatz-Standardschriftart"><text:span text:style-name="T143"> </text:span></text:span><text:span text:style-name="Absatz-Standardschriftart"><text:span text:style-name="T126">alimen</text:span></text:span><text:span text:style-name="Absatz-Standardschriftart"><text:span text:style-name="T133">tación</text:span></text:span><text:span text:style-name="Absatz-Standardschriftart"><text:span text:style-name="T137"> </text:span></text:span><text:span text:style-name="Absatz-Standardschriftart"><text:span text:style-name="T442">y</text:span></text:span><text:span text:style-name="Absatz-Standardschriftart"><text:span text:style-name="T137"> </text:span></text:span><text:span text:style-name="Absatz-Standardschriftart"><text:span text:style-name="T126">tarje</text:span></text:span><text:span text:style-name="Absatz-Standardschriftart"><text:span text:style-name="T133">ta</text:span></text:span><text:span text:style-name="Absatz-Standardschriftart"><text:span text:style-name="T143"> </text:span></text:span><text:span text:style-name="Absatz-Standardschriftart"><text:span text:style-name="T442">madre.</text:span></text:span></text:p>
        </text:list-item>
        <text:list-item>
          <text:p text:style-name="P86"><text:span text:style-name="T441">Desarrollar</text:span><text:span text:style-name="Absatz-Standardschriftart"><text:span text:style-name="T250"> </text:span></text:span><text:span text:style-name="T441">una</text:span><text:span text:style-name="Absatz-Standardschriftart"><text:span text:style-name="T323"> </text:span></text:span><text:span text:style-name="T441">aplicación</text:span><text:span text:style-name="Absatz-Standardschriftart"><text:span text:style-name="T250"> </text:span></text:span><text:span text:style-name="T441">de</text:span><text:span text:style-name="Absatz-Standardschriftart"><text:span text:style-name="T323"> </text:span></text:span><text:span text:style-name="Absatz-Standardschriftart"><text:span text:style-name="T159">software</text:span></text:span><text:span text:style-name="Absatz-Standardschriftart"><text:span text:style-name="T250"> </text:span></text:span><text:span text:style-name="T441">para</text:span><text:span text:style-name="Absatz-Standardschriftart"><text:span text:style-name="T323"> </text:span></text:span><text:span text:style-name="T441">gestión</text:span><text:span text:style-name="Absatz-Standardschriftart"><text:span text:style-name="T250"> </text:span></text:span><text:span text:style-name="T441">de</text:span><text:span text:style-name="Absatz-Standardschriftart"><text:span text:style-name="T323"> </text:span></text:span><text:span text:style-name="T441">la</text:span><text:span text:style-name="Absatz-Standardschriftart"><text:span text:style-name="T250"> </text:span></text:span><text:span text:style-name="T441">medición</text:span><text:span text:style-name="Absatz-Standardschriftart"><text:span text:style-name="T323"> </text:span></text:span><text:span text:style-name="T441">de</text:span><text:span text:style-name="Absatz-Standardschriftart"><text:span text:style-name="T250"> </text:span></text:span><text:span text:style-name="T441">ﬁgura</text:span><text:span text:style-name="Absatz-Standardschriftart"><text:span text:style-name="T323"> </text:span></text:span><text:span text:style-name="T441">de</text:span><text:span text:style-name="Absatz-Standardschriftart"><text:span text:style-name="T250"> </text:span></text:span><text:span text:style-name="T441">ruido</text:span><text:span text:style-name="Absatz-Standardschriftart"><text:span text:style-name="T250"> </text:span></text:span><text:span text:style-name="T441">con</text:span><text:span text:style-name="Absatz-Standardschriftart"><text:span text:style-name="T323"> </text:span></text:span><text:span text:style-name="T441">el</text:span><text:span text:style-name="Absatz-Standardschriftart"><text:span text:style-name="T310"> </text:span></text:span><text:span text:style-name="T441">SMFR.</text:span></text:p>
        </text:list-item>
        <text:list-item>
          <text:p text:style-name="P88"><text:span text:style-name="Absatz-Standardschriftart"><text:span text:style-name="T442">Generar</text:span></text:span><text:span text:style-name="Absatz-Standardschriftart"><text:span text:style-name="T251"> </text:span></text:span><text:span text:style-name="Absatz-Standardschriftart"><text:span text:style-name="T126">manuales</text:span></text:span><text:span text:style-name="Absatz-Standardschriftart"><text:span text:style-name="T251"> </text:span></text:span><text:span text:style-name="Absatz-Standardschriftart"><text:span text:style-name="T442">de</text:span></text:span><text:span text:style-name="Absatz-Standardschriftart"><text:span text:style-name="T251"> </text:span></text:span><text:span text:style-name="Absatz-Standardschriftart"><text:span text:style-name="T442">usuario</text:span></text:span><text:span text:style-name="Absatz-Standardschriftart"><text:span text:style-name="T251"> </text:span></text:span><text:span text:style-name="Absatz-Standardschriftart"><text:span text:style-name="T442">para</text:span></text:span><text:span text:style-name="Absatz-Standardschriftart"><text:span text:style-name="T251"> </text:span></text:span><text:span text:style-name="Absatz-Standardschriftart"><text:span text:style-name="T442">el</text:span></text:span><text:span text:style-name="Absatz-Standardschriftart"><text:span text:style-name="T251"> </text:span></text:span><text:span text:style-name="Absatz-Standardschriftart"><text:span text:style-name="T442">equipo</text:span></text:span><text:span text:style-name="Absatz-Standardschriftart"><text:span text:style-name="T251"> </text:span></text:span><text:span text:style-name="Absatz-Standardschriftart"><text:span text:style-name="T442">y</text:span></text:span><text:span text:style-name="Absatz-Standardschriftart"><text:span text:style-name="T244"> </text:span></text:span><text:span text:style-name="Absatz-Standardschriftart"><text:span text:style-name="T442">para</text:span></text:span><text:span text:style-name="Absatz-Standardschriftart"><text:span text:style-name="T251"> </text:span></text:span><text:span text:style-name="Absatz-Standardschriftart"><text:span text:style-name="T442">la</text:span></text:span><text:span text:style-name="Absatz-Standardschriftart"><text:span text:style-name="T251"> </text:span></text:span><text:span text:style-name="Absatz-Standardschriftart"><text:span text:style-name="T442">aplicación.</text:span></text:span></text:p>
        </text:list-item>
      </text:list>
      <text:p text:style-name="P69"/>
      <text:p text:style-name="P3"><text:span text:style-name="Absatz-Standardschriftart"><text:span text:style-name="T387">Cambios</text:span></text:span><text:span text:style-name="Absatz-Standardschriftart"><text:span text:style-name="T372"> </text:span></text:span><text:span text:style-name="Absatz-Standardschriftart"><text:span text:style-name="T387">en</text:span></text:span><text:span text:style-name="Absatz-Standardschriftart"><text:span text:style-name="T372"> </text:span></text:span><text:span text:style-name="Absatz-Standardschriftart"><text:span text:style-name="T387">el</text:span></text:span><text:span text:style-name="Absatz-Standardschriftart"><text:span text:style-name="T372"> </text:span></text:span><text:span text:style-name="Absatz-Standardschriftart"><text:span text:style-name="T374">alcance</text:span></text:span></text:p>
      <text:p text:style-name="P16"><text:span text:style-name="T441">El</text:span><text:span text:style-name="Absatz-Standardschriftart"><text:span text:style-name="T289"> </text:span></text:span><text:span text:style-name="Absatz-Standardschriftart"><text:span text:style-name="T159">proye</text:span></text:span><text:span text:style-name="Absatz-Standardschriftart"><text:span text:style-name="T124">cto</text:span></text:span><text:span text:style-name="Absatz-Standardschriftart"><text:span text:style-name="T289"> </text:span></text:span><text:span text:style-name="T441">asignado</text:span><text:span text:style-name="Absatz-Standardschriftart"><text:span text:style-name="T292"> </text:span></text:span><text:span text:style-name="T441">en</text:span><text:span text:style-name="Absatz-Standardschriftart"><text:span text:style-name="T292"> </text:span></text:span><text:span text:style-name="T441">la</text:span><text:span text:style-name="Absatz-Standardschriftart"><text:span text:style-name="T289"> </text:span></text:span><text:span text:style-name="Absatz-Standardschriftart"><text:span text:style-name="T124">fundación</text:span></text:span><text:span text:style-name="Absatz-Standardschriftart"><text:span text:style-name="T289"> </text:span></text:span><text:span text:style-name="T441">CENDIT</text:span><text:span text:style-name="Absatz-Standardschriftart"><text:span text:style-name="T292"> </text:span></text:span><text:span text:style-name="Absatz-Standardschriftart"><text:span text:style-name="T124">presenta</text:span></text:span><text:span text:style-name="Absatz-Standardschriftart"><text:span text:style-name="T289"> </text:span></text:span><text:span text:style-name="T441">un</text:span><text:span text:style-name="Absatz-Standardschriftart"><text:span text:style-name="T292"> </text:span></text:span><text:span text:style-name="T441">buen</text:span><text:span text:style-name="Absatz-Standardschriftart"><text:span text:style-name="T292"> </text:span></text:span><text:span text:style-name="T441">grado</text:span><text:span text:style-name="Absatz-Standardschriftart"><text:span text:style-name="T289"> </text:span></text:span><text:span text:style-name="T441">de</text:span><text:span text:style-name="Absatz-Standardschriftart"><text:span text:style-name="T289"> </text:span></text:span><text:span text:style-name="T441">complejidad,</text:span><text:span text:style-name="Absatz-Standardschriftart"><text:span text:style-name="T292"> </text:span></text:span><text:span text:style-name="T441">es</text:span><text:span text:style-name="Absatz-Standardschriftart"><text:span text:style-name="T289"> </text:span></text:span><text:span text:style-name="Absatz-Standardschriftart"><text:span text:style-name="T124">bastante</text:span></text:span><text:span text:style-name="Absatz-Standardschriftart"><text:span text:style-name="T259"> </text:span></text:span><text:span text:style-name="Absatz-Standardschriftart"><text:span text:style-name="T126">exigen</text:span></text:span><text:span text:style-name="Absatz-Standardschriftart"><text:span text:style-name="T133">te</text:span></text:span><text:span text:style-name="Absatz-Standardschriftart"><text:span text:style-name="T137"> </text:span></text:span><text:span text:style-name="Absatz-Standardschriftart"><text:span text:style-name="T442">en</text:span></text:span><text:span text:style-name="Absatz-Standardschriftart"><text:span text:style-name="T160"> </text:span></text:span><text:span text:style-name="Absatz-Standardschriftart"><text:span text:style-name="T442">esfuerzo</text:span></text:span><text:span text:style-name="Absatz-Standardschriftart"><text:span text:style-name="T160"> </text:span></text:span><text:span text:style-name="Absatz-Standardschriftart"><text:span text:style-name="T442">de</text:span></text:span><text:span text:style-name="Absatz-Standardschriftart"><text:span text:style-name="T160"> </text:span></text:span><text:span text:style-name="Absatz-Standardschriftart"><text:span text:style-name="T126">in</text:span></text:span><text:span text:style-name="Absatz-Standardschriftart"><text:span text:style-name="T133">v</text:span></text:span><text:span text:style-name="Absatz-Standardschriftart"><text:span text:style-name="T126">es</text:span></text:span><text:span text:style-name="Absatz-Standardschriftart"><text:span text:style-name="T133">tigación,</text:span></text:span><text:span text:style-name="Absatz-Standardschriftart"><text:span text:style-name="T137"> </text:span></text:span><text:span text:style-name="Absatz-Standardschriftart"><text:span text:style-name="T442">diseño,</text:span></text:span><text:span text:style-name="Absatz-Standardschriftart"><text:span text:style-name="T160"> </text:span></text:span><text:span text:style-name="Absatz-Standardschriftart"><text:span text:style-name="T126">implemen</text:span></text:span><text:span text:style-name="Absatz-Standardschriftart"><text:span text:style-name="T133">tación</text:span></text:span><text:span text:style-name="Absatz-Standardschriftart"><text:span text:style-name="T160"> </text:span></text:span><text:span text:style-name="Absatz-Standardschriftart"><text:span text:style-name="T442">y</text:span></text:span><text:span text:style-name="Absatz-Standardschriftart"><text:span text:style-name="T160"> </text:span></text:span><text:span text:style-name="Absatz-Standardschriftart"><text:span text:style-name="T133">doc</text:span></text:span><text:span text:style-name="Absatz-Standardschriftart"><text:span text:style-name="T126">umen</text:span></text:span><text:span text:style-name="Absatz-Standardschriftart"><text:span text:style-name="T133">tación,</text:span></text:span><text:span text:style-name="Absatz-Standardschriftart"><text:span text:style-name="T137"> </text:span></text:span><text:span text:style-name="Absatz-Standardschriftart"><text:span text:style-name="T442">así</text:span></text:span><text:span text:style-name="Absatz-Standardschriftart"><text:span text:style-name="T160"> </text:span></text:span><text:span text:style-name="Absatz-Standardschriftart"><text:span text:style-name="T442">como</text:span></text:span><text:span text:style-name="Absatz-Standardschriftart"><text:span text:style-name="T160"> </text:span></text:span><text:span text:style-name="Absatz-Standardschriftart"><text:span text:style-name="T442">en</text:span></text:span><text:span text:style-name="Absatz-Standardschriftart"><text:span text:style-name="T160"> </text:span></text:span><text:span text:style-name="Absatz-Standardschriftart"><text:span text:style-name="T442">recursos</text:span></text:span></text:p>
      <text:p text:style-name="P57"/>
      <text:p text:style-name="P13"><text:span text:style-name="Absatz-Standardschriftart"><text:span text:style-name="T124">materiales</text:span></text:span><text:span text:style-name="Absatz-Standardschriftart"><text:span text:style-name="T131">;</text:span></text:span><text:span text:style-name="Absatz-Standardschriftart"><text:span text:style-name="T173"> </text:span></text:span><text:span text:style-name="Absatz-Standardschriftart"><text:span text:style-name="T124">presenta</text:span></text:span><text:span text:style-name="Absatz-Standardschriftart"><text:span text:style-name="T182"> </text:span></text:span><text:span text:style-name="T441">un</text:span><text:span text:style-name="Absatz-Standardschriftart"><text:span text:style-name="T182"> </text:span></text:span><text:span text:style-name="Absatz-Standardschriftart"><text:span text:style-name="T159">nivel</text:span></text:span><text:span text:style-name="Absatz-Standardschriftart"><text:span text:style-name="T182"> </text:span></text:span><text:span text:style-name="Absatz-Standardschriftart"><text:span text:style-name="T159">muy</text:span></text:span><text:span text:style-name="Absatz-Standardschriftart"><text:span text:style-name="T182"> </text:span></text:span><text:span text:style-name="Absatz-Standardschriftart"><text:span text:style-name="T159">elevado</text:span></text:span><text:span text:style-name="Absatz-Standardschriftart"><text:span text:style-name="T182"> </text:span></text:span><text:span text:style-name="T441">para</text:span><text:span text:style-name="Absatz-Standardschriftart"><text:span text:style-name="T173"> </text:span></text:span><text:span text:style-name="T441">un</text:span><text:span text:style-name="Absatz-Standardschriftart"><text:span text:style-name="T182"> </text:span></text:span><text:span text:style-name="Absatz-Standardschriftart"><text:span text:style-name="T159">proye</text:span></text:span><text:span text:style-name="Absatz-Standardschriftart"><text:span text:style-name="T124">cto</text:span></text:span><text:span text:style-name="Absatz-Standardschriftart"><text:span text:style-name="T182"> </text:span></text:span><text:span text:style-name="T441">de</text:span><text:span text:style-name="Absatz-Standardschriftart"><text:span text:style-name="T182"> </text:span></text:span><text:span text:style-name="T441">TEG.</text:span><text:span text:style-name="Absatz-Standardschriftart"><text:span text:style-name="T182"> </text:span></text:span><text:span text:style-name="Absatz-Standardschriftart"><text:span text:style-name="T124">P</text:span></text:span><text:span text:style-name="Absatz-Standardschriftart"><text:span text:style-name="T159">or</text:span></text:span><text:span text:style-name="Absatz-Standardschriftart"><text:span text:style-name="T182"> </text:span></text:span><text:span text:style-name="T441">esta</text:span><text:span text:style-name="Absatz-Standardschriftart"><text:span text:style-name="T182"> </text:span></text:span><text:span text:style-name="Absatz-Standardschriftart"><text:span text:style-name="T124">razón</text:span></text:span><text:span text:style-name="Absatz-Standardschriftart"><text:span text:style-name="T182"> </text:span></text:span><text:span text:style-name="T441">y</text:span><text:span text:style-name="Absatz-Standardschriftart"><text:span text:style-name="T173"> </text:span></text:span><text:span text:style-name="Absatz-Standardschriftart"><text:span text:style-name="T8">bajo</text:span></text:span><text:span text:style-name="Absatz-Standardschriftart"><text:span text:style-name="T182"> </text:span></text:span><text:span text:style-name="T441">la</text:span><text:span text:style-name="Absatz-Standardschriftart"><text:span text:style-name="T182"> </text:span></text:span><text:span text:style-name="T441">supervisión</text:span><text:span text:style-name="Absatz-Standardschriftart"><text:span text:style-name="T182"> </text:span></text:span><text:span text:style-name="T441">y</text:span><text:span text:style-name="Absatz-Standardschriftart"><text:span text:style-name="T182"> </text:span></text:span><text:span text:style-name="T441">aprobación</text:span><text:span text:style-name="Absatz-Standardschriftart"><text:span text:style-name="T178"> </text:span></text:span><text:span text:style-name="Absatz-Standardschriftart"><text:span text:style-name="T159">tan</text:span></text:span><text:span text:style-name="Absatz-Standardschriftart"><text:span text:style-name="T124">to</text:span></text:span><text:span text:style-name="Absatz-Standardschriftart"><text:span text:style-name="T182"> </text:span></text:span><text:span text:style-name="T441">del</text:span><text:span text:style-name="Absatz-Standardschriftart"><text:span text:style-name="T182"> </text:span></text:span><text:span text:style-name="Absatz-Standardschriftart"><text:span text:style-name="T136">T</text:span></text:span><text:span text:style-name="Absatz-Standardschriftart"><text:span text:style-name="T142">utor</text:span></text:span><text:span text:style-name="Absatz-Standardschriftart"><text:span text:style-name="T178"> </text:span></text:span><text:span text:style-name="T441">como</text:span><text:span text:style-name="Absatz-Standardschriftart"><text:span text:style-name="T182"> </text:span></text:span><text:span text:style-name="T441">del</text:span><text:span text:style-name="Absatz-Standardschriftart"><text:span text:style-name="T182"> </text:span></text:span><text:span text:style-name="T441">Prof</text:span><text:span text:style-name="Absatz-Standardschriftart"><text:span text:style-name="T178"> </text:span></text:span><text:span text:style-name="T441">Guía,</text:span><text:span text:style-name="Absatz-Standardschriftart"><text:span text:style-name="T182"> </text:span></text:span><text:span text:style-name="T441">se</text:span><text:span text:style-name="Absatz-Standardschriftart"><text:span text:style-name="T182"> </text:span></text:span><text:span text:style-name="T441">reduce</text:span><text:span text:style-name="Absatz-Standardschriftart"><text:span text:style-name="T178"> </text:span></text:span><text:span text:style-name="T441">el</text:span><text:span text:style-name="Absatz-Standardschriftart"><text:span text:style-name="T182"> </text:span></text:span><text:span text:style-name="T441">alcance</text:span><text:span text:style-name="Absatz-Standardschriftart"><text:span text:style-name="T182"> </text:span></text:span><text:span text:style-name="Absatz-Standardschriftart"><text:span text:style-name="T124">del</text:span></text:span><text:span text:style-name="Absatz-Standardschriftart"><text:span text:style-name="T178"> </text:span></text:span><text:span text:style-name="Absatz-Standardschriftart"><text:span text:style-name="T159">pr</text:span></text:span><text:span text:style-name="Absatz-Standardschriftart"><text:span text:style-name="T124">o</text:span></text:span><text:span text:style-name="Absatz-Standardschriftart"><text:span text:style-name="T159">ye</text:span></text:span><text:span text:style-name="Absatz-Standardschriftart"><text:span text:style-name="T124">cto</text:span></text:span><text:span text:style-name="Absatz-Standardschriftart"><text:span text:style-name="T178"> </text:span></text:span><text:span text:style-name="T441">como</text:span><text:span text:style-name="Absatz-Standardschriftart"><text:span text:style-name="T182"> </text:span></text:span><text:span text:style-name="T441">se</text:span><text:span text:style-name="Absatz-Standardschriftart"><text:span text:style-name="T182"> </text:span></text:span><text:span text:style-name="T441">indica</text:span><text:span text:style-name="Absatz-Standardschriftart"><text:span text:style-name="T193"> </text:span></text:span><text:span text:style-name="Absatz-Standardschriftart"><text:span text:style-name="T124">seguidamente</text:span></text:span><text:span text:style-name="Absatz-Standardschriftart"><text:span text:style-name="T131">,</text:span></text:span></text:p>
      <text:p text:style-name="P6"><text:span text:style-name="Absatz-Standardschriftart"><text:span text:style-name="T387">Cambios</text:span></text:span><text:span text:style-name="Absatz-Standardschriftart"><text:span text:style-name="T376"> </text:span></text:span><text:span text:style-name="Absatz-Standardschriftart"><text:span text:style-name="T387">en</text:span></text:span><text:span text:style-name="Absatz-Standardschriftart"><text:span text:style-name="T376"> </text:span></text:span><text:span text:style-name="Absatz-Standardschriftart"><text:span text:style-name="T387">el</text:span></text:span><text:span text:style-name="Absatz-Standardschriftart"><text:span text:style-name="T376"> </text:span></text:span><text:span text:style-name="Absatz-Standardschriftart"><text:span text:style-name="T387">diseño</text:span></text:span><text:span text:style-name="Absatz-Standardschriftart"><text:span text:style-name="T378"> </text:span></text:span><text:span text:style-name="Absatz-Standardschriftart"><text:span text:style-name="T387">de</text:span></text:span><text:span text:style-name="Absatz-Standardschriftart"><text:span text:style-name="T376"> </text:span></text:span><text:span text:style-name="Absatz-Standardschriftart"><text:span text:style-name="T341">har</text:span></text:span><text:span text:style-name="Absatz-Standardschriftart"><text:span text:style-name="T347">dw</text:span></text:span><text:span text:style-name="Absatz-Standardschriftart"><text:span text:style-name="T341">ar</text:span></text:span><text:span text:style-name="Absatz-Standardschriftart"><text:span text:style-name="T347">e</text:span></text:span></text:p>
      <text:p text:style-name="P17"><text:span text:style-name="T441">En</text:span><text:span text:style-name="Absatz-Standardschriftart"><text:span text:style-name="T281"> </text:span></text:span><text:span text:style-name="T441">el</text:span><text:span text:style-name="Absatz-Standardschriftart"><text:span text:style-name="T136"> </text:span></text:span><text:span text:style-name="T441">diseño</text:span><text:span text:style-name="Absatz-Standardschriftart"><text:span text:style-name="T142"> </text:span></text:span><text:span text:style-name="T441">original</text:span><text:span text:style-name="Absatz-Standardschriftart"><text:span text:style-name="T142"> </text:span></text:span><text:span text:style-name="T441">para</text:span><text:span text:style-name="Absatz-Standardschriftart"><text:span text:style-name="T142"> </text:span></text:span><text:span text:style-name="T441">el</text:span><text:span text:style-name="Absatz-Standardschriftart"><text:span text:style-name="T142"> </text:span></text:span><text:span text:style-name="Absatz-Standardschriftart"><text:span text:style-name="T124">dispositiv</text:span></text:span><text:span text:style-name="Absatz-Standardschriftart"><text:span text:style-name="T131">o</text:span></text:span><text:span text:style-name="Absatz-Standardschriftart"><text:span text:style-name="T142"> </text:span></text:span><text:span text:style-name="Absatz-Standardschriftart"><text:span text:style-name="T124">ele</text:span></text:span><text:span text:style-name="Absatz-Standardschriftart"><text:span text:style-name="T131">c</text:span></text:span><text:span text:style-name="Absatz-Standardschriftart"><text:span text:style-name="T124">trónic</text:span></text:span><text:span text:style-name="Absatz-Standardschriftart"><text:span text:style-name="T131">o,</text:span></text:span><text:span text:style-name="Absatz-Standardschriftart"><text:span text:style-name="T142"> </text:span></text:span><text:span text:style-name="T441">se</text:span><text:span text:style-name="Absatz-Standardschriftart"><text:span text:style-name="T142"> </text:span></text:span><text:span text:style-name="T441">reducen</text:span><text:span text:style-name="Absatz-Standardschriftart"><text:span text:style-name="T142"> </text:span></text:span><text:span text:style-name="T441">sus</text:span><text:span text:style-name="Absatz-Standardschriftart"><text:span text:style-name="T142"> </text:span></text:span><text:span text:style-name="Absatz-Standardschriftart"><text:span text:style-name="T124">interfaces</text:span></text:span><text:span text:style-name="Absatz-Standardschriftart"><text:span text:style-name="T142"> </text:span></text:span><text:span text:style-name="T441">de</text:span><text:span text:style-name="Absatz-Standardschriftart"><text:span text:style-name="T142"> </text:span></text:span><text:span text:style-name="Absatz-Standardschriftart"><text:span text:style-name="T131">c</text:span></text:span><text:span text:style-name="Absatz-Standardschriftart"><text:span text:style-name="T124">omunicaciones</text:span></text:span><text:span text:style-name="Absatz-Standardschriftart"><text:span text:style-name="T131">,</text:span></text:span><text:span text:style-name="Absatz-Standardschriftart"><text:span text:style-name="T415"> </text:span></text:span><text:span text:style-name="T441">de</text:span><text:span text:style-name="Absatz-Standardschriftart"><text:span text:style-name="T418"> </text:span></text:span><text:span text:style-name="T441">tres</text:span><text:span text:style-name="Absatz-Standardschriftart"><text:span text:style-name="T420"> </text:span></text:span><text:span text:style-name="T441">que</text:span><text:span text:style-name="Absatz-Standardschriftart"><text:span text:style-name="T420"> </text:span></text:span><text:span text:style-name="T441">se</text:span><text:span text:style-name="Absatz-Standardschriftart"><text:span text:style-name="T420"> </text:span></text:span><text:span text:style-name="T441">habían</text:span><text:span text:style-name="Absatz-Standardschriftart"><text:span text:style-name="T420"> </text:span></text:span><text:span text:style-name="Absatz-Standardschriftart"><text:span text:style-name="T124">propues</text:span></text:span><text:span text:style-name="Absatz-Standardschriftart"><text:span text:style-name="T131">to</text:span></text:span><text:span text:style-name="Absatz-Standardschriftart"><text:span text:style-name="T420"> </text:span></text:span><text:span text:style-name="Absatz-Standardschriftart"><text:span text:style-name="T124">inicialmente</text:span></text:span><text:span text:style-name="Absatz-Standardschriftart"><text:span text:style-name="T420"> </text:span></text:span><text:span text:style-name="T441">(GPIB,</text:span><text:span text:style-name="Absatz-Standardschriftart"><text:span text:style-name="T420"> </text:span></text:span><text:span text:style-name="T441">USB,</text:span><text:span text:style-name="Absatz-Standardschriftart"><text:span text:style-name="T420"> </text:span></text:span><text:span text:style-name="T441">LAN)</text:span><text:span text:style-name="Absatz-Standardschriftart"><text:span text:style-name="T420"> </text:span></text:span><text:span text:style-name="T441">a</text:span><text:span text:style-name="Absatz-Standardschriftart"><text:span text:style-name="T420"> </text:span></text:span><text:span text:style-name="T441">una</text:span><text:span text:style-name="Absatz-Standardschriftart"><text:span text:style-name="T420"> </text:span></text:span><text:span text:style-name="Absatz-Standardschriftart"><text:span text:style-name="T124">interfaz</text:span></text:span><text:span text:style-name="Absatz-Standardschriftart"><text:span text:style-name="T420"> </text:span></text:span><text:span text:style-name="T441">(USB).</text:span><text:span text:style-name="Absatz-Standardschriftart"><text:span text:style-name="T420"> </text:span></text:span><text:span text:style-name="T441">De</text:span><text:span text:style-name="Absatz-Standardschriftart"><text:span text:style-name="T420"> </text:span></text:span><text:span text:style-name="T441">esta</text:span><text:span text:style-name="Absatz-Standardschriftart"><text:span text:style-name="T259"> </text:span></text:span><text:span text:style-name="T441">forma,</text:span><text:span text:style-name="Absatz-Standardschriftart"><text:span text:style-name="T12"> </text:span></text:span><text:span text:style-name="T441">se</text:span><text:span text:style-name="Absatz-Standardschriftart"><text:span text:style-name="T423"> </text:span></text:span><text:span text:style-name="T441">diseñará</text:span><text:span text:style-name="Absatz-Standardschriftart"><text:span text:style-name="T273"> </text:span></text:span><text:span text:style-name="T441">un</text:span><text:span text:style-name="Absatz-Standardschriftart"><text:span text:style-name="T423"> </text:span></text:span><text:span text:style-name="Absatz-Standardschriftart"><text:span text:style-name="T124">dispositiv</text:span></text:span><text:span text:style-name="Absatz-Standardschriftart"><text:span text:style-name="T131">o</text:span></text:span><text:span text:style-name="Absatz-Standardschriftart"><text:span text:style-name="T423"> </text:span></text:span><text:span text:style-name="T441">con</text:span><text:span text:style-name="Absatz-Standardschriftart"><text:span text:style-name="T423"> </text:span></text:span><text:span text:style-name="Absatz-Standardschriftart"><text:span text:style-name="T8">todo</text:span></text:span><text:span text:style-name="Absatz-Standardschriftart"><text:span text:style-name="T423"> </text:span></text:span><text:span text:style-name="T441">el</text:span><text:span text:style-name="Absatz-Standardschriftart"><text:span text:style-name="T423"> </text:span></text:span><text:span text:style-name="T441">soporte</text:span><text:span text:style-name="Absatz-Standardschriftart"><text:span text:style-name="T273"> </text:span></text:span><text:span text:style-name="T441">requerido</text:span><text:span text:style-name="Absatz-Standardschriftart"><text:span text:style-name="T423"> </text:span></text:span><text:span text:style-name="T441">para</text:span><text:span text:style-name="Absatz-Standardschriftart"><text:span text:style-name="T423"> </text:span></text:span><text:span text:style-name="T441">la</text:span><text:span text:style-name="Absatz-Standardschriftart"><text:span text:style-name="T423"> </text:span></text:span><text:span text:style-name="Absatz-Standardschriftart"><text:span text:style-name="T124">interfaz</text:span></text:span><text:span text:style-name="Absatz-Standardschriftart"><text:span text:style-name="T423"> </text:span></text:span><text:span text:style-name="T441">USB</text:span><text:span text:style-name="Absatz-Standardschriftart"><text:span text:style-name="T273"> </text:span></text:span><text:span text:style-name="Absatz-Standardschriftart"><text:span text:style-name="T124">(Class</text:span></text:span><text:span text:style-name="Absatz-Standardschriftart"><text:span text:style-name="T423"> </text:span></text:span><text:span text:style-name="T441">Device</text:span><text:span text:style-name="Absatz-Standardschriftart"><text:span text:style-name="T331"> </text:span></text:span><text:span text:style-name="Absatz-Standardschriftart"><text:span text:style-name="T133">Comm</text:span></text:span><text:span text:style-name="Absatz-Standardschriftart"><text:span text:style-name="T126">unic</text:span></text:span><text:span text:style-name="Absatz-Standardschriftart"><text:span text:style-name="T133">ation,</text:span></text:span><text:span text:style-name="Absatz-Standardschriftart"><text:span text:style-name="T324"> </text:span></text:span><text:span text:style-name="Absatz-Standardschriftart"><text:span text:style-name="T442">full</text:span></text:span><text:span text:style-name="Absatz-Standardschriftart"><text:span text:style-name="T251"> </text:span></text:span><text:span text:style-name="Absatz-Standardschriftart"><text:span text:style-name="T442">speed).</text:span></text:span></text:p>
      <text:p text:style-name="P12"><text:span text:style-name="T441">La</text:span><text:span text:style-name="Absatz-Standardschriftart"><text:span text:style-name="T402"> </text:span></text:span><text:span text:style-name="Absatz-Standardschriftart"><text:span text:style-name="T124">interfaz</text:span></text:span><text:span text:style-name="Absatz-Standardschriftart"><text:span text:style-name="T402"> </text:span></text:span><text:span text:style-name="T441">eléctrica</text:span><text:span text:style-name="Absatz-Standardschriftart"><text:span text:style-name="T402"> </text:span></text:span><text:span text:style-name="T441">del</text:span><text:span text:style-name="Absatz-Standardschriftart"><text:span text:style-name="T4"> </text:span></text:span><text:span text:style-name="Absatz-Standardschriftart"><text:span text:style-name="T124">dispositiv</text:span></text:span><text:span text:style-name="Absatz-Standardschriftart"><text:span text:style-name="T131">o,</text:span></text:span><text:span text:style-name="Absatz-Standardschriftart"><text:span text:style-name="T402"> </text:span></text:span><text:span text:style-name="T441">que</text:span><text:span text:style-name="Absatz-Standardschriftart"><text:span text:style-name="T402"> </text:span></text:span><text:span text:style-name="T441">consiste</text:span><text:span text:style-name="Absatz-Standardschriftart"><text:span text:style-name="T4"> </text:span></text:span><text:span text:style-name="T441">en</text:span><text:span text:style-name="Absatz-Standardschriftart"><text:span text:style-name="T402"> </text:span></text:span><text:span text:style-name="T441">las</text:span><text:span text:style-name="Absatz-Standardschriftart"><text:span text:style-name="T402"> </text:span></text:span><text:span text:style-name="Absatz-Standardschriftart"><text:span text:style-name="T124">señales</text:span></text:span><text:span text:style-name="Absatz-Standardschriftart"><text:span text:style-name="T4"> </text:span></text:span><text:span text:style-name="T441">de</text:span><text:span text:style-name="Absatz-Standardschriftart"><text:span text:style-name="T402"> </text:span></text:span><text:span text:style-name="Absatz-Standardschriftart"><text:span text:style-name="T131">c</text:span></text:span><text:span text:style-name="Absatz-Standardschriftart"><text:span text:style-name="T124">ontrol</text:span></text:span><text:span text:style-name="Absatz-Standardschriftart"><text:span text:style-name="T402"> </text:span></text:span><text:span text:style-name="T441">que</text:span><text:span text:style-name="Absatz-Standardschriftart"><text:span text:style-name="T4"> </text:span></text:span><text:span text:style-name="T441">el</text:span><text:span text:style-name="Absatz-Standardschriftart"><text:span text:style-name="T402"> </text:span></text:span><text:span text:style-name="Absatz-Standardschriftart"><text:span text:style-name="T124">dispositiv</text:span></text:span><text:span text:style-name="Absatz-Standardschriftart"><text:span text:style-name="T131">o</text:span></text:span><text:span text:style-name="Absatz-Standardschriftart"><text:span text:style-name="T402"> </text:span></text:span><text:span text:style-name="T441">genera</text:span><text:span text:style-name="Absatz-Standardschriftart"><text:span text:style-name="T426"> </text:span></text:span><text:span text:style-name="T441">para</text:span><text:span text:style-name="Absatz-Standardschriftart"><text:span text:style-name="T292"> </text:span></text:span><text:span text:style-name="T441">comandar</text:span><text:span text:style-name="Absatz-Standardschriftart"><text:span text:style-name="T235"> </text:span></text:span><text:span text:style-name="T441">la</text:span><text:span text:style-name="Absatz-Standardschriftart"><text:span text:style-name="T314"> </text:span></text:span><text:span text:style-name="T441">unidad</text:span><text:span text:style-name="Absatz-Standardschriftart"><text:span text:style-name="T314"> </text:span></text:span><text:span text:style-name="T441">de</text:span><text:span text:style-name="Absatz-Standardschriftart"><text:span text:style-name="T314"> </text:span></text:span><text:span text:style-name="Absatz-Standardschriftart"><text:span text:style-name="T124">atenuadores</text:span></text:span><text:span text:style-name="Absatz-Standardschriftart"><text:span text:style-name="T314"> </text:span></text:span><text:span text:style-name="T441">y</text:span><text:span text:style-name="Absatz-Standardschriftart"><text:span text:style-name="T314"> </text:span></text:span><text:span text:style-name="Absatz-Standardschriftart"><text:span text:style-name="T124">aisladores</text:span></text:span><text:span text:style-name="Absatz-Standardschriftart"><text:span text:style-name="T131">,</text:span></text:span><text:span text:style-name="Absatz-Standardschriftart"><text:span text:style-name="T314"> </text:span></text:span><text:span text:style-name="T441">se</text:span><text:span text:style-name="Absatz-Standardschriftart"><text:span text:style-name="T314"> </text:span></text:span><text:span text:style-name="Absatz-Standardschriftart"><text:span text:style-name="T124">mantiene</text:span></text:span><text:span text:style-name="Absatz-Standardschriftart"><text:span text:style-name="T131">,</text:span></text:span><text:span text:style-name="Absatz-Standardschriftart"><text:span text:style-name="T314"> </text:span></text:span><text:span text:style-name="T441">la</text:span><text:span text:style-name="Absatz-Standardschriftart"><text:span text:style-name="T314"> </text:span></text:span><text:span text:style-name="T441">cual</text:span><text:span text:style-name="Absatz-Standardschriftart"><text:span text:style-name="T314"> </text:span></text:span><text:span text:style-name="T441">esta</text:span><text:span text:style-name="Absatz-Standardschriftart"><text:span text:style-name="T314"> </text:span></text:span><text:span text:style-name="T441">constituida</text:span><text:span text:style-name="Absatz-Standardschriftart"><text:span text:style-name="T292"> </text:span></text:span><text:span text:style-name="Absatz-Standardschriftart"><text:span text:style-name="T8">por</text:span></text:span><text:span text:style-name="Absatz-Standardschriftart"><text:span text:style-name="T314"> </text:span></text:span><text:span text:style-name="T441">dos</text:span><text:span text:style-name="Absatz-Standardschriftart"><text:span text:style-name="T170"> </text:span></text:span><text:span text:style-name="Absatz-Standardschriftart"><text:span text:style-name="T9">grupos</text:span></text:span><text:span text:style-name="Absatz-Standardschriftart"><text:span text:style-name="T251"> </text:span></text:span><text:span text:style-name="Absatz-Standardschriftart"><text:span text:style-name="T442">de</text:span></text:span><text:span text:style-name="Absatz-Standardschriftart"><text:span text:style-name="T244"> </text:span></text:span><text:span text:style-name="Absatz-Standardschriftart"><text:span text:style-name="T442">16</text:span></text:span><text:span text:style-name="Absatz-Standardschriftart"><text:span text:style-name="T251"> </text:span></text:span><text:span text:style-name="Absatz-Standardschriftart"><text:span text:style-name="T126">señales</text:span></text:span><text:span text:style-name="Absatz-Standardschriftart"><text:span text:style-name="T244"> </text:span></text:span><text:span text:style-name="Absatz-Standardschriftart"><text:span text:style-name="T442">cada</text:span></text:span><text:span text:style-name="Absatz-Standardschriftart"><text:span text:style-name="T244"> </text:span></text:span><text:span text:style-name="Absatz-Standardschriftart"><text:span text:style-name="T442">uno.</text:span></text:span></text:p>
      <text:p text:style-name="P9"><text:span text:style-name="T441">El</text:span><text:span text:style-name="Absatz-Standardschriftart"><text:span text:style-name="T173"> </text:span></text:span><text:span text:style-name="Absatz-Standardschriftart"><text:span text:style-name="T124">panel</text:span></text:span><text:span text:style-name="Absatz-Standardschriftart"><text:span text:style-name="T173"> </text:span></text:span><text:span text:style-name="Absatz-Standardschriftart"><text:span text:style-name="T124">frontal</text:span></text:span><text:span text:style-name="Absatz-Standardschriftart"><text:span text:style-name="T173"> </text:span></text:span><text:span text:style-name="T441">consistirá</text:span><text:span text:style-name="Absatz-Standardschriftart"><text:span text:style-name="T173"> </text:span></text:span><text:span text:style-name="T441">de</text:span><text:span text:style-name="Absatz-Standardschriftart"><text:span text:style-name="T173"> </text:span></text:span><text:span text:style-name="T441">un</text:span><text:span text:style-name="Absatz-Standardschriftart"><text:span text:style-name="T173"> </text:span></text:span><text:span text:style-name="T441">teclado</text:span><text:span text:style-name="Absatz-Standardschriftart"><text:span text:style-name="T182"> </text:span></text:span><text:span text:style-name="T441">matricial,</text:span><text:span text:style-name="Absatz-Standardschriftart"><text:span text:style-name="T173"> </text:span></text:span><text:span text:style-name="T441">de</text:span><text:span text:style-name="Absatz-Standardschriftart"><text:span text:style-name="T173"> </text:span></text:span><text:span text:style-name="T441">no</text:span><text:span text:style-name="Absatz-Standardschriftart"><text:span text:style-name="T173"> </text:span></text:span><text:span text:style-name="T441">más</text:span><text:span text:style-name="Absatz-Standardschriftart"><text:span text:style-name="T173"> </text:span></text:span><text:span text:style-name="T441">de</text:span><text:span text:style-name="Absatz-Standardschriftart"><text:span text:style-name="T182"> </text:span></text:span><text:span text:style-name="T441">16</text:span><text:span text:style-name="Absatz-Standardschriftart"><text:span text:style-name="T173"> </text:span></text:span><text:span text:style-name="Absatz-Standardschriftart"><text:span text:style-name="T124">te</text:span></text:span><text:span text:style-name="Absatz-Standardschriftart"><text:span text:style-name="T131">c</text:span></text:span><text:span text:style-name="Absatz-Standardschriftart"><text:span text:style-name="T124">las</text:span></text:span><text:span text:style-name="Absatz-Standardschriftart"><text:span text:style-name="T131">.</text:span></text:span></text:p>
      <text:p text:style-name="P11"><text:span text:style-name="T441">En</text:span><text:span text:style-name="Absatz-Standardschriftart"><text:span text:style-name="T136"> </text:span></text:span><text:span text:style-name="T441">el</text:span><text:span text:style-name="Absatz-Standardschriftart"><text:span text:style-name="T159"> </text:span></text:span><text:span text:style-name="T441">diseño</text:span><text:span text:style-name="Absatz-Standardschriftart"><text:span text:style-name="T159"> </text:span></text:span><text:span text:style-name="T441">y</text:span><text:span text:style-name="Absatz-Standardschriftart"><text:span text:style-name="T159"> </text:span></text:span><text:span text:style-name="T441">construcción</text:span><text:span text:style-name="Absatz-Standardschriftart"><text:span text:style-name="T136"> </text:span></text:span><text:span text:style-name="T441">de</text:span><text:span text:style-name="Absatz-Standardschriftart"><text:span text:style-name="T136"> </text:span></text:span><text:span text:style-name="T441">las</text:span><text:span text:style-name="Absatz-Standardschriftart"><text:span text:style-name="T136"> </text:span></text:span><text:span text:style-name="Absatz-Standardschriftart"><text:span text:style-name="T124">tarjetas</text:span></text:span><text:span text:style-name="Absatz-Standardschriftart"><text:span text:style-name="T136"> </text:span></text:span><text:span text:style-name="T441">de</text:span><text:span text:style-name="Absatz-Standardschriftart"><text:span text:style-name="T159"> </text:span></text:span><text:span text:style-name="T441">circuitos</text:span><text:span text:style-name="Absatz-Standardschriftart"><text:span text:style-name="T136"> </text:span></text:span><text:span text:style-name="Absatz-Standardschriftart"><text:span text:style-name="T124">impresos</text:span></text:span><text:span text:style-name="Absatz-Standardschriftart"><text:span text:style-name="T136"> </text:span></text:span><text:span text:style-name="T441">(PCB)</text:span><text:span text:style-name="Absatz-Standardschriftart"><text:span text:style-name="T136"> </text:span></text:span><text:span text:style-name="T441">se</text:span><text:span text:style-name="Absatz-Standardschriftart"><text:span text:style-name="T136"> </text:span></text:span><text:span text:style-name="Absatz-Standardschriftart"><text:span text:style-name="T131">c</text:span></text:span><text:span text:style-name="Absatz-Standardschriftart"><text:span text:style-name="T124">ontará</text:span></text:span><text:span text:style-name="Absatz-Standardschriftart"><text:span text:style-name="T159"> </text:span></text:span><text:span text:style-name="T441">con</text:span><text:span text:style-name="Absatz-Standardschriftart"><text:span text:style-name="T136"> </text:span></text:span><text:span text:style-name="T441">la</text:span><text:span text:style-name="Absatz-Standardschriftart"><text:span text:style-name="T159"> </text:span></text:span><text:span text:style-name="T441">asesoría</text:span><text:span text:style-name="Absatz-Standardschriftart"><text:span text:style-name="T260"> </text:span></text:span><text:span text:style-name="T441">y</text:span><text:span text:style-name="Absatz-Standardschriftart"><text:span text:style-name="T395"> </text:span></text:span><text:span text:style-name="Absatz-Standardschriftart"><text:span text:style-name="T159">ayuda</text:span></text:span><text:span text:style-name="Absatz-Standardschriftart"><text:span text:style-name="T395"> </text:span></text:span><text:span text:style-name="T441">del</text:span><text:span text:style-name="Absatz-Standardschriftart"><text:span text:style-name="T395"> </text:span></text:span><text:span text:style-name="T441">personal</text:span><text:span text:style-name="Absatz-Standardschriftart"><text:span text:style-name="T402"> </text:span></text:span><text:span text:style-name="T441">encargado</text:span><text:span text:style-name="Absatz-Standardschriftart"><text:span text:style-name="T395"> </text:span></text:span><text:span text:style-name="T441">del</text:span><text:span text:style-name="Absatz-Standardschriftart"><text:span text:style-name="T402"> </text:span></text:span><text:span text:style-name="Absatz-Standardschriftart"><text:span text:style-name="T124">departamen</text:span></text:span><text:span text:style-name="Absatz-Standardschriftart"><text:span text:style-name="T131">to</text:span></text:span><text:span text:style-name="Absatz-Standardschriftart"><text:span text:style-name="T395"> </text:span></text:span><text:span text:style-name="T441">de</text:span><text:span text:style-name="Absatz-Standardschriftart"><text:span text:style-name="T395"> </text:span></text:span><text:span text:style-name="Absatz-Standardschriftart"><text:span text:style-name="T124">ele</text:span></text:span><text:span text:style-name="Absatz-Standardschriftart"><text:span text:style-name="T131">c</text:span></text:span><text:span text:style-name="Absatz-Standardschriftart"><text:span text:style-name="T124">trónica</text:span></text:span><text:span text:style-name="Absatz-Standardschriftart"><text:span text:style-name="T402"> </text:span></text:span><text:span text:style-name="T441">de</text:span><text:span text:style-name="Absatz-Standardschriftart"><text:span text:style-name="T395"> </text:span></text:span><text:span text:style-name="T441">la</text:span><text:span text:style-name="Absatz-Standardschriftart"><text:span text:style-name="T395"> </text:span></text:span><text:span text:style-name="Absatz-Standardschriftart"><text:span text:style-name="T124">fundación</text:span></text:span><text:span text:style-name="Absatz-Standardschriftart"><text:span text:style-name="T395"> </text:span></text:span><text:span text:style-name="T441">CENDIT,</text:span><text:span text:style-name="Absatz-Standardschriftart"><text:span text:style-name="T402"> </text:span></text:span><text:span text:style-name="T441">quienes</text:span><text:span text:style-name="Absatz-Standardschriftart"><text:span text:style-name="T416"> </text:span></text:span><text:span text:style-name="Absatz-Standardschriftart"><text:span text:style-name="T133">c</text:span></text:span><text:span text:style-name="Absatz-Standardschriftart"><text:span text:style-name="T126">uentan</text:span></text:span><text:span text:style-name="Absatz-Standardschriftart"><text:span text:style-name="T396"> </text:span></text:span><text:span text:style-name="Absatz-Standardschriftart"><text:span text:style-name="T442">con</text:span></text:span><text:span text:style-name="Absatz-Standardschriftart"><text:span text:style-name="T403"> </text:span></text:span><text:span text:style-name="Absatz-Standardschriftart"><text:span text:style-name="T442">la</text:span></text:span><text:span text:style-name="Absatz-Standardschriftart"><text:span text:style-name="T396"> </text:span></text:span><text:span text:style-name="Absatz-Standardschriftart"><text:span text:style-name="T442">experiencia,</text:span></text:span><text:span text:style-name="Absatz-Standardschriftart"><text:span text:style-name="T403"> </text:span></text:span><text:span text:style-name="Absatz-Standardschriftart"><text:span text:style-name="T442">el</text:span></text:span><text:span text:style-name="Absatz-Standardschriftart"><text:span text:style-name="T396"> </text:span></text:span><text:span text:style-name="Absatz-Standardschriftart"><text:span text:style-name="T442">equipo</text:span></text:span><text:span text:style-name="Absatz-Standardschriftart"><text:span text:style-name="T403"> </text:span></text:span><text:span text:style-name="Absatz-Standardschriftart"><text:span text:style-name="T442">y</text:span></text:span><text:span text:style-name="Absatz-Standardschriftart"><text:span text:style-name="T396"> </text:span></text:span><text:span text:style-name="Absatz-Standardschriftart"><text:span text:style-name="T126">materiales</text:span></text:span><text:span text:style-name="Absatz-Standardschriftart"><text:span text:style-name="T403"> </text:span></text:span><text:span text:style-name="Absatz-Standardschriftart"><text:span text:style-name="T442">necesarios</text:span></text:span><text:span text:style-name="Absatz-Standardschriftart"><text:span text:style-name="T403"> </text:span></text:span><text:span text:style-name="Absatz-Standardschriftart"><text:span text:style-name="T442">para</text:span></text:span><text:span text:style-name="Absatz-Standardschriftart"><text:span text:style-name="T396"> </text:span></text:span><text:span text:style-name="Absatz-Standardschriftart"><text:span text:style-name="T442">la</text:span></text:span><text:span text:style-name="Absatz-Standardschriftart"><text:span text:style-name="T403"> </text:span></text:span><text:span text:style-name="Absatz-Standardschriftart"><text:span text:style-name="T442">elaboración</text:span></text:span><text:span text:style-name="Absatz-Standardschriftart"><text:span text:style-name="T396"> </text:span></text:span><text:span text:style-name="Absatz-Standardschriftart"><text:span text:style-name="T442">de</text:span></text:span><text:span text:style-name="Absatz-Standardschriftart"><text:span text:style-name="T403"> </text:span></text:span><text:span text:style-name="Absatz-Standardschriftart"><text:span text:style-name="T442">prototipos</text:span></text:span><text:span text:style-name="Absatz-Standardschriftart"><text:span text:style-name="T396"> </text:span></text:span><text:span text:style-name="Absatz-Standardschriftart"><text:span text:style-name="T442">en</text:span></text:span><text:span text:style-name="Absatz-Standardschriftart"><text:span text:style-name="T403"> </text:span></text:span><text:span text:style-name="Absatz-Standardschriftart"><text:span text:style-name="T442">PCB.</text:span></text:span></text:p>
      <text:p text:style-name="P6"><text:span text:style-name="Absatz-Standardschriftart"><text:span text:style-name="T387">Cambios</text:span></text:span><text:span text:style-name="Absatz-Standardschriftart"><text:span text:style-name="T376"> </text:span></text:span><text:span text:style-name="Absatz-Standardschriftart"><text:span text:style-name="T387">en</text:span></text:span><text:span text:style-name="Absatz-Standardschriftart"><text:span text:style-name="T376"> </text:span></text:span><text:span text:style-name="Absatz-Standardschriftart"><text:span text:style-name="T387">el</text:span></text:span><text:span text:style-name="Absatz-Standardschriftart"><text:span text:style-name="T378"> </text:span></text:span><text:span text:style-name="Absatz-Standardschriftart"><text:span text:style-name="T387">diseño</text:span></text:span><text:span text:style-name="Absatz-Standardschriftart"><text:span text:style-name="T376"> </text:span></text:span><text:span text:style-name="Absatz-Standardschriftart"><text:span text:style-name="T387">de</text:span></text:span><text:span text:style-name="Absatz-Standardschriftart"><text:span text:style-name="T378"> </text:span></text:span><text:span text:style-name="Absatz-Standardschriftart"><text:span text:style-name="T341">softw</text:span></text:span><text:span text:style-name="Absatz-Standardschriftart"><text:span text:style-name="T355">ar</text:span></text:span><text:span text:style-name="Absatz-Standardschriftart"><text:span text:style-name="T341">e</text:span></text:span></text:p>
      <text:p text:style-name="P11"><text:span text:style-name="T441">La</text:span><text:span text:style-name="Absatz-Standardschriftart"><text:span text:style-name="T297"> </text:span></text:span><text:span text:style-name="T441">aplicación</text:span><text:span text:style-name="Absatz-Standardschriftart"><text:span text:style-name="T297"> </text:span></text:span><text:span text:style-name="T441">a</text:span><text:span text:style-name="Absatz-Standardschriftart"><text:span text:style-name="T297"> </text:span></text:span><text:span text:style-name="T441">desarrollar,</text:span><text:span text:style-name="Absatz-Standardschriftart"><text:span text:style-name="T297"> </text:span></text:span><text:span text:style-name="T441">conocida</text:span><text:span text:style-name="Absatz-Standardschriftart"><text:span text:style-name="T297"> </text:span></text:span><text:span text:style-name="T441">como</text:span><text:span text:style-name="Absatz-Standardschriftart"><text:span text:style-name="T297"> </text:span></text:span><text:span text:style-name="Absatz-Standardschriftart"><text:span text:style-name="T159">Software</text:span></text:span><text:span text:style-name="Absatz-Standardschriftart"><text:span text:style-name="T297"> </text:span></text:span><text:span text:style-name="T441">para</text:span><text:span text:style-name="Absatz-Standardschriftart"><text:span text:style-name="T297"> </text:span></text:span><text:span text:style-name="T441">Gestión</text:span><text:span text:style-name="Absatz-Standardschriftart"><text:span text:style-name="T297"> </text:span></text:span><text:span text:style-name="T441">de</text:span><text:span text:style-name="Absatz-Standardschriftart"><text:span text:style-name="T297"> </text:span></text:span><text:span text:style-name="T441">la</text:span><text:span text:style-name="Absatz-Standardschriftart"><text:span text:style-name="T297"> </text:span></text:span><text:span text:style-name="T441">Medición</text:span><text:span text:style-name="Absatz-Standardschriftart"><text:span text:style-name="T297"> </text:span></text:span><text:span text:style-name="T441">de</text:span><text:span text:style-name="Absatz-Standardschriftart"><text:span text:style-name="T202"> </text:span></text:span><text:span text:style-name="Absatz-Standardschriftart"><text:span text:style-name="T124">Figura</text:span></text:span><text:span text:style-name="Absatz-Standardschriftart"><text:span text:style-name="T297"> </text:span></text:span><text:span text:style-name="T441">de</text:span><text:span text:style-name="Absatz-Standardschriftart"><text:span text:style-name="T297"> </text:span></text:span><text:span text:style-name="Absatz-Standardschriftart"><text:span text:style-name="T124">R</text:span></text:span><text:span text:style-name="Absatz-Standardschriftart"><text:span text:style-name="T159">uido</text:span></text:span><text:span text:style-name="Absatz-Standardschriftart"><text:span text:style-name="T270"> </text:span></text:span><text:span text:style-name="Absatz-Standardschriftart"><text:span text:style-name="T442">(SGMFR)</text:span></text:span><text:span text:style-name="Absatz-Standardschriftart"><text:span text:style-name="T137"> </text:span></text:span><text:span text:style-name="Absatz-Standardschriftart"><text:span text:style-name="T442">consistirá,</text:span></text:span><text:span text:style-name="Absatz-Standardschriftart"><text:span text:style-name="T160"> </text:span></text:span><text:span text:style-name="Absatz-Standardschriftart"><text:span text:style-name="T442">a</text:span></text:span><text:span text:style-name="Absatz-Standardschriftart"><text:span text:style-name="T160"> </text:span></text:span><text:span text:style-name="Absatz-Standardschriftart"><text:span text:style-name="T442">grandes</text:span></text:span><text:span text:style-name="Absatz-Standardschriftart"><text:span text:style-name="T160"> </text:span></text:span><text:span text:style-name="Absatz-Standardschriftart"><text:span text:style-name="T126">rasgos</text:span></text:span><text:span text:style-name="Absatz-Standardschriftart"><text:span text:style-name="T133">,</text:span></text:span><text:span text:style-name="Absatz-Standardschriftart"><text:span text:style-name="T160"> </text:span></text:span><text:span text:style-name="Absatz-Standardschriftart"><text:span text:style-name="T442">de</text:span></text:span><text:span text:style-name="Absatz-Standardschriftart"><text:span text:style-name="T160"> </text:span></text:span><text:span text:style-name="Absatz-Standardschriftart"><text:span text:style-name="T442">lo</text:span></text:span><text:span text:style-name="Absatz-Standardschriftart"><text:span text:style-name="T160"> </text:span></text:span><text:span text:style-name="Absatz-Standardschriftart"><text:span text:style-name="T126">siguien</text:span></text:span><text:span text:style-name="Absatz-Standardschriftart"><text:span text:style-name="T133">te.</text:span></text:span></text:p>
      <text:list xml:id="list2198704545" text:style-name="L3">
        <text:list-item>
          <text:p text:style-name="P89"><text:span text:style-name="Absatz-Standardschriftart"><text:span text:style-name="T442">Instalador</text:span></text:span><text:span text:style-name="Absatz-Standardschriftart"><text:span text:style-name="T236"> </text:span></text:span><text:span text:style-name="Absatz-Standardschriftart"><text:span text:style-name="T442">para</text:span></text:span><text:span text:style-name="Absatz-Standardschriftart"><text:span text:style-name="T240"> </text:span></text:span><text:span text:style-name="Absatz-Standardschriftart"><text:span text:style-name="T442">la</text:span></text:span><text:span text:style-name="Absatz-Standardschriftart"><text:span text:style-name="T240"> </text:span></text:span><text:span text:style-name="Absatz-Standardschriftart"><text:span text:style-name="T442">aplicación</text:span></text:span></text:p>
        </text:list-item>
        <text:list-item>
          <text:p text:style-name="P84"><text:span text:style-name="Absatz-Standardschriftart"><text:span text:style-name="T442">Soporte,</text:span></text:span><text:span text:style-name="Absatz-Standardschriftart"><text:span text:style-name="T203"> </text:span></text:span><text:span text:style-name="Absatz-Standardschriftart"><text:span text:style-name="T442">a</text:span></text:span><text:span text:style-name="Absatz-Standardschriftart"><text:span text:style-name="T207"> </text:span></text:span><text:span text:style-name="Absatz-Standardschriftart"><text:span text:style-name="T160">nivel</text:span></text:span><text:span text:style-name="Absatz-Standardschriftart"><text:span text:style-name="T203"> </text:span></text:span><text:span text:style-name="Absatz-Standardschriftart"><text:span text:style-name="T442">de</text:span></text:span><text:span text:style-name="Absatz-Standardschriftart"><text:span text:style-name="T207"> </text:span></text:span><text:span text:style-name="Absatz-Standardschriftart"><text:span text:style-name="T442">librerías</text:span></text:span><text:span text:style-name="Absatz-Standardschriftart"><text:span text:style-name="T203"> </text:span></text:span><text:span text:style-name="Absatz-Standardschriftart"><text:span text:style-name="T442">de</text:span></text:span><text:span text:style-name="Absatz-Standardschriftart"><text:span text:style-name="T203"> </text:span></text:span><text:span text:style-name="Absatz-Standardschriftart"><text:span text:style-name="T160">s</text:span></text:span><text:span text:style-name="Absatz-Standardschriftart"><text:span text:style-name="T126">oft</text:span></text:span><text:span text:style-name="Absatz-Standardschriftart"><text:span text:style-name="T160">ware</text:span></text:span><text:span text:style-name="Absatz-Standardschriftart"><text:span text:style-name="T126">,</text:span></text:span><text:span text:style-name="Absatz-Standardschriftart"><text:span text:style-name="T207"> </text:span></text:span><text:span text:style-name="Absatz-Standardschriftart"><text:span text:style-name="T442">para</text:span></text:span><text:span text:style-name="Absatz-Standardschriftart"><text:span text:style-name="T203"> </text:span></text:span><text:span text:style-name="Absatz-Standardschriftart"><text:span text:style-name="T126">es</text:span></text:span><text:span text:style-name="Absatz-Standardschriftart"><text:span text:style-name="T133">tablec</text:span></text:span><text:span text:style-name="Absatz-Standardschriftart"><text:span text:style-name="T126">er</text:span></text:span><text:span text:style-name="Absatz-Standardschriftart"><text:span text:style-name="T207"> </text:span></text:span><text:span text:style-name="Absatz-Standardschriftart"><text:span text:style-name="T133">com</text:span></text:span><text:span text:style-name="Absatz-Standardschriftart"><text:span text:style-name="T126">unic</text:span></text:span><text:span text:style-name="Absatz-Standardschriftart"><text:span text:style-name="T133">ación</text:span></text:span><text:span text:style-name="Absatz-Standardschriftart"><text:span text:style-name="T203"> </text:span></text:span><text:span text:style-name="Absatz-Standardschriftart"><text:span text:style-name="T442">de</text:span></text:span><text:span text:style-name="Absatz-Standardschriftart"><text:span text:style-name="T203"> </text:span></text:span><text:span text:style-name="Absatz-Standardschriftart"><text:span text:style-name="T442">datos</text:span></text:span><text:span text:style-name="Absatz-Standardschriftart"><text:span text:style-name="T203"> </text:span></text:span><text:span text:style-name="Absatz-Standardschriftart"><text:span text:style-name="T442">con</text:span></text:span><text:span text:style-name="Absatz-Standardschriftart"><text:span text:style-name="T207"> </text:span></text:span><text:span text:style-name="Absatz-Standardschriftart"><text:span text:style-name="T442">los</text:span></text:span><text:span text:style-name="Absatz-Standardschriftart"><text:span text:style-name="T203"> </text:span></text:span><text:span text:style-name="Absatz-Standardschriftart"><text:span text:style-name="T126">dis</text:span></text:span><text:span text:style-name="Absatz-Standardschriftart"><text:span text:style-name="T133">p</text:span></text:span><text:span text:style-name="Absatz-Standardschriftart"><text:span text:style-name="T126">os</text:span></text:span><text:span text:style-name="Absatz-Standardschriftart"><text:span text:style-name="T133">itiv</text:span></text:span><text:span text:style-name="Absatz-Standardschriftart"><text:span text:style-name="T126">os</text:span></text:span><text:span text:style-name="Absatz-Standardschriftart"><text:span text:style-name="T428"> </text:span></text:span><text:span text:style-name="T441">del</text:span><text:span text:style-name="Absatz-Standardschriftart"><text:span text:style-name="T399"> </text:span></text:span><text:span text:style-name="T441">sistema</text:span><text:span text:style-name="Absatz-Standardschriftart"><text:span text:style-name="T254"> </text:span></text:span><text:span text:style-name="T441">de</text:span><text:span text:style-name="Absatz-Standardschriftart"><text:span text:style-name="T399"> </text:span></text:span><text:span text:style-name="Absatz-Standardschriftart"><text:span text:style-name="T124">medición</text:span></text:span><text:span text:style-name="Absatz-Standardschriftart"><text:span text:style-name="T254"> </text:span></text:span><text:span text:style-name="T441">de</text:span><text:span text:style-name="Absatz-Standardschriftart"><text:span text:style-name="T399"> </text:span></text:span><text:span text:style-name="T441">ﬁgura</text:span><text:span text:style-name="Absatz-Standardschriftart"><text:span text:style-name="T254"> </text:span></text:span><text:span text:style-name="T441">de</text:span><text:span text:style-name="Absatz-Standardschriftart"><text:span text:style-name="T399"> </text:span></text:span><text:span text:style-name="T441">ruido.</text:span></text:p>
        </text:list-item>
        <text:list-item>
          <text:p text:style-name="P89"><text:span text:style-name="Absatz-Standardschriftart"><text:span text:style-name="T126">In</text:span></text:span><text:span text:style-name="Absatz-Standardschriftart"><text:span text:style-name="T133">te</text:span></text:span><text:span text:style-name="Absatz-Standardschriftart"><text:span text:style-name="T126">rfaz</text:span></text:span><text:span text:style-name="Absatz-Standardschriftart"><text:span text:style-name="T396"> </text:span></text:span><text:span text:style-name="Absatz-Standardschriftart"><text:span text:style-name="T442">de</text:span></text:span><text:span text:style-name="Absatz-Standardschriftart"><text:span text:style-name="T403"> </text:span></text:span><text:span text:style-name="Absatz-Standardschriftart"><text:span text:style-name="T126">usuario</text:span></text:span><text:span text:style-name="Absatz-Standardschriftart"><text:span text:style-name="T396"> </text:span></text:span><text:span text:style-name="Absatz-Standardschriftart"><text:span text:style-name="T397">gráfica.</text:span></text:span></text:p>
        </text:list-item>
        <text:list-item>
          <text:p text:style-name="P84"><text:span text:style-name="T441">Asistencia</text:span><text:span text:style-name="Absatz-Standardschriftart"><text:span text:style-name="T178"> </text:span></text:span><text:span text:style-name="T441">al</text:span><text:span text:style-name="Absatz-Standardschriftart"><text:span text:style-name="T182"> </text:span></text:span><text:span text:style-name="T441">usuario</text:span><text:span text:style-name="Absatz-Standardschriftart"><text:span text:style-name="T178"> </text:span></text:span><text:span text:style-name="Absatz-Standardschriftart"><text:span text:style-name="T124">durante</text:span></text:span><text:span text:style-name="Absatz-Standardschriftart"><text:span text:style-name="T178"> </text:span></text:span><text:span text:style-name="T441">el</text:span><text:span text:style-name="Absatz-Standardschriftart"><text:span text:style-name="T178"> </text:span></text:span><text:span text:style-name="T441">ciclo</text:span><text:span text:style-name="Absatz-Standardschriftart"><text:span text:style-name="T178"> </text:span></text:span><text:span text:style-name="T441">de</text:span><text:span text:style-name="Absatz-Standardschriftart"><text:span text:style-name="T178"> </text:span></text:span><text:span text:style-name="T441">medición:</text:span><text:span text:style-name="Absatz-Standardschriftart"><text:span text:style-name="T178"> </text:span></text:span><text:span text:style-name="T441">conﬁguración,</text:span><text:span text:style-name="Absatz-Standardschriftart"><text:span text:style-name="T178"> </text:span></text:span><text:span text:style-name="T441">ejecución</text:span><text:span text:style-name="Absatz-Standardschriftart"><text:span text:style-name="T178"> </text:span></text:span><text:span text:style-name="T441">y</text:span><text:span text:style-name="Absatz-Standardschriftart"><text:span text:style-name="T178"> </text:span></text:span><text:span text:style-name="Absatz-Standardschriftart"><text:span text:style-name="T124">generación</text:span></text:span><text:span text:style-name="Absatz-Standardschriftart"><text:span text:style-name="T182"> </text:span></text:span><text:span text:style-name="T441">de</text:span><text:span text:style-name="Absatz-Standardschriftart"><text:span text:style-name="T178"> </text:span></text:span><text:span text:style-name="T441">re-</text:span><text:span text:style-name="Absatz-Standardschriftart"><text:span text:style-name="T199"> </text:span></text:span><text:span text:style-name="T441">portes.</text:span></text:p>
        </text:list-item>
        <text:list-item>
          <text:p text:style-name="P89"><text:span text:style-name="Absatz-Standardschriftart"><text:span text:style-name="T133">Ge</text:span></text:span><text:span text:style-name="Absatz-Standardschriftart"><text:span text:style-name="T126">nerac</text:span></text:span><text:span text:style-name="Absatz-Standardschriftart"><text:span text:style-name="T133">ión</text:span></text:span><text:span text:style-name="Absatz-Standardschriftart"><text:span text:style-name="T424"> </text:span></text:span><text:span text:style-name="Absatz-Standardschriftart"><text:span text:style-name="T442">de</text:span></text:span><text:span text:style-name="Absatz-Standardschriftart"><text:span text:style-name="T424"> </text:span></text:span><text:span text:style-name="Absatz-Standardschriftart"><text:span text:style-name="T442">reportes</text:span></text:span><text:span text:style-name="Absatz-Standardschriftart"><text:span text:style-name="T424"> </text:span></text:span><text:span text:style-name="Absatz-Standardschriftart"><text:span text:style-name="T442">con</text:span></text:span><text:span text:style-name="Absatz-Standardschriftart"><text:span text:style-name="T424"> </text:span></text:span><text:span text:style-name="Absatz-Standardschriftart"><text:span text:style-name="T442">resultados</text:span></text:span><text:span text:style-name="Absatz-Standardschriftart"><text:span text:style-name="T13"> </text:span></text:span><text:span text:style-name="Absatz-Standardschriftart"><text:span text:style-name="T442">de</text:span></text:span><text:span text:style-name="Absatz-Standardschriftart"><text:span text:style-name="T274"> </text:span></text:span><text:span text:style-name="Absatz-Standardschriftart"><text:span text:style-name="T442">una</text:span></text:span><text:span text:style-name="Absatz-Standardschriftart"><text:span text:style-name="T424"> </text:span></text:span><text:span text:style-name="Absatz-Standardschriftart"><text:span text:style-name="T442">medición,</text:span></text:span><text:span text:style-name="Absatz-Standardschriftart"><text:span text:style-name="T424"> </text:span></text:span><text:span text:style-name="Absatz-Standardschriftart"><text:span text:style-name="T442">en</text:span></text:span><text:span text:style-name="Absatz-Standardschriftart"><text:span text:style-name="T424"> </text:span></text:span><text:span text:style-name="Absatz-Standardschriftart"><text:span text:style-name="T442">formato</text:span></text:span><text:span text:style-name="Absatz-Standardschriftart"><text:span text:style-name="T424"> </text:span></text:span><text:span text:style-name="Absatz-Standardschriftart"><text:span text:style-name="T442">de</text:span></text:span><text:span text:style-name="Absatz-Standardschriftart"><text:span text:style-name="T424"> </text:span></text:span><text:span text:style-name="Absatz-Standardschriftart"><text:span text:style-name="T133">doc</text:span></text:span><text:span text:style-name="Absatz-Standardschriftart"><text:span text:style-name="T126">umen</text:span></text:span><text:span text:style-name="Absatz-Standardschriftart"><text:span text:style-name="T133">to</text:span></text:span><text:span text:style-name="Absatz-Standardschriftart"><text:span text:style-name="T274"> </text:span></text:span><text:span text:style-name="Absatz-Standardschriftart"><text:span text:style-name="T442">portable</text:span></text:span><text:span text:style-name="Absatz-Standardschriftart"><text:span text:style-name="T424"> </text:span></text:span><text:span text:style-name="Absatz-Standardschriftart"><text:span text:style-name="T442">(p</text:span></text:span><text:span text:style-name="Absatz-Standardschriftart"><text:span text:style-name="T9">df</text:span></text:span><text:span text:style-name="Absatz-Standardschriftart"><text:span text:style-name="T442">).</text:span></text:span></text:p>
        </text:list-item>
      </text:list>
      <text:p text:style-name="P69"/>
      <text:p text:style-name="P1"><text:span text:style-name="Absatz-Standardschriftart"><text:span text:style-name="T389">Cambios</text:span></text:span><text:span text:style-name="Absatz-Standardschriftart"><text:span text:style-name="T380"> </text:span></text:span><text:span text:style-name="Absatz-Standardschriftart"><text:span text:style-name="T389">en</text:span></text:span><text:span text:style-name="Absatz-Standardschriftart"><text:span text:style-name="T382"> </text:span></text:span><text:span text:style-name="Absatz-Standardschriftart"><text:span text:style-name="T389">el</text:span></text:span><text:span text:style-name="Absatz-Standardschriftart"><text:span text:style-name="T382"> </text:span></text:span><text:span text:style-name="Absatz-Standardschriftart"><text:span text:style-name="T389">diseño</text:span></text:span><text:span text:style-name="Absatz-Standardschriftart"><text:span text:style-name="T384"> </text:span></text:span><text:span text:style-name="Absatz-Standardschriftart"><text:span text:style-name="T389">de</text:span></text:span><text:span text:style-name="Absatz-Standardschriftart"><text:span text:style-name="T380"> </text:span></text:span><text:span text:style-name="Absatz-Standardschriftart"><text:span text:style-name="T357">ﬁrmwar</text:span></text:span><text:span text:style-name="Absatz-Standardschriftart"><text:span text:style-name="T343">e</text:span></text:span></text:p>
      <text:p text:style-name="P11"><text:span text:style-name="Absatz-Standardschriftart"><text:span text:style-name="T442">El</text:span></text:span><text:span text:style-name="Absatz-Standardschriftart"><text:span text:style-name="T240"> </text:span></text:span><text:span text:style-name="Absatz-Standardschriftart"><text:span text:style-name="T160">ﬁrmware</text:span></text:span><text:span text:style-name="Absatz-Standardschriftart"><text:span text:style-name="T396"> </text:span></text:span><text:span text:style-name="Absatz-Standardschriftart"><text:span text:style-name="T442">que</text:span></text:span><text:span text:style-name="Absatz-Standardschriftart"><text:span text:style-name="T396"> </text:span></text:span><text:span text:style-name="Absatz-Standardschriftart"><text:span text:style-name="T442">se</text:span></text:span><text:span text:style-name="Absatz-Standardschriftart"><text:span text:style-name="T240"> </text:span></text:span><text:span text:style-name="Absatz-Standardschriftart"><text:span text:style-name="T442">desarrollará</text:span></text:span><text:span text:style-name="Absatz-Standardschriftart"><text:span text:style-name="T403"> </text:span></text:span><text:span text:style-name="Absatz-Standardschriftart"><text:span text:style-name="T442">para</text:span></text:span><text:span text:style-name="Absatz-Standardschriftart"><text:span text:style-name="T240"> </text:span></text:span><text:span text:style-name="Absatz-Standardschriftart"><text:span text:style-name="T442">el</text:span></text:span><text:span text:style-name="Absatz-Standardschriftart"><text:span text:style-name="T396"> </text:span></text:span><text:span text:style-name="Absatz-Standardschriftart"><text:span text:style-name="T133">microcontrolador</text:span></text:span><text:span text:style-name="Absatz-Standardschriftart"><text:span text:style-name="T396"> </text:span></text:span><text:span text:style-name="Absatz-Standardschriftart"><text:span text:style-name="T133">c</text:span></text:span><text:span text:style-name="Absatz-Standardschriftart"><text:span text:style-name="T126">entral</text:span></text:span><text:span text:style-name="Absatz-Standardschriftart"><text:span text:style-name="T396"> </text:span></text:span><text:span text:style-name="Absatz-Standardschriftart"><text:span text:style-name="T442">brindará</text:span></text:span><text:span text:style-name="Absatz-Standardschriftart"><text:span text:style-name="T240"> </text:span></text:span><text:span text:style-name="Absatz-Standardschriftart"><text:span text:style-name="T442">soporte</text:span></text:span><text:span text:style-name="Absatz-Standardschriftart"><text:span text:style-name="T396"> </text:span></text:span><text:span text:style-name="Absatz-Standardschriftart"><text:span text:style-name="T442">a</text:span></text:span><text:span text:style-name="Absatz-Standardschriftart"><text:span text:style-name="T396"> </text:span></text:span><text:span text:style-name="Absatz-Standardschriftart"><text:span text:style-name="T442">las</text:span></text:span><text:span text:style-name="Absatz-Standardschriftart"><text:span text:style-name="T396"> </text:span></text:span><text:span text:style-name="Absatz-Standardschriftart"><text:span text:style-name="T133">com</text:span></text:span><text:span text:style-name="Absatz-Standardschriftart"><text:span text:style-name="T126">unic</text:span></text:span><text:span text:style-name="Absatz-Standardschriftart"><text:span text:style-name="T133">ac</text:span></text:span><text:span text:style-name="Absatz-Standardschriftart"><text:span text:style-name="T126">iones</text:span></text:span><text:span text:style-name="Absatz-Standardschriftart"><text:span text:style-name="T302"> </text:span></text:span><text:span text:style-name="Absatz-Standardschriftart"><text:span text:style-name="T9">por</text:span></text:span><text:span text:style-name="Absatz-Standardschriftart"><text:span text:style-name="T396"> </text:span></text:span><text:span text:style-name="Absatz-Standardschriftart"><text:span text:style-name="T442">medio</text:span></text:span><text:span text:style-name="Absatz-Standardschriftart"><text:span text:style-name="T403"> </text:span></text:span><text:span text:style-name="Absatz-Standardschriftart"><text:span text:style-name="T442">de</text:span></text:span><text:span text:style-name="Absatz-Standardschriftart"><text:span text:style-name="T396"> </text:span></text:span><text:span text:style-name="Absatz-Standardschriftart"><text:span text:style-name="T442">las</text:span></text:span><text:span text:style-name="Absatz-Standardschriftart"><text:span text:style-name="T396"> </text:span></text:span><text:span text:style-name="Absatz-Standardschriftart"><text:span text:style-name="T126">in</text:span></text:span><text:span text:style-name="Absatz-Standardschriftart"><text:span text:style-name="T133">te</text:span></text:span><text:span text:style-name="Absatz-Standardschriftart"><text:span text:style-name="T126">rfaz</text:span></text:span><text:span text:style-name="Absatz-Standardschriftart"><text:span text:style-name="T396"> </text:span></text:span><text:span text:style-name="Absatz-Standardschriftart"><text:span text:style-name="T442">USB.</text:span></text:span><text:span text:style-name="Absatz-Standardschriftart"><text:span text:style-name="T403"> </text:span></text:span><text:span text:style-name="Absatz-Standardschriftart"><text:span text:style-name="T442">Se</text:span></text:span><text:span text:style-name="Absatz-Standardschriftart"><text:span text:style-name="T396"> </text:span></text:span><text:span text:style-name="Absatz-Standardschriftart"><text:span text:style-name="T442">encargará</text:span></text:span><text:span text:style-name="Absatz-Standardschriftart"><text:span text:style-name="T403"> </text:span></text:span><text:span text:style-name="Absatz-Standardschriftart"><text:span text:style-name="T442">de</text:span></text:span><text:span text:style-name="Absatz-Standardschriftart"><text:span text:style-name="T396"> </text:span></text:span><text:span text:style-name="Absatz-Standardschriftart"><text:span text:style-name="T126">ges</text:span></text:span><text:span text:style-name="Absatz-Standardschriftart"><text:span text:style-name="T133">tion</text:span></text:span><text:span text:style-name="Absatz-Standardschriftart"><text:span text:style-name="T126">ar</text:span></text:span><text:span text:style-name="Absatz-Standardschriftart"><text:span text:style-name="T403"> </text:span></text:span><text:span text:style-name="Absatz-Standardschriftart"><text:span text:style-name="T442">la</text:span></text:span><text:span text:style-name="Absatz-Standardschriftart"><text:span text:style-name="T396"> </text:span></text:span><text:span text:style-name="Absatz-Standardschriftart"><text:span text:style-name="T126">in</text:span></text:span><text:span text:style-name="Absatz-Standardschriftart"><text:span text:style-name="T133">te</text:span></text:span><text:span text:style-name="Absatz-Standardschriftart"><text:span text:style-name="T126">rac</text:span></text:span><text:span text:style-name="Absatz-Standardschriftart"><text:span text:style-name="T133">ción</text:span></text:span><text:span text:style-name="Absatz-Standardschriftart"><text:span text:style-name="T396"> </text:span></text:span><text:span text:style-name="Absatz-Standardschriftart"><text:span text:style-name="T442">del</text:span></text:span><text:span text:style-name="Absatz-Standardschriftart"><text:span text:style-name="T403"> </text:span></text:span><text:span text:style-name="Absatz-Standardschriftart"><text:span text:style-name="T442">usuario</text:span></text:span><text:span text:style-name="Absatz-Standardschriftart"><text:span text:style-name="T396"> </text:span></text:span><text:span text:style-name="Absatz-Standardschriftart"><text:span text:style-name="T442">con</text:span></text:span><text:span text:style-name="Absatz-Standardschriftart"><text:span text:style-name="T403"> </text:span></text:span><text:span text:style-name="Absatz-Standardschriftart"><text:span text:style-name="T442">el</text:span></text:span><text:span text:style-name="Absatz-Standardschriftart"><text:span text:style-name="T403"> </text:span></text:span><text:span text:style-name="Absatz-Standardschriftart"><text:span text:style-name="T126">panel</text:span></text:span><text:span text:style-name="Absatz-Standardschriftart"><text:span text:style-name="T403"> </text:span></text:span><text:span text:style-name="Absatz-Standardschriftart"><text:span text:style-name="T126">fron</text:span></text:span><text:span text:style-name="Absatz-Standardschriftart"><text:span text:style-name="T133">tal.</text:span></text:span></text:p>
      <text:p text:style-name="P9"><text:span text:style-name="Absatz-Standardschriftart"><text:span text:style-name="T126">P</text:span></text:span><text:span text:style-name="Absatz-Standardschriftart"><text:span text:style-name="T160">ara</text:span></text:span><text:span text:style-name="Absatz-Standardschriftart"><text:span text:style-name="T126"> </text:span></text:span><text:span text:style-name="Absatz-Standardschriftart"><text:span text:style-name="T442">la</text:span></text:span><text:span text:style-name="Absatz-Standardschriftart"><text:span text:style-name="T160"> </text:span></text:span><text:span text:style-name="Absatz-Standardschriftart"><text:span text:style-name="T442">ejecución</text:span></text:span><text:span text:style-name="Absatz-Standardschriftart"><text:span text:style-name="T160"> </text:span></text:span><text:span text:style-name="Absatz-Standardschriftart"><text:span text:style-name="T442">de</text:span></text:span><text:span text:style-name="Absatz-Standardschriftart"><text:span text:style-name="T126"> </text:span></text:span><text:span text:style-name="Absatz-Standardschriftart"><text:span text:style-name="T442">los</text:span></text:span><text:span text:style-name="Absatz-Standardschriftart"><text:span text:style-name="T160"> nue</text:span></text:span><text:span text:style-name="Absatz-Standardschriftart"><text:span text:style-name="T126">v</text:span></text:span><text:span text:style-name="Absatz-Standardschriftart"><text:span text:style-name="T160">os </text:span></text:span><text:span text:style-name="Absatz-Standardschriftart"><text:span text:style-name="T133">objetiv</text:span></text:span><text:span text:style-name="Absatz-Standardschriftart"><text:span text:style-name="T126">os</text:span></text:span><text:span text:style-name="Absatz-Standardschriftart"><text:span text:style-name="T133">,</text:span></text:span><text:span text:style-name="Absatz-Standardschriftart"><text:span text:style-name="T160"> </text:span></text:span><text:span text:style-name="Absatz-Standardschriftart"><text:span text:style-name="T442">se</text:span></text:span><text:span text:style-name="Absatz-Standardschriftart"><text:span text:style-name="T126"> </text:span></text:span><text:span text:style-name="Absatz-Standardschriftart"><text:span text:style-name="T442">propone</text:span></text:span><text:span text:style-name="Absatz-Standardschriftart"><text:span text:style-name="T160"> </text:span></text:span><text:span text:style-name="Absatz-Standardschriftart"><text:span text:style-name="T442">el</text:span></text:span><text:span text:style-name="Absatz-Standardschriftart"><text:span text:style-name="T160"> </text:span></text:span><text:span text:style-name="Absatz-Standardschriftart"><text:span text:style-name="T126">siguien</text:span></text:span><text:span text:style-name="Absatz-Standardschriftart"><text:span text:style-name="T133">te</text:span></text:span><text:span text:style-name="Absatz-Standardschriftart"><text:span text:style-name="T126"> </text:span></text:span><text:span text:style-name="Absatz-Standardschriftart"><text:span text:style-name="T442">cronograma</text:span></text:span><text:span text:style-name="Absatz-Standardschriftart"><text:span text:style-name="T137"> </text:span></text:span><text:span text:style-name="Absatz-Standardschriftart"><text:span text:style-name="T442">de</text:span></text:span><text:span text:style-name="Absatz-Standardschriftart"><text:span text:style-name="T126"> </text:span></text:span><text:span text:style-name="Absatz-Standardschriftart"><text:span text:style-name="T133">actividade</text:span></text:span><text:span text:style-name="Absatz-Standardschriftart"><text:span text:style-name="T126">s</text:span></text:span><text:span text:style-name="Absatz-Standardschriftart"><text:span text:style-name="T133">,</text:span></text:span></text:p>
      <text:p text:style-name="P58"/>
      <text:p text:style-name="P21"><text:span text:style-name="Absatz-Standardschriftart"><text:span text:style-name="T387">Nuevo</text:span></text:span><text:span text:style-name="Absatz-Standardschriftart"><text:span text:style-name="T386"> </text:span></text:span><text:span text:style-name="Absatz-Standardschriftart"><text:span text:style-name="T347">cr</text:span></text:span><text:span text:style-name="Absatz-Standardschriftart"><text:span text:style-name="T374">onograma</text:span></text:span><text:span text:style-name="Absatz-Standardschriftart"><text:span text:style-name="T386"> </text:span></text:span><text:span text:style-name="Absatz-Standardschriftart"><text:span text:style-name="T387">de</text:span></text:span><text:span text:style-name="Absatz-Standardschriftart"><text:span text:style-name="T386"> </text:span></text:span><text:span text:style-name="Absatz-Standardschriftart"><text:span text:style-name="T341">tr</text:span></text:span><text:span text:style-name="Absatz-Standardschriftart"><text:span text:style-name="T347">ab</text:span></text:span><text:span text:style-name="Absatz-Standardschriftart"><text:span text:style-name="T341">ajo</text:span></text:span></text:p>
      <text:p text:style-name="P71"/>
      <table:table table:name="Table1" table:style-name="Table1">
        <table:table-column table:style-name="Table1.A"/>
        <table:table-column table:style-name="Table1.B"/>
        <table:table-column table:style-name="Table1.C" table:number-columns-repeated="9"/>
        <table:table-column table:style-name="Table1.L" table:number-columns-repeated="3"/>
        <table:table-row table:style-name="Table1.1">
          <table:table-cell table:style-name="Table1.A1" office:value-type="string">
            <text:p text:style-name="P92"/>
            <text:p text:style-name="P24"><text:span text:style-name="Absatz-Standardschriftart"><text:span text:style-name="T434">Item</text:span></text:span></text:p>
          </table:table-cell>
          <table:table-cell table:style-name="Table1.A1" office:value-type="string">
            <text:p text:style-name="P26"><text:span text:style-name="Absatz-Standardschriftart"><text:span text:style-name="T434">Semanas</text:span></text:span></text:p>
            <text:p text:style-name="P27"><text:span text:style-name="Absatz-Standardschriftart"><text:span text:style-name="T431">T</text:span></text:span><text:span text:style-name="Absatz-Standardschriftart"><text:span text:style-name="T433">areas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1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2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3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4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5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6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7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8</text:span></text:span></text:p>
          </table:table-cell>
          <table:table-cell table:style-name="Table1.A1" office:value-type="string">
            <text:p text:style-name="P93"/>
            <text:p text:style-name="P28"><text:span text:style-name="Absatz-Standardschriftart"><text:span text:style-name="T74">9</text:span></text:span></text:p>
          </table:table-cell>
          <table:table-cell table:style-name="Table1.A1" office:value-type="string">
            <text:p text:style-name="P93"/>
            <text:p text:style-name="P24"><text:span text:style-name="Absatz-Standardschriftart"><text:span text:style-name="T74">10</text:span></text:span></text:p>
          </table:table-cell>
          <table:table-cell table:style-name="Table1.A1" office:value-type="string">
            <text:p text:style-name="P93"/>
            <text:p text:style-name="P24"><text:span text:style-name="Absatz-Standardschriftart"><text:span text:style-name="T74">11</text:span></text:span></text:p>
          </table:table-cell>
          <table:table-cell table:style-name="Table1.A1" office:value-type="string">
            <text:p text:style-name="P93"/>
            <text:p text:style-name="P24"><text:span text:style-name="Absatz-Standardschriftart"><text:span text:style-name="T74">12</text:span></text:span></text:p>
          </table:table-cell>
        </table:table-row>
        <table:table-row table:style-name="Table1.2">
          <table:table-cell table:style-name="Table1.A1" office:value-type="string">
            <text:p text:style-name="P29"><text:span text:style-name="Absatz-Standardschriftart"><text:span text:style-name="T74">1</text:span></text:span></text:p>
          </table:table-cell>
          <table:table-cell table:style-name="Table1.A1" office:value-type="string">
            <text:p text:style-name="P25"><text:span text:style-name="Absatz-Standardschriftart"><text:span text:style-name="T99">Expans</text:span></text:span><text:span text:style-name="Absatz-Standardschriftart"><text:span text:style-name="T100">or</text:span></text:span><text:span text:style-name="Absatz-Standardschriftart"><text:span text:style-name="T101"> </text:span></text:span><text:span text:style-name="Absatz-Standardschriftart"><text:span text:style-name="T103">de</text:span></text:span><text:span text:style-name="Absatz-Standardschriftart"><text:span text:style-name="T104"> </text:span></text:span><text:span text:style-name="Absatz-Standardschriftart"><text:span text:style-name="T103">puertos</text:span></text:span><text:span text:style-name="Absatz-Standardschriftart"><text:span text:style-name="T104"> </text:span></text:span><text:span text:style-name="Absatz-Standardschriftart"><text:span text:style-name="T103">Viking</text:span></text:span></text:p>
          </table:table-cell>
          <table:table-cell table:style-name="Table1.C2" office:value-type="string">
            <text:p text:style-name="P64"/>
          </table:table-cell>
          <table:table-cell table:style-name="Table1.C2" office:value-type="string">
            <text:p text:style-name="P64"/>
          </table:table-cell>
          <table:table-cell table:style-name="Table1.C2" office:value-type="string">
            <text:p text:style-name="P64"/>
          </table:table-cell>
          <table:table-cell table:style-name="Table1.C2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</table:table-row>
        <table:table-row table:style-name="Table1.2">
          <table:table-cell table:style-name="Table1.A1" office:value-type="string">
            <text:p text:style-name="P29"><text:span text:style-name="Absatz-Standardschriftart"><text:span text:style-name="T74">3</text:span></text:span></text:p>
          </table:table-cell>
          <table:table-cell table:style-name="Table1.A1" office:value-type="string">
            <text:p text:style-name="P30"><text:span text:style-name="Absatz-Standardschriftart"><text:span text:style-name="T105">Firmware</text:span></text:span><text:span text:style-name="Absatz-Standardschriftart"><text:span text:style-name="T106"> </text:span></text:span><text:span text:style-name="Absatz-Standardschriftart"><text:span text:style-name="T103">del</text:span></text:span><text:span text:style-name="Absatz-Standardschriftart"><text:span text:style-name="T107"> </text:span></text:span><text:span text:style-name="Absatz-Standardschriftart"><text:span text:style-name="T99">dis</text:span></text:span><text:span text:style-name="Absatz-Standardschriftart"><text:span text:style-name="T100">p</text:span></text:span><text:span text:style-name="Absatz-Standardschriftart"><text:span text:style-name="T99">os</text:span></text:span><text:span text:style-name="Absatz-Standardschriftart"><text:span text:style-name="T100">itivo</text:span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H3" office:value-type="string">
            <text:p text:style-name="P64"/>
          </table:table-cell>
          <table:table-cell table:style-name="Table1.H3" office:value-type="string">
            <text:p text:style-name="P64"/>
          </table:table-cell>
          <table:table-cell table:style-name="Table1.H3" office:value-type="string">
            <text:p text:style-name="P64"/>
          </table:table-cell>
          <table:table-cell table:style-name="Table1.H3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</table:table-row>
        <table:table-row table:style-name="Table1.2">
          <table:table-cell table:style-name="Table1.A1" office:value-type="string">
            <text:p text:style-name="P29"><text:span text:style-name="Absatz-Standardschriftart"><text:span text:style-name="T74">4</text:span></text:span></text:p>
          </table:table-cell>
          <table:table-cell table:style-name="Table1.A1" office:value-type="string">
            <text:p text:style-name="P31"><text:span text:style-name="Absatz-Standardschriftart"><text:span text:style-name="T105">T</text:span></text:span><text:span text:style-name="Absatz-Standardschriftart"><text:span text:style-name="T108">arjeta</text:span></text:span><text:span text:style-name="Absatz-Standardschriftart"><text:span text:style-name="T109"> </text:span></text:span><text:span text:style-name="Absatz-Standardschriftart"><text:span text:style-name="T103">madre</text:span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J4" office:value-type="string">
            <text:p text:style-name="P64"/>
          </table:table-cell>
          <table:table-cell table:style-name="Table1.J4" office:value-type="string">
            <text:p text:style-name="P64"/>
          </table:table-cell>
          <table:table-cell table:style-name="Table1.J4" office:value-type="string">
            <text:p text:style-name="P64"/>
          </table:table-cell>
          <table:table-cell table:style-name="Table1.J4" office:value-type="string">
            <text:p text:style-name="P64"/>
          </table:table-cell>
          <table:table-cell table:style-name="Table1.A1" office:value-type="string">
            <text:p text:style-name="P64"/>
          </table:table-cell>
        </table:table-row>
        <table:table-row table:style-name="Table1.2">
          <table:table-cell table:style-name="Table1.A1" office:value-type="string">
            <text:p text:style-name="P29"><text:span text:style-name="Absatz-Standardschriftart"><text:span text:style-name="T74">5</text:span></text:span></text:p>
          </table:table-cell>
          <table:table-cell table:style-name="Table1.A1" office:value-type="string">
            <text:p text:style-name="P32"><text:span text:style-name="Absatz-Standardschriftart"><text:span text:style-name="T105">T</text:span></text:span><text:span text:style-name="Absatz-Standardschriftart"><text:span text:style-name="T108">arjeta</text:span></text:span><text:span text:style-name="Absatz-Standardschriftart"><text:span text:style-name="T110"> </text:span></text:span><text:span text:style-name="Absatz-Standardschriftart"><text:span text:style-name="T103">de</text:span></text:span><text:span text:style-name="Absatz-Standardschriftart"><text:span text:style-name="T110"> </text:span></text:span><text:span text:style-name="Absatz-Standardschriftart"><text:span text:style-name="T99">alimen</text:span></text:span><text:span text:style-name="Absatz-Standardschriftart"><text:span text:style-name="T100">tación</text:span></text:span><text:span text:style-name="Absatz-Standardschriftart"><text:span text:style-name="T110"> </text:span></text:span><text:span text:style-name="Absatz-Standardschriftart"><text:span text:style-name="T103">DC</text:span></text:span></text:p>
          </table:table-cell>
          <table:table-cell table:style-name="Table1.A1" office:value-type="string">
            <text:p text:style-name="P64"/>
          </table:table-cell>
          <table:table-cell table:style-name="Table1.D5" office:value-type="string">
            <text:p text:style-name="P64"/>
          </table:table-cell>
          <table:table-cell table:style-name="Table1.D5" office:value-type="string">
            <text:p text:style-name="P64"/>
          </table:table-cell>
          <table:table-cell table:style-name="Table1.D5" office:value-type="string">
            <text:p text:style-name="P64"/>
          </table:table-cell>
          <table:table-cell table:style-name="Table1.D5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</table:table-row>
        <table:table-row table:style-name="Table1.2">
          <table:table-cell table:style-name="Table1.A1" office:value-type="string">
            <text:p text:style-name="P29"><text:span text:style-name="Absatz-Standardschriftart"><text:span text:style-name="T74">6</text:span></text:span></text:p>
          </table:table-cell>
          <table:table-cell table:style-name="Table1.A1" office:value-type="string">
            <text:p text:style-name="P33"><text:span text:style-name="Absatz-Standardschriftart"><text:span text:style-name="T103">Aplicación</text:span></text:span><text:span text:style-name="Absatz-Standardschriftart"><text:span text:style-name="T111"> </text:span></text:span><text:span text:style-name="Absatz-Standardschriftart"><text:span text:style-name="T103">SGMFR</text:span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  <table:table-cell table:style-name="Table1.G6" office:value-type="string">
            <text:p text:style-name="P64"/>
          </table:table-cell>
        </table:table-row>
        <table:table-row table:style-name="Table1.2">
          <table:table-cell table:style-name="Table1.A1" office:value-type="string">
            <text:p text:style-name="P29"><text:span text:style-name="Absatz-Standardschriftart"><text:span text:style-name="T74">7</text:span></text:span></text:p>
          </table:table-cell>
          <table:table-cell table:style-name="Table1.A1" office:value-type="string">
            <text:p text:style-name="P34"><text:span text:style-name="Absatz-Standardschriftart"><text:span text:style-name="T102">Libro</text:span></text:span><text:span text:style-name="Absatz-Standardschriftart"><text:span text:style-name="T112"> </text:span></text:span><text:span text:style-name="Absatz-Standardschriftart"><text:span text:style-name="T102">TEG</text:span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I7" office:value-type="string">
            <text:p text:style-name="P64"/>
          </table:table-cell>
          <table:table-cell table:style-name="Table1.I7" office:value-type="string">
            <text:p text:style-name="P64"/>
          </table:table-cell>
          <table:table-cell table:style-name="Table1.I7" office:value-type="string">
            <text:p text:style-name="P64"/>
          </table:table-cell>
          <table:table-cell table:style-name="Table1.I7" office:value-type="string">
            <text:p text:style-name="P64"/>
          </table:table-cell>
          <table:table-cell table:style-name="Table1.I7" office:value-type="string">
            <text:p text:style-name="P64"/>
          </table:table-cell>
          <table:table-cell table:style-name="Table1.I7" office:value-type="string">
            <text:p text:style-name="P64"/>
          </table:table-cell>
        </table:table-row>
      </table:table>
      <text:p text:style-name="P65"/>
      <text:p text:style-name="P35"><text:span text:style-name="T441">Cuadro</text:span><text:span text:style-name="Absatz-Standardschriftart"><text:span text:style-name="T187"> </text:span></text:span><text:span text:style-name="T441">1:</text:span><text:span text:style-name="Absatz-Standardschriftart"><text:span text:style-name="T173"> </text:span></text:span><text:span text:style-name="T441">Cronograma</text:span><text:span text:style-name="Absatz-Standardschriftart"><text:span text:style-name="T173"> </text:span></text:span><text:span text:style-name="T441">de</text:span><text:span text:style-name="Absatz-Standardschriftart"><text:span text:style-name="T187"> </text:span></text:span><text:span text:style-name="Absatz-Standardschriftart"><text:span text:style-name="T124">actividades</text:span></text:span><text:span text:style-name="Absatz-Standardschriftart"><text:span text:style-name="T187"> </text:span></text:span><text:span text:style-name="T441">para</text:span><text:span text:style-name="Absatz-Standardschriftart"><text:span text:style-name="T173"> </text:span></text:span><text:span text:style-name="T441">la</text:span><text:span text:style-name="Absatz-Standardschriftart"><text:span text:style-name="T187"> </text:span></text:span><text:span text:style-name="T441">extensión</text:span><text:span text:style-name="Absatz-Standardschriftart"><text:span text:style-name="T187"> </text:span></text:span><text:span text:style-name="T441">del</text:span><text:span text:style-name="Absatz-Standardschriftart"><text:span text:style-name="T173"> </text:span></text:span><text:span text:style-name="Absatz-Standardschriftart"><text:span text:style-name="T124">laps</text:span></text:span><text:span text:style-name="Absatz-Standardschriftart"><text:span text:style-name="T131">o</text:span></text:span><text:span text:style-name="Absatz-Standardschriftart"><text:span text:style-name="T187"> </text:span></text:span><text:span text:style-name="T441">de</text:span><text:span text:style-name="Absatz-Standardschriftart"><text:span text:style-name="T187"> </text:span></text:span><text:span text:style-name="T441">TEG</text:span></text:p>
      <text:p text:style-name="P22"><text:span text:style-name="T441">Como</text:span><text:span text:style-name="Absatz-Standardschriftart"><text:span text:style-name="T185"> </text:span></text:span><text:span text:style-name="T441">anexo,</text:span><text:span text:style-name="Absatz-Standardschriftart"><text:span text:style-name="T185"> </text:span></text:span><text:span text:style-name="T441">en</text:span><text:span text:style-name="Absatz-Standardschriftart"><text:span text:style-name="T185"> </text:span></text:span><text:span text:style-name="T441">las</text:span><text:span text:style-name="Absatz-Standardschriftart"><text:span text:style-name="T185"> </text:span></text:span><text:span text:style-name="Absatz-Standardschriftart"><text:span text:style-name="T124">siguientes</text:span></text:span><text:span text:style-name="Absatz-Standardschriftart"><text:span text:style-name="T185"> </text:span></text:span><text:span text:style-name="T441">tablas</text:span><text:span text:style-name="Absatz-Standardschriftart"><text:span text:style-name="T185"> </text:span></text:span><text:span text:style-name="T441">se</text:span><text:span text:style-name="Absatz-Standardschriftart"><text:span text:style-name="T185"> </text:span></text:span><text:span text:style-name="T441">indican</text:span><text:span text:style-name="Absatz-Standardschriftart"><text:span text:style-name="T185"> </text:span></text:span><text:span text:style-name="T441">las</text:span><text:span text:style-name="Absatz-Standardschriftart"><text:span text:style-name="T185"> </text:span></text:span><text:span text:style-name="Absatz-Standardschriftart"><text:span text:style-name="T124">actividades</text:span></text:span><text:span text:style-name="Absatz-Standardschriftart"><text:span text:style-name="T185"> </text:span></text:span><text:span text:style-name="T441">realizadas</text:span><text:span text:style-name="Absatz-Standardschriftart"><text:span text:style-name="T187"> </text:span></text:span><text:span text:style-name="Absatz-Standardschriftart"><text:span text:style-name="T124">hasta</text:span></text:span><text:span text:style-name="Absatz-Standardschriftart"><text:span text:style-name="T185"> </text:span></text:span><text:span text:style-name="T441">la</text:span><text:span text:style-name="Absatz-Standardschriftart"><text:span text:style-name="T185"> </text:span></text:span><text:span text:style-name="Absatz-Standardschriftart"><text:span text:style-name="T124">fe</text:span></text:span><text:span text:style-name="Absatz-Standardschriftart"><text:span text:style-name="T131">c</text:span></text:span><text:span text:style-name="Absatz-Standardschriftart"><text:span text:style-name="T124">ha.</text:span></text:span><text:span text:style-name="Absatz-Standardschriftart"><text:span text:style-name="T185"> </text:span></text:span><text:span text:style-name="T441">En</text:span><text:span text:style-name="Absatz-Standardschriftart"><text:span text:style-name="T185"> </text:span></text:span><text:span text:style-name="T441">éstas</text:span><text:span text:style-name="Absatz-Standardschriftart"><text:span text:style-name="T185"> </text:span></text:span><text:span text:style-name="T441">se</text:span><text:span text:style-name="Absatz-Standardschriftart"><text:span text:style-name="T267"> </text:span></text:span><text:span text:style-name="T441">indica</text:span><text:span text:style-name="Absatz-Standardschriftart"><text:span text:style-name="T187"> </text:span></text:span><text:span text:style-name="T441">la</text:span><text:span text:style-name="Absatz-Standardschriftart"><text:span text:style-name="T187"> </text:span></text:span><text:span text:style-name="Absatz-Standardschriftart"><text:span text:style-name="T124">fase</text:span></text:span><text:span text:style-name="Absatz-Standardschriftart"><text:span text:style-name="T187"> </text:span></text:span><text:span text:style-name="T441">a</text:span><text:span text:style-name="Absatz-Standardschriftart"><text:span text:style-name="T187"> </text:span></text:span><text:span text:style-name="T441">la</text:span><text:span text:style-name="Absatz-Standardschriftart"><text:span text:style-name="T187"> </text:span></text:span><text:span text:style-name="T441">cual</text:span><text:span text:style-name="Absatz-Standardschriftart"><text:span text:style-name="T187"> </text:span></text:span><text:span text:style-name="T441">pertenece,</text:span><text:span text:style-name="Absatz-Standardschriftart"><text:span text:style-name="T187"> </text:span></text:span><text:span text:style-name="T441">la</text:span><text:span text:style-name="Absatz-Standardschriftart"><text:span text:style-name="T187"> </text:span></text:span><text:span text:style-name="T441">actividad</text:span><text:span text:style-name="Absatz-Standardschriftart"><text:span text:style-name="T173"> </text:span></text:span><text:span text:style-name="T441">y</text:span><text:span text:style-name="Absatz-Standardschriftart"><text:span text:style-name="T187"> </text:span></text:span><text:span text:style-name="T441">el</text:span><text:span text:style-name="Absatz-Standardschriftart"><text:span text:style-name="T187"> </text:span></text:span><text:span text:style-name="T441">porcentaje</text:span><text:span text:style-name="Absatz-Standardschriftart"><text:span text:style-name="T187"> </text:span></text:span><text:span text:style-name="T441">de</text:span><text:span text:style-name="Absatz-Standardschriftart"><text:span text:style-name="T187"> </text:span></text:span><text:span text:style-name="Absatz-Standardschriftart"><text:span text:style-name="T131">c</text:span></text:span><text:span text:style-name="Absatz-Standardschriftart"><text:span text:style-name="T124">ulminación</text:span></text:span><text:span text:style-name="Absatz-Standardschriftart"><text:span text:style-name="T187"> </text:span></text:span><text:span text:style-name="T441">para</text:span><text:span text:style-name="Absatz-Standardschriftart"><text:span text:style-name="T187"> </text:span></text:span><text:span text:style-name="T441">cada</text:span><text:span text:style-name="Absatz-Standardschriftart"><text:span text:style-name="T173"> </text:span></text:span><text:span text:style-name="T441">actividad.</text:span></text:p>
      <text:p text:style-name="P61"/>
      <text:p text:style-name="P36"><draw:custom-shape text:anchor-type="paragraph" draw:z-index="0" draw:name="Freeform 25" draw:style-name="gr1" draw:text-style-name="P94" svg:width="6.1386in" svg:height="0.0016in" svg:x="0.0055in" svg:y="0.0055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77"/></text:span></text:p>
      <text:p text:style-name="P37"><draw:custom-shape text:anchor-type="paragraph" draw:z-index="1" draw:name="Freeform 22" draw:style-name="gr2" draw:text-style-name="P94" svg:width="6.1386in" svg:height="0.0016in" svg:x="1.1811in" svg:y="0.2217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144">F</text:span></text:span><text:span text:style-name="Absatz-Standardschriftart"><text:span text:style-name="T284">ase<text:tab/></text:span></text:span><text:span text:style-name="Absatz-Standardschriftart"><text:span text:style-name="T133">Actividad<text:tab/></text:span></text:span><text:span text:style-name="Absatz-Standardschriftart"><text:span text:style-name="T442">%</text:span></text:span><text:span text:style-name="Absatz-Standardschriftart"><text:span text:style-name="T282"> </text:span></text:span><text:span text:style-name="Absatz-Standardschriftart"><text:span text:style-name="T133">c</text:span></text:span><text:span text:style-name="Absatz-Standardschriftart"><text:span text:style-name="T126">ulminac</text:span></text:span><text:span text:style-name="Absatz-Standardschriftart"><text:span text:style-name="T133">ión</text:span></text:span></text:p>
      <text:section text:style-name="Sect3" text:name="Sect6">
        <text:p text:style-name="P59"/>
        <text:p text:style-name="P38"><text:span text:style-name="Absatz-Standardschriftart"><text:span text:style-name="T143">F</text:span></text:span><text:span text:style-name="Absatz-Standardschriftart"><text:span text:style-name="T282">ase</text:span></text:span><text:span text:style-name="Absatz-Standardschriftart"><text:span text:style-name="T274"> </text:span></text:span><text:span text:style-name="Absatz-Standardschriftart"><text:span text:style-name="T442">1</text:span></text:span></text:p>
        <text:p text:style-name="P39"><text:span text:style-name="Absatz-Standardschriftart"><text:span text:style-name="T92">semanas</text:span></text:span><text:span text:style-name="Absatz-Standardschriftart"><text:span text:style-name="T80"> </text:span></text:span><text:span text:style-name="Absatz-Standardschriftart"><text:span text:style-name="T92">1</text:span></text:span><text:span text:style-name="Absatz-Standardschriftart"><text:span text:style-name="T80"> </text:span></text:span><text:span text:style-name="Absatz-Standardschriftart"><text:span text:style-name="T92">a</text:span></text:span><text:span text:style-name="Absatz-Standardschriftart"><text:span text:style-name="T80"> </text:span></text:span><text:span text:style-name="Absatz-Standardschriftart"><text:span text:style-name="T92">5</text:span></text:span></text:p>
        <text:p text:style-name="P40"><text:span text:style-name="Absatz-Standardschriftart"><text:span text:style-name="T133">Doc</text:span></text:span><text:span text:style-name="Absatz-Standardschriftart"><text:span text:style-name="T126">umen</text:span></text:span><text:span text:style-name="Absatz-Standardschriftart"><text:span text:style-name="T133">tación</text:span></text:span><text:span text:style-name="Absatz-Standardschriftart"><text:span text:style-name="T320"> </text:span></text:span><text:span text:style-name="Absatz-Standardschriftart"><text:span text:style-name="T442">sobre</text:span></text:span><text:span text:style-name="Absatz-Standardschriftart"><text:span text:style-name="T324"> </text:span></text:span><text:span text:style-name="Absatz-Standardschriftart"><text:span text:style-name="T442">caracterización</text:span></text:span><text:span text:style-name="Absatz-Standardschriftart"><text:span text:style-name="T320"> </text:span></text:span><text:span text:style-name="Absatz-Standardschriftart"><text:span text:style-name="T442">y</text:span></text:span><text:span text:style-name="Absatz-Standardschriftart"><text:span text:style-name="T324"> </text:span></text:span><text:span text:style-name="Absatz-Standardschriftart"><text:span text:style-name="T442">medición</text:span></text:span><text:span text:style-name="Absatz-Standardschriftart"><text:span text:style-name="T320"> </text:span></text:span><text:span text:style-name="Absatz-Standardschriftart"><text:span text:style-name="T442">de</text:span></text:span><text:span text:style-name="Absatz-Standardschriftart"><text:span text:style-name="T324"> </text:span></text:span><text:span text:style-name="Absatz-Standardschriftart"><text:span text:style-name="T442">ﬁgura</text:span></text:span><text:span text:style-name="Absatz-Standardschriftart"><text:span text:style-name="T320"> </text:span></text:span><text:span text:style-name="Absatz-Standardschriftart"><text:span text:style-name="T442">de</text:span></text:span><text:span text:style-name="Absatz-Standardschriftart"><text:span text:style-name="T436"> </text:span></text:span><text:span text:style-name="Absatz-Standardschriftart"><text:span text:style-name="T442">ruido</text:span></text:span><text:span text:style-name="Absatz-Standardschriftart"><text:span text:style-name="T324"> </text:span></text:span><text:span text:style-name="Absatz-Standardschriftart"><text:span text:style-name="T442">en</text:span></text:span><text:span text:style-name="Absatz-Standardschriftart"><text:span text:style-name="T324"> </text:span></text:span><text:span text:style-name="Absatz-Standardschriftart"><text:span text:style-name="T126">dis</text:span></text:span><text:span text:style-name="Absatz-Standardschriftart"><text:span text:style-name="T133">p</text:span></text:span><text:span text:style-name="Absatz-Standardschriftart"><text:span text:style-name="T126">os</text:span></text:span><text:span text:style-name="Absatz-Standardschriftart"><text:span text:style-name="T133">itiv</text:span></text:span><text:span text:style-name="Absatz-Standardschriftart"><text:span text:style-name="T126">os</text:span></text:span><text:span text:style-name="Absatz-Standardschriftart"><text:span text:style-name="T324"> </text:span></text:span><text:span text:style-name="Absatz-Standardschriftart"><text:span text:style-name="T442">de</text:span></text:span><text:span text:style-name="Absatz-Standardschriftart"><text:span text:style-name="T251"> </text:span></text:span><text:span text:style-name="Absatz-Standardschriftart"><text:span text:style-name="T442">radio</text:span></text:span><text:span text:style-name="Absatz-Standardschriftart"><text:span text:style-name="T324"> </text:span></text:span><text:span text:style-name="Absatz-Standardschriftart"><text:span text:style-name="T442">frecuencia.</text:span></text:span></text:p>
        <text:p text:style-name="P38"><text:span text:style-name="Absatz-Standardschriftart"><text:span text:style-name="T133">Doc</text:span></text:span><text:span text:style-name="Absatz-Standardschriftart"><text:span text:style-name="T126">umen</text:span></text:span><text:span text:style-name="Absatz-Standardschriftart"><text:span text:style-name="T133">tación</text:span></text:span><text:span text:style-name="Absatz-Standardschriftart"><text:span text:style-name="T324"> </text:span></text:span><text:span text:style-name="Absatz-Standardschriftart"><text:span text:style-name="T442">sobre</text:span></text:span><text:span text:style-name="Absatz-Standardschriftart"><text:span text:style-name="T324"> </text:span></text:span><text:span text:style-name="Absatz-Standardschriftart"><text:span text:style-name="T442">equipos</text:span></text:span><text:span text:style-name="Absatz-Standardschriftart"><text:span text:style-name="T251"> </text:span></text:span><text:span text:style-name="Absatz-Standardschriftart"><text:span text:style-name="T442">que</text:span></text:span><text:span text:style-name="Absatz-Standardschriftart"><text:span text:style-name="T324"> </text:span></text:span><text:span text:style-name="Absatz-Standardschriftart"><text:span text:style-name="T126">in</text:span></text:span><text:span text:style-name="Absatz-Standardschriftart"><text:span text:style-name="T133">te</text:span></text:span><text:span text:style-name="Absatz-Standardschriftart"><text:span text:style-name="T126">gran</text:span></text:span><text:span text:style-name="Absatz-Standardschriftart"><text:span text:style-name="T324"> </text:span></text:span><text:span text:style-name="Absatz-Standardschriftart"><text:span text:style-name="T442">el</text:span></text:span><text:span text:style-name="Absatz-Standardschriftart"><text:span text:style-name="T251"> </text:span></text:span><text:span text:style-name="Absatz-Standardschriftart"><text:span text:style-name="T442">sistema</text:span></text:span><text:span text:style-name="Absatz-Standardschriftart"><text:span text:style-name="T324"> </text:span></text:span><text:span text:style-name="Absatz-Standardschriftart"><text:span text:style-name="T442">de</text:span></text:span><text:span text:style-name="Absatz-Standardschriftart"><text:span text:style-name="T251"> </text:span></text:span><text:span text:style-name="Absatz-Standardschriftart"><text:span text:style-name="T442">me</text:span></text:span><text:span text:style-name="T441">dición</text:span><text:span text:style-name="Absatz-Standardschriftart"><text:span text:style-name="T206"> </text:span></text:span><text:span text:style-name="T441">de</text:span><text:span text:style-name="Absatz-Standardschriftart"><text:span text:style-name="T206"> </text:span></text:span><text:span text:style-name="T441">ﬁgura</text:span><text:span text:style-name="Absatz-Standardschriftart"><text:span text:style-name="T206"> </text:span></text:span><text:span text:style-name="T441">de</text:span><text:span text:style-name="Absatz-Standardschriftart"><text:span text:style-name="T206"> </text:span></text:span><text:span text:style-name="T441">ruido</text:span><text:span text:style-name="Absatz-Standardschriftart"><text:span text:style-name="T206"> </text:span></text:span><text:span text:style-name="T441">(SMFR).</text:span></text:p>
        <text:p text:style-name="P40"><text:span text:style-name="Absatz-Standardschriftart"><text:span text:style-name="T442">100</text:span></text:span><text:span text:style-name="Absatz-Standardschriftart"><text:span text:style-name="T228"> </text:span></text:span><text:span text:style-name="Absatz-Standardschriftart"><text:span text:style-name="T442">%</text:span></text:span></text:p>
        <text:p text:style-name="P72"/>
        <text:p text:style-name="P38"><text:span text:style-name="Absatz-Standardschriftart"><text:span text:style-name="T442">100</text:span></text:span><text:span text:style-name="Absatz-Standardschriftart"><text:span text:style-name="T228"> </text:span></text:span><text:span text:style-name="Absatz-Standardschriftart"><text:span text:style-name="T442">%</text:span></text:span></text:p>
      </text:section>
      <text:section text:style-name="Sect2" text:name="Sect7">
        <text:p text:style-name="P41"><text:span text:style-name="Absatz-Standardschriftart"><text:span text:style-name="T442">Elaboración de informe técnico </text:span></text:span><text:span text:style-name="Absatz-Standardschriftart"><text:span text:style-name="T126">des</text:span></text:span><text:span text:style-name="Absatz-Standardschriftart"><text:span text:style-name="T133">criptivo</text:span></text:span><text:span text:style-name="Absatz-Standardschriftart"><text:span text:style-name="T442"> </text:span></text:span><text:span text:style-name="Absatz-Standardschriftart"><text:span text:style-name="T126">del</text:span></text:span><text:span text:style-name="Absatz-Standardschriftart"><text:span text:style-name="T9"> </text:span></text:span><text:span text:style-name="Absatz-Standardschriftart"><text:span text:style-name="T442">SMFR.<text:tab/><text:tab/>80</text:span></text:span><text:span text:style-name="Absatz-Standardschriftart"><text:span text:style-name="T179"> </text:span></text:span><text:span text:style-name="Absatz-Standardschriftart"><text:span text:style-name="T442">%</text:span></text:span><text:span text:style-name="Absatz-Standardschriftart"><text:span text:style-name="T311"> </text:span></text:span><text:span text:style-name="Absatz-Standardschriftart"><text:span text:style-name="T126">In</text:span></text:span><text:span text:style-name="Absatz-Standardschriftart"><text:span text:style-name="T133">v</text:span></text:span><text:span text:style-name="Absatz-Standardschriftart"><text:span text:style-name="T126">es</text:span></text:span><text:span text:style-name="Absatz-Standardschriftart"><text:span text:style-name="T133">tigación</text:span></text:span><text:span text:style-name="Absatz-Standardschriftart"><text:span text:style-name="T137"> </text:span></text:span><text:span text:style-name="Absatz-Standardschriftart"><text:span text:style-name="T442">y</text:span></text:span><text:span text:style-name="Absatz-Standardschriftart"><text:span text:style-name="T160"> </text:span></text:span><text:span text:style-name="Absatz-Standardschriftart"><text:span text:style-name="T442">recopilación</text:span></text:span><text:span text:style-name="Absatz-Standardschriftart"><text:span text:style-name="T137"> </text:span></text:span><text:span text:style-name="Absatz-Standardschriftart"><text:span text:style-name="T442">del</text:span></text:span><text:span text:style-name="Absatz-Standardschriftart"><text:span text:style-name="T137"> </text:span></text:span><text:span text:style-name="Absatz-Standardschriftart"><text:span text:style-name="T160">s</text:span></text:span><text:span text:style-name="Absatz-Standardschriftart"><text:span text:style-name="T126">oft</text:span></text:span><text:span text:style-name="Absatz-Standardschriftart"><text:span text:style-name="T160">ware </text:span></text:span><text:span text:style-name="Absatz-Standardschriftart"><text:span text:style-name="T442">asociado</text:span></text:span><text:span text:style-name="Absatz-Standardschriftart"><text:span text:style-name="T137"> </text:span></text:span><text:span text:style-name="Absatz-Standardschriftart"><text:span text:style-name="T442">al</text:span></text:span><text:span text:style-name="Absatz-Standardschriftart"><text:span text:style-name="T160"> </text:span></text:span><text:span text:style-name="Absatz-Standardschriftart"><text:span text:style-name="T442">SMFR.<text:tab/>100</text:span></text:span><text:span text:style-name="Absatz-Standardschriftart"><text:span text:style-name="T228"> </text:span></text:span><text:span text:style-name="Absatz-Standardschriftart"><text:span text:style-name="T442">%</text:span></text:span></text:p>
        <text:p text:style-name="P68"/>
        <text:p text:style-name="P36"><draw:custom-shape text:anchor-type="paragraph" draw:z-index="2" draw:name="Freeform 20" draw:style-name="gr1" draw:text-style-name="P94" svg:width="6.1386in" svg:height="0.0016in" svg:x="0.0055in" svg:y="0.0055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77"/></text:span></text:p>
        <text:p text:style-name="P73"/>
        <text:p text:style-name="P42"><text:span text:style-name="Absatz-Standardschriftart"><text:span text:style-name="T442">Cuadro</text:span></text:span><text:span text:style-name="Absatz-Standardschriftart"><text:span text:style-name="T160"> </text:span></text:span><text:span text:style-name="Absatz-Standardschriftart"><text:span text:style-name="T442">2:</text:span></text:span><text:span text:style-name="Absatz-Standardschriftart"><text:span text:style-name="T160"> </text:span></text:span><text:span text:style-name="Absatz-Standardschriftart"><text:span text:style-name="T133">Actividade</text:span></text:span><text:span text:style-name="Absatz-Standardschriftart"><text:span text:style-name="T126">s</text:span></text:span><text:span text:style-name="Absatz-Standardschriftart"><text:span text:style-name="T160"> </text:span></text:span><text:span text:style-name="Absatz-Standardschriftart"><text:span text:style-name="T442">ejecutadas</text:span></text:span><text:span text:style-name="Absatz-Standardschriftart"><text:span text:style-name="T137"> </text:span></text:span><text:span text:style-name="Absatz-Standardschriftart"><text:span text:style-name="T126">duran</text:span></text:span><text:span text:style-name="Absatz-Standardschriftart"><text:span text:style-name="T133">te</text:span></text:span><text:span text:style-name="Absatz-Standardschriftart"><text:span text:style-name="T160"> </text:span></text:span><text:span text:style-name="Absatz-Standardschriftart"><text:span text:style-name="T442">la</text:span></text:span><text:span text:style-name="Absatz-Standardschriftart"><text:span text:style-name="T137"> </text:span></text:span><text:span text:style-name="Absatz-Standardschriftart"><text:span text:style-name="T126">fase</text:span></text:span><text:span text:style-name="Absatz-Standardschriftart"><text:span text:style-name="T137"> </text:span></text:span><text:span text:style-name="Absatz-Standardschriftart"><text:span text:style-name="T442">1</text:span></text:span></text:p>
        <text:p text:style-name="P75"/>
        <text:p text:style-name="P36"><draw:custom-shape text:anchor-type="paragraph" draw:z-index="3" draw:name="Freeform 17" draw:style-name="gr1" draw:text-style-name="P94" svg:width="6.1386in" svg:height="0.0016in" svg:x="0.0055in" svg:y="0.0055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77"/></text:span></text:p>
        <text:p text:style-name="P37"><draw:custom-shape text:anchor-type="paragraph" draw:z-index="4" draw:name="Freeform 14" draw:style-name="gr2" draw:text-style-name="P94" svg:width="6.1386in" svg:height="0.0016in" svg:x="1.1811in" svg:y="0.2217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144">F</text:span></text:span><text:span text:style-name="Absatz-Standardschriftart"><text:span text:style-name="T284">ase<text:tab/></text:span></text:span><text:span text:style-name="Absatz-Standardschriftart"><text:span text:style-name="T133">Actividad<text:tab/></text:span></text:span><text:span text:style-name="Absatz-Standardschriftart"><text:span text:style-name="T442">%</text:span></text:span><text:span text:style-name="Absatz-Standardschriftart"><text:span text:style-name="T282"> </text:span></text:span><text:span text:style-name="Absatz-Standardschriftart"><text:span text:style-name="T133">c</text:span></text:span><text:span text:style-name="Absatz-Standardschriftart"><text:span text:style-name="T126">ulminac</text:span></text:span><text:span text:style-name="Absatz-Standardschriftart"><text:span text:style-name="T133">ión</text:span></text:span></text:p>
      </text:section>
      <text:section text:style-name="Sect4" text:name="Sect8">
        <text:p text:style-name="P66"/>
        <text:p text:style-name="P60"/>
        <text:p text:style-name="P38"><text:span text:style-name="Absatz-Standardschriftart"><text:span text:style-name="T143">F</text:span></text:span><text:span text:style-name="Absatz-Standardschriftart"><text:span text:style-name="T282">ase</text:span></text:span><text:span text:style-name="Absatz-Standardschriftart"><text:span text:style-name="T274"> </text:span></text:span><text:span text:style-name="Absatz-Standardschriftart"><text:span text:style-name="T442">2</text:span></text:span></text:p>
        <text:p text:style-name="P39"><text:span text:style-name="Absatz-Standardschriftart"><text:span text:style-name="T92">semanas</text:span></text:span><text:span text:style-name="Absatz-Standardschriftart"><text:span text:style-name="T82"> </text:span></text:span><text:span text:style-name="Absatz-Standardschriftart"><text:span text:style-name="T92">6</text:span></text:span><text:span text:style-name="Absatz-Standardschriftart"><text:span text:style-name="T82"> </text:span></text:span><text:span text:style-name="Absatz-Standardschriftart"><text:span text:style-name="T92">a</text:span></text:span><text:span text:style-name="Absatz-Standardschriftart"><text:span text:style-name="T82"> </text:span></text:span><text:span text:style-name="Absatz-Standardschriftart"><text:span text:style-name="T92">17</text:span></text:span></text:p>
        <text:p text:style-name="P40"><text:span text:style-name="Absatz-Standardschriftart"><text:span text:style-name="T124">Investigación</text:span></text:span><text:span text:style-name="Absatz-Standardschriftart"><text:span text:style-name="T178"> </text:span></text:span><text:span text:style-name="T441">y</text:span><text:span text:style-name="Absatz-Standardschriftart"><text:span text:style-name="T178"> </text:span></text:span><text:span text:style-name="T441">selección</text:span><text:span text:style-name="Absatz-Standardschriftart"><text:span text:style-name="T297"> </text:span></text:span><text:span text:style-name="T441">de</text:span><text:span text:style-name="Absatz-Standardschriftart"><text:span text:style-name="T178"> </text:span></text:span><text:span text:style-name="Absatz-Standardschriftart"><text:span text:style-name="T131">c</text:span></text:span><text:span text:style-name="Absatz-Standardschriftart"><text:span text:style-name="T124">omponentes</text:span></text:span><text:span text:style-name="Absatz-Standardschriftart"><text:span text:style-name="T297"> </text:span></text:span><text:span text:style-name="Absatz-Standardschriftart"><text:span text:style-name="T124">ele</text:span></text:span><text:span text:style-name="Absatz-Standardschriftart"><text:span text:style-name="T131">c</text:span></text:span><text:span text:style-name="Absatz-Standardschriftart"><text:span text:style-name="T124">trónicos</text:span></text:span><text:span text:style-name="Absatz-Standardschriftart"><text:span text:style-name="T178"> </text:span></text:span><text:span text:style-name="T441">y</text:span><text:span text:style-name="Absatz-Standardschriftart"><text:span text:style-name="T297"> </text:span></text:span><text:span text:style-name="T441">mecánicos.</text:span></text:p>
        <text:p text:style-name="P38"><text:span text:style-name="T441">Elaboración</text:span><text:span text:style-name="Absatz-Standardschriftart"><text:span text:style-name="T286"> </text:span></text:span><text:span text:style-name="T441">de</text:span><text:span text:style-name="Absatz-Standardschriftart"><text:span text:style-name="T286"> </text:span></text:span><text:span text:style-name="T441">concepto</text:span><text:span text:style-name="Absatz-Standardschriftart"><text:span text:style-name="T286"> </text:span></text:span><text:span text:style-name="T441">de</text:span><text:span text:style-name="Absatz-Standardschriftart"><text:span text:style-name="T289"> </text:span></text:span><text:span text:style-name="T441">diseño</text:span><text:span text:style-name="Absatz-Standardschriftart"><text:span text:style-name="T286"> </text:span></text:span><text:span text:style-name="T441">de</text:span><text:span text:style-name="Absatz-Standardschriftart"><text:span text:style-name="T286"> </text:span></text:span><text:span text:style-name="Absatz-Standardschriftart"><text:span text:style-name="T124">hardware</text:span></text:span><text:span text:style-name="Absatz-Standardschriftart"><text:span text:style-name="T286"> </text:span></text:span><text:span text:style-name="T441">para</text:span><text:span text:style-name="Absatz-Standardschriftart"><text:span text:style-name="T289"> </text:span></text:span><text:span text:style-name="T441">el</text:span><text:span text:style-name="Absatz-Standardschriftart"><text:span text:style-name="T286"> </text:span></text:span><text:span text:style-name="T441">prototipo.</text:span></text:p>
        <text:p text:style-name="P40"><text:span text:style-name="Absatz-Standardschriftart"><text:span text:style-name="T442">100</text:span></text:span><text:span text:style-name="Absatz-Standardschriftart"><text:span text:style-name="T228"> </text:span></text:span><text:span text:style-name="Absatz-Standardschriftart"><text:span text:style-name="T442">%</text:span></text:span></text:p>
        <text:p text:style-name="P72"/>
        <text:p text:style-name="P38"><text:span text:style-name="Absatz-Standardschriftart"><text:span text:style-name="T442">100</text:span></text:span><text:span text:style-name="Absatz-Standardschriftart"><text:span text:style-name="T228"> </text:span></text:span><text:span text:style-name="Absatz-Standardschriftart"><text:span text:style-name="T442">%</text:span></text:span></text:p>
      </text:section>
      <text:section text:style-name="Sect2" text:name="Sect9">
        <text:p text:style-name="P43"><text:span text:style-name="Absatz-Standardschriftart"><text:span text:style-name="T442">Elaboración</text:span></text:span><text:span text:style-name="Absatz-Standardschriftart"><text:span text:style-name="T290"> </text:span></text:span><text:span text:style-name="Absatz-Standardschriftart"><text:span text:style-name="T442">de</text:span></text:span><text:span text:style-name="Absatz-Standardschriftart"><text:span text:style-name="T290"> </text:span></text:span><text:span text:style-name="Absatz-Standardschriftart"><text:span text:style-name="T442">esquemáticos.<text:tab/>75</text:span></text:span><text:span text:style-name="Absatz-Standardschriftart"><text:span text:style-name="T179"> </text:span></text:span><text:span text:style-name="Absatz-Standardschriftart"><text:span text:style-name="T442">%</text:span></text:span></text:p>
        <text:p text:style-name="P44"><text:span text:style-name="T441">Routeo</text:span><text:span text:style-name="Absatz-Standardschriftart"><text:span text:style-name="T399"> </text:span></text:span><text:span text:style-name="T441">de</text:span><text:span text:style-name="Absatz-Standardschriftart"><text:span text:style-name="T399"> </text:span></text:span><text:span text:style-name="Absatz-Standardschriftart"><text:span text:style-name="T124">tarjetas</text:span></text:span><text:span text:style-name="Absatz-Standardschriftart"><text:span text:style-name="T399"> </text:span></text:span><text:span text:style-name="T441">de</text:span><text:span text:style-name="Absatz-Standardschriftart"><text:span text:style-name="T254"> </text:span></text:span><text:span text:style-name="T441">circuito</text:span><text:span text:style-name="Absatz-Standardschriftart"><text:span text:style-name="T399"> </text:span></text:span><text:span text:style-name="Absatz-Standardschriftart"><text:span text:style-name="T124">impres</text:span></text:span><text:span text:style-name="Absatz-Standardschriftart"><text:span text:style-name="T131">o.<text:tab/></text:span></text:span><text:span text:style-name="Absatz-Standardschriftart"><text:span text:style-name="T442">25</text:span></text:span><text:span text:style-name="Absatz-Standardschriftart"><text:span text:style-name="T179"> </text:span></text:span><text:span text:style-name="Absatz-Standardschriftart"><text:span text:style-name="T442">%</text:span></text:span></text:p>
      </text:section>
      <text:section text:style-name="Sect5" text:name="Sect10">
        <text:p text:style-name="P45"><text:span text:style-name="Absatz-Standardschriftart"><text:span text:style-name="T442">Elaboración</text:span></text:span><text:span text:style-name="Absatz-Standardschriftart"><text:span text:style-name="T244"> </text:span></text:span><text:span text:style-name="Absatz-Standardschriftart"><text:span text:style-name="T442">de</text:span></text:span><text:span text:style-name="Absatz-Standardschriftart"><text:span text:style-name="T244"> </text:span></text:span><text:span text:style-name="Absatz-Standardschriftart"><text:span text:style-name="T442">una</text:span></text:span><text:span text:style-name="Absatz-Standardschriftart"><text:span text:style-name="T282"> </text:span></text:span><text:span text:style-name="Absatz-Standardschriftart"><text:span text:style-name="T126">tarje</text:span></text:span><text:span text:style-name="Absatz-Standardschriftart"><text:span text:style-name="T133">ta</text:span></text:span><text:span text:style-name="Absatz-Standardschriftart"><text:span text:style-name="T244"> </text:span></text:span><text:span text:style-name="Absatz-Standardschriftart"><text:span text:style-name="T442">prototipo,</text:span></text:span><text:span text:style-name="Absatz-Standardschriftart"><text:span text:style-name="T244"> </text:span></text:span><text:span text:style-name="Absatz-Standardschriftart"><text:span text:style-name="T442">con</text:span></text:span><text:span text:style-name="Absatz-Standardschriftart"><text:span text:style-name="T282"> </text:span></text:span><text:span text:style-name="Absatz-Standardschriftart"><text:span text:style-name="T442">ﬁnes</text:span></text:span><text:span text:style-name="Absatz-Standardschriftart"><text:span text:style-name="T244"> </text:span></text:span><text:span text:style-name="Absatz-Standardschriftart"><text:span text:style-name="T442">de</text:span></text:span><text:span text:style-name="Absatz-Standardschriftart"><text:span text:style-name="T282"> </text:span></text:span><text:span text:style-name="Absatz-Standardschriftart"><text:span text:style-name="T442">pruebas</text:span></text:span><text:span text:style-name="Absatz-Standardschriftart"><text:span text:style-name="T244"> </text:span></text:span><text:span text:style-name="Absatz-Standardschriftart"><text:span text:style-name="T442">de</text:span></text:span><text:span text:style-name="Absatz-Standardschriftart"><text:span text:style-name="T438"> </text:span></text:span><text:span text:style-name="Absatz-Standardschriftart"><text:span text:style-name="T159">ﬁrmware</text:span></text:span><text:span text:style-name="Absatz-Standardschriftart"><text:span text:style-name="T124">.</text:span></text:span></text:p>
        <text:p text:style-name="P46"><text:span text:style-name="Absatz-Standardschriftart"><text:span text:style-name="T442">100</text:span></text:span><text:span text:style-name="Absatz-Standardschriftart"><text:span text:style-name="T228"> </text:span></text:span><text:span text:style-name="Absatz-Standardschriftart"><text:span text:style-name="T442">%</text:span></text:span></text:p>
      </text:section>
      <text:section text:style-name="Sect2" text:name="Sect11">
        <text:p text:style-name="P68"/>
        <text:p text:style-name="P36"><draw:custom-shape text:anchor-type="paragraph" draw:z-index="5" draw:name="Freeform 12" draw:style-name="gr1" draw:text-style-name="P94" svg:width="6.1386in" svg:height="0.0016in" svg:x="0.0055in" svg:y="0.0055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77"/></text:span></text:p>
        <text:p text:style-name="P74"/>
        <text:p text:style-name="P47"><text:span text:style-name="Absatz-Standardschriftart"><text:span text:style-name="T442">Cuadro</text:span></text:span><text:span text:style-name="Absatz-Standardschriftart"><text:span text:style-name="T137"> </text:span></text:span><text:span text:style-name="Absatz-Standardschriftart"><text:span text:style-name="T442">3:</text:span></text:span><text:span text:style-name="Absatz-Standardschriftart"><text:span text:style-name="T160"> </text:span></text:span><text:span text:style-name="Absatz-Standardschriftart"><text:span text:style-name="T133">Actividade</text:span></text:span><text:span text:style-name="Absatz-Standardschriftart"><text:span text:style-name="T126">s</text:span></text:span><text:span text:style-name="Absatz-Standardschriftart"><text:span text:style-name="T137"> </text:span></text:span><text:span text:style-name="Absatz-Standardschriftart"><text:span text:style-name="T126">e</text:span></text:span><text:span text:style-name="Absatz-Standardschriftart"><text:span text:style-name="T133">jecutad</text:span></text:span><text:span text:style-name="Absatz-Standardschriftart"><text:span text:style-name="T126">as</text:span></text:span><text:span text:style-name="Absatz-Standardschriftart"><text:span text:style-name="T137"> </text:span></text:span><text:span text:style-name="Absatz-Standardschriftart"><text:span text:style-name="T126">duran</text:span></text:span><text:span text:style-name="Absatz-Standardschriftart"><text:span text:style-name="T133">te</text:span></text:span><text:span text:style-name="Absatz-Standardschriftart"><text:span text:style-name="T137"> </text:span></text:span><text:span text:style-name="Absatz-Standardschriftart"><text:span text:style-name="T442">la</text:span></text:span><text:span text:style-name="Absatz-Standardschriftart"><text:span text:style-name="T137"> </text:span></text:span><text:span text:style-name="Absatz-Standardschriftart"><text:span text:style-name="T126">fase</text:span></text:span><text:span text:style-name="Absatz-Standardschriftart"><text:span text:style-name="T137"> </text:span></text:span><text:span text:style-name="Absatz-Standardschriftart"><text:span text:style-name="T442">2</text:span></text:span><text:span text:style-name="Absatz-Standardschriftart"><text:span text:style-name="T137"> </text:span></text:span><text:span text:style-name="Absatz-Standardschriftart"><text:span text:style-name="T126">(re</text:span></text:span><text:span text:style-name="Absatz-Standardschriftart"><text:span text:style-name="T160">lativas</text:span></text:span><text:span text:style-name="Absatz-Standardschriftart"><text:span text:style-name="T137"> </text:span></text:span><text:span text:style-name="Absatz-Standardschriftart"><text:span text:style-name="T442">al</text:span></text:span><text:span text:style-name="Absatz-Standardschriftart"><text:span text:style-name="T137"> </text:span></text:span><text:span text:style-name="Absatz-Standardschriftart"><text:span text:style-name="T126">hardware</text:span></text:span><text:span text:style-name="Absatz-Standardschriftart"><text:span text:style-name="T133">)</text:span></text:span></text:p>
      </text:section>
      <text:p text:style-name="P62"/>
      <text:p text:style-name="P36"><draw:custom-shape text:anchor-type="paragraph" draw:z-index="6" draw:name="Freeform 9" draw:style-name="gr1" draw:text-style-name="P94" svg:width="6.1386in" svg:height="0.0016in" svg:x="0.0055in" svg:y="0.0055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77"/></text:span></text:p>
      <text:p text:style-name="P37"><draw:custom-shape text:anchor-type="paragraph" draw:z-index="7" draw:name="Freeform 6" draw:style-name="gr2" draw:text-style-name="P94" svg:width="6.1386in" svg:height="0.0016in" svg:x="1.1811in" svg:y="0.2217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144">F</text:span></text:span><text:span text:style-name="Absatz-Standardschriftart"><text:span text:style-name="T284">ase<text:tab/></text:span></text:span><text:span text:style-name="Absatz-Standardschriftart"><text:span text:style-name="T133">Actividad<text:tab/></text:span></text:span><text:span text:style-name="Absatz-Standardschriftart"><text:span text:style-name="T442">%</text:span></text:span><text:span text:style-name="Absatz-Standardschriftart"><text:span text:style-name="T282"> </text:span></text:span><text:span text:style-name="Absatz-Standardschriftart"><text:span text:style-name="T133">c</text:span></text:span><text:span text:style-name="Absatz-Standardschriftart"><text:span text:style-name="T126">ulminac</text:span></text:span><text:span text:style-name="Absatz-Standardschriftart"><text:span text:style-name="T133">ión</text:span></text:span></text:p>
      <text:section text:style-name="Sect6" text:name="Sect13">
        <text:p text:style-name="P59"/>
        <text:p text:style-name="P38"><text:span text:style-name="Absatz-Standardschriftart"><text:span text:style-name="T143">F</text:span></text:span><text:span text:style-name="Absatz-Standardschriftart"><text:span text:style-name="T282">ase</text:span></text:span><text:span text:style-name="Absatz-Standardschriftart"><text:span text:style-name="T274"> </text:span></text:span><text:span text:style-name="Absatz-Standardschriftart"><text:span text:style-name="T442">2</text:span></text:span></text:p>
        <text:p text:style-name="P39"><text:span text:style-name="Absatz-Standardschriftart"><text:span text:style-name="T92">semanas</text:span></text:span><text:span text:style-name="Absatz-Standardschriftart"><text:span text:style-name="T82"> </text:span></text:span><text:span text:style-name="Absatz-Standardschriftart"><text:span text:style-name="T92">6</text:span></text:span><text:span text:style-name="Absatz-Standardschriftart"><text:span text:style-name="T82"> </text:span></text:span><text:span text:style-name="Absatz-Standardschriftart"><text:span text:style-name="T92">a</text:span></text:span><text:span text:style-name="Absatz-Standardschriftart"><text:span text:style-name="T82"> </text:span></text:span><text:span text:style-name="Absatz-Standardschriftart"><text:span text:style-name="T92">17</text:span></text:span></text:p>
        <text:p text:style-name="P40"><text:span text:style-name="Absatz-Standardschriftart"><text:span text:style-name="T126">In</text:span></text:span><text:span text:style-name="Absatz-Standardschriftart"><text:span text:style-name="T133">v</text:span></text:span><text:span text:style-name="Absatz-Standardschriftart"><text:span text:style-name="T126">es</text:span></text:span><text:span text:style-name="Absatz-Standardschriftart"><text:span text:style-name="T133">tigación</text:span></text:span><text:span text:style-name="Absatz-Standardschriftart"><text:span text:style-name="T396"> </text:span></text:span><text:span text:style-name="Absatz-Standardschriftart"><text:span text:style-name="T442">de</text:span></text:span><text:span text:style-name="Absatz-Standardschriftart"><text:span text:style-name="T396"> </text:span></text:span><text:span text:style-name="Absatz-Standardschriftart"><text:span text:style-name="T442">librería</text:span></text:span><text:span text:style-name="Absatz-Standardschriftart"><text:span text:style-name="T396"> </text:span></text:span><text:span text:style-name="Absatz-Standardschriftart"><text:span text:style-name="T442">de</text:span></text:span><text:span text:style-name="Absatz-Standardschriftart"><text:span text:style-name="T396"> </text:span></text:span><text:span text:style-name="Absatz-Standardschriftart"><text:span text:style-name="T160">s</text:span></text:span><text:span text:style-name="Absatz-Standardschriftart"><text:span text:style-name="T126">oft</text:span></text:span><text:span text:style-name="Absatz-Standardschriftart"><text:span text:style-name="T160">ware</text:span></text:span><text:span text:style-name="Absatz-Standardschriftart"><text:span text:style-name="T403"> </text:span></text:span><text:span text:style-name="Absatz-Standardschriftart"><text:span text:style-name="T442">para</text:span></text:span><text:span text:style-name="Absatz-Standardschriftart"><text:span text:style-name="T396"> </text:span></text:span><text:span text:style-name="Absatz-Standardschriftart"><text:span text:style-name="T133">com</text:span></text:span><text:span text:style-name="Absatz-Standardschriftart"><text:span text:style-name="T126">unic</text:span></text:span><text:span text:style-name="Absatz-Standardschriftart"><text:span text:style-name="T133">ac</text:span></text:span><text:span text:style-name="Absatz-Standardschriftart"><text:span text:style-name="T126">iones</text:span></text:span><text:span text:style-name="Absatz-Standardschriftart"><text:span text:style-name="T396"> </text:span></text:span><text:span text:style-name="Absatz-Standardschriftart"><text:span text:style-name="T442">con</text:span></text:span><text:span text:style-name="Absatz-Standardschriftart"><text:span text:style-name="T195"> </text:span></text:span><text:span text:style-name="Absatz-Standardschriftart"><text:span text:style-name="T442">el</text:span></text:span><text:span text:style-name="Absatz-Standardschriftart"><text:span text:style-name="T150"> </text:span></text:span><text:span text:style-name="Absatz-Standardschriftart"><text:span text:style-name="T442">SMFR</text:span></text:span></text:p>
        <text:p text:style-name="P38"><text:span text:style-name="Absatz-Standardschriftart"><text:span text:style-name="T442">Diseño</text:span></text:span><text:span text:style-name="Absatz-Standardschriftart"><text:span text:style-name="T274"> </text:span></text:span><text:span text:style-name="Absatz-Standardschriftart"><text:span text:style-name="T442">y</text:span></text:span><text:span text:style-name="Absatz-Standardschriftart"><text:span text:style-name="T274"> </text:span></text:span><text:span text:style-name="Absatz-Standardschriftart"><text:span text:style-name="T275">codificación</text:span></text:span><text:span text:style-name="Absatz-Standardschriftart"><text:span text:style-name="T274"> </text:span></text:span><text:span text:style-name="Absatz-Standardschriftart"><text:span text:style-name="T442">de</text:span></text:span><text:span text:style-name="Absatz-Standardschriftart"><text:span text:style-name="T274"> </text:span></text:span><text:span text:style-name="Absatz-Standardschriftart"><text:span text:style-name="T442">librería</text:span></text:span><text:span text:style-name="Absatz-Standardschriftart"><text:span text:style-name="T274"> </text:span></text:span><text:span text:style-name="Absatz-Standardschriftart"><text:span text:style-name="T442">de</text:span></text:span><text:span text:style-name="Absatz-Standardschriftart"><text:span text:style-name="T274"> </text:span></text:span><text:span text:style-name="Absatz-Standardschriftart"><text:span text:style-name="T133">com</text:span></text:span><text:span text:style-name="Absatz-Standardschriftart"><text:span text:style-name="T126">unic</text:span></text:span><text:span text:style-name="Absatz-Standardschriftart"><text:span text:style-name="T133">ac</text:span></text:span><text:span text:style-name="Absatz-Standardschriftart"><text:span text:style-name="T126">iones</text:span></text:span><text:span text:style-name="Absatz-Standardschriftart"><text:span text:style-name="T274"> </text:span></text:span><text:span text:style-name="Absatz-Standardschriftart"><text:span text:style-name="T442">alternati</text:span></text:span><text:span text:style-name="Absatz-Standardschriftart"><text:span text:style-name="T243">va</text:span></text:span></text:p>
        <text:p text:style-name="P40"><text:span text:style-name="Absatz-Standardschriftart"><text:span text:style-name="T442">100</text:span></text:span><text:span text:style-name="Absatz-Standardschriftart"><text:span text:style-name="T228"> </text:span></text:span><text:span text:style-name="Absatz-Standardschriftart"><text:span text:style-name="T442">%</text:span></text:span></text:p>
        <text:p text:style-name="P72"/>
        <text:p text:style-name="P48"><text:span text:style-name="Absatz-Standardschriftart"><text:span text:style-name="T442">80</text:span></text:span><text:span text:style-name="Absatz-Standardschriftart"><text:span text:style-name="T179"> </text:span></text:span><text:span text:style-name="Absatz-Standardschriftart"><text:span text:style-name="T442">%</text:span></text:span></text:p>
      </text:section>
      <text:section text:style-name="Sect2" text:name="Sect14">
        <text:p text:style-name="P43"><text:span text:style-name="Absatz-Standardschriftart"><text:span text:style-name="T442">Diseño</text:span></text:span><text:span text:style-name="Absatz-Standardschriftart"><text:span text:style-name="T137"> </text:span></text:span><text:span text:style-name="Absatz-Standardschriftart"><text:span text:style-name="T442">de</text:span></text:span><text:span text:style-name="Absatz-Standardschriftart"><text:span text:style-name="T160"> </text:span></text:span><text:span text:style-name="Absatz-Standardschriftart"><text:span text:style-name="T442">aplicación</text:span></text:span><text:span text:style-name="Absatz-Standardschriftart"><text:span text:style-name="T160"> </text:span></text:span><text:span text:style-name="Absatz-Standardschriftart"><text:span text:style-name="T442">para</text:span></text:span><text:span text:style-name="Absatz-Standardschriftart"><text:span text:style-name="T160"> </text:span></text:span><text:span text:style-name="Absatz-Standardschriftart"><text:span text:style-name="T442">gestión</text:span></text:span><text:span text:style-name="Absatz-Standardschriftart"><text:span text:style-name="T160"> </text:span></text:span><text:span text:style-name="Absatz-Standardschriftart"><text:span text:style-name="T442">del</text:span></text:span><text:span text:style-name="Absatz-Standardschriftart"><text:span text:style-name="T137"> </text:span></text:span><text:span text:style-name="Absatz-Standardschriftart"><text:span text:style-name="T442">SMFR<text:tab/>50</text:span></text:span><text:span text:style-name="Absatz-Standardschriftart"><text:span text:style-name="T179"> </text:span></text:span><text:span text:style-name="Absatz-Standardschriftart"><text:span text:style-name="T442">%</text:span></text:span></text:p>
        <text:p text:style-name="P44"><text:span text:style-name="Absatz-Standardschriftart"><text:span text:style-name="T283">Codificación</text:span></text:span><text:span text:style-name="Absatz-Standardschriftart"><text:span text:style-name="T282"> </text:span></text:span><text:span text:style-name="Absatz-Standardschriftart"><text:span text:style-name="T442">de</text:span></text:span><text:span text:style-name="Absatz-Standardschriftart"><text:span text:style-name="T143"> </text:span></text:span><text:span text:style-name="Absatz-Standardschriftart"><text:span text:style-name="T442">ésta</text:span></text:span><text:span text:style-name="Absatz-Standardschriftart"><text:span text:style-name="T143"> </text:span></text:span><text:span text:style-name="Absatz-Standardschriftart"><text:span text:style-name="T442">aplicación<text:tab/>50</text:span></text:span><text:span text:style-name="Absatz-Standardschriftart"><text:span text:style-name="T179"> </text:span></text:span><text:span text:style-name="Absatz-Standardschriftart"><text:span text:style-name="T442">%</text:span></text:span></text:p>
        <text:p text:style-name="P68"/>
        <text:p text:style-name="P36"><draw:custom-shape text:anchor-type="paragraph" draw:z-index="8" draw:name="Freeform 4" draw:style-name="gr1" draw:text-style-name="P94" svg:width="6.1386in" svg:height="0.0016in" svg:x="0.0055in" svg:y="0.0055in"><text:p/><draw:enhanced-geometry svg:viewBox="0 0 5612765 1270" draw:text-areas="?f8 ?f9 ?f11 ?f12" draw:glue-points="?f8 ?f9 ?f10 ?f9" draw:type="non-primitive" draw:enhanced-path="M 0 0 L 56121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2765"/><draw:equation draw:name="f7" draw:formula="?f4 / 1270"/><draw:equation draw:name="f8" draw:formula="0 / ?f6"/><draw:equation draw:name="f9" draw:formula="0 / ?f7"/><draw:equation draw:name="f10" draw:formula="5612130 / ?f6"/><draw:equation draw:name="f11" draw:formula="5612765 / ?f6"/><draw:equation draw:name="f12" draw:formula="1270 / ?f7"/></draw:enhanced-geometry></draw:custom-shape><text:span text:style-name="Absatz-Standardschriftart"><text:span text:style-name="T77"/></text:span></text:p>
        <text:p text:style-name="P74"/>
        <text:p text:style-name="P49"><text:span text:style-name="Absatz-Standardschriftart"><text:span text:style-name="T442">Cuadro</text:span></text:span><text:span text:style-name="Absatz-Standardschriftart"><text:span text:style-name="T160"> </text:span></text:span><text:span text:style-name="Absatz-Standardschriftart"><text:span text:style-name="T442">4:</text:span></text:span><text:span text:style-name="Absatz-Standardschriftart"><text:span text:style-name="T160"> </text:span></text:span><text:span text:style-name="Absatz-Standardschriftart"><text:span text:style-name="T133">Actividade</text:span></text:span><text:span text:style-name="Absatz-Standardschriftart"><text:span text:style-name="T126">s e</text:span></text:span><text:span text:style-name="Absatz-Standardschriftart"><text:span text:style-name="T133">jecutad</text:span></text:span><text:span text:style-name="Absatz-Standardschriftart"><text:span text:style-name="T126">as</text:span></text:span><text:span text:style-name="Absatz-Standardschriftart"><text:span text:style-name="T160"> </text:span></text:span><text:span text:style-name="Absatz-Standardschriftart"><text:span text:style-name="T126">duran</text:span></text:span><text:span text:style-name="Absatz-Standardschriftart"><text:span text:style-name="T133">te</text:span></text:span><text:span text:style-name="Absatz-Standardschriftart"><text:span text:style-name="T160"> </text:span></text:span><text:span text:style-name="Absatz-Standardschriftart"><text:span text:style-name="T442">la</text:span></text:span><text:span text:style-name="Absatz-Standardschriftart"><text:span text:style-name="T160"> </text:span></text:span><text:span text:style-name="Absatz-Standardschriftart"><text:span text:style-name="T126">fase</text:span></text:span><text:span text:style-name="Absatz-Standardschriftart"><text:span text:style-name="T160"> </text:span></text:span><text:span text:style-name="Absatz-Standardschriftart"><text:span text:style-name="T442">2</text:span></text:span><text:span text:style-name="Absatz-Standardschriftart"><text:span text:style-name="T160"> </text:span></text:span><text:span text:style-name="Absatz-Standardschriftart"><text:span text:style-name="T126">(re</text:span></text:span><text:span text:style-name="Absatz-Standardschriftart"><text:span text:style-name="T160">lativas </text:span></text:span><text:span text:style-name="Absatz-Standardschriftart"><text:span text:style-name="T442">al</text:span></text:span><text:span text:style-name="Absatz-Standardschriftart"><text:span text:style-name="T160"> s</text:span></text:span><text:span text:style-name="Absatz-Standardschriftart"><text:span text:style-name="T126">oft</text:span></text:span><text:span text:style-name="Absatz-Standardschriftart"><text:span text:style-name="T160">ware</text:span></text:span><text:span text:style-name="Absatz-Standardschriftart"><text:span text:style-name="T126">)</text:span></text:span></text:p>
        <text:p text:style-name="P66"/>
        <text:p text:style-name="P23"><text:span text:style-name="T441">Sin</text:span><text:span text:style-name="Absatz-Standardschriftart"><text:span text:style-name="T185"> </text:span></text:span><text:span text:style-name="T441">más</text:span><text:span text:style-name="Absatz-Standardschriftart"><text:span text:style-name="T185"> </text:span></text:span><text:span text:style-name="T441">a</text:span><text:span text:style-name="Absatz-Standardschriftart"><text:span text:style-name="T187"> </text:span></text:span><text:span text:style-name="T441">que</text:span><text:span text:style-name="Absatz-Standardschriftart"><text:span text:style-name="T185"> </text:span></text:span><text:span text:style-name="Absatz-Standardschriftart"><text:span text:style-name="T124">hacer</text:span></text:span><text:span text:style-name="Absatz-Standardschriftart"><text:span text:style-name="T185"> </text:span></text:span><text:span text:style-name="T441">referencia</text:span><text:span text:style-name="Absatz-Standardschriftart"><text:span text:style-name="T185"> </text:span></text:span><text:span text:style-name="T441">y</text:span><text:span text:style-name="Absatz-Standardschriftart"><text:span text:style-name="T187"> </text:span></text:span><text:span text:style-name="T441">agradecido</text:span><text:span text:style-name="Absatz-Standardschriftart"><text:span text:style-name="T187"> </text:span></text:span><text:span text:style-name="Absatz-Standardschriftart"><text:span text:style-name="T8">por</text:span></text:span><text:span text:style-name="Absatz-Standardschriftart"><text:span text:style-name="T185"> </text:span></text:span><text:span text:style-name="T441">su</text:span><text:span text:style-name="Absatz-Standardschriftart"><text:span text:style-name="T187"> </text:span></text:span><text:span text:style-name="T441">atención,</text:span><text:span text:style-name="Absatz-Standardschriftart"><text:span text:style-name="T185"> </text:span></text:span><text:span text:style-name="T441">se</text:span><text:span text:style-name="Absatz-Standardschriftart"><text:span text:style-name="T185"> </text:span></text:span><text:span text:style-name="T441">despide</text:span><text:span text:style-name="Absatz-Standardschriftart"><text:span text:style-name="T187"> </text:span></text:span><text:span text:style-name="T441">de</text:span><text:span text:style-name="Absatz-Standardschriftart"><text:span text:style-name="T185"> </text:span></text:span><text:span text:style-name="T441">Ud.,</text:span></text:p>
        <text:p text:style-name="P55"/>
        <text:p text:style-name="P50"><text:span text:style-name="Absatz-Standardschriftart"><text:span text:style-name="T125">Atentamente,</text:span></text:span></text:p>
        <text:p text:style-name="P66"/>
        <text:p text:style-name="P66"/>
        <text:p text:style-name="P66"/>
        <text:p text:style-name="P70"/>
        <text:h text:style-name="P79" text:outline-level="1"><text:span text:style-name="Absatz-Standardschriftart"><text:span text:style-name="T443">Jose</text:span></text:span><text:span text:style-name="Absatz-Standardschriftart"><text:span text:style-name="T440"> </text:span></text:span><text:span text:style-name="Absatz-Standardschriftart"><text:span text:style-name="T443">Arias</text:span></text:span></text:h>
        <text:p text:style-name="P18"><text:a xlink:type="simple" xlink:href="mailto:correo@josearias.com.ve" office:target-frame-name="_top" xlink:show="replace" text:style-name="Internet_20_link" text:visited-style-name="Visited_20_Internet_20_Link"><text:span text:style-name="Absatz-Standardschriftart"><text:span text:style-name="T84">correo@josearias.com.v</text:span></text:span></text:a><text:a xlink:type="simple" xlink:href="mailto:correo@josearias.com.ve" office:target-frame-name="_top" xlink:show="replace" text:style-name="Internet_20_link" text:visited-style-name="Visited_20_Internet_20_Link"><text:span text:style-name="Absatz-Standardschriftart"><text:span text:style-name="T86">e</text:span></text:span></text:a></text:p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66"/>
        <text:p text:style-name="P70"/>
      </text:section>
      <text:section text:style-name="Sect7" text:name="Sect15">
        <text:h text:style-name="P80" text:outline-level="1"><text:span text:style-name="Absatz-Standardschriftart"><text:span text:style-name="T442">MSc.</text:span></text:span><text:span text:style-name="Absatz-Standardschriftart"><text:span text:style-name="T160"> </text:span></text:span><text:span text:style-name="Absatz-Standardschriftart"><text:span text:style-name="T126">P</text:span></text:span><text:span text:style-name="Absatz-Standardschriftart"><text:span text:style-name="T160">edro </text:span></text:span><text:span text:style-name="Absatz-Standardschriftart"><text:span text:style-name="T126">R</text:span></text:span><text:span text:style-name="Absatz-Standardschriftart"><text:span text:style-name="T160">uiz</text:span></text:span></text:h>
        <text:p text:style-name="P51"><text:span text:style-name="Absatz-Standardschriftart"><text:span text:style-name="T88">T</text:span></text:span><text:span text:style-name="Absatz-Standardschriftart"><text:span text:style-name="T90">utor</text:span></text:span></text:p>
        <text:h text:style-name="P81" text:outline-level="1"><text:span text:style-name="Absatz-Standardschriftart"><text:span text:style-name="T442">MSc.</text:span></text:span><text:span text:style-name="Absatz-Standardschriftart"><text:span text:style-name="T244"> </text:span></text:span><text:span text:style-name="Absatz-Standardschriftart"><text:span text:style-name="T442">Alejandro</text:span></text:span><text:span text:style-name="Absatz-Standardschriftart"><text:span text:style-name="T244"> </text:span></text:span><text:span text:style-name="Absatz-Standardschriftart"><text:span text:style-name="T442">G.</text:span></text:span><text:span text:style-name="Absatz-Standardschriftart"><text:span text:style-name="T244"> </text:span></text:span><text:span text:style-name="Absatz-Standardschriftart"><text:span text:style-name="T442">González</text:span></text:span><text:span text:style-name="Absatz-Standardschriftart"><text:span text:style-name="T251"> </text:span></text:span><text:span text:style-name="Absatz-Standardschriftart"><text:span text:style-name="T442">E.</text:span></text:span></text:h>
        <text:p text:style-name="P52"><text:span text:style-name="Absatz-Standardschriftart"><text:span text:style-name="T78">Prof.</text:span></text:span><text:span text:style-name="Absatz-Standardschriftart"><text:span text:style-name="T91"> </text:span></text:span><text:span text:style-name="Absatz-Standardschriftart"><text:span text:style-name="T78">Guí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ookman Old Style" svg:font-family="'Bookman Old Style'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693in" fo:margin-right="0in" fo:hyphenation-ladder-count="no-limit" fo:text-indent="0in" style:auto-text-indent="false">
        <style:tab-stops/>
      </style:paragraph-properties>
      <style:text-properties style:font-name="Century" fo:font-family="Century" style:font-family-generic="roman" style:font-pitch="variable" fo:font-size="12pt" style:font-name-asian="Century" style:font-family-asian="Century" style:font-family-generic-asian="roman" style:font-pitch-asian="variable" style:font-size-asian="12pt" style:font-size-complex="12pt" fo:hyphenate="false"/>
    </style:style>
    <style:style style:name="Textkörper" style:family="paragraph" style:parent-style-name="Standard">
      <style:paragraph-properties fo:margin-left="0.4154in" fo:margin-right="0in" fo:margin-top="0.0827in" fo:margin-bottom="0in" loext:contextual-spacing="false" fo:hyphenation-ladder-count="no-limit" fo:text-indent="0in" style:auto-text-indent="false">
        <style:tab-stops/>
      </style:paragraph-properties>
      <style:text-properties style:font-name="Century" fo:font-family="Century" style:font-family-generic="roman" style:font-pitch="variable" fo:font-size="10pt" style:font-name-asian="Century" style:font-family-asian="Century" style:font-family-generic-asian="roman" style:font-pitch-asian="variable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Century" fo:font-family="Century" style:font-family-generic="roman" style:font-pitch="variable" fo:font-size="10pt" style:font-name-asian="Century" style:font-family-asian="Century" style:font-family-generic-asian="roman" style:font-pitch-asian="variable" style:font-size-asian="10pt" style:font-size-complex="10pt" style:text-scale="92%"/>
    </style:style>
    <style:style style:name="WW_5f_CharLFO2LVL1" style:display-name="WW_CharLFO2LVL1" style:family="text">
      <style:text-properties style:font-name="Century" fo:font-family="Century" style:font-family-generic="roman" style:font-pitch="variable" fo:font-size="10pt" style:font-name-asian="Century" style:font-family-asian="Century" style:font-family-generic-asian="roman" style:font-pitch-asian="variable" style:font-size-asian="10pt" style:font-size-complex="10pt" style:text-scale="92%"/>
    </style:style>
    <style:style style:name="WW_5f_CharLFO3LVL1" style:display-name="WW_CharLFO3LVL1" style:family="text">
      <style:text-properties style:font-name="Century" fo:font-family="Century" style:font-family-generic="roman" style:font-pitch="variable" fo:font-size="10pt" style:font-name-asian="Century" style:font-family-asian="Century" style:font-family-generic-asian="roman" style:font-pitch-asian="variable" style:font-size-asian="10pt" style:font-size-complex="10pt" style:text-scale="92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417in" fo:margin-bottom="0.1945in" fo:margin-left="1.111in" fo:margin-right="1.097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.0417in" fo:margin-bottom="0.1945in" fo:margin-left="1.0972in" fo:margin-right="1.097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3" style:page-layout-name="Mpm2"/>
    <style:master-page style:name="MP4" style:page-layout-name="Mpm2"/>
    <style:master-page style:name="MP5" style:page-layout-name="Mpm3"/>
    <style:master-page style:name="MP1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initial-creator>Online2PDF.com</meta:initial-creator>
    <meta:creation-date>2017-10-20T18:41:00Z</meta:creation-date>
    <dc:date>2017-10-20T15:04:39.784433918</dc:date>
    <meta:editing-cycles>6</meta:editing-cycles>
    <meta:editing-duration>PT22M35S</meta:editing-duration>
    <meta:document-statistic meta:table-count="1" meta:image-count="0" meta:object-count="0" meta:page-count="5" meta:paragraph-count="122" meta:word-count="1451" meta:character-count="8803" meta:non-whitespace-character-count="7494"/>
    <meta:user-defined meta:name="Created" meta:value-type="date">2017-10-20T00:00:00Z</meta:user-defined>
    <meta:user-defined meta:name="LastSaved" meta:value-type="date">2017-10-20T00:00:00Z</meta:user-defined>
    <meta:template xlink:type="simple" xlink:actuate="onRequest" xlink:title="" xlink:href="Normal.dotm"/>
  </office:meta>
</office:document-meta>
</file>